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9.703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5.427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19.588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369cm"/>
    </style:style>
    <style:style style:name="co20" style:family="table-column">
      <style:table-column-properties fo:break-before="auto" style:column-width="3.921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om_real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f_numero</text:p>
          </table:table-cell>
          <table:table-cell office:value-type="string" calcext:value-type="string">
            <text:p>nf_item</text:p>
          </table:table-cell>
          <table:table-cell table:style-name="Default" office:value-type="string" calcext:value-type="string">
            <text:p>nf_datahora</text:p>
          </table:table-cell>
          <table:table-cell office:value-type="string" calcext:value-type="string">
            <text:p>nf_timestamp</text:p>
          </table:table-cell>
          <table:table-cell office:value-type="string" calcext:value-type="string">
            <text:p>nf_valor_total</text:p>
          </table:table-cell>
          <table:table-cell office:value-type="string" calcext:value-type="string">
            <text:p>emit_nome</text:p>
          </table:table-cell>
          <table:table-cell office:value-type="string" calcext:value-type="string">
            <text:p>emit_cnpj</text:p>
          </table:table-cell>
          <table:table-cell office:value-type="string" calcext:value-type="string">
            <text:p>emit_bairro</text:p>
          </table:table-cell>
          <table:table-cell office:value-type="string" calcext:value-type="string">
            <text:p>emit_municipio</text:p>
          </table:table-cell>
          <table:table-cell office:value-type="string" calcext:value-type="string">
            <text:p>emit_cep</text:p>
          </table:table-cell>
          <table:table-cell office:value-type="string" calcext:value-type="string">
            <text:p>emit_lat</text:p>
          </table:table-cell>
          <table:table-cell office:value-type="string" calcext:value-type="string">
            <text:p>emit_long</text:p>
          </table:table-cell>
          <table:table-cell office:value-type="string" calcext:value-type="string">
            <text:p>prod_desc</text:p>
          </table:table-cell>
          <table:table-cell office:value-type="string" calcext:value-type="string">
            <text:p>prod_ncm</text:p>
          </table:table-cell>
          <table:table-cell office:value-type="string" calcext:value-type="string">
            <text:p>prod_cfop</text:p>
          </table:table-cell>
          <table:table-cell office:value-type="string" calcext:value-type="string">
            <text:p>prod_quant</text:p>
          </table:table-cell>
          <table:table-cell office:value-type="string" calcext:value-type="string">
            <text:p>prod_unid</text:p>
          </table:table-cell>
          <table:table-cell office:value-type="string" calcext:value-type="string">
            <text:p>prod_valor_unit</text:p>
          </table:table-cell>
          <table:table-cell office:value-type="string" calcext:value-type="string">
            <text:p>prod_valor_total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omentários</text:p>
          </table:table-cell>
          <table:table-cell office:value-type="string" calcext:value-type="string">
            <text:p>importante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6 16:00:00</text:p>
          </table:table-cell>
          <table:table-cell office:value-type="float" office:value="1479312000" calcext:value-type="float">
            <text:p>1479312000</text:p>
          </table:table-cell>
          <table:table-cell office:value-type="string" calcext:value-type="string">
            <text:p>313785.9</text:p>
          </table:table-cell>
          <table:table-cell office:value-type="string" calcext:value-type="string">
            <text:p>d-hosp distribuidora hospitalar importacao e exportacao ltda</text:p>
          </table:table-cell>
          <table:table-cell office:value-type="float" office:value="8076127000872" calcext:value-type="float">
            <text:p>8076127000872</text:p>
          </table:table-cell>
          <table:table-cell office:value-type="string" calcext:value-type="string">
            <text:p>loteamento vila rosa</text:p>
          </table:table-cell>
          <table:table-cell office:value-type="string" calcext:value-type="string">
            <text:p>aparecida de goiania</text:p>
          </table:table-cell>
          <table:table-cell office:value-type="float" office:value="74935851" calcext:value-type="float">
            <text:p>74935851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revatio 20mg 90 cp principio ativo: sildenafila citrato marca: pfizer lote: 50483519a - 31/12/2017 pmc: 3.037,5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70.8</text:p>
          </table:table-cell>
          <table:table-cell office:value-type="string" calcext:value-type="string">
            <text:p>356574.89</text:p>
          </table:table-cell>
          <table:table-cell office:value-type="float" office:value="70971" calcext:value-type="float">
            <text:p>70971</text:p>
          </table:table-cell>
          <table:table-cell office:value-type="string" calcext:value-type="string">
            <text:p>impossível compara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21 08:49:45</text:p>
          </table:table-cell>
          <table:table-cell office:value-type="float" office:value="1458550185" calcext:value-type="float">
            <text:p>1458550185</text:p>
          </table:table-cell>
          <table:table-cell office:value-type="string" calcext:value-type="string">
            <text:p>401994.6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esilato de imatinibe 400mg 3 blx1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63.21</text:p>
          </table:table-cell>
          <table:table-cell office:value-type="string" calcext:value-type="string">
            <text:p>375467.4</text:p>
          </table:table-cell>
          <table:table-cell office:value-type="float" office:value="46590" calcext:value-type="float">
            <text:p>46590</text:p>
          </table:table-cell>
          <table:table-cell office:value-type="string" calcext:value-type="string">
            <text:p>impossível compara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25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000.0</text:p>
          </table:table-cell>
          <table:table-cell office:value-type="float" office:value="62325" calcext:value-type="float">
            <text:p>62325</text:p>
          </table:table-cell>
          <table:table-cell office:value-type="string" calcext:value-type="string">
            <text:p>valor mais baixo que o normal, quantidade alt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novoprazol 20 mg c/ 56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00.0</text:p>
          </table:table-cell>
          <table:table-cell office:value-type="float" office:value="57460" calcext:value-type="float">
            <text:p>57460</text:p>
          </table:table-cell>
          <table:table-cell office:value-type="string" calcext:value-type="string">
            <text:p>quantidade muito alt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681" calcext:value-type="float">
            <text:p>386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18171.36</text:p>
          </table:table-cell>
          <table:table-cell office:value-type="string" calcext:value-type="string">
            <text:p>glaxosmithkline brasil ltda</text:p>
          </table:table-cell>
          <table:table-cell office:value-type="float" office:value="33247743003569" calcext:value-type="float">
            <text:p>33247743003569</text:p>
          </table:table-cell>
          <table:table-cell office:value-type="string" calcext:value-type="string">
            <text:p>curicica</text:p>
          </table:table-cell>
          <table:table-cell office:value-type="string" calcext:value-type="string">
            <text:p>rio de janeiro</text:p>
          </table:table-cell>
          <table:table-cell office:value-type="float" office:value="22780083" calcext:value-type="float">
            <text:p>22780083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volibris 5 mg x 30 table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76.71</text:p>
          </table:table-cell>
          <table:table-cell office:value-type="string" calcext:value-type="string">
            <text:p>37841.04</text:p>
          </table:table-cell>
          <table:table-cell office:value-type="float" office:value="46601" calcext:value-type="float">
            <text:p>46601</text:p>
          </table:table-cell>
          <table:table-cell office:value-type="string" calcext:value-type="string">
            <text:p>valor muito al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302" calcext:value-type="float">
            <text:p>120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08 14:38:00</text:p>
          </table:table-cell>
          <table:table-cell office:value-type="float" office:value="1467988680" calcext:value-type="float">
            <text:p>1467988680</text:p>
          </table:table-cell>
          <table:table-cell office:value-type="string" calcext:value-type="string">
            <text:p>526554.04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+ * pristiq 50mg cx/28cpr - (desvenlafaxina, succinato) - wyeth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3375.12</text:p>
          </table:table-cell>
          <table:table-cell office:value-type="float" office:value="63269" calcext:value-type="float">
            <text:p>63269</text:p>
          </table:table-cell>
          <table:table-cell office:value-type="string" calcext:value-type="string">
            <text:p>impossivel compara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81060" calcext:value-type="float">
            <text:p>8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1 16:40:00</text:p>
          </table:table-cell>
          <table:table-cell office:value-type="float" office:value="1472661600" calcext:value-type="float">
            <text:p>1472661600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tvsz val: 30/06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8514.0</text:p>
          </table:table-cell>
          <table:table-cell office:value-type="float" office:value="63260" calcext:value-type="float">
            <text:p>63260</text:p>
          </table:table-cell>
          <table:table-cell office:value-type="string" calcext:value-type="string">
            <text:p>valor mais baixo que o nor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506" calcext:value-type="float">
            <text:p>162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9 15:31:00</text:p>
          </table:table-cell>
          <table:table-cell office:value-type="float" office:value="1462807860" calcext:value-type="float">
            <text:p>1462807860</text:p>
          </table:table-cell>
          <table:table-cell office:value-type="string" calcext:value-type="string">
            <text:p>543120.0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zytiga 250 mg cx 120 cp 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543120.0</text:p>
          </table:table-cell>
          <table:table-cell office:value-type="float" office:value="46906" calcext:value-type="float">
            <text:p>46906</text:p>
          </table:table-cell>
          <table:table-cell office:value-type="string" calcext:value-type="string">
            <text:p>quantidade maior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2510" calcext:value-type="float">
            <text:p>162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9 15:53:00</text:p>
          </table:table-cell>
          <table:table-cell office:value-type="float" office:value="1462809180" calcext:value-type="float">
            <text:p>1462809180</text:p>
          </table:table-cell>
          <table:table-cell office:value-type="string" calcext:value-type="string">
            <text:p>543120.0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zytiga 250 mg cx 120 cp 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543120.0</text:p>
          </table:table-cell>
          <table:table-cell office:value-type="float" office:value="47068" calcext:value-type="float">
            <text:p>47068</text:p>
          </table:table-cell>
          <table:table-cell office:value-type="string" calcext:value-type="string">
            <text:p>quantidade maior 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1 14:10:00</text:p>
          </table:table-cell>
          <table:table-cell office:value-type="float" office:value="1472652600" calcext:value-type="float">
            <text:p>1472652600</text:p>
          </table:table-cell>
          <table:table-cell office:value-type="string" calcext:value-type="string">
            <text:p>5208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butil+escp+dipiro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470.0</text:p>
          </table:table-cell>
          <table:table-cell office:value-type="float" office:value="62307" calcext:value-type="float">
            <text:p>6230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3322.34</text:p>
          </table:table-cell>
          <table:table-cell office:value-type="string" calcext:value-type="string">
            <text:p>cirurgica nordestina dist mat medico cirurgico ltda me</text:p>
          </table:table-cell>
          <table:table-cell office:value-type="float" office:value="10818853000199" calcext:value-type="float">
            <text:p>10818853000199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recife</text:p>
          </table:table-cell>
          <table:table-cell office:value-type="float" office:value="50721100" calcext:value-type="float">
            <text:p>5072110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valcyte 450mg fr c/6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661.17</text:p>
          </table:table-cell>
          <table:table-cell office:value-type="string" calcext:value-type="string">
            <text:p>23322.34</text:p>
          </table:table-cell>
          <table:table-cell office:value-type="float" office:value="44440" calcext:value-type="float">
            <text:p>44440</text:p>
          </table:table-cell>
          <table:table-cell office:value-type="string" calcext:value-type="string">
            <text:p>impossível comparar</text:p>
          </table:table-cell>
          <table:table-cell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0 14:21:46</text:p>
          </table:table-cell>
          <table:table-cell office:value-type="float" office:value="1462890106" calcext:value-type="float">
            <text:p>1462890106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diosmina 450mg, hesperidina 50mg <text:s/>l: b15k2016 q: <text:s text:c="2"/>49.700,0000 f: 01/10/15 v: 31/10/18 l: b15k0780 q: <text:s/>150.300,0000 f: 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50000.0</text:p>
          </table:table-cell>
          <table:table-cell office:value-type="float" office:value="62178" calcext:value-type="float">
            <text:p>62178</text:p>
          </table:table-cell>
          <table:table-cell office:value-type="string" calcext:value-type="string">
            <text:p>quantidade muito alta, valor baix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dimeticona 40mg c/600cp prati hos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08.46</text:p>
          </table:table-cell>
          <table:table-cell office:value-type="string" calcext:value-type="string">
            <text:p>616920.0</text:p>
          </table:table-cell>
          <table:table-cell office:value-type="float" office:value="19564" calcext:value-type="float">
            <text:p>19564</text:p>
          </table:table-cell>
          <table:table-cell office:value-type="string" calcext:value-type="string">
            <text:p>valor muito al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ramipril+hidrc. 5/25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1850.5</text:p>
          </table:table-cell>
          <table:table-cell office:value-type="float" office:value="62304" calcext:value-type="float">
            <text:p>62304</text:p>
          </table:table-cell>
          <table:table-cell table:number-columns-repeated="2"/>
        </table:table-row>
        <table:table-row table:style-name="ro1">
          <table:table-cell office:value-type="float" office:value="117826" calcext:value-type="float">
            <text:p>1178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6-16 10:20:56</text:p>
          </table:table-cell>
          <table:table-cell office:value-type="float" office:value="1466072456" calcext:value-type="float">
            <text:p>1466072456</text:p>
          </table:table-cell>
          <table:table-cell office:value-type="string" calcext:value-type="string">
            <text:p>173515.8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sinvastatina 40mg comprimido <text:s/>multi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8000.0</text:p>
          </table:table-cell>
          <table:table-cell office:value-type="float" office:value="71968" calcext:value-type="float">
            <text:p>71968</text:p>
          </table:table-cell>
          <table:table-cell table:number-columns-repeated="2"/>
        </table:table-row>
        <table:table-row table:style-name="ro1">
          <table:table-cell office:value-type="float" office:value="82303" calcext:value-type="float">
            <text:p>82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6:01:00</text:p>
          </table:table-cell>
          <table:table-cell office:value-type="float" office:value="1474646460" calcext:value-type="float">
            <text:p>1474646460</text:p>
          </table:table-cell>
          <table:table-cell office:value-type="string" calcext:value-type="string">
            <text:p>13608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6s572 val: 31/01/18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136080.0</text:p>
          </table:table-cell>
          <table:table-cell office:value-type="float" office:value="63279" calcext:value-type="float">
            <text:p>63279</text:p>
          </table:table-cell>
          <table:table-cell table:number-columns-repeated="2"/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0 14:21:00</text:p>
          </table:table-cell>
          <table:table-cell office:value-type="float" office:value="1455114060" calcext:value-type="float">
            <text:p>1455114060</text:p>
          </table:table-cell>
          <table:table-cell office:value-type="string" calcext:value-type="string">
            <text:p>23761.08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vytorin 10/20mg cx c/28 cpr lote: l036712 val: 30/06/17 marca:ms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1.04</text:p>
          </table:table-cell>
          <table:table-cell office:value-type="string" calcext:value-type="string">
            <text:p>610.4</text:p>
          </table:table-cell>
          <table:table-cell office:value-type="float" office:value="63305" calcext:value-type="float">
            <text:p>63305</text:p>
          </table:table-cell>
          <table:table-cell table:number-columns-repeated="2"/>
        </table:table-row>
        <table:table-row table:style-name="ro1">
          <table:table-cell office:value-type="float" office:value="84227" calcext:value-type="float">
            <text:p>84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9:00:00</text:p>
          </table:table-cell>
          <table:table-cell office:value-type="float" office:value="1477940400" calcext:value-type="float">
            <text:p>1477940400</text:p>
          </table:table-cell>
          <table:table-cell office:value-type="string" calcext:value-type="string">
            <text:p>76626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76626.0</text:p>
          </table:table-cell>
          <table:table-cell office:value-type="float" office:value="63310" calcext:value-type="float">
            <text:p>63310</text:p>
          </table:table-cell>
          <table:table-cell table:number-columns-repeated="2"/>
        </table:table-row>
        <table:table-row table:style-name="ro1">
          <table:table-cell office:value-type="float" office:value="84228" calcext:value-type="float">
            <text:p>84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9:20:00</text:p>
          </table:table-cell>
          <table:table-cell office:value-type="float" office:value="1477941600" calcext:value-type="float">
            <text:p>1477941600</text:p>
          </table:table-cell>
          <table:table-cell office:value-type="string" calcext:value-type="string">
            <text:p>68112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68112.0</text:p>
          </table:table-cell>
          <table:table-cell office:value-type="float" office:value="63317" calcext:value-type="float">
            <text:p>63317</text:p>
          </table:table-cell>
          <table:table-cell table:number-columns-repeated="2"/>
        </table:table-row>
        <table:table-row table:style-name="ro1">
          <table:table-cell office:value-type="float" office:value="84226" calcext:value-type="float">
            <text:p>84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9:00:00</text:p>
          </table:table-cell>
          <table:table-cell office:value-type="float" office:value="1477940400" calcext:value-type="float">
            <text:p>1477940400</text:p>
          </table:table-cell>
          <table:table-cell office:value-type="string" calcext:value-type="string">
            <text:p>68112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68112.0</text:p>
          </table:table-cell>
          <table:table-cell office:value-type="float" office:value="63299" calcext:value-type="float">
            <text:p>63299</text:p>
          </table:table-cell>
          <table:table-cell table:number-columns-repeated="2"/>
        </table:table-row>
        <table:table-row table:style-name="ro1">
          <table:table-cell office:value-type="float" office:value="82297" calcext:value-type="float">
            <text:p>82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6:00:00</text:p>
          </table:table-cell>
          <table:table-cell office:value-type="float" office:value="1474646400" calcext:value-type="float">
            <text:p>1474646400</text:p>
          </table:table-cell>
          <table:table-cell office:value-type="string" calcext:value-type="string">
            <text:p>8514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zytiga 250 mg cx c/120 cp - or lote: vkyx val: 30/09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14.0</text:p>
          </table:table-cell>
          <table:table-cell office:value-type="string" calcext:value-type="string">
            <text:p>85140.0</text:p>
          </table:table-cell>
          <table:table-cell office:value-type="float" office:value="63261" calcext:value-type="float">
            <text:p>63261</text:p>
          </table:table-cell>
          <table:table-cell table:number-columns-repeated="2"/>
        </table:table-row>
        <table:table-row table:style-name="ro1">
          <table:table-cell office:value-type="float" office:value="169730" calcext:value-type="float">
            <text:p>169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4 13:35:00</text:p>
          </table:table-cell>
          <table:table-cell office:value-type="float" office:value="1479130500" calcext:value-type="float">
            <text:p>1479130500</text:p>
          </table:table-cell>
          <table:table-cell office:value-type="string" calcext:value-type="string">
            <text:p>71524.0</text:p>
          </table:table-cell>
          <table:table-cell office:value-type="string" calcext:value-type="string">
            <text:p>majela hospitalar ltda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thymoglobuline 25mg po liof inj 01f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57.62</text:p>
          </table:table-cell>
          <table:table-cell office:value-type="string" calcext:value-type="string">
            <text:p>71524.0</text:p>
          </table:table-cell>
          <table:table-cell office:value-type="float" office:value="47333" calcext:value-type="float">
            <text:p>47333</text:p>
          </table:table-cell>
          <table:table-cell table:number-columns-repeated="2"/>
        </table:table-row>
        <table:table-row table:style-name="ro1">
          <table:table-cell office:value-type="float" office:value="162801" calcext:value-type="float">
            <text:p>1628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16 09:45:00</text:p>
          </table:table-cell>
          <table:table-cell office:value-type="float" office:value="1463391900" calcext:value-type="float">
            <text:p>1463391900</text:p>
          </table:table-cell>
          <table:table-cell office:value-type="string" calcext:value-type="string">
            <text:p>220381.8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zytiga 250 mg cx 120 cp 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178560.0</text:p>
          </table:table-cell>
          <table:table-cell office:value-type="float" office:value="47163" calcext:value-type="float">
            <text:p>471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01 12:44:25</text:p>
          </table:table-cell>
          <table:table-cell office:value-type="float" office:value="1456836265" calcext:value-type="float">
            <text:p>1456836265</text:p>
          </table:table-cell>
          <table:table-cell office:value-type="string" calcext:value-type="string">
            <text:p>5847.17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dulcolax 5mg cx 20 drg 789602630015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70332" calcext:value-type="float">
            <text:p>70332</text:p>
          </table:table-cell>
          <table:table-cell table:number-columns-repeated="2"/>
        </table:table-row>
        <table:table-row table:style-name="ro1">
          <table:table-cell office:value-type="float" office:value="81139" calcext:value-type="float">
            <text:p>81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02 10:44:00</text:p>
          </table:table-cell>
          <table:table-cell office:value-type="float" office:value="1472813040" calcext:value-type="float">
            <text:p>1472813040</text:p>
          </table:table-cell>
          <table:table-cell office:value-type="string" calcext:value-type="string">
            <text:p>7910.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20mg 10 seringas lote: 6s798 val: 28/02/18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1686.0</text:p>
          </table:table-cell>
          <table:table-cell office:value-type="float" office:value="63286" calcext:value-type="float">
            <text:p>63286</text:p>
          </table:table-cell>
          <table:table-cell table:number-columns-repeated="2"/>
        </table:table-row>
        <table:table-row table:style-name="ro1">
          <table:table-cell office:value-type="float" office:value="1465794" calcext:value-type="float">
            <text:p>1465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13:56:12</text:p>
          </table:table-cell>
          <table:table-cell office:value-type="float" office:value="1459864572" calcext:value-type="float">
            <text:p>1459864572</text:p>
          </table:table-cell>
          <table:table-cell office:value-type="string" calcext:value-type="string">
            <text:p>40952.9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antrolen iv 20mg po. liof. inj.- 12fa + 12d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74.48</text:p>
          </table:table-cell>
          <table:table-cell office:value-type="float" office:value="74046" calcext:value-type="float">
            <text:p>74046</text:p>
          </table:table-cell>
          <table:table-cell table:number-columns-repeated="2"/>
        </table:table-row>
        <table:table-row table:style-name="ro1">
          <table:table-cell office:value-type="float" office:value="1466452" calcext:value-type="float">
            <text:p>1466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17:18:13</text:p>
          </table:table-cell>
          <table:table-cell office:value-type="float" office:value="1459876693" calcext:value-type="float">
            <text:p>1459876693</text:p>
          </table:table-cell>
          <table:table-cell office:value-type="string" calcext:value-type="string">
            <text:p>1674.4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antrolen iv 20mg po. liof. inj.- 12fa + 12d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74.48</text:p>
          </table:table-cell>
          <table:table-cell office:value-type="float" office:value="74126" calcext:value-type="float">
            <text:p>741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ipirona 500mg c/1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float" office:value="65079" calcext:value-type="float">
            <text:p>65079</text:p>
          </table:table-cell>
          <table:table-cell table:number-columns-repeated="2"/>
        </table:table-row>
        <table:table-row table:style-name="ro1"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6 17:56:00</text:p>
          </table:table-cell>
          <table:table-cell office:value-type="float" office:value="1458150960" calcext:value-type="float">
            <text:p>1458150960</text:p>
          </table:table-cell>
          <table:table-cell office:value-type="string" calcext:value-type="string">
            <text:p>2814.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20mg 10 seringas lote: 5sm13 val: 31/07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352.0</text:p>
          </table:table-cell>
          <table:table-cell office:value-type="float" office:value="63333" calcext:value-type="float">
            <text:p>63333</text:p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3 19:36:00</text:p>
          </table:table-cell>
          <table:table-cell office:value-type="float" office:value="1466710560" calcext:value-type="float">
            <text:p>1466710560</text:p>
          </table:table-cell>
          <table:table-cell office:value-type="string" calcext:value-type="string">
            <text:p>256945.64</text:p>
          </table:table-cell>
          <table:table-cell office:value-type="string" calcext:value-type="string">
            <text:p>d-hosp - distribuidora hospitalar, importacao e exportacao l</text:p>
          </table:table-cell>
          <table:table-cell office:value-type="float" office:value="8076127000953" calcext:value-type="float">
            <text:p>8076127000953</text:p>
          </table:table-cell>
          <table:table-cell office:value-type="string" calcext:value-type="string">
            <text:p>montese</text:p>
          </table:table-cell>
          <table:table-cell office:value-type="string" calcext:value-type="string">
            <text:p>fortaleza</text:p>
          </table:table-cell>
          <table:table-cell office:value-type="float" office:value="60410302" calcext:value-type="float">
            <text:p>60410302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sutent 25mg x 28cap principio ativo: sunitinibe malato marca: pfizer lote: 571ba - 30/06/2017 pmc: 10.169,1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75.48</text:p>
          </table:table-cell>
          <table:table-cell office:value-type="string" calcext:value-type="string">
            <text:p>256945.64</text:p>
          </table:table-cell>
          <table:table-cell office:value-type="float" office:value="46907" calcext:value-type="float">
            <text:p>4690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captopril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000.0</text:p>
          </table:table-cell>
          <table:table-cell office:value-type="float" office:value="65203" calcext:value-type="float">
            <text:p>65203</text:p>
          </table:table-cell>
          <table:table-cell table:number-columns-repeated="2"/>
        </table:table-row>
        <table:table-row table:style-name="ro1">
          <table:table-cell office:value-type="float" office:value="14788" calcext:value-type="float">
            <text:p>14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5 17:28:31</text:p>
          </table:table-cell>
          <table:table-cell office:value-type="float" office:value="1458062911" calcext:value-type="float">
            <text:p>1458062911</text:p>
          </table:table-cell>
          <table:table-cell office:value-type="string" calcext:value-type="string">
            <text:p>34800.0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lteplase 50mg injetavel + diluente [actilyse] [boehringer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4800.0</text:p>
          </table:table-cell>
          <table:table-cell office:value-type="float" office:value="41412" calcext:value-type="float">
            <text:p>41412</text:p>
          </table:table-cell>
          <table:table-cell table:number-columns-repeated="2"/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15:03:08</text:p>
          </table:table-cell>
          <table:table-cell office:value-type="float" office:value="1458572588" calcext:value-type="float">
            <text:p>1458572588</text:p>
          </table:table-cell>
          <table:table-cell office:value-type="string" calcext:value-type="string">
            <text:p>34800.0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lteplase 50mg injetavel + diluente [actilyse] [boehringer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4800.0</text:p>
          </table:table-cell>
          <table:table-cell office:value-type="float" office:value="41809" calcext:value-type="float">
            <text:p>41809</text:p>
          </table:table-cell>
          <table:table-cell table:number-columns-repeated="2"/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15:09:32</text:p>
          </table:table-cell>
          <table:table-cell office:value-type="float" office:value="1458572972" calcext:value-type="float">
            <text:p>1458572972</text:p>
          </table:table-cell>
          <table:table-cell office:value-type="string" calcext:value-type="string">
            <text:p>34800.0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lteplase 50mg injetavel + diluente [actilyse] [boehringer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4800.0</text:p>
          </table:table-cell>
          <table:table-cell office:value-type="float" office:value="41995" calcext:value-type="float">
            <text:p>41995</text:p>
          </table:table-cell>
          <table:table-cell table:number-columns-repeated="2"/>
        </table:table-row>
        <table:table-row table:style-name="ro1">
          <table:table-cell office:value-type="float" office:value="111432" calcext:value-type="float">
            <text:p>111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22 16:37:55</text:p>
          </table:table-cell>
          <table:table-cell office:value-type="float" office:value="1456159075" calcext:value-type="float">
            <text:p>1456159075</text:p>
          </table:table-cell>
          <table:table-cell office:value-type="string" calcext:value-type="string">
            <text:p>192380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alendronato de sodio 70mg comprimido <text:s/>del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37200.0</text:p>
          </table:table-cell>
          <table:table-cell office:value-type="float" office:value="71971" calcext:value-type="float">
            <text:p>719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itazoxanid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900.0</text:p>
          </table:table-cell>
          <table:table-cell office:value-type="float" office:value="62293" calcext:value-type="float">
            <text:p>6229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letaciclodestri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4898.0</text:p>
          </table:table-cell>
          <table:table-cell office:value-type="float" office:value="62294" calcext:value-type="float">
            <text:p>62294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nimesulida 100mg 12cp <text:s/>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335250.0</text:p>
          </table:table-cell>
          <table:table-cell office:value-type="float" office:value="19569" calcext:value-type="float">
            <text:p>19569</text:p>
          </table:table-cell>
          <table:table-cell table:number-columns-repeated="2"/>
        </table:table-row>
        <table:table-row table:style-name="ro1">
          <table:table-cell office:value-type="float" office:value="73559" calcext:value-type="float">
            <text:p>73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29 17:57:00</text:p>
          </table:table-cell>
          <table:table-cell office:value-type="float" office:value="1454090220" calcext:value-type="float">
            <text:p>1454090220</text:p>
          </table:table-cell>
          <table:table-cell office:value-type="string" calcext:value-type="string">
            <text:p>7461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5sc23 val: 31/01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1677.0</text:p>
          </table:table-cell>
          <table:table-cell office:value-type="float" office:value="63289" calcext:value-type="float">
            <text:p>6328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mitriptilin</text:p>
          </table:table-cell>
          <table:table-cell office:value-type="string" calcext:value-type="string">
            <text:p><text:s/>cloridrato de 25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566.0</text:p>
          </table:table-cell>
          <table:table-cell office:value-type="float" office:value="74317" calcext:value-type="float">
            <text:p>74317</text:p>
          </table:table-cell>
          <table:table-cell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acido folico 5mg 20cp natu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330400.0</text:p>
          </table:table-cell>
          <table:table-cell office:value-type="float" office:value="19558" calcext:value-type="float">
            <text:p>195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etoprofeno 100mgc/2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30.0</text:p>
          </table:table-cell>
          <table:table-cell office:value-type="float" office:value="62288" calcext:value-type="float">
            <text:p>62288</text:p>
          </table:table-cell>
          <table:table-cell table:number-columns-repeated="2"/>
        </table:table-row>
        <table:table-row table:style-name="ro1">
          <table:table-cell office:value-type="float" office:value="85592" calcext:value-type="float">
            <text:p>85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9 09:10:00</text:p>
          </table:table-cell>
          <table:table-cell office:value-type="float" office:value="1480410600" calcext:value-type="float">
            <text:p>1480410600</text:p>
          </table:table-cell>
          <table:table-cell office:value-type="string" calcext:value-type="string">
            <text:p>386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06y val: 30/04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2190.0</text:p>
          </table:table-cell>
          <table:table-cell office:value-type="float" office:value="63291" calcext:value-type="float">
            <text:p>632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30 17:52:00</text:p>
          </table:table-cell>
          <table:table-cell office:value-type="float" office:value="1480528320" calcext:value-type="float">
            <text:p>1480528320</text:p>
          </table:table-cell>
          <table:table-cell office:value-type="string" calcext:value-type="string">
            <text:p>3067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060.0</text:p>
          </table:table-cell>
          <table:table-cell office:value-type="float" office:value="62291" calcext:value-type="float">
            <text:p>62291</text:p>
          </table:table-cell>
          <table:table-cell table:number-columns-repeated="2"/>
        </table:table-row>
        <table:table-row table:style-name="ro1">
          <table:table-cell office:value-type="float" office:value="81139" calcext:value-type="float">
            <text:p>8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02 10:44:00</text:p>
          </table:table-cell>
          <table:table-cell office:value-type="float" office:value="1472813040" calcext:value-type="float">
            <text:p>1472813040</text:p>
          </table:table-cell>
          <table:table-cell office:value-type="string" calcext:value-type="string">
            <text:p>7910.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346 val: 31/01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3.8</text:p>
          </table:table-cell>
          <table:table-cell office:value-type="string" calcext:value-type="string">
            <text:p>6224.4</text:p>
          </table:table-cell>
          <table:table-cell office:value-type="float" office:value="63287" calcext:value-type="float">
            <text:p>632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itazoxanida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400.0</text:p>
          </table:table-cell>
          <table:table-cell office:value-type="float" office:value="62292" calcext:value-type="float">
            <text:p>62292</text:p>
          </table:table-cell>
          <table:table-cell table:number-columns-repeated="2"/>
        </table:table-row>
        <table:table-row table:style-name="ro1">
          <table:table-cell office:value-type="float" office:value="362995" calcext:value-type="float">
            <text:p>3629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24 14:18:38</text:p>
          </table:table-cell>
          <table:table-cell office:value-type="float" office:value="1472048318" calcext:value-type="float">
            <text:p>1472048318</text:p>
          </table:table-cell>
          <table:table-cell office:value-type="string" calcext:value-type="string">
            <text:p>66948.48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40mg f-a <text:s/>l: 16070795 q: <text:s text:c="3"/>3.000,0000 f: 01/07/16 v: 30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5110.0</text:p>
          </table:table-cell>
          <table:table-cell office:value-type="float" office:value="47690" calcext:value-type="float">
            <text:p>476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19 07:44:00</text:p>
          </table:table-cell>
          <table:table-cell office:value-type="float" office:value="1476863040" calcext:value-type="float">
            <text:p>1476863040</text:p>
          </table:table-cell>
          <table:table-cell office:value-type="string" calcext:value-type="string">
            <text:p>3824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tildopa 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060.0</text:p>
          </table:table-cell>
          <table:table-cell office:value-type="float" office:value="62326" calcext:value-type="float">
            <text:p>6232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neodex elx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9.0</text:p>
          </table:table-cell>
          <table:table-cell office:value-type="float" office:value="72014" calcext:value-type="float">
            <text:p>72014</text:p>
          </table:table-cell>
          <table:table-cell table:number-columns-repeated="2"/>
        </table:table-row>
        <table:table-row table:style-name="ro1">
          <table:table-cell office:value-type="float" office:value="84034" calcext:value-type="float">
            <text:p>84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7 15:30:00</text:p>
          </table:table-cell>
          <table:table-cell office:value-type="float" office:value="1477582200" calcext:value-type="float">
            <text:p>1477582200</text:p>
          </table:table-cell>
          <table:table-cell office:value-type="string" calcext:value-type="string">
            <text:p>386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06y val: 30/04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2190.0</text:p>
          </table:table-cell>
          <table:table-cell office:value-type="float" office:value="63297" calcext:value-type="float">
            <text:p>63297</text:p>
          </table:table-cell>
          <table:table-cell table:number-columns-repeated="2"/>
        </table:table-row>
        <table:table-row table:style-name="ro1">
          <table:table-cell office:value-type="float" office:value="198963" calcext:value-type="float">
            <text:p>198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1 00:00:00</text:p>
          </table:table-cell>
          <table:table-cell office:value-type="float" office:value="1482278400" calcext:value-type="float">
            <text:p>1482278400</text:p>
          </table:table-cell>
          <table:table-cell office:value-type="string" calcext:value-type="string">
            <text:p>15114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lamiv.+zidov.(150+300)mg comp.rev.(port 344c4/98) frf. c/ 6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74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51140.0</text:p>
          </table:table-cell>
          <table:table-cell office:value-type="float" office:value="56995" calcext:value-type="float">
            <text:p>569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7 15:55:00</text:p>
          </table:table-cell>
          <table:table-cell office:value-type="float" office:value="1482854100" calcext:value-type="float">
            <text:p>1482854100</text:p>
          </table:table-cell>
          <table:table-cell office:value-type="string" calcext:value-type="string">
            <text:p>15508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olicresuleno+cinchoc supositori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6.87</text:p>
          </table:table-cell>
          <table:table-cell office:value-type="string" calcext:value-type="string">
            <text:p>4687.0</text:p>
          </table:table-cell>
          <table:table-cell office:value-type="float" office:value="62300" calcext:value-type="float">
            <text:p>623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isoxsuprina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200.0</text:p>
          </table:table-cell>
          <table:table-cell office:value-type="float" office:value="62295" calcext:value-type="float">
            <text:p>62295</text:p>
          </table:table-cell>
          <table:table-cell table:number-columns-repeated="2"/>
        </table:table-row>
        <table:table-row table:style-name="ro1">
          <table:table-cell office:value-type="float" office:value="95084" calcext:value-type="float">
            <text:p>95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10:44:31</text:p>
          </table:table-cell>
          <table:table-cell office:value-type="float" office:value="1469097871" calcext:value-type="float">
            <text:p>1469097871</text:p>
          </table:table-cell>
          <table:table-cell office:value-type="string" calcext:value-type="string">
            <text:p>7862.08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baclofeno 10mg comp-marca: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626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5088.6</text:p>
          </table:table-cell>
          <table:table-cell office:value-type="float" office:value="47250" calcext:value-type="float">
            <text:p>4725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fenitoina sodica 50mg sol inj 50 amp x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188.02</text:p>
          </table:table-cell>
          <table:table-cell office:value-type="float" office:value="74323" calcext:value-type="float">
            <text:p>74323</text:p>
          </table:table-cell>
          <table:table-cell table:number-columns-repeated="2"/>
        </table:table-row>
        <table:table-row table:style-name="ro1">
          <table:table-cell office:value-type="float" office:value="94524" calcext:value-type="float">
            <text:p>94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5 10:29:00</text:p>
          </table:table-cell>
          <table:table-cell office:value-type="float" office:value="1481797740" calcext:value-type="float">
            <text:p>1481797740</text:p>
          </table:table-cell>
          <table:table-cell office:value-type="string" calcext:value-type="string">
            <text:p>213000.0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ceftriaxona 1g iv s/dil c/50(triaxo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86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72530.0</text:p>
          </table:table-cell>
          <table:table-cell office:value-type="float" office:value="41179" calcext:value-type="float">
            <text:p>41179</text:p>
          </table:table-cell>
          <table:table-cell table:number-columns-repeated="2"/>
        </table:table-row>
        <table:table-row table:style-name="ro1">
          <table:table-cell office:value-type="float" office:value="101879" calcext:value-type="float">
            <text:p>101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6:41:49</text:p>
          </table:table-cell>
          <table:table-cell office:value-type="float" office:value="1480956109" calcext:value-type="float">
            <text:p>1480956109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antibioticos do brasil ltda</text:p>
          </table:table-cell>
          <table:table-cell office:value-type="float" office:value="5439635000456" calcext:value-type="float">
            <text:p>5439635000456</text:p>
          </table:table-cell>
          <table:table-cell office:value-type="string" calcext:value-type="string">
            <text:p>itaipava</text:p>
          </table:table-cell>
          <table:table-cell office:value-type="string" calcext:value-type="string">
            <text:p>itajai</text:p>
          </table:table-cell>
          <table:table-cell office:value-type="float" office:value="88316000" calcext:value-type="float">
            <text:p>88316000</text:p>
          </table:table-cell>
          <table:table-cell office:value-type="string" calcext:value-type="string">
            <text:p>-26.9046787</text:p>
          </table:table-cell>
          <table:table-cell office:value-type="string" calcext:value-type="string">
            <text:p>-48.6552979</text:p>
          </table:table-cell>
          <table:table-cell office:value-type="string" calcext:value-type="string">
            <text:p>agua para injecao 10 ml (cx 25 ampola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50.0</text:p>
          </table:table-cell>
          <table:table-cell office:value-type="float" office:value="76293" calcext:value-type="float">
            <text:p>76293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2 14:49:47</text:p>
          </table:table-cell>
          <table:table-cell office:value-type="float" office:value="1456152587" calcext:value-type="float">
            <text:p>1456152587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msr express medicamentos especiais ltda - epp</text:p>
          </table:table-cell>
          <table:table-cell office:value-type="float" office:value="14842681000140" calcext:value-type="float">
            <text:p>1484268100014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belo horizonte</text:p>
          </table:table-cell>
          <table:table-cell office:value-type="float" office:value="31110280" calcext:value-type="float">
            <text:p>3111028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bicalutamida 50mg cx 28 comp rev - accor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5.0</text:p>
          </table:table-cell>
          <table:table-cell office:value-type="float" office:value="40621" calcext:value-type="float">
            <text:p>40621</text:p>
          </table:table-cell>
          <table:table-cell table:number-columns-repeated="2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2 09:12:53</text:p>
          </table:table-cell>
          <table:table-cell office:value-type="float" office:value="1461316373" calcext:value-type="float">
            <text:p>1461316373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msr express medicamentos especiais ltda - epp</text:p>
          </table:table-cell>
          <table:table-cell office:value-type="float" office:value="14842681000140" calcext:value-type="float">
            <text:p>1484268100014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belo horizonte</text:p>
          </table:table-cell>
          <table:table-cell office:value-type="float" office:value="31110280" calcext:value-type="float">
            <text:p>3111028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bicalutamida 50mg cx 28 comp rev - accor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5.0</text:p>
          </table:table-cell>
          <table:table-cell office:value-type="float" office:value="40626" calcext:value-type="float">
            <text:p>40626</text:p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2 09:18:36</text:p>
          </table:table-cell>
          <table:table-cell office:value-type="float" office:value="1461316716" calcext:value-type="float">
            <text:p>1461316716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msr express medicamentos especiais ltda - epp</text:p>
          </table:table-cell>
          <table:table-cell office:value-type="float" office:value="14842681000140" calcext:value-type="float">
            <text:p>1484268100014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belo horizonte</text:p>
          </table:table-cell>
          <table:table-cell office:value-type="float" office:value="31110280" calcext:value-type="float">
            <text:p>3111028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bicalutamida 50mg cx 28 comp rev - accor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35.0</text:p>
          </table:table-cell>
          <table:table-cell office:value-type="float" office:value="40615" calcext:value-type="float">
            <text:p>406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glimepirida+met4/10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3898.0</text:p>
          </table:table-cell>
          <table:table-cell office:value-type="float" office:value="62302" calcext:value-type="float">
            <text:p>6230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7-25 20:40:17</text:p>
          </table:table-cell>
          <table:table-cell office:value-type="float" office:value="1469479217" calcext:value-type="float">
            <text:p>1469479217</text:p>
          </table:table-cell>
          <table:table-cell office:value-type="string" calcext:value-type="string">
            <text:p>2264.14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prolia 60mg sol inj 1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56.77</text:p>
          </table:table-cell>
          <table:table-cell office:value-type="float" office:value="75071" calcext:value-type="float">
            <text:p>75071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loratadina 10mg 12cp biosin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235120.0</text:p>
          </table:table-cell>
          <table:table-cell office:value-type="float" office:value="19567" calcext:value-type="float">
            <text:p>195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hidroclorotiazid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72.18</text:p>
          </table:table-cell>
          <table:table-cell office:value-type="float" office:value="74241" calcext:value-type="float">
            <text:p>7424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nocta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34.5</text:p>
          </table:table-cell>
          <table:table-cell office:value-type="float" office:value="62281" calcext:value-type="float">
            <text:p>6228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016-04-28 00:00:00</text:p>
          </table:table-cell>
          <table:table-cell office:value-type="float" office:value="1461801600" calcext:value-type="float">
            <text:p>1461801600</text:p>
          </table:table-cell>
          <table:table-cell office:value-type="string" calcext:value-type="string">
            <text:p>28935.04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dorona gts 10ml 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5.0</text:p>
          </table:table-cell>
          <table:table-cell office:value-type="float" office:value="43037" calcext:value-type="float">
            <text:p>43037</text:p>
          </table:table-cell>
          <table:table-cell table:number-columns-repeated="2"/>
        </table:table-row>
        <table:table-row table:style-name="ro1">
          <table:table-cell office:value-type="float" office:value="163580" calcext:value-type="float">
            <text:p>163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31 19:47:00</text:p>
          </table:table-cell>
          <table:table-cell office:value-type="float" office:value="1464724020" calcext:value-type="float">
            <text:p>1464724020</text:p>
          </table:table-cell>
          <table:table-cell office:value-type="string" calcext:value-type="string">
            <text:p>155559.6</text:p>
          </table:table-cell>
          <table:table-cell office:value-type="string" calcext:value-type="string">
            <text:p>majela hospitalar ltda ce privado</text:p>
          </table:table-cell>
          <table:table-cell office:value-type="float" office:value="2483928000108" calcext:value-type="float">
            <text:p>2483928000108</text:p>
          </table:table-cell>
          <table:table-cell office:value-type="string" calcext:value-type="string">
            <text:p>vila uniao</text:p>
          </table:table-cell>
          <table:table-cell office:value-type="string" calcext:value-type="string">
            <text:p>fortaleza</text:p>
          </table:table-cell>
          <table:table-cell office:value-type="float" office:value="60410800" calcext:value-type="float">
            <text:p>6041080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osteotrat 35 mg com rev ct bl al inc x4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49400.0</text:p>
          </table:table-cell>
          <table:table-cell office:value-type="float" office:value="46732" calcext:value-type="float">
            <text:p>46732</text:p>
          </table:table-cell>
          <table:table-cell table:number-columns-repeated="2"/>
        </table:table-row>
        <table:table-row table:style-name="ro1">
          <table:table-cell office:value-type="float" office:value="370094" calcext:value-type="float">
            <text:p>370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6 21:16:25</text:p>
          </table:table-cell>
          <table:table-cell office:value-type="float" office:value="1475788585" calcext:value-type="float">
            <text:p>1475788585</text:p>
          </table:table-cell>
          <table:table-cell office:value-type="string" calcext:value-type="string">
            <text:p>1965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enoxaparina sodica 40mg/0,4ml <text:s/>l: 452700a q: <text:s text:c="5"/>500,0000 f: 0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9400.0</text:p>
          </table:table-cell>
          <table:table-cell office:value-type="float" office:value="47644" calcext:value-type="float">
            <text:p>4764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37.56</text:p>
          </table:table-cell>
          <table:table-cell office:value-type="float" office:value="62268" calcext:value-type="float">
            <text:p>622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mebendazol susp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5.75</text:p>
          </table:table-cell>
          <table:table-cell office:value-type="float" office:value="65066" calcext:value-type="float">
            <text:p>65066</text:p>
          </table:table-cell>
          <table:table-cell table:number-columns-repeated="2"/>
        </table:table-row>
        <table:table-row table:style-name="ro1">
          <table:table-cell office:value-type="float" office:value="75371" calcext:value-type="float">
            <text:p>75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7 16:20:00</text:p>
          </table:table-cell>
          <table:table-cell office:value-type="float" office:value="1458231600" calcext:value-type="float">
            <text:p>1458231600</text:p>
          </table:table-cell>
          <table:table-cell office:value-type="string" calcext:value-type="string">
            <text:p>4788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f35 val: 28/02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9.6</text:p>
          </table:table-cell>
          <table:table-cell office:value-type="string" calcext:value-type="string">
            <text:p>4788.0</text:p>
          </table:table-cell>
          <table:table-cell office:value-type="float" office:value="63341" calcext:value-type="float">
            <text:p>6334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16-11-18 00:00:00</text:p>
          </table:table-cell>
          <table:table-cell office:value-type="float" office:value="1479427200" calcext:value-type="float">
            <text:p>1479427200</text:p>
          </table:table-cell>
          <table:table-cell office:value-type="string" calcext:value-type="string">
            <text:p>57499.96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paracen 750mg 4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622.82</text:p>
          </table:table-cell>
          <table:table-cell office:value-type="float" office:value="42872" calcext:value-type="float">
            <text:p>428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6 15:17:00</text:p>
          </table:table-cell>
          <table:table-cell office:value-type="float" office:value="1453821420" calcext:value-type="float">
            <text:p>1453821420</text:p>
          </table:table-cell>
          <table:table-cell office:value-type="string" calcext:value-type="string">
            <text:p>16536.5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erromaltose mastigavel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3490.0</text:p>
          </table:table-cell>
          <table:table-cell office:value-type="float" office:value="62301" calcext:value-type="float">
            <text:p>62301</text:p>
          </table:table-cell>
          <table:table-cell table:number-columns-repeated="2"/>
        </table:table-row>
        <table:table-row table:style-name="ro1">
          <table:table-cell office:value-type="float" office:value="725475" calcext:value-type="float">
            <text:p>725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4:23:00</text:p>
          </table:table-cell>
          <table:table-cell office:value-type="float" office:value="1457533380" calcext:value-type="float">
            <text:p>145753338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actilyse 50mg cx/1f/a+dil 50ml+canu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72084" calcext:value-type="float">
            <text:p>72084</text:p>
          </table:table-cell>
          <table:table-cell table:number-columns-repeated="2"/>
        </table:table-row>
        <table:table-row table:style-name="ro1">
          <table:table-cell office:value-type="float" office:value="725489" calcext:value-type="float">
            <text:p>725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49:00</text:p>
          </table:table-cell>
          <table:table-cell office:value-type="float" office:value="1457538540" calcext:value-type="float">
            <text:p>1457538540</text:p>
          </table:table-cell>
          <table:table-cell office:value-type="string" calcext:value-type="string">
            <text:p>6662.56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actilyse 50mg cx/1f/a+dil 50ml+canu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665.64</text:p>
          </table:table-cell>
          <table:table-cell office:value-type="string" calcext:value-type="string">
            <text:p>6662.56</text:p>
          </table:table-cell>
          <table:table-cell office:value-type="float" office:value="72229" calcext:value-type="float">
            <text:p>72229</text:p>
          </table:table-cell>
          <table:table-cell table:number-columns-repeated="2"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4 14:25:55</text:p>
          </table:table-cell>
          <table:table-cell office:value-type="float" office:value="1481725555" calcext:value-type="float">
            <text:p>1481725555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4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30.0</text:p>
          </table:table-cell>
          <table:table-cell office:value-type="float" office:value="46594" calcext:value-type="float">
            <text:p>4659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9" calcext:value-type="float">
            <text:p>6227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7" calcext:value-type="float">
            <text:p>6227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6" calcext:value-type="float">
            <text:p>622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250mg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57.03</text:p>
          </table:table-cell>
          <table:table-cell office:value-type="float" office:value="62271" calcext:value-type="float">
            <text:p>6227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er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748.26</text:p>
          </table:table-cell>
          <table:table-cell office:value-type="float" office:value="62272" calcext:value-type="float">
            <text:p>62272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2 19:55:12</text:p>
          </table:table-cell>
          <table:table-cell office:value-type="float" office:value="1481572512" calcext:value-type="float">
            <text:p>148157251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fund b. de pes cient e des tec, for e dist de med-bahiafarma</text:p>
          </table:table-cell>
          <table:table-cell office:value-type="float" office:value="13078518000190" calcext:value-type="float">
            <text:p>13078518000190</text:p>
          </table:table-cell>
          <table:table-cell office:value-type="string" calcext:value-type="string">
            <text:p>centro indust. aratu</text:p>
          </table:table-cell>
          <table:table-cell office:value-type="string" calcext:value-type="string">
            <text:p>simoes filho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-12.7867839</text:p>
          </table:table-cell>
          <table:table-cell office:value-type="string" calcext:value-type="string">
            <text:p>-38.4030365</text:p>
          </table:table-cell>
          <table:table-cell office:value-type="string" calcext:value-type="string">
            <text:p>cabergolina 0,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0664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86111.8</text:p>
          </table:table-cell>
          <table:table-cell office:value-type="float" office:value="72557" calcext:value-type="float">
            <text:p>7255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1 10:20:00</text:p>
          </table:table-cell>
          <table:table-cell office:value-type="float" office:value="1472725200" calcext:value-type="float">
            <text:p>1472725200</text:p>
          </table:table-cell>
          <table:table-cell office:value-type="string" calcext:value-type="string">
            <text:p>14876.4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1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485.0</text:p>
          </table:table-cell>
          <table:table-cell office:value-type="float" office:value="62319" calcext:value-type="float">
            <text:p>62319</text:p>
          </table:table-cell>
          <table:table-cell table:number-columns-repeated="2"/>
        </table:table-row>
        <table:table-row table:style-name="ro1">
          <table:table-cell office:value-type="float" office:value="57569" calcext:value-type="float">
            <text:p>57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6:56:34</text:p>
          </table:table-cell>
          <table:table-cell office:value-type="float" office:value="1466787394" calcext:value-type="float">
            <text:p>1466787394</text:p>
          </table:table-cell>
          <table:table-cell office:value-type="string" calcext:value-type="string">
            <text:p>21619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/>166.3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6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1619.0</text:p>
          </table:table-cell>
          <table:table-cell office:value-type="float" office:value="73298" calcext:value-type="float">
            <text:p>73298</text:p>
          </table:table-cell>
          <table:table-cell table:number-columns-repeated="2"/>
        </table:table-row>
        <table:table-row table:style-name="ro1">
          <table:table-cell office:value-type="float" office:value="368526" calcext:value-type="float">
            <text:p>368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8 15:43:48</text:p>
          </table:table-cell>
          <table:table-cell office:value-type="float" office:value="1475077428" calcext:value-type="float">
            <text:p>1475077428</text:p>
          </table:table-cell>
          <table:table-cell office:value-type="string" calcext:value-type="string">
            <text:p>4451.6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ampicilina sodica 1000mg (item generico) l: 9215046 q: <text:s text:c="5"/>500,0000 f: 01/08/16 v: 31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000.0</text:p>
          </table:table-cell>
          <table:table-cell office:value-type="float" office:value="47544" calcext:value-type="float">
            <text:p>475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escitalopram 2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78.7</text:p>
          </table:table-cell>
          <table:table-cell office:value-type="string" calcext:value-type="string">
            <text:p>557.4</text:p>
          </table:table-cell>
          <table:table-cell office:value-type="float" office:value="65070" calcext:value-type="float">
            <text:p>6507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6-12-19 00:00:00</text:p>
          </table:table-cell>
          <table:table-cell office:value-type="float" office:value="1482105600" calcext:value-type="float">
            <text:p>1482105600</text:p>
          </table:table-cell>
          <table:table-cell office:value-type="string" calcext:value-type="string">
            <text:p>19995.95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emsgrip mel/lim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1.0</text:p>
          </table:table-cell>
          <table:table-cell office:value-type="float" office:value="42941" calcext:value-type="float">
            <text:p>429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aristab 1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67.2</text:p>
          </table:table-cell>
          <table:table-cell office:value-type="string" calcext:value-type="string">
            <text:p>734.4</text:p>
          </table:table-cell>
          <table:table-cell office:value-type="float" office:value="72296" calcext:value-type="float">
            <text:p>722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lbendazol 400mg c/1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0.04</text:p>
          </table:table-cell>
          <table:table-cell office:value-type="float" office:value="65086" calcext:value-type="float">
            <text:p>65086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25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23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63140.04</text:p>
          </table:table-cell>
          <table:table-cell office:value-type="float" office:value="46597" calcext:value-type="float">
            <text:p>46597</text:p>
          </table:table-cell>
          <table:table-cell table:number-columns-repeated="2"/>
        </table:table-row>
        <table:table-row table:style-name="ro1">
          <table:table-cell office:value-type="float" office:value="41747" calcext:value-type="float">
            <text:p>41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6 16:48:00</text:p>
          </table:table-cell>
          <table:table-cell office:value-type="float" office:value="1462553280" calcext:value-type="float">
            <text:p>1462553280</text:p>
          </table:table-cell>
          <table:table-cell office:value-type="string" calcext:value-type="string">
            <text:p>3780.0</text:p>
          </table:table-cell>
          <table:table-cell office:value-type="string" calcext:value-type="string">
            <text:p>multifarma comercial ltda</text:p>
          </table:table-cell>
          <table:table-cell office:value-type="float" office:value="21681325000157" calcext:value-type="float">
            <text:p>21681325000157</text:p>
          </table:table-cell>
          <table:table-cell office:value-type="string" calcext:value-type="string">
            <text:p>parque norte</text:p>
          </table:table-cell>
          <table:table-cell office:value-type="string" calcext:value-type="string">
            <text:p>vespasiano</text:p>
          </table:table-cell>
          <table:table-cell office:value-type="float" office:value="33200000" calcext:value-type="float">
            <text:p>33200000</text:p>
          </table:table-cell>
          <table:table-cell office:value-type="string" calcext:value-type="string">
            <text:p>-19.6940958</text:p>
          </table:table-cell>
          <table:table-cell office:value-type="string" calcext:value-type="string">
            <text:p>-43.9186521</text:p>
          </table:table-cell>
          <table:table-cell office:value-type="string" calcext:value-type="string">
            <text:p>levofloxacino generico 5mg/ml cx c/60 bolsa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3780.0</text:p>
          </table:table-cell>
          <table:table-cell office:value-type="float" office:value="76340" calcext:value-type="float">
            <text:p>7634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simeticona 75mg gts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6.42</text:p>
          </table:table-cell>
          <table:table-cell office:value-type="float" office:value="65065" calcext:value-type="float">
            <text:p>65065</text:p>
          </table:table-cell>
          <table:table-cell table:number-columns-repeated="2"/>
        </table:table-row>
        <table:table-row table:style-name="ro1">
          <table:table-cell office:value-type="float" office:value="78393" calcext:value-type="float">
            <text:p>78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9 15:35:00</text:p>
          </table:table-cell>
          <table:table-cell office:value-type="float" office:value="1467214500" calcext:value-type="float">
            <text:p>1467214500</text:p>
          </table:table-cell>
          <table:table-cell office:value-type="string" calcext:value-type="string">
            <text:p>5388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l34 val: 31/07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9.6</text:p>
          </table:table-cell>
          <table:table-cell office:value-type="string" calcext:value-type="string">
            <text:p>5388.0</text:p>
          </table:table-cell>
          <table:table-cell office:value-type="float" office:value="63285" calcext:value-type="float">
            <text:p>632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imesulida 100mg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90.0</text:p>
          </table:table-cell>
          <table:table-cell office:value-type="float" office:value="65112" calcext:value-type="float">
            <text:p>651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viter c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6.06</text:p>
          </table:table-cell>
          <table:table-cell office:value-type="float" office:value="65082" calcext:value-type="float">
            <text:p>6508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6-22 13:23:32</text:p>
          </table:table-cell>
          <table:table-cell office:value-type="float" office:value="1466601812" calcext:value-type="float">
            <text:p>1466601812</text:p>
          </table:table-cell>
          <table:table-cell office:value-type="string" calcext:value-type="string">
            <text:p>20664.8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saf lock 40mg inj 1x2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8.22</text:p>
          </table:table-cell>
          <table:table-cell office:value-type="string" calcext:value-type="string">
            <text:p>3546.6</text:p>
          </table:table-cell>
          <table:table-cell office:value-type="float" office:value="56471" calcext:value-type="float">
            <text:p>5647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fenitoina sodica 50mg sol inj 50 amp x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282.03</text:p>
          </table:table-cell>
          <table:table-cell office:value-type="float" office:value="74327" calcext:value-type="float">
            <text:p>7432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4-27 13:08:08</text:p>
          </table:table-cell>
          <table:table-cell office:value-type="float" office:value="1461762488" calcext:value-type="float">
            <text:p>1461762488</text:p>
          </table:table-cell>
          <table:table-cell office:value-type="string" calcext:value-type="string">
            <text:p>5893.78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saf lock 40mg inj 1x2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8.22</text:p>
          </table:table-cell>
          <table:table-cell office:value-type="string" calcext:value-type="string">
            <text:p>3546.6</text:p>
          </table:table-cell>
          <table:table-cell office:value-type="float" office:value="56396" calcext:value-type="float">
            <text:p>56396</text:p>
          </table:table-cell>
          <table:table-cell table:number-columns-repeated="2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2 16:54:54</text:p>
          </table:table-cell>
          <table:table-cell office:value-type="float" office:value="1466614494" calcext:value-type="float">
            <text:p>1466614494</text:p>
          </table:table-cell>
          <table:table-cell office:value-type="string" calcext:value-type="string">
            <text:p>2400.0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benclamida 5mg lt. 1601297 v. 28-02-2018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500.0</text:p>
          </table:table-cell>
          <table:table-cell office:value-type="float" office:value="72062" calcext:value-type="float">
            <text:p>7206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7 10:41:35</text:p>
          </table:table-cell>
          <table:table-cell office:value-type="float" office:value="1452163295" calcext:value-type="float">
            <text:p>1452163295</text:p>
          </table:table-cell>
          <table:table-cell office:value-type="string" calcext:value-type="string">
            <text:p>2995.0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saf lock 40mg inj 1x2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5.09</text:p>
          </table:table-cell>
          <table:table-cell office:value-type="string" calcext:value-type="string">
            <text:p>3152.7</text:p>
          </table:table-cell>
          <table:table-cell office:value-type="float" office:value="56614" calcext:value-type="float">
            <text:p>56614</text:p>
          </table:table-cell>
          <table:table-cell table:number-columns-repeated="2"/>
        </table:table-row>
        <table:table-row table:style-name="ro1">
          <table:table-cell office:value-type="float" office:value="186386" calcext:value-type="float">
            <text:p>186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1:29:32</text:p>
          </table:table-cell>
          <table:table-cell office:value-type="float" office:value="1469100572" calcext:value-type="float">
            <text:p>1469100572</text:p>
          </table:table-cell>
          <table:table-cell office:value-type="string" calcext:value-type="string">
            <text:p>30048.0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hepamax-s 5.000ui/ml 25fr-amp 5ml iv eh pvc (heparin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4864.0</text:p>
          </table:table-cell>
          <table:table-cell office:value-type="float" office:value="72162" calcext:value-type="float">
            <text:p>72162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gabapentina 600mg cps c/27 (gener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.82</text:p>
          </table:table-cell>
          <table:table-cell office:value-type="float" office:value="70935" calcext:value-type="float">
            <text:p>709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26 11:30:00</text:p>
          </table:table-cell>
          <table:table-cell office:value-type="float" office:value="1453807800" calcext:value-type="float">
            <text:p>1453807800</text:p>
          </table:table-cell>
          <table:table-cell office:value-type="string" calcext:value-type="string">
            <text:p>25657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od.de lis+cond.cicloben.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2901.0</text:p>
          </table:table-cell>
          <table:table-cell office:value-type="float" office:value="62296" calcext:value-type="float">
            <text:p>62296</text:p>
          </table:table-cell>
          <table:table-cell table:number-columns-repeated="2"/>
        </table:table-row>
        <table:table-row table:style-name="ro1">
          <table:table-cell office:value-type="float" office:value="1630771" calcext:value-type="float">
            <text:p>163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3 16:52:32</text:p>
          </table:table-cell>
          <table:table-cell office:value-type="float" office:value="1481647952" calcext:value-type="float">
            <text:p>1481647952</text:p>
          </table:table-cell>
          <table:table-cell office:value-type="string" calcext:value-type="string">
            <text:p>86111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cabergolina 0,5mg com. 1fr. x 8 (bahia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3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86111.8</text:p>
          </table:table-cell>
          <table:table-cell office:value-type="float" office:value="74134" calcext:value-type="float">
            <text:p>7413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fluoxetina 2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float" office:value="62282" calcext:value-type="float">
            <text:p>62282</text:p>
          </table:table-cell>
          <table:table-cell table:number-columns-repeated="2"/>
        </table:table-row>
        <table:table-row table:style-name="ro1">
          <table:table-cell office:value-type="float" office:value="64712" calcext:value-type="float">
            <text:p>64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9 16:46:30</text:p>
          </table:table-cell>
          <table:table-cell office:value-type="float" office:value="1475167590" calcext:value-type="float">
            <text:p>1475167590</text:p>
          </table:table-cell>
          <table:table-cell office:value-type="string" calcext:value-type="string">
            <text:p>1540.4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fluoresceina sodica 10mg <text:s/>l: f52091 q: <text:s text:c="6"/>35,0000 f: 01/08/16 v: 30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380.45</text:p>
          </table:table-cell>
          <table:table-cell office:value-type="float" office:value="73302" calcext:value-type="float">
            <text:p>73302</text:p>
          </table:table-cell>
          <table:table-cell table:number-columns-repeated="2"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8 11:20:14</text:p>
          </table:table-cell>
          <table:table-cell office:value-type="float" office:value="1482924014" calcext:value-type="float">
            <text:p>1482924014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prestomedi distr de prod p/saude ltda</text:p>
          </table:table-cell>
          <table:table-cell office:value-type="float" office:value="10749915000158" calcext:value-type="float">
            <text:p>10749915000158</text:p>
          </table:table-cell>
          <table:table-cell office:value-type="string" calcext:value-type="string">
            <text:p>linho</text:p>
          </table:table-cell>
          <table:table-cell office:value-type="string" calcext:value-type="string">
            <text:p>erechim</text:p>
          </table:table-cell>
          <table:table-cell office:value-type="float" office:value="99700000" calcext:value-type="float">
            <text:p>99700000</text:p>
          </table:table-cell>
          <table:table-cell office:value-type="string" calcext:value-type="string">
            <text:p>-27.6350709</text:p>
          </table:table-cell>
          <table:table-cell office:value-type="string" calcext:value-type="string">
            <text:p>-52.2738654</text:p>
          </table:table-cell>
          <table:table-cell office:value-type="string" calcext:value-type="string">
            <text:p>acido tranexamico injetavel 50mg/ml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5.0</text:p>
          </table:table-cell>
          <table:table-cell office:value-type="float" office:value="76343" calcext:value-type="float">
            <text:p>7634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bromazepam 6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67.53</text:p>
          </table:table-cell>
          <table:table-cell office:value-type="float" office:value="74319" calcext:value-type="float">
            <text:p>74319</text:p>
          </table:table-cell>
          <table:table-cell table:number-columns-repeated="2"/>
        </table:table-row>
        <table:table-row table:style-name="ro1">
          <table:table-cell office:value-type="float" office:value="75338" calcext:value-type="float">
            <text:p>75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16 17:56:00</text:p>
          </table:table-cell>
          <table:table-cell office:value-type="float" office:value="1458150960" calcext:value-type="float">
            <text:p>1458150960</text:p>
          </table:table-cell>
          <table:table-cell office:value-type="string" calcext:value-type="string">
            <text:p>2814.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f35 val: 28/02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6.8</text:p>
          </table:table-cell>
          <table:table-cell office:value-type="string" calcext:value-type="string">
            <text:p>2462.4</text:p>
          </table:table-cell>
          <table:table-cell office:value-type="float" office:value="63334" calcext:value-type="float">
            <text:p>6333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decongex plus x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0.0</text:p>
          </table:table-cell>
          <table:table-cell office:value-type="float" office:value="72013" calcext:value-type="float">
            <text:p>7201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0-19 16:19:00</text:p>
          </table:table-cell>
          <table:table-cell office:value-type="float" office:value="1476893940" calcext:value-type="float">
            <text:p>1476893940</text:p>
          </table:table-cell>
          <table:table-cell office:value-type="string" calcext:value-type="string">
            <text:p>5196.92</text:p>
          </table:table-cell>
          <table:table-cell office:value-type="string" calcext:value-type="string">
            <text:p>amanda leite azevedo costa</text:p>
          </table:table-cell>
          <table:table-cell office:value-type="float" office:value="6182651000126" calcext:value-type="float">
            <text:p>6182651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gua branca</text:p>
          </table:table-cell>
          <table:table-cell office:value-type="float" office:value="58748000" calcext:value-type="float">
            <text:p>58748000</text:p>
          </table:table-cell>
          <table:table-cell office:value-type="string" calcext:value-type="string">
            <text:p>-5.8913922</text:p>
          </table:table-cell>
          <table:table-cell office:value-type="string" calcext:value-type="string">
            <text:p>-42.6361148</text:p>
          </table:table-cell>
          <table:table-cell office:value-type="string" calcext:value-type="string">
            <text:p>victoza 6 mg/ml sol inj ct 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81.82</text:p>
          </table:table-cell>
          <table:table-cell office:value-type="float" office:value="38702" calcext:value-type="float">
            <text:p>38702</text:p>
          </table:table-cell>
          <table:table-cell table:number-columns-repeated="2"/>
        </table:table-row>
        <table:table-row table:style-name="ro1">
          <table:table-cell office:value-type="float" office:value="1448724" calcext:value-type="float">
            <text:p>14487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07 16:10:30</text:p>
          </table:table-cell>
          <table:table-cell office:value-type="float" office:value="1457367030" calcext:value-type="float">
            <text:p>1457367030</text:p>
          </table:table-cell>
          <table:table-cell office:value-type="string" calcext:value-type="string">
            <text:p>302.2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imorf 10mg com. 5bl. x 10 (com vend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37.82</text:p>
          </table:table-cell>
          <table:table-cell office:value-type="float" office:value="74069" calcext:value-type="float">
            <text:p>74069</text:p>
          </table:table-cell>
          <table:table-cell table:number-columns-repeated="2"/>
        </table:table-row>
        <table:table-row table:style-name="ro1">
          <table:table-cell office:value-type="float" office:value="349901" calcext:value-type="float">
            <text:p>349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3 13:33:42</text:p>
          </table:table-cell>
          <table:table-cell office:value-type="float" office:value="1464960822" calcext:value-type="float">
            <text:p>1464960822</text:p>
          </table:table-cell>
          <table:table-cell office:value-type="string" calcext:value-type="string">
            <text:p>6228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betametasona,acetato 3mg,fosf dissod 3mg <text:s/>l: 1612399 q: <text:s text:c="3"/>1.20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6228.0</text:p>
          </table:table-cell>
          <table:table-cell office:value-type="float" office:value="47542" calcext:value-type="float">
            <text:p>47542</text:p>
          </table:table-cell>
          <table:table-cell table:number-columns-repeated="2"/>
        </table:table-row>
        <table:table-row table:style-name="ro1">
          <table:table-cell office:value-type="float" office:value="80782" calcext:value-type="float">
            <text:p>80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8 15:12:47</text:p>
          </table:table-cell>
          <table:table-cell office:value-type="float" office:value="1482937967" calcext:value-type="float">
            <text:p>1482937967</text:p>
          </table:table-cell>
          <table:table-cell office:value-type="string" calcext:value-type="string">
            <text:p>1037.44</text:p>
          </table:table-cell>
          <table:table-cell office:value-type="string" calcext:value-type="string">
            <text:p>especifarma com. de medicamentos e prod. hospitalares ltda</text:p>
          </table:table-cell>
          <table:table-cell office:value-type="float" office:value="85822000112" calcext:value-type="float">
            <text:p>85822000112</text:p>
          </table:table-cell>
          <table:table-cell office:value-type="string" calcext:value-type="string">
            <text:p>guaratiba</text:p>
          </table:table-cell>
          <table:table-cell office:value-type="string" calcext:value-type="string">
            <text:p>rio de janeiro</text:p>
          </table:table-cell>
          <table:table-cell office:value-type="float" office:value="23030380" calcext:value-type="float">
            <text:p>2303038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orfina 10mg/ml 1ml p344 a1 generico 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143.5</text:p>
          </table:table-cell>
          <table:table-cell office:value-type="float" office:value="46585" calcext:value-type="float">
            <text:p>46585</text:p>
          </table:table-cell>
          <table:table-cell table:number-columns-repeated="2"/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8 11:04:11</text:p>
          </table:table-cell>
          <table:table-cell office:value-type="float" office:value="1463569451" calcext:value-type="float">
            <text:p>1463569451</text:p>
          </table:table-cell>
          <table:table-cell office:value-type="string" calcext:value-type="string">
            <text:p>91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10.0</text:p>
          </table:table-cell>
          <table:table-cell office:value-type="float" office:value="46602" calcext:value-type="float">
            <text:p>46602</text:p>
          </table:table-cell>
          <table:table-cell table:number-columns-repeated="2"/>
        </table:table-row>
        <table:table-row table:style-name="ro1">
          <table:table-cell office:value-type="float" office:value="62418" calcext:value-type="float">
            <text:p>62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31 19:19:11</text:p>
          </table:table-cell>
          <table:table-cell office:value-type="float" office:value="1472671151" calcext:value-type="float">
            <text:p>1472671151</text:p>
          </table:table-cell>
          <table:table-cell office:value-type="string" calcext:value-type="string">
            <text:p>6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50642 q: <text:s text:c="2"/>11.0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0370.0</text:p>
          </table:table-cell>
          <table:table-cell office:value-type="float" office:value="73299" calcext:value-type="float">
            <text:p>7329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341.7</text:p>
          </table:table-cell>
          <table:table-cell office:value-type="float" office:value="62273" calcext:value-type="float">
            <text:p>62273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gua p/injecao 10ml cx c/200 amp- isofarma- fab.: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400.0</text:p>
          </table:table-cell>
          <table:table-cell office:value-type="float" office:value="71776" calcext:value-type="float">
            <text:p>7177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beritin bc 4mg xpe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00.0</text:p>
          </table:table-cell>
          <table:table-cell office:value-type="float" office:value="70842" calcext:value-type="float">
            <text:p>708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3462.0</text:p>
          </table:table-cell>
          <table:table-cell office:value-type="string" calcext:value-type="string">
            <text:p>t r q lima cia ltda me</text:p>
          </table:table-cell>
          <table:table-cell office:value-type="float" office:value="8307548000190" calcext:value-type="float">
            <text:p>830754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peroa</text:p>
          </table:table-cell>
          <table:table-cell office:value-type="float" office:value="58680000" calcext:value-type="float">
            <text:p>58680000</text:p>
          </table:table-cell>
          <table:table-cell office:value-type="string" calcext:value-type="string">
            <text:p>-13.537364</text:p>
          </table:table-cell>
          <table:table-cell office:value-type="string" calcext:value-type="string">
            <text:p>-39.0986529</text:p>
          </table:table-cell>
          <table:table-cell office:value-type="string" calcext:value-type="string">
            <text:p>fralda confort master 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60.0</text:p>
          </table:table-cell>
          <table:table-cell office:value-type="float" office:value="50878" calcext:value-type="float">
            <text:p>50878</text:p>
          </table:table-cell>
          <table:table-cell table:number-columns-repeated="2"/>
        </table:table-row>
        <table:table-row table:style-name="ro1">
          <table:table-cell office:value-type="float" office:value="51863" calcext:value-type="float">
            <text:p>51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5 09:12:07</text:p>
          </table:table-cell>
          <table:table-cell office:value-type="float" office:value="1477386727" calcext:value-type="float">
            <text:p>1477386727</text:p>
          </table:table-cell>
          <table:table-cell office:value-type="string" calcext:value-type="string">
            <text:p>175716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3366.0</text:p>
          </table:table-cell>
          <table:table-cell office:value-type="float" office:value="46606" calcext:value-type="float">
            <text:p>466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xpec xpe fr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80.0</text:p>
          </table:table-cell>
          <table:table-cell office:value-type="float" office:value="70844" calcext:value-type="float">
            <text:p>70844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24 11:52:00</text:p>
          </table:table-cell>
          <table:table-cell office:value-type="float" office:value="1479988320" calcext:value-type="float">
            <text:p>1479988320</text:p>
          </table:table-cell>
          <table:table-cell office:value-type="string" calcext:value-type="string">
            <text:p>7482.22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imeticona gotas 10ml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9.05</text:p>
          </table:table-cell>
          <table:table-cell office:value-type="float" office:value="64510" calcext:value-type="float">
            <text:p>645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concepnor cx c/21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119.88</text:p>
          </table:table-cell>
          <table:table-cell office:value-type="float" office:value="74226" calcext:value-type="float">
            <text:p>742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3462.0</text:p>
          </table:table-cell>
          <table:table-cell office:value-type="string" calcext:value-type="string">
            <text:p>t r q lima cia ltda me</text:p>
          </table:table-cell>
          <table:table-cell office:value-type="float" office:value="8307548000190" calcext:value-type="float">
            <text:p>830754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peroa</text:p>
          </table:table-cell>
          <table:table-cell office:value-type="float" office:value="58680000" calcext:value-type="float">
            <text:p>58680000</text:p>
          </table:table-cell>
          <table:table-cell office:value-type="string" calcext:value-type="string">
            <text:p>-13.537364</text:p>
          </table:table-cell>
          <table:table-cell office:value-type="string" calcext:value-type="string">
            <text:p>-39.0986529</text:p>
          </table:table-cell>
          <table:table-cell office:value-type="string" calcext:value-type="string">
            <text:p>fralda confort master 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40.0</text:p>
          </table:table-cell>
          <table:table-cell office:value-type="float" office:value="50876" calcext:value-type="float">
            <text:p>508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6 16:24:00</text:p>
          </table:table-cell>
          <table:table-cell office:value-type="float" office:value="1477499040" calcext:value-type="float">
            <text:p>147749904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24.0</text:p>
          </table:table-cell>
          <table:table-cell office:value-type="float" office:value="50894" calcext:value-type="float">
            <text:p>50894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03 09:25:00</text:p>
          </table:table-cell>
          <table:table-cell office:value-type="float" office:value="1454491500" calcext:value-type="float">
            <text:p>1454491500</text:p>
          </table:table-cell>
          <table:table-cell office:value-type="string" calcext:value-type="string">
            <text:p>7835.73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scalp 22 (labor impor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.4</text:p>
          </table:table-cell>
          <table:table-cell office:value-type="float" office:value="64527" calcext:value-type="float">
            <text:p>64527</text:p>
          </table:table-cell>
          <table:table-cell table:number-columns-repeated="2"/>
        </table:table-row>
        <table:table-row table:style-name="ro1">
          <table:table-cell office:value-type="float" office:value="377482" calcext:value-type="float">
            <text:p>377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9 10:39:24</text:p>
          </table:table-cell>
          <table:table-cell office:value-type="float" office:value="1480415964" calcext:value-type="float">
            <text:p>1480415964</text:p>
          </table:table-cell>
          <table:table-cell office:value-type="string" calcext:value-type="string">
            <text:p>5319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heparina sodica 5.000ui/0,25ml subcutane <text:s/>l: 16064597 q: <text:s text:c="3"/>1.000,0000 f: 01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010.0</text:p>
          </table:table-cell>
          <table:table-cell office:value-type="float" office:value="47651" calcext:value-type="float">
            <text:p>47651</text:p>
          </table:table-cell>
          <table:table-cell table:number-columns-repeated="2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8 11:09:00</text:p>
          </table:table-cell>
          <table:table-cell office:value-type="float" office:value="1477652940" calcext:value-type="float">
            <text:p>1477652940</text:p>
          </table:table-cell>
          <table:table-cell office:value-type="string" calcext:value-type="string">
            <text:p>46963.4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urosurf 120mg fa 1,5ml cx c/01 l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130.4</text:p>
          </table:table-cell>
          <table:table-cell office:value-type="string" calcext:value-type="string">
            <text:p>45216.0</text:p>
          </table:table-cell>
          <table:table-cell office:value-type="float" office:value="46202" calcext:value-type="float">
            <text:p>46202</text:p>
          </table:table-cell>
          <table:table-cell table:number-columns-repeated="2"/>
        </table:table-row>
        <table:table-row table:style-name="ro1">
          <table:table-cell office:value-type="float" office:value="78182" calcext:value-type="float">
            <text:p>78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3 12:10:00</text:p>
          </table:table-cell>
          <table:table-cell office:value-type="float" office:value="1466683800" calcext:value-type="float">
            <text:p>1466683800</text:p>
          </table:table-cell>
          <table:table-cell office:value-type="string" calcext:value-type="string">
            <text:p>26337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v35 val: 30/09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158040.0</text:p>
          </table:table-cell>
          <table:table-cell office:value-type="float" office:value="63307" calcext:value-type="float">
            <text:p>63307</text:p>
          </table:table-cell>
          <table:table-cell table:number-columns-repeated="2"/>
        </table:table-row>
        <table:table-row table:style-name="ro1">
          <table:table-cell office:value-type="float" office:value="246128" calcext:value-type="float">
            <text:p>246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0 16:03:34</text:p>
          </table:table-cell>
          <table:table-cell office:value-type="float" office:value="1463760214" calcext:value-type="float">
            <text:p>1463760214</text:p>
          </table:table-cell>
          <table:table-cell office:value-type="string" calcext:value-type="string">
            <text:p>4664.0</text:p>
          </table:table-cell>
          <table:table-cell office:value-type="string" calcext:value-type="string">
            <text:p>farmaconn ltda</text:p>
          </table:table-cell>
          <table:table-cell office:value-type="float" office:value="4159816000113" calcext:value-type="float">
            <text:p>4159816000113</text:p>
          </table:table-cell>
          <table:table-cell office:value-type="string" calcext:value-type="string">
            <text:p>nova 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250630" calcext:value-type="float">
            <text:p>3125063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dimorf 0,2mg/ml *a1* sp cx 50estj 1ml - cristal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440.0</text:p>
          </table:table-cell>
          <table:table-cell office:value-type="float" office:value="40624" calcext:value-type="float">
            <text:p>40624</text:p>
          </table:table-cell>
          <table:table-cell table:number-columns-repeated="2"/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4 00:00:00</text:p>
          </table:table-cell>
          <table:table-cell office:value-type="float" office:value="1478217600" calcext:value-type="float">
            <text:p>1478217600</text:p>
          </table:table-cell>
          <table:table-cell office:value-type="string" calcext:value-type="string">
            <text:p>12500.3</text:p>
          </table:table-cell>
          <table:table-cell office:value-type="string" calcext:value-type="string">
            <text:p>jj distribuidora prod. hosp ltda</text:p>
          </table:table-cell>
          <table:table-cell office:value-type="float" office:value="7187827000103" calcext:value-type="float">
            <text:p>7187827000103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serra talhada</text:p>
          </table:table-cell>
          <table:table-cell office:value-type="float" office:value="56912260" calcext:value-type="float">
            <text:p>56912260</text:p>
          </table:table-cell>
          <table:table-cell office:value-type="string" calcext:value-type="string">
            <text:p>-7.9867805</text:p>
          </table:table-cell>
          <table:table-cell office:value-type="string" calcext:value-type="string">
            <text:p>-38.2920294</text:p>
          </table:table-cell>
          <table:table-cell office:value-type="string" calcext:value-type="string">
            <text:p>ampicilina inj 1g cx c/50 amp (blau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88.82</text:p>
          </table:table-cell>
          <table:table-cell office:value-type="string" calcext:value-type="string">
            <text:p>2577.64</text:p>
          </table:table-cell>
          <table:table-cell office:value-type="float" office:value="70677" calcext:value-type="float">
            <text:p>70677</text:p>
          </table:table-cell>
          <table:table-cell table:number-columns-repeated="2"/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4 10:25:43</text:p>
          </table:table-cell>
          <table:table-cell office:value-type="float" office:value="1475576743" calcext:value-type="float">
            <text:p>1475576743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50.0</text:p>
          </table:table-cell>
          <table:table-cell office:value-type="float" office:value="46592" calcext:value-type="float">
            <text:p>46592</text:p>
          </table:table-cell>
          <table:table-cell table:number-columns-repeated="2"/>
        </table:table-row>
        <table:table-row table:style-name="ro1">
          <table:table-cell office:value-type="float" office:value="60862" calcext:value-type="float">
            <text:p>60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2 18:31:10</text:p>
          </table:table-cell>
          <table:table-cell office:value-type="float" office:value="1471026670" calcext:value-type="float">
            <text:p>1471026670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7"/>2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float" office:value="73264" calcext:value-type="float">
            <text:p>7326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154.38</text:p>
          </table:table-cell>
          <table:table-cell office:value-type="float" office:value="62267" calcext:value-type="float">
            <text:p>6226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onil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160.54</text:p>
          </table:table-cell>
          <table:table-cell office:value-type="float" office:value="62280" calcext:value-type="float">
            <text:p>6228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er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249.42</text:p>
          </table:table-cell>
          <table:table-cell office:value-type="float" office:value="62266" calcext:value-type="float">
            <text:p>62266</text:p>
          </table:table-cell>
          <table:table-cell table:number-columns-repeated="2"/>
        </table:table-row>
        <table:table-row table:style-name="ro1">
          <table:table-cell office:value-type="float" office:value="372990" calcext:value-type="float">
            <text:p>372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5 21:27:36</text:p>
          </table:table-cell>
          <table:table-cell office:value-type="float" office:value="1477430856" calcext:value-type="float">
            <text:p>1477430856</text:p>
          </table:table-cell>
          <table:table-cell office:value-type="string" calcext:value-type="string">
            <text:p>5319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heparina sodica 5.000ui/0,25ml subcutane <text:s/>l: 16064597 q: <text:s text:c="3"/>1.000,0000 f: 01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010.0</text:p>
          </table:table-cell>
          <table:table-cell office:value-type="float" office:value="47571" calcext:value-type="float">
            <text:p>475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3201.29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dexametas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27.26</text:p>
          </table:table-cell>
          <table:table-cell office:value-type="float" office:value="74280" calcext:value-type="float">
            <text:p>74280</text:p>
          </table:table-cell>
          <table:table-cell table:number-columns-repeated="2"/>
        </table:table-row>
        <table:table-row table:style-name="ro1">
          <table:table-cell office:value-type="float" office:value="64325" calcext:value-type="float">
            <text:p>64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3 17:32:58</text:p>
          </table:table-cell>
          <table:table-cell office:value-type="float" office:value="1474651978" calcext:value-type="float">
            <text:p>147465197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7"/>2,0000 f: 31/05/16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float" office:value="73164" calcext:value-type="float">
            <text:p>73164</text:p>
          </table:table-cell>
          <table:table-cell table:number-columns-repeated="2"/>
        </table:table-row>
        <table:table-row table:style-name="ro1">
          <table:table-cell office:value-type="float" office:value="52406" calcext:value-type="float">
            <text:p>52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20 16:42:34</text:p>
          </table:table-cell>
          <table:table-cell office:value-type="float" office:value="1482252154" calcext:value-type="float">
            <text:p>1482252154</text:p>
          </table:table-cell>
          <table:table-cell office:value-type="string" calcext:value-type="string">
            <text:p>31386.6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900.0</text:p>
          </table:table-cell>
          <table:table-cell office:value-type="float" office:value="71762" calcext:value-type="float">
            <text:p>71762</text:p>
          </table:table-cell>
          <table:table-cell table:number-columns-repeated="2"/>
        </table:table-row>
        <table:table-row table:style-name="ro1">
          <table:table-cell office:value-type="float" office:value="186394" calcext:value-type="float">
            <text:p>186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0:53:02</text:p>
          </table:table-cell>
          <table:table-cell office:value-type="float" office:value="1469098382" calcext:value-type="float">
            <text:p>1469098382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hepamax-s 5.000ui/ml 25fr-amp 5ml iv eh pvc (heparin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8880.0</text:p>
          </table:table-cell>
          <table:table-cell office:value-type="float" office:value="72071" calcext:value-type="float">
            <text:p>7207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ote 50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154.38</text:p>
          </table:table-cell>
          <table:table-cell office:value-type="float" office:value="62275" calcext:value-type="float">
            <text:p>62275</text:p>
          </table:table-cell>
          <table:table-cell table:number-columns-repeated="2"/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30 09:13:00</text:p>
          </table:table-cell>
          <table:table-cell office:value-type="float" office:value="1475226780" calcext:value-type="float">
            <text:p>1475226780</text:p>
          </table:table-cell>
          <table:table-cell office:value-type="string" calcext:value-type="string">
            <text:p>419650.0</text:p>
          </table:table-cell>
          <table:table-cell office:value-type="string" calcext:value-type="string">
            <text:p>exata distribuidora hospitalar ltda</text:p>
          </table:table-cell>
          <table:table-cell office:value-type="float" office:value="5008240000156" calcext:value-type="float">
            <text:p>5008240000156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670280" calcext:value-type="float">
            <text:p>506702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alenia 12/400mcg poinal c/60 c/60 cp+inal (biosintetica farmaceut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618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7572.0</text:p>
          </table:table-cell>
          <table:table-cell office:value-type="float" office:value="46196" calcext:value-type="float">
            <text:p>46196</text:p>
          </table:table-cell>
          <table:table-cell table:number-columns-repeated="2"/>
        </table:table-row>
        <table:table-row table:style-name="ro1">
          <table:table-cell office:value-type="float" office:value="201890" calcext:value-type="float">
            <text:p>201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2 19:49:00</text:p>
          </table:table-cell>
          <table:table-cell office:value-type="float" office:value="1468352940" calcext:value-type="float">
            <text:p>1468352940</text:p>
          </table:table-cell>
          <table:table-cell office:value-type="string" calcext:value-type="string">
            <text:p>29092.0</text:p>
          </table:table-cell>
          <table:table-cell office:value-type="string" calcext:value-type="string">
            <text:p>drogafonte ltda</text:p>
          </table:table-cell>
          <table:table-cell office:value-type="float" office:value="8778201000126" calcext:value-type="float">
            <text:p>8778201000126</text:p>
          </table:table-cell>
          <table:table-cell office:value-type="string" calcext:value-type="string">
            <text:p>varzea</text:p>
          </table:table-cell>
          <table:table-cell office:value-type="string" calcext:value-type="string">
            <text:p>recife</text:p>
          </table:table-cell>
          <table:table-cell office:value-type="float" office:value="50740080" calcext:value-type="float">
            <text:p>507400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sevoflurano fr. 100 ml generic *(c-1) (biochimico-rj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3180.0</text:p>
          </table:table-cell>
          <table:table-cell office:value-type="float" office:value="43997" calcext:value-type="float">
            <text:p>43997</text:p>
          </table:table-cell>
          <table:table-cell table:number-columns-repeated="2"/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30 09:13:00</text:p>
          </table:table-cell>
          <table:table-cell office:value-type="float" office:value="1475226780" calcext:value-type="float">
            <text:p>1475226780</text:p>
          </table:table-cell>
          <table:table-cell office:value-type="string" calcext:value-type="string">
            <text:p>419650.0</text:p>
          </table:table-cell>
          <table:table-cell office:value-type="string" calcext:value-type="string">
            <text:p>exata distribuidora hospitalar ltda</text:p>
          </table:table-cell>
          <table:table-cell office:value-type="float" office:value="5008240000156" calcext:value-type="float">
            <text:p>5008240000156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670280" calcext:value-type="float">
            <text:p>506702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alenia 12/400mcg poinal c/60 c/60 cp+inal (biosintetica farmaceut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604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4931.0</text:p>
          </table:table-cell>
          <table:table-cell office:value-type="float" office:value="46197" calcext:value-type="float">
            <text:p>46197</text:p>
          </table:table-cell>
          <table:table-cell table:number-columns-repeated="2"/>
        </table:table-row>
        <table:table-row table:style-name="ro1">
          <table:table-cell office:value-type="float" office:value="198170" calcext:value-type="float">
            <text:p>198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5 20:17:00</text:p>
          </table:table-cell>
          <table:table-cell office:value-type="float" office:value="1464207420" calcext:value-type="float">
            <text:p>1464207420</text:p>
          </table:table-cell>
          <table:table-cell office:value-type="string" calcext:value-type="string">
            <text:p>14399.0</text:p>
          </table:table-cell>
          <table:table-cell office:value-type="string" calcext:value-type="string">
            <text:p>drogafonte ltda</text:p>
          </table:table-cell>
          <table:table-cell office:value-type="float" office:value="8778201000126" calcext:value-type="float">
            <text:p>8778201000126</text:p>
          </table:table-cell>
          <table:table-cell office:value-type="string" calcext:value-type="string">
            <text:p>varzea</text:p>
          </table:table-cell>
          <table:table-cell office:value-type="string" calcext:value-type="string">
            <text:p>recife</text:p>
          </table:table-cell>
          <table:table-cell office:value-type="float" office:value="50740080" calcext:value-type="float">
            <text:p>507400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sevoflurano fr. 100 ml generic *(c-1) (biochimico-rj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3908.0</text:p>
          </table:table-cell>
          <table:table-cell office:value-type="float" office:value="46195" calcext:value-type="float">
            <text:p>46195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02 10:16:02</text:p>
          </table:table-cell>
          <table:table-cell office:value-type="float" office:value="1454408162" calcext:value-type="float">
            <text:p>1454408162</text:p>
          </table:table-cell>
          <table:table-cell office:value-type="string" calcext:value-type="string">
            <text:p>2599.2</text:p>
          </table:table-cell>
          <table:table-cell office:value-type="string" calcext:value-type="string">
            <text:p>mastermed distrib.med.e prod.hospit ltda me</text:p>
          </table:table-cell>
          <table:table-cell office:value-type="float" office:value="19164463000117" calcext:value-type="float">
            <text:p>19164463000117</text:p>
          </table:table-cell>
          <table:table-cell office:value-type="string" calcext:value-type="string">
            <text:p>alpes suicos</text:p>
          </table:table-cell>
          <table:table-cell office:value-type="string" calcext:value-type="string">
            <text:p>gravata</text:p>
          </table:table-cell>
          <table:table-cell office:value-type="float" office:value="55645600" calcext:value-type="float">
            <text:p>55645600</text:p>
          </table:table-cell>
          <table:table-cell office:value-type="string" calcext:value-type="string">
            <text:p>-12.6296415</text:p>
          </table:table-cell>
          <table:table-cell office:value-type="string" calcext:value-type="string">
            <text:p>-39.0273613</text:p>
          </table:table-cell>
          <table:table-cell office:value-type="string" calcext:value-type="string">
            <text:p>fenobarbital 100 mg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080.0</text:p>
          </table:table-cell>
          <table:table-cell office:value-type="float" office:value="72560" calcext:value-type="float">
            <text:p>72560</text:p>
          </table:table-cell>
          <table:table-cell table:number-columns-repeated="2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0 09:58:00</text:p>
          </table:table-cell>
          <table:table-cell office:value-type="float" office:value="1472551080" calcext:value-type="float">
            <text:p>1472551080</text:p>
          </table:table-cell>
          <table:table-cell office:value-type="string" calcext:value-type="string">
            <text:p>42858.0</text:p>
          </table:table-cell>
          <table:table-cell office:value-type="string" calcext:value-type="string">
            <text:p>d-hosp - distribuidora hospitalar, importacao e exportacao l</text:p>
          </table:table-cell>
          <table:table-cell office:value-type="float" office:value="8076127000953" calcext:value-type="float">
            <text:p>8076127000953</text:p>
          </table:table-cell>
          <table:table-cell office:value-type="string" calcext:value-type="string">
            <text:p>montese</text:p>
          </table:table-cell>
          <table:table-cell office:value-type="string" calcext:value-type="string">
            <text:p>fortaleza</text:p>
          </table:table-cell>
          <table:table-cell office:value-type="float" office:value="60410302" calcext:value-type="float">
            <text:p>60410302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gama anti-d 750ui/ml sol.inj.ser.preenc.2ml+ag. principio ativo: imunoglobulina humana marca: grifols lote: djdb6a6161 -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42.86</text:p>
          </table:table-cell>
          <table:table-cell office:value-type="string" calcext:value-type="string">
            <text:p>42858.0</text:p>
          </table:table-cell>
          <table:table-cell office:value-type="float" office:value="46695" calcext:value-type="float">
            <text:p>4669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39495.06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diosmin 30cp*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6.26</text:p>
          </table:table-cell>
          <table:table-cell office:value-type="string" calcext:value-type="string">
            <text:p>2359.26</text:p>
          </table:table-cell>
          <table:table-cell office:value-type="float" office:value="43635" calcext:value-type="float">
            <text:p>43635</text:p>
          </table:table-cell>
          <table:table-cell table:number-columns-repeated="2"/>
        </table:table-row>
        <table:table-row table:style-name="ro1">
          <table:table-cell office:value-type="float" office:value="77135" calcext:value-type="float">
            <text:p>77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3 16:50:00</text:p>
          </table:table-cell>
          <table:table-cell office:value-type="float" office:value="1463158200" calcext:value-type="float">
            <text:p>1463158200</text:p>
          </table:table-cell>
          <table:table-cell office:value-type="string" calcext:value-type="string">
            <text:p>41589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20mg 10 seringas lote: 5sv69 val: 31/10/17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3585.0</text:p>
          </table:table-cell>
          <table:table-cell office:value-type="float" office:value="63257" calcext:value-type="float">
            <text:p>632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carbolitium cr 45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89.74</text:p>
          </table:table-cell>
          <table:table-cell office:value-type="float" office:value="62278" calcext:value-type="float">
            <text:p>622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03 00:00:00</text:p>
          </table:table-cell>
          <table:table-cell office:value-type="float" office:value="1454457600" calcext:value-type="float">
            <text:p>1454457600</text:p>
          </table:table-cell>
          <table:table-cell office:value-type="string" calcext:value-type="string">
            <text:p>1310.82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69" calcext:value-type="float">
            <text:p>62269</text:p>
          </table:table-cell>
          <table:table-cell table:number-columns-repeated="2"/>
        </table:table-row>
        <table:table-row table:style-name="ro1">
          <table:table-cell office:value-type="float" office:value="77343" calcext:value-type="float">
            <text:p>77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0 10:03:00</text:p>
          </table:table-cell>
          <table:table-cell office:value-type="float" office:value="1463738580" calcext:value-type="float">
            <text:p>1463738580</text:p>
          </table:table-cell>
          <table:table-cell office:value-type="string" calcext:value-type="string">
            <text:p>59961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20mg 10 seringas lote: 5sv69 val: 31/10/17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3585.0</text:p>
          </table:table-cell>
          <table:table-cell office:value-type="float" office:value="63327" calcext:value-type="float">
            <text:p>63327</text:p>
          </table:table-cell>
          <table:table-cell table:number-columns-repeated="2"/>
        </table:table-row>
        <table:table-row table:style-name="ro1">
          <table:table-cell office:value-type="float" office:value="57592" calcext:value-type="float">
            <text:p>57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30 09:13:00</text:p>
          </table:table-cell>
          <table:table-cell office:value-type="float" office:value="1475226780" calcext:value-type="float">
            <text:p>1475226780</text:p>
          </table:table-cell>
          <table:table-cell office:value-type="string" calcext:value-type="string">
            <text:p>419650.0</text:p>
          </table:table-cell>
          <table:table-cell office:value-type="string" calcext:value-type="string">
            <text:p>exata distribuidora hospitalar ltda</text:p>
          </table:table-cell>
          <table:table-cell office:value-type="float" office:value="5008240000156" calcext:value-type="float">
            <text:p>5008240000156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670280" calcext:value-type="float">
            <text:p>506702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alenia 12/400mcg poinal c/60 c/60 cp+inal (biosintetica farmaceut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36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2897.0</text:p>
          </table:table-cell>
          <table:table-cell office:value-type="float" office:value="46198" calcext:value-type="float">
            <text:p>461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74" calcext:value-type="float">
            <text:p>6227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6 00:00:00</text:p>
          </table:table-cell>
          <table:table-cell office:value-type="float" office:value="1458086400" calcext:value-type="float">
            <text:p>1458086400</text:p>
          </table:table-cell>
          <table:table-cell office:value-type="string" calcext:value-type="string">
            <text:p>3702.11</text:p>
          </table:table-cell>
          <table:table-cell office:value-type="string" calcext:value-type="string">
            <text:p>gilbran jose da silva me</text:p>
          </table:table-cell>
          <table:table-cell office:value-type="float" office:value="4888826000190" calcext:value-type="float">
            <text:p>4888826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epakene 500mg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227.8</text:p>
          </table:table-cell>
          <table:table-cell office:value-type="float" office:value="62270" calcext:value-type="float">
            <text:p>62270</text:p>
          </table:table-cell>
          <table:table-cell table:number-columns-repeated="2"/>
        </table:table-row>
        <table:table-row table:style-name="ro1">
          <table:table-cell office:value-type="float" office:value="85592" calcext:value-type="float">
            <text:p>85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29 09:10:00</text:p>
          </table:table-cell>
          <table:table-cell office:value-type="float" office:value="1480410600" calcext:value-type="float">
            <text:p>1480410600</text:p>
          </table:table-cell>
          <table:table-cell office:value-type="string" calcext:value-type="string">
            <text:p>386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6s898 val: 28/02/18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670.0</text:p>
          </table:table-cell>
          <table:table-cell office:value-type="float" office:value="63292" calcext:value-type="float">
            <text:p>63292</text:p>
          </table:table-cell>
          <table:table-cell table:number-columns-repeated="2"/>
        </table:table-row>
        <table:table-row table:style-name="ro1">
          <table:table-cell office:value-type="float" office:value="1638001" calcext:value-type="float">
            <text:p>1638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3 11:21:03</text:p>
          </table:table-cell>
          <table:table-cell office:value-type="float" office:value="1482492063" calcext:value-type="float">
            <text:p>1482492063</text:p>
          </table:table-cell>
          <table:table-cell office:value-type="string" calcext:value-type="string">
            <text:p>12699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6.99</text:p>
          </table:table-cell>
          <table:table-cell office:value-type="string" calcext:value-type="string">
            <text:p>126990.0</text:p>
          </table:table-cell>
          <table:table-cell office:value-type="float" office:value="74098" calcext:value-type="float">
            <text:p>74098</text:p>
          </table:table-cell>
          <table:table-cell table:number-columns-repeated="2"/>
        </table:table-row>
        <table:table-row table:style-name="ro1">
          <table:table-cell office:value-type="float" office:value="84034" calcext:value-type="float">
            <text:p>84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27 15:30:00</text:p>
          </table:table-cell>
          <table:table-cell office:value-type="float" office:value="1477582200" calcext:value-type="float">
            <text:p>1477582200</text:p>
          </table:table-cell>
          <table:table-cell office:value-type="string" calcext:value-type="string">
            <text:p>386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6s964 val: 31/03/18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670.0</text:p>
          </table:table-cell>
          <table:table-cell office:value-type="float" office:value="63298" calcext:value-type="float">
            <text:p>63298</text:p>
          </table:table-cell>
          <table:table-cell table:number-columns-repeated="2"/>
        </table:table-row>
        <table:table-row table:style-name="ro1">
          <table:table-cell office:value-type="float" office:value="82301" calcext:value-type="float">
            <text:p>82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23 16:01:00</text:p>
          </table:table-cell>
          <table:table-cell office:value-type="float" office:value="1474646460" calcext:value-type="float">
            <text:p>1474646460</text:p>
          </table:table-cell>
          <table:table-cell office:value-type="string" calcext:value-type="string">
            <text:p>33759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946 val: 31/03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9219.0</text:p>
          </table:table-cell>
          <table:table-cell office:value-type="float" office:value="63273" calcext:value-type="float">
            <text:p>63273</text:p>
          </table:table-cell>
          <table:table-cell table:number-columns-repeated="2"/>
        </table:table-row>
        <table:table-row table:style-name="ro1">
          <table:table-cell office:value-type="float" office:value="175536" calcext:value-type="float">
            <text:p>175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68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6800.0</text:p>
          </table:table-cell>
          <table:table-cell office:value-type="float" office:value="56968" calcext:value-type="float">
            <text:p>56968</text:p>
          </table:table-cell>
          <table:table-cell table:number-columns-repeated="2"/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31 18:10:53</text:p>
          </table:table-cell>
          <table:table-cell office:value-type="float" office:value="1472667053" calcext:value-type="float">
            <text:p>1472667053</text:p>
          </table:table-cell>
          <table:table-cell office:value-type="string" calcext:value-type="string">
            <text:p>3129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lfentanila 0,544mg/ml <text:s/>l: 15096889 q: <text:s text:c="6"/>50,0000 f: 01/09/15 v: 30/09/17 *** portaria 344/98 a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749.5</text:p>
          </table:table-cell>
          <table:table-cell office:value-type="float" office:value="73208" calcext:value-type="float">
            <text:p>73208</text:p>
          </table:table-cell>
          <table:table-cell table:number-columns-repeated="2"/>
        </table:table-row>
        <table:table-row table:style-name="ro1">
          <table:table-cell office:value-type="float" office:value="177380" calcext:value-type="float">
            <text:p>1773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20 00:00:00</text:p>
          </table:table-cell>
          <table:table-cell office:value-type="float" office:value="1461110400" calcext:value-type="float">
            <text:p>1461110400</text:p>
          </table:table-cell>
          <table:table-cell office:value-type="string" calcext:value-type="string">
            <text:p>2979.91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cloridrato de amitriptilina 25 mg comp. revestido (port. 344c1/98) (generico) (bl. opaco c/ 15 comp. rev.) (cartucho c/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69.0</text:p>
          </table:table-cell>
          <table:table-cell office:value-type="float" office:value="56986" calcext:value-type="float">
            <text:p>56986</text:p>
          </table:table-cell>
          <table:table-cell table:number-columns-repeated="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30 17:29:00</text:p>
          </table:table-cell>
          <table:table-cell office:value-type="float" office:value="1464629340" calcext:value-type="float">
            <text:p>1464629340</text:p>
          </table:table-cell>
          <table:table-cell office:value-type="string" calcext:value-type="string">
            <text:p>2209.3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escitalopram 20mg cpr c/30 escitalopra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6.56</text:p>
          </table:table-cell>
          <table:table-cell office:value-type="float" office:value="70955" calcext:value-type="float">
            <text:p>70955</text:p>
          </table:table-cell>
          <table:table-cell table:number-columns-repeated="2"/>
        </table:table-row>
        <table:table-row table:style-name="ro1">
          <table:table-cell office:value-type="float" office:value="127948" calcext:value-type="float">
            <text:p>1279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1-28 11:42:05</text:p>
          </table:table-cell>
          <table:table-cell office:value-type="float" office:value="1480333325" calcext:value-type="float">
            <text:p>1480333325</text:p>
          </table:table-cell>
          <table:table-cell office:value-type="string" calcext:value-type="string">
            <text:p>250438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sinvastatina 40mg comprimido <text:s/>multi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800.0</text:p>
          </table:table-cell>
          <table:table-cell office:value-type="float" office:value="71970" calcext:value-type="float">
            <text:p>71970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1,00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027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7109.43</text:p>
          </table:table-cell>
          <table:table-cell office:value-type="float" office:value="46598" calcext:value-type="float">
            <text:p>4659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alenia 12+400mcg 60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7.01</text:p>
          </table:table-cell>
          <table:table-cell office:value-type="string" calcext:value-type="string">
            <text:p>856.08</text:p>
          </table:table-cell>
          <table:table-cell office:value-type="float" office:value="50882" calcext:value-type="float">
            <text:p>508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2-22 14:47:00</text:p>
          </table:table-cell>
          <table:table-cell office:value-type="float" office:value="1482418020" calcext:value-type="float">
            <text:p>1482418020</text:p>
          </table:table-cell>
          <table:table-cell office:value-type="string" calcext:value-type="string">
            <text:p>7998.1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omeprazol 20mg c/56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497.6</text:p>
          </table:table-cell>
          <table:table-cell office:value-type="float" office:value="65111" calcext:value-type="float">
            <text:p>65111</text:p>
          </table:table-cell>
          <table:table-cell table:number-columns-repeated="2"/>
        </table:table-row>
        <table:table-row table:style-name="ro1">
          <table:table-cell office:value-type="float" office:value="1528507" calcext:value-type="float">
            <text:p>15285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7-13 18:05:36</text:p>
          </table:table-cell>
          <table:table-cell office:value-type="float" office:value="1468433136" calcext:value-type="float">
            <text:p>1468433136</text:p>
          </table:table-cell>
          <table:table-cell office:value-type="string" calcext:value-type="string">
            <text:p>9506.86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mal.timolol 0,5% sol. oft. - 1fr. x 5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10.93</text:p>
          </table:table-cell>
          <table:table-cell office:value-type="float" office:value="74074" calcext:value-type="float">
            <text:p>74074</text:p>
          </table:table-cell>
          <table:table-cell table:number-columns-repeated="2"/>
        </table:table-row>
        <table:table-row table:style-name="ro1">
          <table:table-cell office:value-type="float" office:value="49291" calcext:value-type="float">
            <text:p>49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9 17:45:00</text:p>
          </table:table-cell>
          <table:table-cell office:value-type="float" office:value="1475171100" calcext:value-type="float">
            <text:p>1475171100</text:p>
          </table:table-cell>
          <table:table-cell office:value-type="string" calcext:value-type="string">
            <text:p>22608.0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urosurf 120mg fa 1,5ml cx c/01 l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130.4</text:p>
          </table:table-cell>
          <table:table-cell office:value-type="string" calcext:value-type="string">
            <text:p>22608.0</text:p>
          </table:table-cell>
          <table:table-cell office:value-type="float" office:value="45127" calcext:value-type="float">
            <text:p>451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16-03-01 00:00:00</text:p>
          </table:table-cell>
          <table:table-cell office:value-type="float" office:value="1456790400" calcext:value-type="float">
            <text:p>1456790400</text:p>
          </table:table-cell>
          <table:table-cell office:value-type="string" calcext:value-type="string">
            <text:p>39495.11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diosmin 30cp*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7.82</text:p>
          </table:table-cell>
          <table:table-cell office:value-type="string" calcext:value-type="string">
            <text:p>2948.82</text:p>
          </table:table-cell>
          <table:table-cell office:value-type="float" office:value="42757" calcext:value-type="float">
            <text:p>42757</text:p>
          </table:table-cell>
          <table:table-cell table:number-columns-repeated="2"/>
        </table:table-row>
        <table:table-row table:style-name="ro1">
          <table:table-cell office:value-type="float" office:value="78182" calcext:value-type="float">
            <text:p>78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23 12:10:00</text:p>
          </table:table-cell>
          <table:table-cell office:value-type="float" office:value="1466683800" calcext:value-type="float">
            <text:p>1466683800</text:p>
          </table:table-cell>
          <table:table-cell office:value-type="string" calcext:value-type="string">
            <text:p>26337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5sn56 val: 31/08/17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58320.0</text:p>
          </table:table-cell>
          <table:table-cell office:value-type="float" office:value="63308" calcext:value-type="float">
            <text:p>633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idraplex soro oral c/4 envelop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.33</text:p>
          </table:table-cell>
          <table:table-cell office:value-type="float" office:value="65063" calcext:value-type="float">
            <text:p>6506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aldol 5mg c/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34.04</text:p>
          </table:table-cell>
          <table:table-cell office:value-type="float" office:value="65121" calcext:value-type="float">
            <text:p>65121</text:p>
          </table:table-cell>
          <table:table-cell table:number-columns-repeated="2"/>
        </table:table-row>
        <table:table-row table:style-name="ro1">
          <table:table-cell office:value-type="float" office:value="183005" calcext:value-type="float">
            <text:p>18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07 09:52:25</text:p>
          </table:table-cell>
          <table:table-cell office:value-type="float" office:value="1465293145" calcext:value-type="float">
            <text:p>1465293145</text:p>
          </table:table-cell>
          <table:table-cell office:value-type="string" calcext:value-type="string">
            <text:p>36153.0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midazolam 5mg/ml amp 100x10ml (g) - b1 - pvc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7488.0</text:p>
          </table:table-cell>
          <table:table-cell office:value-type="float" office:value="72100" calcext:value-type="float">
            <text:p>7210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63.8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20.0</text:p>
          </table:table-cell>
          <table:table-cell office:value-type="float" office:value="50887" calcext:value-type="float">
            <text:p>50887</text:p>
          </table:table-cell>
          <table:table-cell table:number-columns-repeated="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5-30 17:29:00</text:p>
          </table:table-cell>
          <table:table-cell office:value-type="float" office:value="1464629340" calcext:value-type="float">
            <text:p>1464629340</text:p>
          </table:table-cell>
          <table:table-cell office:value-type="string" calcext:value-type="string">
            <text:p>2209.3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risperidona 2mg cpr c/ 2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3.52</text:p>
          </table:table-cell>
          <table:table-cell office:value-type="float" office:value="70961" calcext:value-type="float">
            <text:p>70961</text:p>
          </table:table-cell>
          <table:table-cell table:number-columns-repeated="2"/>
        </table:table-row>
        <table:table-row table:style-name="ro1">
          <table:table-cell office:value-type="float" office:value="366340" calcext:value-type="float">
            <text:p>3663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14 22:16:19</text:p>
          </table:table-cell>
          <table:table-cell office:value-type="float" office:value="1473891379" calcext:value-type="float">
            <text:p>1473891379</text:p>
          </table:table-cell>
          <table:table-cell office:value-type="string" calcext:value-type="string">
            <text:p>10721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40mg f-a <text:s/>l: 16070795 q: <text:s text:c="5"/>395,0000 f: 01/07/16 v: 30/07/18 l: 16040783 q: <text:s text:c="7"/>5,0000 f: 01/04/16 v: 30/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0.0</text:p>
          </table:table-cell>
          <table:table-cell office:value-type="float" office:value="47661" calcext:value-type="float">
            <text:p>47661</text:p>
          </table:table-cell>
          <table:table-cell table:number-columns-repeated="2"/>
        </table:table-row>
        <table:table-row table:style-name="ro1">
          <table:table-cell office:value-type="float" office:value="77343" calcext:value-type="float">
            <text:p>77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0 10:03:00</text:p>
          </table:table-cell>
          <table:table-cell office:value-type="float" office:value="1463738580" calcext:value-type="float">
            <text:p>1463738580</text:p>
          </table:table-cell>
          <table:table-cell office:value-type="string" calcext:value-type="string">
            <text:p>59961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5sn56 val: 31/08/17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4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56376.0</text:p>
          </table:table-cell>
          <table:table-cell office:value-type="float" office:value="63328" calcext:value-type="float">
            <text:p>6332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hidrocloratiazida 2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00.0</text:p>
          </table:table-cell>
          <table:table-cell office:value-type="float" office:value="65219" calcext:value-type="float">
            <text:p>65219</text:p>
          </table:table-cell>
          <table:table-cell table:number-columns-repeated="2"/>
        </table:table-row>
        <table:table-row table:style-name="ro1">
          <table:table-cell office:value-type="float" office:value="231257" calcext:value-type="float">
            <text:p>231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4 15:49:49</text:p>
          </table:table-cell>
          <table:table-cell office:value-type="float" office:value="1465919389" calcext:value-type="float">
            <text:p>1465919389</text:p>
          </table:table-cell>
          <table:table-cell office:value-type="string" calcext:value-type="string">
            <text:p>456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plasmin 450/0,7(hidroxiet.6%)sf 500ml(8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560.0</text:p>
          </table:table-cell>
          <table:table-cell office:value-type="float" office:value="72236" calcext:value-type="float">
            <text:p>7223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8-10 00:00:00</text:p>
          </table:table-cell>
          <table:table-cell office:value-type="float" office:value="1470787200" calcext:value-type="float">
            <text:p>1470787200</text:p>
          </table:table-cell>
          <table:table-cell office:value-type="string" calcext:value-type="string">
            <text:p>18291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glibenclamida 5mg 1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00.0</text:p>
          </table:table-cell>
          <table:table-cell office:value-type="float" office:value="65218" calcext:value-type="float">
            <text:p>652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rtic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9.45</text:p>
          </table:table-cell>
          <table:table-cell office:value-type="float" office:value="65072" calcext:value-type="float">
            <text:p>650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finasterida 5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4.33</text:p>
          </table:table-cell>
          <table:table-cell office:value-type="float" office:value="50885" calcext:value-type="float">
            <text:p>5088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tibolona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900.0</text:p>
          </table:table-cell>
          <table:table-cell office:value-type="float" office:value="62284" calcext:value-type="float">
            <text:p>6228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2625.07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mioflex a 12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5.75</text:p>
          </table:table-cell>
          <table:table-cell office:value-type="float" office:value="72017" calcext:value-type="float">
            <text:p>72017</text:p>
          </table:table-cell>
          <table:table-cell table:number-columns-repeated="2"/>
        </table:table-row>
        <table:table-row table:style-name="ro1">
          <table:table-cell office:value-type="float" office:value="51752" calcext:value-type="float">
            <text:p>51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4 16:27:42</text:p>
          </table:table-cell>
          <table:table-cell office:value-type="float" office:value="1476462462" calcext:value-type="float">
            <text:p>1476462462</text:p>
          </table:table-cell>
          <table:table-cell office:value-type="string" calcext:value-type="string">
            <text:p>140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400.0</text:p>
          </table:table-cell>
          <table:table-cell office:value-type="float" office:value="46599" calcext:value-type="float">
            <text:p>46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6-10 07:53:22</text:p>
          </table:table-cell>
          <table:table-cell office:value-type="float" office:value="1465545202" calcext:value-type="float">
            <text:p>1465545202</text:p>
          </table:table-cell>
          <table:table-cell office:value-type="string" calcext:value-type="string">
            <text:p>27900.04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(g)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0.0</text:p>
          </table:table-cell>
          <table:table-cell office:value-type="float" office:value="49452" calcext:value-type="float">
            <text:p>49452</text:p>
          </table:table-cell>
          <table:table-cell table:number-columns-repeated="2"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0 09:53:59</text:p>
          </table:table-cell>
          <table:table-cell office:value-type="float" office:value="1482227639" calcext:value-type="float">
            <text:p>1482227639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90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5940.0</text:p>
          </table:table-cell>
          <table:table-cell office:value-type="float" office:value="46600" calcext:value-type="float">
            <text:p>46600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64</text:p>
          </table:table-cell>
          <table:table-cell office:value-type="float" office:value="56390" calcext:value-type="float">
            <text:p>56390</text:p>
          </table:table-cell>
          <table:table-cell table:number-columns-repeated="2"/>
        </table:table-row>
        <table:table-row table:style-name="ro1">
          <table:table-cell office:value-type="float" office:value="53105" calcext:value-type="float">
            <text:p>53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3-17 00:00:00</text:p>
          </table:table-cell>
          <table:table-cell office:value-type="float" office:value="1458172800" calcext:value-type="float">
            <text:p>1458172800</text:p>
          </table:table-cell>
          <table:table-cell office:value-type="string" calcext:value-type="string">
            <text:p>101675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omeprazol 2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30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00.0</text:p>
          </table:table-cell>
          <table:table-cell office:value-type="float" office:value="7316" calcext:value-type="float">
            <text:p>731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1-19 00:00:00</text:p>
          </table:table-cell>
          <table:table-cell office:value-type="float" office:value="1479513600" calcext:value-type="float">
            <text:p>1479513600</text:p>
          </table:table-cell>
          <table:table-cell office:value-type="string" calcext:value-type="string">
            <text:p>8466.19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sedalex 1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186.4</text:p>
          </table:table-cell>
          <table:table-cell office:value-type="float" office:value="42884" calcext:value-type="float">
            <text:p>42884</text:p>
          </table:table-cell>
          <table:table-cell table:number-columns-repeated="2"/>
        </table:table-row>
        <table:table-row table:style-name="ro1">
          <table:table-cell office:value-type="float" office:value="201864" calcext:value-type="float">
            <text:p>201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12 17:22:00</text:p>
          </table:table-cell>
          <table:table-cell office:value-type="float" office:value="1468344120" calcext:value-type="float">
            <text:p>1468344120</text:p>
          </table:table-cell>
          <table:table-cell office:value-type="string" calcext:value-type="string">
            <text:p>22012.0</text:p>
          </table:table-cell>
          <table:table-cell office:value-type="string" calcext:value-type="string">
            <text:p>drogafonte ltda</text:p>
          </table:table-cell>
          <table:table-cell office:value-type="float" office:value="8778201000126" calcext:value-type="float">
            <text:p>8778201000126</text:p>
          </table:table-cell>
          <table:table-cell office:value-type="string" calcext:value-type="string">
            <text:p>varzea</text:p>
          </table:table-cell>
          <table:table-cell office:value-type="string" calcext:value-type="string">
            <text:p>recife</text:p>
          </table:table-cell>
          <table:table-cell office:value-type="float" office:value="50740080" calcext:value-type="float">
            <text:p>507400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sevoflurano fr. 100 ml generic *(c-1) (biochimico-rj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2200.0</text:p>
          </table:table-cell>
          <table:table-cell office:value-type="float" office:value="46530" calcext:value-type="float">
            <text:p>4653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2 08:00:00</text:p>
          </table:table-cell>
          <table:table-cell office:value-type="float" office:value="1468310400" calcext:value-type="float">
            <text:p>1468310400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68.0</text:p>
          </table:table-cell>
          <table:table-cell office:value-type="float" office:value="50889" calcext:value-type="float">
            <text:p>50889</text:p>
          </table:table-cell>
          <table:table-cell table:number-columns-repeated="2"/>
        </table:table-row>
        <table:table-row table:style-name="ro1">
          <table:table-cell office:value-type="float" office:value="1464366" calcext:value-type="float">
            <text:p>1464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31 19:37:11</text:p>
          </table:table-cell>
          <table:table-cell office:value-type="float" office:value="1459453031" calcext:value-type="float">
            <text:p>1459453031</text:p>
          </table:table-cell>
          <table:table-cell office:value-type="string" calcext:value-type="string">
            <text:p>35000.3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sevocris 100% inalante - 1fr.x25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29250.0</text:p>
          </table:table-cell>
          <table:table-cell office:value-type="float" office:value="73995" calcext:value-type="float">
            <text:p>7399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mitriptilin</text:p>
          </table:table-cell>
          <table:table-cell office:value-type="string" calcext:value-type="string">
            <text:p><text:s/>cloridrato de 25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812.0</text:p>
          </table:table-cell>
          <table:table-cell office:value-type="float" office:value="74326" calcext:value-type="float">
            <text:p>74326</text:p>
          </table:table-cell>
          <table:table-cell/>
        </table:table-row>
        <table:table-row table:style-name="ro1">
          <table:table-cell office:value-type="float" office:value="53891" calcext:value-type="float">
            <text:p>538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101675.5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omeprazol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000.0</text:p>
          </table:table-cell>
          <table:table-cell office:value-type="float" office:value="7320" calcext:value-type="float">
            <text:p>732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08 08:00:00</text:p>
          </table:table-cell>
          <table:table-cell office:value-type="float" office:value="1465372800" calcext:value-type="float">
            <text:p>1465372800</text:p>
          </table:table-cell>
          <table:table-cell office:value-type="string" calcext:value-type="string">
            <text:p>2201.15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68.0</text:p>
          </table:table-cell>
          <table:table-cell office:value-type="float" office:value="50893" calcext:value-type="float">
            <text:p>50893</text:p>
          </table:table-cell>
          <table:table-cell table:number-columns-repeated="2"/>
        </table:table-row>
        <table:table-row table:style-name="ro1">
          <table:table-cell office:value-type="float" office:value="376527" calcext:value-type="float">
            <text:p>376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1 21:05:57</text:p>
          </table:table-cell>
          <table:table-cell office:value-type="float" office:value="1479762357" calcext:value-type="float">
            <text:p>1479762357</text:p>
          </table:table-cell>
          <table:table-cell office:value-type="string" calcext:value-type="string">
            <text:p>5304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eropenem 1g item generico (item generico) l: mi0116020a q: <text:s text:c="5"/>300,0000 f: 30/06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5304.0</text:p>
          </table:table-cell>
          <table:table-cell office:value-type="float" office:value="47573" calcext:value-type="float">
            <text:p>47573</text:p>
          </table:table-cell>
          <table:table-cell table:number-columns-repeated="2"/>
        </table:table-row>
        <table:table-row table:style-name="ro1">
          <table:table-cell office:value-type="float" office:value="376521" calcext:value-type="float">
            <text:p>376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1 20:56:25</text:p>
          </table:table-cell>
          <table:table-cell office:value-type="float" office:value="1479761785" calcext:value-type="float">
            <text:p>1479761785</text:p>
          </table:table-cell>
          <table:table-cell office:value-type="string" calcext:value-type="string">
            <text:p>5304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eropenem 1g item generico (item generico) l: mi0116020a q: <text:s text:c="5"/>300,0000 f: 30/06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5304.0</text:p>
          </table:table-cell>
          <table:table-cell office:value-type="float" office:value="47695" calcext:value-type="float">
            <text:p>4769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idraplex soro oral c/4 envelop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.33</text:p>
          </table:table-cell>
          <table:table-cell office:value-type="float" office:value="65076" calcext:value-type="float">
            <text:p>65076</text:p>
          </table:table-cell>
          <table:table-cell table:number-columns-repeated="2"/>
        </table:table-row>
        <table:table-row table:style-name="ro1">
          <table:table-cell office:value-type="float" office:value="80782" calcext:value-type="float">
            <text:p>80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8 15:12:47</text:p>
          </table:table-cell>
          <table:table-cell office:value-type="float" office:value="1482937967" calcext:value-type="float">
            <text:p>1482937967</text:p>
          </table:table-cell>
          <table:table-cell office:value-type="string" calcext:value-type="string">
            <text:p>1037.44</text:p>
          </table:table-cell>
          <table:table-cell office:value-type="string" calcext:value-type="string">
            <text:p>especifarma com. de medicamentos e prod. hospitalares ltda</text:p>
          </table:table-cell>
          <table:table-cell office:value-type="float" office:value="85822000112" calcext:value-type="float">
            <text:p>85822000112</text:p>
          </table:table-cell>
          <table:table-cell office:value-type="string" calcext:value-type="string">
            <text:p>guaratiba</text:p>
          </table:table-cell>
          <table:table-cell office:value-type="string" calcext:value-type="string">
            <text:p>rio de janeiro</text:p>
          </table:table-cell>
          <table:table-cell office:value-type="float" office:value="23030380" calcext:value-type="float">
            <text:p>2303038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suxametonio 100mg 5ml blausiegel lt.16100197 val. 04/09/20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713.44</text:p>
          </table:table-cell>
          <table:table-cell office:value-type="float" office:value="46586" calcext:value-type="float">
            <text:p>4658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amitriptilin</text:p>
          </table:table-cell>
          <table:table-cell office:value-type="string" calcext:value-type="string">
            <text:p><text:s/>cloridrato de 25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788.8</text:p>
          </table:table-cell>
          <table:table-cell office:value-type="float" office:value="74322" calcext:value-type="float">
            <text:p>74322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7-15 09:20:23</text:p>
          </table:table-cell>
          <table:table-cell office:value-type="float" office:value="1468574423" calcext:value-type="float">
            <text:p>1468574423</text:p>
          </table:table-cell>
          <table:table-cell office:value-type="string" calcext:value-type="string">
            <text:p>777.25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onrisal c/2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3.28</text:p>
          </table:table-cell>
          <table:table-cell office:value-type="float" office:value="56158" calcext:value-type="float">
            <text:p>5615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3-30 09:00:08</text:p>
          </table:table-cell>
          <table:table-cell office:value-type="float" office:value="1459328408" calcext:value-type="float">
            <text:p>1459328408</text:p>
          </table:table-cell>
          <table:table-cell office:value-type="string" calcext:value-type="string">
            <text:p>2459.0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dipirona gts 10ml gnr e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float" office:value="56526" calcext:value-type="float">
            <text:p>5652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finasterida 5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4.33</text:p>
          </table:table-cell>
          <table:table-cell office:value-type="string" calcext:value-type="string">
            <text:p>521.65</text:p>
          </table:table-cell>
          <table:table-cell office:value-type="float" office:value="50886" calcext:value-type="float">
            <text:p>508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livgas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413.35</text:p>
          </table:table-cell>
          <table:table-cell office:value-type="float" office:value="74292" calcext:value-type="float">
            <text:p>74292</text:p>
          </table:table-cell>
          <table:table-cell table:number-columns-repeated="2"/>
        </table:table-row>
        <table:table-row table:style-name="ro1">
          <table:table-cell office:value-type="float" office:value="336939" calcext:value-type="float">
            <text:p>336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8 14:37:18</text:p>
          </table:table-cell>
          <table:table-cell office:value-type="float" office:value="1457447838" calcext:value-type="float">
            <text:p>1457447838</text:p>
          </table:table-cell>
          <table:table-cell office:value-type="string" calcext:value-type="string">
            <text:p>2352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norepinefrina 8mg, hemitartarato <text:s/>l: 15111094 q: <text:s text:c="5"/>600,0000 f: 01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2352.0</text:p>
          </table:table-cell>
          <table:table-cell office:value-type="float" office:value="47665" calcext:value-type="float">
            <text:p>47665</text:p>
          </table:table-cell>
          <table:table-cell table:number-columns-repeated="2"/>
        </table:table-row>
        <table:table-row table:style-name="ro1">
          <table:table-cell office:value-type="float" office:value="363185" calcext:value-type="float">
            <text:p>363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13:41:50</text:p>
          </table:table-cell>
          <table:table-cell office:value-type="float" office:value="1472132510" calcext:value-type="float">
            <text:p>1472132510</text:p>
          </table:table-cell>
          <table:table-cell office:value-type="string" calcext:value-type="string">
            <text:p>7956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agua para injecao 1000ml s.fechado <text:s/>l: 16080043 q: <text:s text:c="3"/>1.950,0000 f: 01/08/16 v: 30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7956.0</text:p>
          </table:table-cell>
          <table:table-cell office:value-type="float" office:value="47614" calcext:value-type="float">
            <text:p>4761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275.4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16.0</text:p>
          </table:table-cell>
          <table:table-cell office:value-type="float" office:value="50881" calcext:value-type="float">
            <text:p>50881</text:p>
          </table:table-cell>
          <table:table-cell table:number-columns-repeated="2"/>
        </table:table-row>
        <table:table-row table:style-name="ro1">
          <table:table-cell office:value-type="float" office:value="57899" calcext:value-type="float">
            <text:p>5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29 18:18:21</text:p>
          </table:table-cell>
          <table:table-cell office:value-type="float" office:value="1467224301" calcext:value-type="float">
            <text:p>1467224301</text:p>
          </table:table-cell>
          <table:table-cell office:value-type="string" calcext:value-type="string">
            <text:p>221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3 q: <text:s text:c="2"/>50.800,0000 f: 01/02/16 v: 28/02/18 l: 1630306 q: <text:s text:c="2"/>2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152" calcext:value-type="float">
            <text:p>73152</text:p>
          </table:table-cell>
          <table:table-cell table:number-columns-repeated="2"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5 11:14:55</text:p>
          </table:table-cell>
          <table:table-cell office:value-type="float" office:value="1475666095" calcext:value-type="float">
            <text:p>1475666095</text:p>
          </table:table-cell>
          <table:table-cell office:value-type="string" calcext:value-type="string">
            <text:p>190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proximetacaina 5mg/ml, cloridrato <text:s/>l: 62527 q: <text:s text:c="6"/>30,0000 f: 31/05/16 v: 30/04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190.5</text:p>
          </table:table-cell>
          <table:table-cell office:value-type="float" office:value="73346" calcext:value-type="float">
            <text:p>73346</text:p>
          </table:table-cell>
          <table:table-cell table:number-columns-repeated="2"/>
        </table:table-row>
        <table:table-row table:style-name="ro1">
          <table:table-cell office:value-type="float" office:value="65757" calcext:value-type="float">
            <text:p>65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0 17:17:00</text:p>
          </table:table-cell>
          <table:table-cell office:value-type="float" office:value="1476119820" calcext:value-type="float">
            <text:p>1476119820</text:p>
          </table:table-cell>
          <table:table-cell office:value-type="string" calcext:value-type="string">
            <text:p>190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proximetacaina 5mg/ml, cloridrato <text:s/>l: 62527 q: <text:s text:c="6"/>30,0000 f: 31/05/16 v: 30/04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190.5</text:p>
          </table:table-cell>
          <table:table-cell office:value-type="float" office:value="73387" calcext:value-type="float">
            <text:p>73387</text:p>
          </table:table-cell>
          <table:table-cell table:number-columns-repeated="2"/>
        </table:table-row>
        <table:table-row table:style-name="ro1">
          <table:table-cell office:value-type="float" office:value="65821" calcext:value-type="float">
            <text:p>658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3 11:41:37</text:p>
          </table:table-cell>
          <table:table-cell office:value-type="float" office:value="1476358897" calcext:value-type="float">
            <text:p>1476358897</text:p>
          </table:table-cell>
          <table:table-cell office:value-type="string" calcext:value-type="string">
            <text:p>190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proximetacaina 5mg/ml, cloridrato <text:s/>l: 62527 q: <text:s text:c="6"/>30,0000 f: 31/05/16 v: 30/04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190.5</text:p>
          </table:table-cell>
          <table:table-cell office:value-type="float" office:value="73210" calcext:value-type="float">
            <text:p>73210</text:p>
          </table:table-cell>
          <table:table-cell table:number-columns-repeated="2"/>
        </table:table-row>
        <table:table-row table:style-name="ro1">
          <table:table-cell office:value-type="float" office:value="59631" calcext:value-type="float">
            <text:p>59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6 09:03:40</text:p>
          </table:table-cell>
          <table:table-cell office:value-type="float" office:value="1469523820" calcext:value-type="float">
            <text:p>1469523820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81" calcext:value-type="float">
            <text:p>7328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clorana 25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76.4</text:p>
          </table:table-cell>
          <table:table-cell office:value-type="float" office:value="74307" calcext:value-type="float">
            <text:p>74307</text:p>
          </table:table-cell>
          <table:table-cell table:number-columns-repeated="2"/>
        </table:table-row>
        <table:table-row table:style-name="ro1">
          <table:table-cell office:value-type="float" office:value="89405" calcext:value-type="float">
            <text:p>89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8 08:36:02</text:p>
          </table:table-cell>
          <table:table-cell office:value-type="float" office:value="1457426162" calcext:value-type="float">
            <text:p>1457426162</text:p>
          </table:table-cell>
          <table:table-cell office:value-type="string" calcext:value-type="string">
            <text:p>1458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midazolam (b1) 50mg/10ml inj. cx.c/100a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67.0</text:p>
          </table:table-cell>
          <table:table-cell office:value-type="float" office:value="46786" calcext:value-type="float">
            <text:p>46786</text:p>
          </table:table-cell>
          <table:table-cell table:number-columns-repeated="2"/>
        </table:table-row>
        <table:table-row table:style-name="ro1">
          <table:table-cell office:value-type="float" office:value="63468" calcext:value-type="float">
            <text:p>63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 10:30:14</text:p>
          </table:table-cell>
          <table:table-cell office:value-type="float" office:value="1474021814" calcext:value-type="float">
            <text:p>1474021814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28 q: <text:s text:c="2"/>50.000,0000 f: 28/02/16 v: 28/02/18 l: 1630485 q: <text:s text:c="2"/>50.000,0000 f: 31/03/16 v: 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222" calcext:value-type="float">
            <text:p>73222</text:p>
          </table:table-cell>
          <table:table-cell table:number-columns-repeated="2"/>
        </table:table-row>
        <table:table-row table:style-name="ro1">
          <table:table-cell office:value-type="float" office:value="62058" calcext:value-type="float">
            <text:p>62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2:44:44</text:p>
          </table:table-cell>
          <table:table-cell office:value-type="float" office:value="1472474684" calcext:value-type="float">
            <text:p>1472474684</text:p>
          </table:table-cell>
          <table:table-cell office:value-type="string" calcext:value-type="string">
            <text:p>2156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5 q: <text:s text:c="2"/>50.000,0000 f: 31/03/16 v: 31/03/18 l: 1630328 q: <text:s text:c="2"/>50.000,0000 f: 28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6000.0</text:p>
          </table:table-cell>
          <table:table-cell office:value-type="float" office:value="73375" calcext:value-type="float">
            <text:p>73375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25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411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811.24</text:p>
          </table:table-cell>
          <table:table-cell office:value-type="float" office:value="46604" calcext:value-type="float">
            <text:p>46604</text:p>
          </table:table-cell>
          <table:table-cell table:number-columns-repeated="2"/>
        </table:table-row>
        <table:table-row table:style-name="ro1">
          <table:table-cell office:value-type="float" office:value="51059" calcext:value-type="float">
            <text:p>51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0 09:31:44</text:p>
          </table:table-cell>
          <table:table-cell office:value-type="float" office:value="1466415104" calcext:value-type="float">
            <text:p>1466415104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ribavirina 250mg ct c/50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1000.0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540.0</text:p>
          </table:table-cell>
          <table:table-cell office:value-type="float" office:value="46588" calcext:value-type="float">
            <text:p>4658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40354.72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simeco plus sus fr 24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505.12</text:p>
          </table:table-cell>
          <table:table-cell office:value-type="float" office:value="40461" calcext:value-type="float">
            <text:p>4046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glimepirida 4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601.0</text:p>
          </table:table-cell>
          <table:table-cell office:value-type="float" office:value="62287" calcext:value-type="float">
            <text:p>6228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5979" calcext:value-type="float">
            <text:p>5597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6038" calcext:value-type="float">
            <text:p>56038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arvedilol 25mg cx 30cpr- generico- fab.: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.0</text:p>
          </table:table-cell>
          <table:table-cell office:value-type="float" office:value="71772" calcext:value-type="float">
            <text:p>7177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16-09-02 01:21:00</text:p>
          </table:table-cell>
          <table:table-cell office:value-type="float" office:value="1472779260" calcext:value-type="float">
            <text:p>1472779260</text:p>
          </table:table-cell>
          <table:table-cell office:value-type="string" calcext:value-type="string">
            <text:p>19994.23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lumiderm creme 30g lotes 681768 102016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632.0</text:p>
          </table:table-cell>
          <table:table-cell office:value-type="float" office:value="61299" calcext:value-type="float">
            <text:p>6129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rtico 1,5+1,2gpo sol or cx 30 sach 5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9.45</text:p>
          </table:table-cell>
          <table:table-cell office:value-type="string" calcext:value-type="string">
            <text:p>508.35</text:p>
          </table:table-cell>
          <table:table-cell office:value-type="float" office:value="65109" calcext:value-type="float">
            <text:p>6510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75" calcext:value-type="float">
            <text:p>559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034" calcext:value-type="float">
            <text:p>5603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4 00:00:00</text:p>
          </table:table-cell>
          <table:table-cell office:value-type="float" office:value="1457049600" calcext:value-type="float">
            <text:p>14570496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tropinal sol c/15 ml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7.6</text:p>
          </table:table-cell>
          <table:table-cell office:value-type="float" office:value="72024" calcext:value-type="float">
            <text:p>7202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609.5</text:p>
          </table:table-cell>
          <table:table-cell office:value-type="float" office:value="55973" calcext:value-type="float">
            <text:p>5597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7 16:22:00</text:p>
          </table:table-cell>
          <table:table-cell office:value-type="float" office:value="1458231720" calcext:value-type="float">
            <text:p>1458231720</text:p>
          </table:table-cell>
          <table:table-cell office:value-type="string" calcext:value-type="string">
            <text:p>6365.65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64.0</text:p>
          </table:table-cell>
          <table:table-cell office:value-type="float" office:value="50888" calcext:value-type="float">
            <text:p>508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dramavit env. c/ 4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346.0</text:p>
          </table:table-cell>
          <table:table-cell office:value-type="float" office:value="74235" calcext:value-type="float">
            <text:p>7423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8-30 15:22:00</text:p>
          </table:table-cell>
          <table:table-cell office:value-type="float" office:value="1472570520" calcext:value-type="float">
            <text:p>1472570520</text:p>
          </table:table-cell>
          <table:table-cell office:value-type="string" calcext:value-type="string">
            <text:p>25036.98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ptive <text:s/>vd flaconetes colori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3115.0</text:p>
          </table:table-cell>
          <table:table-cell office:value-type="float" office:value="56294" calcext:value-type="float">
            <text:p>5629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01-05 18:20:59</text:p>
          </table:table-cell>
          <table:table-cell office:value-type="float" office:value="1452018059" calcext:value-type="float">
            <text:p>1452018059</text:p>
          </table:table-cell>
          <table:table-cell office:value-type="string" calcext:value-type="string">
            <text:p>5468.01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soro glicosado 500ml insopis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07.0</text:p>
          </table:table-cell>
          <table:table-cell office:value-type="float" office:value="67249" calcext:value-type="float">
            <text:p>672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phitos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477.92</text:p>
          </table:table-cell>
          <table:table-cell office:value-type="float" office:value="74253" calcext:value-type="float">
            <text:p>742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phitos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477.92</text:p>
          </table:table-cell>
          <table:table-cell office:value-type="float" office:value="74279" calcext:value-type="float">
            <text:p>74279</text:p>
          </table:table-cell>
          <table:table-cell table:number-columns-repeated="2"/>
        </table:table-row>
        <table:table-row table:style-name="ro1">
          <table:table-cell office:value-type="float" office:value="366340" calcext:value-type="float">
            <text:p>3663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9-14 22:16:19</text:p>
          </table:table-cell>
          <table:table-cell office:value-type="float" office:value="1473891379" calcext:value-type="float">
            <text:p>1473891379</text:p>
          </table:table-cell>
          <table:table-cell office:value-type="string" calcext:value-type="string">
            <text:p>10721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fisiologico 500ml s.fechado <text:s/>l: 16060317 q: <text:s text:c="3"/>1.000,0000 f: 01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2840.0</text:p>
          </table:table-cell>
          <table:table-cell office:value-type="float" office:value="47659" calcext:value-type="float">
            <text:p>4765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09 15:39:00</text:p>
          </table:table-cell>
          <table:table-cell office:value-type="float" office:value="1470757140" calcext:value-type="float">
            <text:p>1470757140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04.0</text:p>
          </table:table-cell>
          <table:table-cell office:value-type="float" office:value="50891" calcext:value-type="float">
            <text:p>5089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14 00:00:00</text:p>
          </table:table-cell>
          <table:table-cell office:value-type="float" office:value="1460592000" calcext:value-type="float">
            <text:p>1460592000</text:p>
          </table:table-cell>
          <table:table-cell office:value-type="string" calcext:value-type="string">
            <text:p>836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tropinal sol c/15 ml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7.6</text:p>
          </table:table-cell>
          <table:table-cell office:value-type="float" office:value="72030" calcext:value-type="float">
            <text:p>7203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19 14:58:00</text:p>
          </table:table-cell>
          <table:table-cell office:value-type="float" office:value="1461077880" calcext:value-type="float">
            <text:p>1461077880</text:p>
          </table:table-cell>
          <table:table-cell office:value-type="string" calcext:value-type="string">
            <text:p>23235.1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ptive <text:s/>vd flaconetes colori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2803.5</text:p>
          </table:table-cell>
          <table:table-cell office:value-type="float" office:value="55962" calcext:value-type="float">
            <text:p>559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atorvastatina calcica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56.4</text:p>
          </table:table-cell>
          <table:table-cell office:value-type="float" office:value="50883" calcext:value-type="float">
            <text:p>5088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7 11:41:29</text:p>
          </table:table-cell>
          <table:table-cell office:value-type="float" office:value="1466163689" calcext:value-type="float">
            <text:p>1466163689</text:p>
          </table:table-cell>
          <table:table-cell office:value-type="string" calcext:value-type="string">
            <text:p>50258.8</text:p>
          </table:table-cell>
          <table:table-cell office:value-type="string" calcext:value-type="string">
            <text:p>fund b. de pes cient e des tec, for e dist de med-bahiafarma</text:p>
          </table:table-cell>
          <table:table-cell office:value-type="float" office:value="13078518000190" calcext:value-type="float">
            <text:p>13078518000190</text:p>
          </table:table-cell>
          <table:table-cell office:value-type="string" calcext:value-type="string">
            <text:p>centro indust. aratu</text:p>
          </table:table-cell>
          <table:table-cell office:value-type="string" calcext:value-type="string">
            <text:p>simoes filho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-12.7867839</text:p>
          </table:table-cell>
          <table:table-cell office:value-type="string" calcext:value-type="string">
            <text:p>-38.4030365</text:p>
          </table:table-cell>
          <table:table-cell office:value-type="string" calcext:value-type="string">
            <text:p>cabergolina 0,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6224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50258.8</text:p>
          </table:table-cell>
          <table:table-cell office:value-type="float" office:value="72559" calcext:value-type="float">
            <text:p>72559</text:p>
          </table:table-cell>
          <table:table-cell table:number-columns-repeated="2"/>
        </table:table-row>
        <table:table-row table:style-name="ro1">
          <table:table-cell office:value-type="float" office:value="370095" calcext:value-type="float">
            <text:p>37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6 21:18:53</text:p>
          </table:table-cell>
          <table:table-cell office:value-type="float" office:value="1475788733" calcext:value-type="float">
            <text:p>1475788733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enoxaparina sodica 40mg/0,4ml <text:s/>l: 452700a q: <text:s text:c="7"/>4,0000 f: 0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5.2</text:p>
          </table:table-cell>
          <table:table-cell office:value-type="float" office:value="47671" calcext:value-type="float">
            <text:p>47671</text:p>
          </table:table-cell>
          <table:table-cell table:number-columns-repeated="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30 17:29:00</text:p>
          </table:table-cell>
          <table:table-cell office:value-type="float" office:value="1464629340" calcext:value-type="float">
            <text:p>1464629340</text:p>
          </table:table-cell>
          <table:table-cell office:value-type="string" calcext:value-type="string">
            <text:p>2209.3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agua destilada 200x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8.6</text:p>
          </table:table-cell>
          <table:table-cell office:value-type="float" office:value="70954" calcext:value-type="float">
            <text:p>7095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11-10 11:20:00</text:p>
          </table:table-cell>
          <table:table-cell office:value-type="float" office:value="1478776800" calcext:value-type="float">
            <text:p>1478776800</text:p>
          </table:table-cell>
          <table:table-cell office:value-type="string" calcext:value-type="string">
            <text:p>3378.48</text:p>
          </table:table-cell>
          <table:table-cell office:value-type="string" calcext:value-type="string">
            <text:p>amanda leite azevedo costa</text:p>
          </table:table-cell>
          <table:table-cell office:value-type="float" office:value="6182651000126" calcext:value-type="float">
            <text:p>61826510001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gua branca</text:p>
          </table:table-cell>
          <table:table-cell office:value-type="float" office:value="58748000" calcext:value-type="float">
            <text:p>58748000</text:p>
          </table:table-cell>
          <table:table-cell office:value-type="string" calcext:value-type="string">
            <text:p>-5.8913922</text:p>
          </table:table-cell>
          <table:table-cell office:value-type="string" calcext:value-type="string">
            <text:p>-42.6361148</text:p>
          </table:table-cell>
          <table:table-cell office:value-type="string" calcext:value-type="string">
            <text:p>captopril 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5</text:p>
          </table:table-cell>
          <table:table-cell office:value-type="float" office:value="38663" calcext:value-type="float">
            <text:p>38663</text:p>
          </table:table-cell>
          <table:table-cell table:number-columns-repeated="2"/>
        </table:table-row>
        <table:table-row table:style-name="ro1">
          <table:table-cell office:value-type="float" office:value="48357" calcext:value-type="float">
            <text:p>48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2:31:00</text:p>
          </table:table-cell>
          <table:table-cell office:value-type="float" office:value="1472214660" calcext:value-type="float">
            <text:p>1472214660</text:p>
          </table:table-cell>
          <table:table-cell office:value-type="string" calcext:value-type="string">
            <text:p>15825.6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urosurf 120mg fa 1,5ml cx c/01 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30.4</text:p>
          </table:table-cell>
          <table:table-cell office:value-type="string" calcext:value-type="string">
            <text:p>15825.6</text:p>
          </table:table-cell>
          <table:table-cell office:value-type="float" office:value="45638" calcext:value-type="float">
            <text:p>45638</text:p>
          </table:table-cell>
          <table:table-cell table:number-columns-repeated="2"/>
        </table:table-row>
        <table:table-row table:style-name="ro1">
          <table:table-cell office:value-type="float" office:value="51605" calcext:value-type="float">
            <text:p>51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2 16:54:07</text:p>
          </table:table-cell>
          <table:table-cell office:value-type="float" office:value="1480697647" calcext:value-type="float">
            <text:p>1480697647</text:p>
          </table:table-cell>
          <table:table-cell office:value-type="string" calcext:value-type="string">
            <text:p>145.5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.5</text:p>
          </table:table-cell>
          <table:table-cell office:value-type="float" office:value="71755" calcext:value-type="float">
            <text:p>71755</text:p>
          </table:table-cell>
          <table:table-cell table:number-columns-repeated="2"/>
        </table:table-row>
        <table:table-row table:style-name="ro1">
          <table:table-cell office:value-type="float" office:value="51604" calcext:value-type="float">
            <text:p>51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2 16:47:15</text:p>
          </table:table-cell>
          <table:table-cell office:value-type="float" office:value="1480697235" calcext:value-type="float">
            <text:p>1480697235</text:p>
          </table:table-cell>
          <table:table-cell office:value-type="string" calcext:value-type="string">
            <text:p>247.5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.5</text:p>
          </table:table-cell>
          <table:table-cell office:value-type="float" office:value="71752" calcext:value-type="float">
            <text:p>7175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69" calcext:value-type="float">
            <text:p>55969</text:p>
          </table:table-cell>
          <table:table-cell table:number-columns-repeated="2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28 11:09:00</text:p>
          </table:table-cell>
          <table:table-cell office:value-type="float" office:value="1477652940" calcext:value-type="float">
            <text:p>1477652940</text:p>
          </table:table-cell>
          <table:table-cell office:value-type="string" calcext:value-type="string">
            <text:p>46963.4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linezolida 2mg/ml iv bol.300ml cx c/10 bol (eurofarma / s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747.4</text:p>
          </table:table-cell>
          <table:table-cell office:value-type="float" office:value="46203" calcext:value-type="float">
            <text:p>4620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39495.06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*haldol 5mg 2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360.64</text:p>
          </table:table-cell>
          <table:table-cell office:value-type="float" office:value="43553" calcext:value-type="float">
            <text:p>4355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x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8.12</text:p>
          </table:table-cell>
          <table:table-cell office:value-type="string" calcext:value-type="string">
            <text:p>712.48</text:p>
          </table:table-cell>
          <table:table-cell office:value-type="float" office:value="70871" calcext:value-type="float">
            <text:p>70871</text:p>
          </table:table-cell>
          <table:table-cell table:number-columns-repeated="2"/>
        </table:table-row>
        <table:table-row table:style-name="ro1">
          <table:table-cell office:value-type="float" office:value="50489" calcext:value-type="float">
            <text:p>5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8 18:12:25</text:p>
          </table:table-cell>
          <table:table-cell office:value-type="float" office:value="1477678345" calcext:value-type="float">
            <text:p>1477678345</text:p>
          </table:table-cell>
          <table:table-cell office:value-type="string" calcext:value-type="string">
            <text:p>14039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arvedilol 25mg cx 30cpr- generico- fab.: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6.0</text:p>
          </table:table-cell>
          <table:table-cell office:value-type="float" office:value="71790" calcext:value-type="float">
            <text:p>71790</text:p>
          </table:table-cell>
          <table:table-cell table:number-columns-repeated="2"/>
        </table:table-row>
        <table:table-row table:style-name="ro1">
          <table:table-cell office:value-type="float" office:value="252550" calcext:value-type="float">
            <text:p>252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5 15:43:00</text:p>
          </table:table-cell>
          <table:table-cell office:value-type="float" office:value="1469461380" calcext:value-type="float">
            <text:p>1469461380</text:p>
          </table:table-cell>
          <table:table-cell office:value-type="string" calcext:value-type="string">
            <text:p>3100.0</text:p>
          </table:table-cell>
          <table:table-cell office:value-type="string" calcext:value-type="string">
            <text:p>farmaconn ltda</text:p>
          </table:table-cell>
          <table:table-cell office:value-type="float" office:value="4159816000113" calcext:value-type="float">
            <text:p>4159816000113</text:p>
          </table:table-cell>
          <table:table-cell office:value-type="string" calcext:value-type="string">
            <text:p>nova cachoeirinha</text:p>
          </table:table-cell>
          <table:table-cell office:value-type="string" calcext:value-type="string">
            <text:p>belo horizonte</text:p>
          </table:table-cell>
          <table:table-cell office:value-type="float" office:value="31250630" calcext:value-type="float">
            <text:p>31250630</text:p>
          </table:table-cell>
          <table:table-cell office:value-type="string" calcext:value-type="string">
            <text:p>-19.9225776</text:p>
          </table:table-cell>
          <table:table-cell office:value-type="string" calcext:value-type="string">
            <text:p>-43.9451356</text:p>
          </table:table-cell>
          <table:table-cell office:value-type="string" calcext:value-type="string">
            <text:p>amox+clav pot 1g doclaxin cx 20f/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3100.0</text:p>
          </table:table-cell>
          <table:table-cell office:value-type="float" office:value="40616" calcext:value-type="float">
            <text:p>40616</text:p>
          </table:table-cell>
          <table:table-cell table:number-columns-repeated="2"/>
        </table:table-row>
        <table:table-row table:style-name="ro1">
          <table:table-cell office:value-type="float" office:value="45108" calcext:value-type="float">
            <text:p>45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09 00:00:00</text:p>
          </table:table-cell>
          <table:table-cell office:value-type="float" office:value="1457481600" calcext:value-type="float">
            <text:p>1457481600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25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5000.0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2500.0</text:p>
          </table:table-cell>
          <table:table-cell office:value-type="float" office:value="76440" calcext:value-type="float">
            <text:p>76440</text:p>
          </table:table-cell>
          <table:table-cell table:number-columns-repeated="2"/>
        </table:table-row>
        <table:table-row table:style-name="ro1">
          <table:table-cell office:value-type="float" office:value="69442" calcext:value-type="float">
            <text:p>694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28 12:35:37</text:p>
          </table:table-cell>
          <table:table-cell office:value-type="float" office:value="1480336537" calcext:value-type="float">
            <text:p>1480336537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40mg f-a <text:s/>l: 16050233 q: <text:s text:c="6"/>4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92.0</text:p>
          </table:table-cell>
          <table:table-cell office:value-type="float" office:value="73227" calcext:value-type="float">
            <text:p>73227</text:p>
          </table:table-cell>
          <table:table-cell table:number-columns-repeated="2"/>
        </table:table-row>
        <table:table-row table:style-name="ro1">
          <table:table-cell office:value-type="float" office:value="69441" calcext:value-type="float">
            <text:p>694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28 12:20:52</text:p>
          </table:table-cell>
          <table:table-cell office:value-type="float" office:value="1480335652" calcext:value-type="float">
            <text:p>1480335652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40mg f-a <text:s/>l: 16050233 q: <text:s text:c="6"/>40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92.0</text:p>
          </table:table-cell>
          <table:table-cell office:value-type="float" office:value="73197" calcext:value-type="float">
            <text:p>7319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5-27 13:43:00</text:p>
          </table:table-cell>
          <table:table-cell office:value-type="float" office:value="1464356580" calcext:value-type="float">
            <text:p>1464356580</text:p>
          </table:table-cell>
          <table:table-cell office:value-type="string" calcext:value-type="string">
            <text:p>19300.2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ptive <text:s/>vd flaconetes colori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2741.2</text:p>
          </table:table-cell>
          <table:table-cell office:value-type="float" office:value="56674" calcext:value-type="float">
            <text:p>5667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2 18:56:19</text:p>
          </table:table-cell>
          <table:table-cell office:value-type="float" office:value="1473706579" calcext:value-type="float">
            <text:p>1473706579</text:p>
          </table:table-cell>
          <table:table-cell office:value-type="string" calcext:value-type="string">
            <text:p>3184.17</text:p>
          </table:table-cell>
          <table:table-cell office:value-type="string" calcext:value-type="string">
            <text:p>drogaria bom jesus ltda</text:p>
          </table:table-cell>
          <table:table-cell office:value-type="float" office:value="4650744000102" calcext:value-type="float">
            <text:p>46507440001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gen-atorvastatina calcica 2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82.0</text:p>
          </table:table-cell>
          <table:table-cell office:value-type="float" office:value="50884" calcext:value-type="float">
            <text:p>5088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6-21 08:41:00</text:p>
          </table:table-cell>
          <table:table-cell office:value-type="float" office:value="1466498460" calcext:value-type="float">
            <text:p>1466498460</text:p>
          </table:table-cell>
          <table:table-cell office:value-type="string" calcext:value-type="string">
            <text:p>21276.6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ptive <text:s/>vd flaconetes colori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2803.5</text:p>
          </table:table-cell>
          <table:table-cell office:value-type="float" office:value="56585" calcext:value-type="float">
            <text:p>56585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5 07:17:00</text:p>
          </table:table-cell>
          <table:table-cell office:value-type="float" office:value="1473923820" calcext:value-type="float">
            <text:p>1473923820</text:p>
          </table:table-cell>
          <table:table-cell office:value-type="string" calcext:value-type="string">
            <text:p>5818.9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ÃÂ¡gua destilada 10ml cx/200 amp iso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00.0</text:p>
          </table:table-cell>
          <table:table-cell office:value-type="float" office:value="64499" calcext:value-type="float">
            <text:p>6449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4-19 14:58:00</text:p>
          </table:table-cell>
          <table:table-cell office:value-type="float" office:value="1461077880" calcext:value-type="float">
            <text:p>1461077880</text:p>
          </table:table-cell>
          <table:table-cell office:value-type="string" calcext:value-type="string">
            <text:p>23235.1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5964" calcext:value-type="float">
            <text:p>55964</text:p>
          </table:table-cell>
          <table:table-cell table:number-columns-repeated="2"/>
        </table:table-row>
        <table:table-row table:style-name="ro1">
          <table:table-cell office:value-type="float" office:value="89564" calcext:value-type="float">
            <text:p>89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7 17:56:27</text:p>
          </table:table-cell>
          <table:table-cell office:value-type="float" office:value="1467050187" calcext:value-type="float">
            <text:p>1467050187</text:p>
          </table:table-cell>
          <table:table-cell office:value-type="string" calcext:value-type="string">
            <text:p>1049.49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gulha desc. 25x7(cx/100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6.95</text:p>
          </table:table-cell>
          <table:table-cell office:value-type="float" office:value="41762" calcext:value-type="float">
            <text:p>417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5 13:21:00</text:p>
          </table:table-cell>
          <table:table-cell office:value-type="float" office:value="1473945660" calcext:value-type="float">
            <text:p>147394566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08.0</text:p>
          </table:table-cell>
          <table:table-cell office:value-type="float" office:value="50892" calcext:value-type="float">
            <text:p>508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mitriptilina 25 mg c/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22.5</text:p>
          </table:table-cell>
          <table:table-cell office:value-type="float" office:value="65118" calcext:value-type="float">
            <text:p>651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ntietanol 250 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5.62</text:p>
          </table:table-cell>
          <table:table-cell office:value-type="float" office:value="65095" calcext:value-type="float">
            <text:p>65095</text:p>
          </table:table-cell>
          <table:table-cell table:number-columns-repeated="2"/>
        </table:table-row>
        <table:table-row table:style-name="ro1">
          <table:table-cell office:value-type="float" office:value="73559" calcext:value-type="float">
            <text:p>73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9 17:57:00</text:p>
          </table:table-cell>
          <table:table-cell office:value-type="float" office:value="1454090220" calcext:value-type="float">
            <text:p>1454090220</text:p>
          </table:table-cell>
          <table:table-cell office:value-type="string" calcext:value-type="string">
            <text:p>7461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a61 val: 31/12/16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2.3</text:p>
          </table:table-cell>
          <table:table-cell office:value-type="string" calcext:value-type="string">
            <text:p>2187.6</text:p>
          </table:table-cell>
          <table:table-cell office:value-type="float" office:value="63288" calcext:value-type="float">
            <text:p>6328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8-30 15:22:00</text:p>
          </table:table-cell>
          <table:table-cell office:value-type="float" office:value="1472570520" calcext:value-type="float">
            <text:p>1472570520</text:p>
          </table:table-cell>
          <table:table-cell office:value-type="string" calcext:value-type="string">
            <text:p>25036.98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802.64</text:p>
          </table:table-cell>
          <table:table-cell office:value-type="float" office:value="56300" calcext:value-type="float">
            <text:p>56300</text:p>
          </table:table-cell>
          <table:table-cell table:number-columns-repeated="2"/>
        </table:table-row>
        <table:table-row table:style-name="ro1">
          <table:table-cell office:value-type="float" office:value="196031" calcext:value-type="float">
            <text:p>196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29 11:17:00</text:p>
          </table:table-cell>
          <table:table-cell office:value-type="float" office:value="1461928620" calcext:value-type="float">
            <text:p>1461928620</text:p>
          </table:table-cell>
          <table:table-cell office:value-type="string" calcext:value-type="string">
            <text:p>10313.2</text:p>
          </table:table-cell>
          <table:table-cell office:value-type="string" calcext:value-type="string">
            <text:p>drogafonte ltda</text:p>
          </table:table-cell>
          <table:table-cell office:value-type="float" office:value="8778201000126" calcext:value-type="float">
            <text:p>8778201000126</text:p>
          </table:table-cell>
          <table:table-cell office:value-type="string" calcext:value-type="string">
            <text:p>varzea</text:p>
          </table:table-cell>
          <table:table-cell office:value-type="string" calcext:value-type="string">
            <text:p>recife</text:p>
          </table:table-cell>
          <table:table-cell office:value-type="float" office:value="50740080" calcext:value-type="float">
            <text:p>507400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sevoflurano fr. 100 ml generic *(c-1) (biochimico-rj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0004.0</text:p>
          </table:table-cell>
          <table:table-cell office:value-type="float" office:value="43996" calcext:value-type="float">
            <text:p>43996</text:p>
          </table:table-cell>
          <table:table-cell table:number-columns-repeated="2"/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6 16:15:53</text:p>
          </table:table-cell>
          <table:table-cell office:value-type="float" office:value="1482768953" calcext:value-type="float">
            <text:p>1482768953</text:p>
          </table:table-cell>
          <table:table-cell office:value-type="string" calcext:value-type="string">
            <text:p>9353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triptilina 25mg cx 20cpr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.0</text:p>
          </table:table-cell>
          <table:table-cell office:value-type="float" office:value="71779" calcext:value-type="float">
            <text:p>7177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27 13:43:00</text:p>
          </table:table-cell>
          <table:table-cell office:value-type="float" office:value="1464356580" calcext:value-type="float">
            <text:p>1464356580</text:p>
          </table:table-cell>
          <table:table-cell office:value-type="string" calcext:value-type="string">
            <text:p>19300.2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676" calcext:value-type="float">
            <text:p>56676</text:p>
          </table:table-cell>
          <table:table-cell table:number-columns-repeated="2"/>
        </table:table-row>
        <table:table-row table:style-name="ro1">
          <table:table-cell office:value-type="float" office:value="18425" calcext:value-type="float">
            <text:p>18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3 15:49:00</text:p>
          </table:table-cell>
          <table:table-cell office:value-type="float" office:value="1452700140" calcext:value-type="float">
            <text:p>1452700140</text:p>
          </table:table-cell>
          <table:table-cell office:value-type="string" calcext:value-type="string">
            <text:p>2390.4</text:p>
          </table:table-cell>
          <table:table-cell office:value-type="string" calcext:value-type="string">
            <text:p>d-hosp distribuidora hospitalar importacao e exportacao ltda</text:p>
          </table:table-cell>
          <table:table-cell office:value-type="float" office:value="8076127000600" calcext:value-type="float">
            <text:p>8076127000600</text:p>
          </table:table-cell>
          <table:table-cell office:value-type="string" calcext:value-type="string">
            <text:p>cidade vera cruz</text:p>
          </table:table-cell>
          <table:table-cell office:value-type="string" calcext:value-type="string">
            <text:p>aparecida de goiania</text:p>
          </table:table-cell>
          <table:table-cell office:value-type="float" office:value="74935900" calcext:value-type="float">
            <text:p>74935900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mestinon 60mg 60cp principio ativo: piridostigmina brometo marca: valeant lote: 00124408 - 30/08/2017 pmc: 3244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2880.0</text:p>
          </table:table-cell>
          <table:table-cell office:value-type="float" office:value="70968" calcext:value-type="float">
            <text:p>7096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16-10-03 00:00:00</text:p>
          </table:table-cell>
          <table:table-cell office:value-type="float" office:value="1475452800" calcext:value-type="float">
            <text:p>1475452800</text:p>
          </table:table-cell>
          <table:table-cell office:value-type="string" calcext:value-type="string">
            <text:p>72723.0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escitalopram 20mg 30cp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78.71</text:p>
          </table:table-cell>
          <table:table-cell office:value-type="string" calcext:value-type="string">
            <text:p>7803.88</text:p>
          </table:table-cell>
          <table:table-cell office:value-type="float" office:value="43397" calcext:value-type="float">
            <text:p>43397</text:p>
          </table:table-cell>
          <table:table-cell table:number-columns-repeated="2"/>
        </table:table-row>
        <table:table-row table:style-name="ro1">
          <table:table-cell office:value-type="float" office:value="75928" calcext:value-type="float">
            <text:p>759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3-28 10:28:50</text:p>
          </table:table-cell>
          <table:table-cell office:value-type="float" office:value="1459160930" calcext:value-type="float">
            <text:p>1459160930</text:p>
          </table:table-cell>
          <table:table-cell office:value-type="string" calcext:value-type="string">
            <text:p>7222.2</text:p>
          </table:table-cell>
          <table:table-cell office:value-type="string" calcext:value-type="string">
            <text:p>dental med sul artigos odontologicos ltda</text:p>
          </table:table-cell>
          <table:table-cell office:value-type="float" office:value="2477571000147" calcext:value-type="float">
            <text:p>2477571000147</text:p>
          </table:table-cell>
          <table:table-cell office:value-type="string" calcext:value-type="string">
            <text:p>boqueirao</text:p>
          </table:table-cell>
          <table:table-cell office:value-type="string" calcext:value-type="string">
            <text:p>curitiba</text:p>
          </table:table-cell>
          <table:table-cell office:value-type="float" office:value="81730010" calcext:value-type="float">
            <text:p>81730010</text:p>
          </table:table-cell>
          <table:table-cell office:value-type="string" calcext:value-type="string">
            <text:p>-25.4295963</text:p>
          </table:table-cell>
          <table:table-cell office:value-type="string" calcext:value-type="string">
            <text:p>-49.2712724</text:p>
          </table:table-cell>
          <table:table-cell office:value-type="string" calcext:value-type="string">
            <text:p>anestesico topico gel com benzocaina 20% 12g tutti frutt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59.0</text:p>
          </table:table-cell>
          <table:table-cell office:value-type="float" office:value="72320" calcext:value-type="float">
            <text:p>723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8-30 15:22:00</text:p>
          </table:table-cell>
          <table:table-cell office:value-type="float" office:value="1472570520" calcext:value-type="float">
            <text:p>1472570520</text:p>
          </table:table-cell>
          <table:table-cell office:value-type="string" calcext:value-type="string">
            <text:p>25036.98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296" calcext:value-type="float">
            <text:p>5629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6-21 08:41:00</text:p>
          </table:table-cell>
          <table:table-cell office:value-type="float" office:value="1466498460" calcext:value-type="float">
            <text:p>1466498460</text:p>
          </table:table-cell>
          <table:table-cell office:value-type="string" calcext:value-type="string">
            <text:p>21276.6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587" calcext:value-type="float">
            <text:p>56587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24 11:52:00</text:p>
          </table:table-cell>
          <table:table-cell office:value-type="float" office:value="1479988320" calcext:value-type="float">
            <text:p>1479988320</text:p>
          </table:table-cell>
          <table:table-cell office:value-type="string" calcext:value-type="string">
            <text:p>7482.22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carvedilol 6,25mg cx c/30 (em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3.11</text:p>
          </table:table-cell>
          <table:table-cell office:value-type="float" office:value="64508" calcext:value-type="float">
            <text:p>6450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2 08:00:00</text:p>
          </table:table-cell>
          <table:table-cell office:value-type="float" office:value="1468310400" calcext:value-type="float">
            <text:p>146831040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maria do carmo laureano</text:p>
          </table:table-cell>
          <table:table-cell office:value-type="float" office:value="1422330000138" calcext:value-type="float">
            <text:p>14223300001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raruna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-23.9320308</text:p>
          </table:table-cell>
          <table:table-cell office:value-type="string" calcext:value-type="string">
            <text:p>-52.4976047</text:p>
          </table:table-cell>
          <table:table-cell office:value-type="string" calcext:value-type="string">
            <text:p>depakene 500 com 5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52.0</text:p>
          </table:table-cell>
          <table:table-cell office:value-type="float" office:value="50890" calcext:value-type="float">
            <text:p>50890</text:p>
          </table:table-cell>
          <table:table-cell table:number-columns-repeated="2"/>
        </table:table-row>
        <table:table-row table:style-name="ro1">
          <table:table-cell office:value-type="float" office:value="77881" calcext:value-type="float">
            <text:p>77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13 15:30:00</text:p>
          </table:table-cell>
          <table:table-cell office:value-type="float" office:value="1465831800" calcext:value-type="float">
            <text:p>1465831800</text:p>
          </table:table-cell>
          <table:table-cell office:value-type="string" calcext:value-type="string">
            <text:p>31734.6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l34 val: 31/07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2.3</text:p>
          </table:table-cell>
          <table:table-cell office:value-type="string" calcext:value-type="string">
            <text:p>2187.6</text:p>
          </table:table-cell>
          <table:table-cell office:value-type="float" office:value="63325" calcext:value-type="float">
            <text:p>633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7-26 08:32:00</text:p>
          </table:table-cell>
          <table:table-cell office:value-type="float" office:value="1469521920" calcext:value-type="float">
            <text:p>1469521920</text:p>
          </table:table-cell>
          <table:table-cell office:value-type="string" calcext:value-type="string">
            <text:p>19588.6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vastarel mr 3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2753.56</text:p>
          </table:table-cell>
          <table:table-cell office:value-type="float" office:value="56376" calcext:value-type="float">
            <text:p>563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7-26 08:32:00</text:p>
          </table:table-cell>
          <table:table-cell office:value-type="float" office:value="1469521920" calcext:value-type="float">
            <text:p>1469521920</text:p>
          </table:table-cell>
          <table:table-cell office:value-type="string" calcext:value-type="string">
            <text:p>19588.6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optive <text:s/>vd flaconetes colorio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2492.0</text:p>
          </table:table-cell>
          <table:table-cell office:value-type="float" office:value="56374" calcext:value-type="float">
            <text:p>56374</text:p>
          </table:table-cell>
          <table:table-cell table:number-columns-repeated="2"/>
        </table:table-row>
        <table:table-row table:style-name="ro1">
          <table:table-cell office:value-type="float" office:value="127237" calcext:value-type="float">
            <text:p>127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1 14:50:23</text:p>
          </table:table-cell>
          <table:table-cell office:value-type="float" office:value="1478875823" calcext:value-type="float">
            <text:p>1478875823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alendronato de sodio 70mg comprimido <text:s/>delt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188.0</text:p>
          </table:table-cell>
          <table:table-cell office:value-type="float" office:value="71967" calcext:value-type="float">
            <text:p>719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0 07:59:12</text:p>
          </table:table-cell>
          <table:table-cell office:value-type="float" office:value="1473494352" calcext:value-type="float">
            <text:p>1473494352</text:p>
          </table:table-cell>
          <table:table-cell office:value-type="string" calcext:value-type="string">
            <text:p>5469.7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invastatina 20mg c/30sand *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7.81</text:p>
          </table:table-cell>
          <table:table-cell office:value-type="string" calcext:value-type="string">
            <text:p>1356.2</text:p>
          </table:table-cell>
          <table:table-cell office:value-type="float" office:value="56595" calcext:value-type="float">
            <text:p>56595</text:p>
          </table:table-cell>
          <table:table-cell table:number-columns-repeated="2"/>
        </table:table-row>
        <table:table-row table:style-name="ro1">
          <table:table-cell office:value-type="float" office:value="51679" calcext:value-type="float">
            <text:p>5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6 16:37:57</text:p>
          </table:table-cell>
          <table:table-cell office:value-type="float" office:value="1475771877" calcext:value-type="float">
            <text:p>1475771877</text:p>
          </table:table-cell>
          <table:table-cell office:value-type="string" calcext:value-type="string">
            <text:p>7524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14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7524.0</text:p>
          </table:table-cell>
          <table:table-cell office:value-type="float" office:value="46593" calcext:value-type="float">
            <text:p>46593</text:p>
          </table:table-cell>
          <table:table-cell table:number-columns-repeated="2"/>
        </table:table-row>
        <table:table-row table:style-name="ro1">
          <table:table-cell office:value-type="float" office:value="129626" calcext:value-type="float">
            <text:p>129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01 15:23:00</text:p>
          </table:table-cell>
          <table:table-cell office:value-type="float" office:value="1472743380" calcext:value-type="float">
            <text:p>1472743380</text:p>
          </table:table-cell>
          <table:table-cell office:value-type="string" calcext:value-type="string">
            <text:p>3530.8</text:p>
          </table:table-cell>
          <table:table-cell office:value-type="string" calcext:value-type="string">
            <text:p>hospfar ind e com de prod hosp sa</text:p>
          </table:table-cell>
          <table:table-cell office:value-type="float" office:value="26921908000202" calcext:value-type="float">
            <text:p>26921908000202</text:p>
          </table:table-cell>
          <table:table-cell office:value-type="string" calcext:value-type="string">
            <text:p>guara</text:p>
          </table:table-cell>
          <table:table-cell office:value-type="string" calcext:value-type="string">
            <text:p>brasilia</text:p>
          </table:table-cell>
          <table:table-cell office:value-type="float" office:value="71200030" calcext:value-type="float">
            <text:p>7120003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- * vimpat 200mg cx/28cpr - (lacosamida) - uc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3530.8</text:p>
          </table:table-cell>
          <table:table-cell office:value-type="float" office:value="63340" calcext:value-type="float">
            <text:p>63340</text:p>
          </table:table-cell>
          <table:table-cell table:number-columns-repeated="2"/>
        </table:table-row>
        <table:table-row table:style-name="ro1">
          <table:table-cell office:value-type="float" office:value="372718" calcext:value-type="float">
            <text:p>372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4 19:03:28</text:p>
          </table:table-cell>
          <table:table-cell office:value-type="float" office:value="1477335808" calcext:value-type="float">
            <text:p>1477335808</text:p>
          </table:table-cell>
          <table:table-cell office:value-type="string" calcext:value-type="string">
            <text:p>258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tobramicina 3mg solucao oftalmica (item generico) l: 681742.2 q: <text:s text:c="7"/>5,0000 f: 01/03/15 v: 31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25.65</text:p>
          </table:table-cell>
          <table:table-cell office:value-type="float" office:value="47626" calcext:value-type="float">
            <text:p>476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flomici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303.48</text:p>
          </table:table-cell>
          <table:table-cell office:value-type="float" office:value="74243" calcext:value-type="float">
            <text:p>7424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flomici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303.48</text:p>
          </table:table-cell>
          <table:table-cell office:value-type="float" office:value="74270" calcext:value-type="float">
            <text:p>74270</text:p>
          </table:table-cell>
          <table:table-cell table:number-columns-repeated="2"/>
        </table:table-row>
        <table:table-row table:style-name="ro1">
          <table:table-cell office:value-type="float" office:value="372446" calcext:value-type="float">
            <text:p>3724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0-21 15:20:58</text:p>
          </table:table-cell>
          <table:table-cell office:value-type="float" office:value="1477063258" calcext:value-type="float">
            <text:p>1477063258</text:p>
          </table:table-cell>
          <table:table-cell office:value-type="string" calcext:value-type="string">
            <text:p>46995.4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tobramicina 3mg solucao oftalmica (item generico) l: 681742.2 q: <text:s text:c="7"/>5,0000 f: 01/03/15 v: 31/03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25.65</text:p>
          </table:table-cell>
          <table:table-cell office:value-type="float" office:value="47645" calcext:value-type="float">
            <text:p>4764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gardenal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16.0</text:p>
          </table:table-cell>
          <table:table-cell office:value-type="float" office:value="72292" calcext:value-type="float">
            <text:p>72292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3-01 14:16:55</text:p>
          </table:table-cell>
          <table:table-cell office:value-type="float" office:value="1456841815" calcext:value-type="float">
            <text:p>1456841815</text:p>
          </table:table-cell>
          <table:table-cell office:value-type="string" calcext:value-type="string">
            <text:p>75547.5</text:p>
          </table:table-cell>
          <table:table-cell office:value-type="string" calcext:value-type="string">
            <text:p>drogaria drogavista ltda</text:p>
          </table:table-cell>
          <table:table-cell office:value-type="float" office:value="958548000220" calcext:value-type="float">
            <text:p>958548000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ina grande</text:p>
          </table:table-cell>
          <table:table-cell office:value-type="float" office:value="58400090" calcext:value-type="float">
            <text:p>5840009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ciprofloxacino 500/14cp ra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103760.0</text:p>
          </table:table-cell>
          <table:table-cell office:value-type="float" office:value="19561" calcext:value-type="float">
            <text:p>19561</text:p>
          </table:table-cell>
          <table:table-cell table:number-columns-repeated="2"/>
        </table:table-row>
        <table:table-row table:style-name="ro1">
          <table:table-cell office:value-type="float" office:value="50695" calcext:value-type="float">
            <text:p>50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22 11:29:00</text:p>
          </table:table-cell>
          <table:table-cell office:value-type="float" office:value="1479814140" calcext:value-type="float">
            <text:p>1479814140</text:p>
          </table:table-cell>
          <table:table-cell office:value-type="string" calcext:value-type="string">
            <text:p>43970.8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linezolida 2mg/ml iv bol.300ml cx c/10 bol (eurofarma / s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47.4</text:p>
          </table:table-cell>
          <table:table-cell office:value-type="string" calcext:value-type="string">
            <text:p>12231.8</text:p>
          </table:table-cell>
          <table:table-cell office:value-type="float" office:value="45392" calcext:value-type="float">
            <text:p>453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 00:00:00</text:p>
          </table:table-cell>
          <table:table-cell office:value-type="float" office:value="1453680000" calcext:value-type="float">
            <text:p>1453680000</text:p>
          </table:table-cell>
          <table:table-cell office:value-type="string" calcext:value-type="string">
            <text:p>3517.0</text:p>
          </table:table-cell>
          <table:table-cell office:value-type="string" calcext:value-type="string">
            <text:p>daniele gambarra marinho</text:p>
          </table:table-cell>
          <table:table-cell office:value-type="float" office:value="6973504000174" calcext:value-type="float">
            <text:p>6973504000174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santa luzia</text:p>
          </table:table-cell>
          <table:table-cell office:value-type="float" office:value="58600000" calcext:value-type="float">
            <text:p>5860000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lumimax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6.0</text:p>
          </table:table-cell>
          <table:table-cell office:value-type="float" office:value="62261" calcext:value-type="float">
            <text:p>62261</text:p>
          </table:table-cell>
          <table:table-cell table:number-columns-repeated="2"/>
        </table:table-row>
        <table:table-row table:style-name="ro1">
          <table:table-cell office:value-type="float" office:value="57986" calcext:value-type="float">
            <text:p>57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30 09:10:48</text:p>
          </table:table-cell>
          <table:table-cell office:value-type="float" office:value="1467277848" calcext:value-type="float">
            <text:p>1467277848</text:p>
          </table:table-cell>
          <table:table-cell office:value-type="string" calcext:value-type="string">
            <text:p>534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betametasona,acetato 3mg,fosf dissod 3mg <text:s/>l: 1539473 q: <text:s text:c="6"/>50,0000 f: 01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259.0</text:p>
          </table:table-cell>
          <table:table-cell office:value-type="float" office:value="73151" calcext:value-type="float">
            <text:p>731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6 10:33:00</text:p>
          </table:table-cell>
          <table:table-cell office:value-type="float" office:value="1456482780" calcext:value-type="float">
            <text:p>1456482780</text:p>
          </table:table-cell>
          <table:table-cell office:value-type="string" calcext:value-type="string">
            <text:p>8360.0</text:p>
          </table:table-cell>
          <table:table-cell office:value-type="string" calcext:value-type="string">
            <text:p>guimaraes e guimaraes ltda</text:p>
          </table:table-cell>
          <table:table-cell office:value-type="float" office:value="9553687000167" calcext:value-type="float">
            <text:p>9553687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escina+dietalamina ge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11.99</text:p>
          </table:table-cell>
          <table:table-cell office:value-type="string" calcext:value-type="string">
            <text:p>1199.0</text:p>
          </table:table-cell>
          <table:table-cell office:value-type="float" office:value="62286" calcext:value-type="float">
            <text:p>6228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06-22 13:23:32</text:p>
          </table:table-cell>
          <table:table-cell office:value-type="float" office:value="1466601812" calcext:value-type="float">
            <text:p>1466601812</text:p>
          </table:table-cell>
          <table:table-cell office:value-type="string" calcext:value-type="string">
            <text:p>20664.87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91.34</text:p>
          </table:table-cell>
          <table:table-cell office:value-type="string" calcext:value-type="string">
            <text:p>3548.04</text:p>
          </table:table-cell>
          <table:table-cell office:value-type="float" office:value="56479" calcext:value-type="float">
            <text:p>56479</text:p>
          </table:table-cell>
          <table:table-cell table:number-columns-repeated="2"/>
        </table:table-row>
        <table:table-row table:style-name="ro1">
          <table:table-cell office:value-type="float" office:value="50489" calcext:value-type="float">
            <text:p>504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0-28 18:12:25</text:p>
          </table:table-cell>
          <table:table-cell office:value-type="float" office:value="1477678345" calcext:value-type="float">
            <text:p>1477678345</text:p>
          </table:table-cell>
          <table:table-cell office:value-type="string" calcext:value-type="string">
            <text:p>14039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cacina 50mg/ml cx 50amp 2ml- generico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96.0</text:p>
          </table:table-cell>
          <table:table-cell office:value-type="float" office:value="71792" calcext:value-type="float">
            <text:p>71792</text:p>
          </table:table-cell>
          <table:table-cell table:number-columns-repeated="2"/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fluconazol 150mg comprimido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6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9300.0</text:p>
          </table:table-cell>
          <table:table-cell office:value-type="float" office:value="71964" calcext:value-type="float">
            <text:p>71964</text:p>
          </table:table-cell>
          <table:table-cell table:number-columns-repeated="2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8 11:14:15</text:p>
          </table:table-cell>
          <table:table-cell office:value-type="float" office:value="1467112455" calcext:value-type="float">
            <text:p>1467112455</text:p>
          </table:table-cell>
          <table:table-cell office:value-type="string" calcext:value-type="string">
            <text:p>2178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33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178.0</text:p>
          </table:table-cell>
          <table:table-cell office:value-type="float" office:value="46591" calcext:value-type="float">
            <text:p>465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topiramato 50mg cx6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70.56</text:p>
          </table:table-cell>
          <table:table-cell office:value-type="float" office:value="72546" calcext:value-type="float">
            <text:p>72546</text:p>
          </table:table-cell>
          <table:table-cell table:number-columns-repeated="2"/>
        </table:table-row>
        <table:table-row table:style-name="ro1">
          <table:table-cell office:value-type="float" office:value="51478" calcext:value-type="float">
            <text:p>51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30 17:00:45</text:p>
          </table:table-cell>
          <table:table-cell office:value-type="float" office:value="1480525245" calcext:value-type="float">
            <text:p>1480525245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simeticona 75mg/ml gts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48.0</text:p>
          </table:table-cell>
          <table:table-cell office:value-type="float" office:value="71778" calcext:value-type="float">
            <text:p>7177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2016-04-28 00:00:00</text:p>
          </table:table-cell>
          <table:table-cell office:value-type="float" office:value="1461801600" calcext:value-type="float">
            <text:p>1461801600</text:p>
          </table:table-cell>
          <table:table-cell office:value-type="string" calcext:value-type="string">
            <text:p>28935.04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luftal gts 1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069.0</text:p>
          </table:table-cell>
          <table:table-cell office:value-type="float" office:value="43031" calcext:value-type="float">
            <text:p>43031</text:p>
          </table:table-cell>
          <table:table-cell table:number-columns-repeated="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8 15:39:41</text:p>
          </table:table-cell>
          <table:table-cell office:value-type="float" office:value="1467128381" calcext:value-type="float">
            <text:p>1467128381</text:p>
          </table:table-cell>
          <table:table-cell office:value-type="string" calcext:value-type="string">
            <text:p>12025.13</text:p>
          </table:table-cell>
          <table:table-cell office:value-type="string" calcext:value-type="string">
            <text:p>biolab sanus farmaceutica ltda</text:p>
          </table:table-cell>
          <table:table-cell office:value-type="float" office:value="49475833001684" calcext:value-type="float">
            <text:p>49475833001684</text:p>
          </table:table-cell>
          <table:table-cell office:value-type="string" calcext:value-type="string">
            <text:p>dos pessegueiros</text:p>
          </table:table-cell>
          <table:table-cell office:value-type="string" calcext:value-type="string">
            <text:p>extrema</text:p>
          </table:table-cell>
          <table:table-cell office:value-type="float" office:value="37640000" calcext:value-type="float">
            <text:p>37640000</text:p>
          </table:table-cell>
          <table:table-cell office:value-type="string" calcext:value-type="string">
            <text:p>-22.8549109</text:p>
          </table:table-cell>
          <table:table-cell office:value-type="string" calcext:value-type="string">
            <text:p>-46.3190079</text:p>
          </table:table-cell>
          <table:table-cell office:value-type="string" calcext:value-type="string">
            <text:p>norestin 0,35mg com x 35 min <text:s text:c="2"/>saud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516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2025.13</text:p>
          </table:table-cell>
          <table:table-cell office:value-type="float" office:value="76335" calcext:value-type="float">
            <text:p>76335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3 08:03:00</text:p>
          </table:table-cell>
          <table:table-cell office:value-type="float" office:value="1462262580" calcext:value-type="float">
            <text:p>1462262580</text:p>
          </table:table-cell>
          <table:table-cell office:value-type="string" calcext:value-type="string">
            <text:p>7884.12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clorfeniramina xp cx 100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1.6</text:p>
          </table:table-cell>
          <table:table-cell office:value-type="float" office:value="64437" calcext:value-type="float">
            <text:p>6443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0-11 00:25:00</text:p>
          </table:table-cell>
          <table:table-cell office:value-type="float" office:value="1476145500" calcext:value-type="float">
            <text:p>1476145500</text:p>
          </table:table-cell>
          <table:table-cell office:value-type="string" calcext:value-type="string">
            <text:p>21045.1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lumiderm creme 30g lotes 681768 102016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428.0</text:p>
          </table:table-cell>
          <table:table-cell office:value-type="float" office:value="61321" calcext:value-type="float">
            <text:p>61321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15 07:15:00</text:p>
          </table:table-cell>
          <table:table-cell office:value-type="float" office:value="1473923700" calcext:value-type="float">
            <text:p>1473923700</text:p>
          </table:table-cell>
          <table:table-cell office:value-type="string" calcext:value-type="string">
            <text:p>7797.61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clorfeniramina xp cx 100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4.56</text:p>
          </table:table-cell>
          <table:table-cell office:value-type="float" office:value="64455" calcext:value-type="float">
            <text:p>644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colirio neo brasi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91.04</text:p>
          </table:table-cell>
          <table:table-cell office:value-type="float" office:value="74267" calcext:value-type="float">
            <text:p>74267</text:p>
          </table:table-cell>
          <table:table-cell table:number-columns-repeated="2"/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8-09 14:20:45</text:p>
          </table:table-cell>
          <table:table-cell office:value-type="float" office:value="1470752445" calcext:value-type="float">
            <text:p>1470752445</text:p>
          </table:table-cell>
          <table:table-cell office:value-type="string" calcext:value-type="string">
            <text:p>4756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pentoxifilina 20mg/ml amp 5ml- vascer- fab.:uniao quimic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76.0</text:p>
          </table:table-cell>
          <table:table-cell office:value-type="float" office:value="71768" calcext:value-type="float">
            <text:p>7176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016-03-01 00:00:00</text:p>
          </table:table-cell>
          <table:table-cell office:value-type="float" office:value="1456790400" calcext:value-type="float">
            <text:p>1456790400</text:p>
          </table:table-cell>
          <table:table-cell office:value-type="string" calcext:value-type="string">
            <text:p>39495.11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*haldol 5mg 2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450.8</text:p>
          </table:table-cell>
          <table:table-cell office:value-type="float" office:value="42787" calcext:value-type="float">
            <text:p>42787</text:p>
          </table:table-cell>
          <table:table-cell table:number-columns-repeated="2"/>
        </table:table-row>
        <table:table-row table:style-name="ro1">
          <table:table-cell office:value-type="float" office:value="54841" calcext:value-type="float">
            <text:p>54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9 16:21:19</text:p>
          </table:table-cell>
          <table:table-cell office:value-type="float" office:value="1463674879" calcext:value-type="float">
            <text:p>1463674879</text:p>
          </table:table-cell>
          <table:table-cell office:value-type="string" calcext:value-type="string">
            <text:p>154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37" calcext:value-type="float">
            <text:p>62237</text:p>
          </table:table-cell>
          <table:table-cell table:number-columns-repeated="2"/>
        </table:table-row>
        <table:table-row table:style-name="ro1">
          <table:table-cell office:value-type="float" office:value="54824" calcext:value-type="float">
            <text:p>54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9 15:37:27</text:p>
          </table:table-cell>
          <table:table-cell office:value-type="float" office:value="1463672247" calcext:value-type="float">
            <text:p>1463672247</text:p>
          </table:table-cell>
          <table:table-cell office:value-type="string" calcext:value-type="string">
            <text:p>154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23" calcext:value-type="float">
            <text:p>62223</text:p>
          </table:table-cell>
          <table:table-cell table:number-columns-repeated="2"/>
        </table:table-row>
        <table:table-row table:style-name="ro1">
          <table:table-cell office:value-type="float" office:value="54401" calcext:value-type="float">
            <text:p>54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1 20:50:38</text:p>
          </table:table-cell>
          <table:table-cell office:value-type="float" office:value="1462999838" calcext:value-type="float">
            <text:p>1462999838</text:p>
          </table:table-cell>
          <table:table-cell office:value-type="string" calcext:value-type="string">
            <text:p>1802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agua para injecao 10ml <text:s/>l: 1630303 q: <text:s text:c="3"/>5.000,0000 f: 01/02/16 v: 28/02/18 l: 1630307 q: <text:s text:c="2"/>55.000,0000 f: 01/02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9600.0</text:p>
          </table:table-cell>
          <table:table-cell office:value-type="float" office:value="62209" calcext:value-type="float">
            <text:p>6220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3-07 10:12:02</text:p>
          </table:table-cell>
          <table:table-cell office:value-type="float" office:value="1457345522" calcext:value-type="float">
            <text:p>1457345522</text:p>
          </table:table-cell>
          <table:table-cell office:value-type="string" calcext:value-type="string">
            <text:p>9615.43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dipirona 4cpd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.5</text:p>
          </table:table-cell>
          <table:table-cell office:value-type="float" office:value="67416" calcext:value-type="float">
            <text:p>67416</text:p>
          </table:table-cell>
          <table:table-cell table:number-columns-repeated="2"/>
        </table:table-row>
        <table:table-row table:style-name="ro1">
          <table:table-cell office:value-type="float" office:value="111566" calcext:value-type="float">
            <text:p>111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5 09:11:09</text:p>
          </table:table-cell>
          <table:table-cell office:value-type="float" office:value="1456391469" calcext:value-type="float">
            <text:p>1456391469</text:p>
          </table:table-cell>
          <table:table-cell office:value-type="string" calcext:value-type="string">
            <text:p>281026.83</text:p>
          </table:table-cell>
          <table:table-cell office:value-type="string" calcext:value-type="string">
            <text:p>dimaster com de prod hosp ltda</text:p>
          </table:table-cell>
          <table:table-cell office:value-type="float" office:value="2520829000140" calcext:value-type="float">
            <text:p>25208290001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ao de cotegipe</text:p>
          </table:table-cell>
          <table:table-cell office:value-type="float" office:value="99740000" calcext:value-type="float">
            <text:p>99740000</text:p>
          </table:table-cell>
          <table:table-cell office:value-type="string" calcext:value-type="string">
            <text:p>-27.6214694</text:p>
          </table:table-cell>
          <table:table-cell office:value-type="string" calcext:value-type="string">
            <text:p>-52.3765316</text:p>
          </table:table-cell>
          <table:table-cell office:value-type="string" calcext:value-type="string">
            <text:p>fluconazol 150mg comprimido g <text:s/>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00.0</text:p>
          </table:table-cell>
          <table:table-cell office:value-type="float" office:value="71965" calcext:value-type="float">
            <text:p>71965</text:p>
          </table:table-cell>
          <table:table-cell table:number-columns-repeated="2"/>
        </table:table-row>
        <table:table-row table:style-name="ro1">
          <table:table-cell office:value-type="float" office:value="60556" calcext:value-type="float">
            <text:p>60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8 16:29:31</text:p>
          </table:table-cell>
          <table:table-cell office:value-type="float" office:value="1470673771" calcext:value-type="float">
            <text:p>1470673771</text:p>
          </table:table-cell>
          <table:table-cell office:value-type="string" calcext:value-type="string">
            <text:p>5228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50585 q: <text:s text:c="3"/>5.00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9950.0</text:p>
          </table:table-cell>
          <table:table-cell office:value-type="float" office:value="73173" calcext:value-type="float">
            <text:p>7317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2-12 13:03:20</text:p>
          </table:table-cell>
          <table:table-cell office:value-type="float" office:value="1455282200" calcext:value-type="float">
            <text:p>1455282200</text:p>
          </table:table-cell>
          <table:table-cell office:value-type="string" calcext:value-type="string">
            <text:p>10543.04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en-clor.ambroxol adt 120ml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60.0</text:p>
          </table:table-cell>
          <table:table-cell office:value-type="float" office:value="49392" calcext:value-type="float">
            <text:p>49392</text:p>
          </table:table-cell>
          <table:table-cell table:number-columns-repeated="2"/>
        </table:table-row>
        <table:table-row table:style-name="ro1">
          <table:table-cell office:value-type="float" office:value="46946" calcext:value-type="float">
            <text:p>469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22 16:32:55</text:p>
          </table:table-cell>
          <table:table-cell office:value-type="float" office:value="1471883575" calcext:value-type="float">
            <text:p>1471883575</text:p>
          </table:table-cell>
          <table:table-cell office:value-type="string" calcext:value-type="string">
            <text:p>13751.98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cacina 50mg/ml cx 50amp 2ml- generico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96.0</text:p>
          </table:table-cell>
          <table:table-cell office:value-type="float" office:value="71787" calcext:value-type="float">
            <text:p>7178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40354.72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diprosone pom bg 3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609.28</text:p>
          </table:table-cell>
          <table:table-cell office:value-type="float" office:value="40460" calcext:value-type="float">
            <text:p>40460</text:p>
          </table:table-cell>
          <table:table-cell table:number-columns-repeated="2"/>
        </table:table-row>
        <table:table-row table:style-name="ro1">
          <table:table-cell office:value-type="float" office:value="54134" calcext:value-type="float">
            <text:p>54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27 00:00:00</text:p>
          </table:table-cell>
          <table:table-cell office:value-type="float" office:value="1461715200" calcext:value-type="float">
            <text:p>1461715200</text:p>
          </table:table-cell>
          <table:table-cell office:value-type="string" calcext:value-type="string">
            <text:p>21906.68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omeprazol 2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4683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9873.2</text:p>
          </table:table-cell>
          <table:table-cell office:value-type="float" office:value="22647" calcext:value-type="float">
            <text:p>22647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6-01 10:59:00</text:p>
          </table:table-cell>
          <table:table-cell office:value-type="float" office:value="1464778740" calcext:value-type="float">
            <text:p>1464778740</text:p>
          </table:table-cell>
          <table:table-cell office:value-type="string" calcext:value-type="string">
            <text:p>6876.28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clorfeniramina xp cx 100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1.6</text:p>
          </table:table-cell>
          <table:table-cell office:value-type="float" office:value="64383" calcext:value-type="float">
            <text:p>64383</text:p>
          </table:table-cell>
          <table:table-cell table:number-columns-repeated="2"/>
        </table:table-row>
        <table:table-row table:style-name="ro1">
          <table:table-cell office:value-type="float" office:value="282547" calcext:value-type="float">
            <text:p>282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7-12 10:47:54</text:p>
          </table:table-cell>
          <table:table-cell office:value-type="float" office:value="1468320474" calcext:value-type="float">
            <text:p>1468320474</text:p>
          </table:table-cell>
          <table:table-cell office:value-type="string" calcext:value-type="string">
            <text:p>4702.2</text:p>
          </table:table-cell>
          <table:table-cell office:value-type="string" calcext:value-type="string">
            <text:p>stock comercial hospitalar ltda</text:p>
          </table:table-cell>
          <table:table-cell office:value-type="float" office:value="995371000150" calcext:value-type="float">
            <text:p>995371000150</text:p>
          </table:table-cell>
          <table:table-cell office:value-type="string" calcext:value-type="string">
            <text:p>jardim eldorado</text:p>
          </table:table-cell>
          <table:table-cell office:value-type="string" calcext:value-type="string">
            <text:p>aparecida de goiania</text:p>
          </table:table-cell>
          <table:table-cell office:value-type="float" office:value="74993100" calcext:value-type="float">
            <text:p>74993100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bezafibrato cpr 200mg c/20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.6</text:p>
          </table:table-cell>
          <table:table-cell office:value-type="float" office:value="70950" calcext:value-type="float">
            <text:p>7095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7-01 09:35:00</text:p>
          </table:table-cell>
          <table:table-cell office:value-type="float" office:value="1467365700" calcext:value-type="float">
            <text:p>1467365700</text:p>
          </table:table-cell>
          <table:table-cell office:value-type="string" calcext:value-type="string">
            <text:p>7669.3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prometazina 25mg/ml cristal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1.0</text:p>
          </table:table-cell>
          <table:table-cell office:value-type="float" office:value="64415" calcext:value-type="float">
            <text:p>64415</text:p>
          </table:table-cell>
          <table:table-cell table:number-columns-repeated="2"/>
        </table:table-row>
        <table:table-row table:style-name="ro1">
          <table:table-cell office:value-type="float" office:value="52743" calcext:value-type="float">
            <text:p>52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30 11:26:49</text:p>
          </table:table-cell>
          <table:table-cell office:value-type="float" office:value="1483097209" calcext:value-type="float">
            <text:p>1483097209</text:p>
          </table:table-cell>
          <table:table-cell office:value-type="string" calcext:value-type="string">
            <text:p>9315.4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3504.0</text:p>
          </table:table-cell>
          <table:table-cell office:value-type="float" office:value="71766" calcext:value-type="float">
            <text:p>7176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6 10:50:42</text:p>
          </table:table-cell>
          <table:table-cell office:value-type="float" office:value="1463395842" calcext:value-type="float">
            <text:p>1463395842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w2 com. de material medico e medicamentos ltda - me</text:p>
          </table:table-cell>
          <table:table-cell office:value-type="float" office:value="19079667000150" calcext:value-type="float">
            <text:p>19079667000150</text:p>
          </table:table-cell>
          <table:table-cell office:value-type="string" calcext:value-type="string">
            <text:p>aldeota</text:p>
          </table:table-cell>
          <table:table-cell office:value-type="string" calcext:value-type="string">
            <text:p>fortaleza</text:p>
          </table:table-cell>
          <table:table-cell office:value-type="float" office:value="60170151" calcext:value-type="float">
            <text:p>60170151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versa 40mg/0,4ml c/6 seringas + dis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210.0</text:p>
          </table:table-cell>
          <table:table-cell office:value-type="float" office:value="46696" calcext:value-type="float">
            <text:p>46696</text:p>
          </table:table-cell>
          <table:table-cell table:number-columns-repeated="2"/>
        </table:table-row>
        <table:table-row table:style-name="ro1">
          <table:table-cell office:value-type="float" office:value="372186" calcext:value-type="float">
            <text:p>372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0 17:24:35</text:p>
          </table:table-cell>
          <table:table-cell office:value-type="float" office:value="1476984275" calcext:value-type="float">
            <text:p>1476984275</text:p>
          </table:table-cell>
          <table:table-cell office:value-type="string" calcext:value-type="string">
            <text:p>759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idazolam 50mg (item generico) l: ap-029/16 q: <text:s text:c="3"/>1.000,0000 f: 3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230.0</text:p>
          </table:table-cell>
          <table:table-cell office:value-type="float" office:value="47612" calcext:value-type="float">
            <text:p>47612</text:p>
          </table:table-cell>
          <table:table-cell table:number-columns-repeated="2"/>
        </table:table-row>
        <table:table-row table:style-name="ro1">
          <table:table-cell office:value-type="float" office:value="372185" calcext:value-type="float">
            <text:p>372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0 17:00:23</text:p>
          </table:table-cell>
          <table:table-cell office:value-type="float" office:value="1476982823" calcext:value-type="float">
            <text:p>1476982823</text:p>
          </table:table-cell>
          <table:table-cell office:value-type="string" calcext:value-type="string">
            <text:p>983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idazolam 50mg (item generico) l: ap-029/16 q: <text:s text:c="3"/>1.000,0000 f: 3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230.0</text:p>
          </table:table-cell>
          <table:table-cell office:value-type="float" office:value="47602" calcext:value-type="float">
            <text:p>47602</text:p>
          </table:table-cell>
          <table:table-cell table:number-columns-repeated="2"/>
        </table:table-row>
        <table:table-row table:style-name="ro1">
          <table:table-cell office:value-type="float" office:value="383349" calcext:value-type="float">
            <text:p>383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9 15:26:44</text:p>
          </table:table-cell>
          <table:table-cell office:value-type="float" office:value="1483025204" calcext:value-type="float">
            <text:p>1483025204</text:p>
          </table:table-cell>
          <table:table-cell office:value-type="string" calcext:value-type="string">
            <text:p>2143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fluconazol 2mg/ml s.fechado (item generico) l: 15110590 q: <text:s text:c="5"/>500,0000 f: 30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590.0</text:p>
          </table:table-cell>
          <table:table-cell office:value-type="float" office:value="47613" calcext:value-type="float">
            <text:p>47613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66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5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26225.0</text:p>
          </table:table-cell>
          <table:table-cell office:value-type="float" office:value="72074" calcext:value-type="float">
            <text:p>72074</text:p>
          </table:table-cell>
          <table:table-cell table:number-columns-repeated="2"/>
        </table:table-row>
        <table:table-row table:style-name="ro1">
          <table:table-cell office:value-type="float" office:value="383295" calcext:value-type="float">
            <text:p>383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9 13:00:39</text:p>
          </table:table-cell>
          <table:table-cell office:value-type="float" office:value="1483016439" calcext:value-type="float">
            <text:p>1483016439</text:p>
          </table:table-cell>
          <table:table-cell office:value-type="string" calcext:value-type="string">
            <text:p>49762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fluconazol 2mg/ml s.fechado (item generico) l: 15110590 q: <text:s text:c="5"/>500,0000 f: 30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590.0</text:p>
          </table:table-cell>
          <table:table-cell office:value-type="float" office:value="47646" calcext:value-type="float">
            <text:p>4764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1-03 09:33:49</text:p>
          </table:table-cell>
          <table:table-cell office:value-type="float" office:value="1478165629" calcext:value-type="float">
            <text:p>1478165629</text:p>
          </table:table-cell>
          <table:table-cell office:value-type="string" calcext:value-type="string">
            <text:p>5294.9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prazol 4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0.91</text:p>
          </table:table-cell>
          <table:table-cell office:value-type="string" calcext:value-type="string">
            <text:p>361.82</text:p>
          </table:table-cell>
          <table:table-cell office:value-type="float" office:value="70843" calcext:value-type="float">
            <text:p>708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maxalgina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0.0</text:p>
          </table:table-cell>
          <table:table-cell office:value-type="float" office:value="74341" calcext:value-type="float">
            <text:p>74341</text:p>
          </table:table-cell>
          <table:table-cell table:number-columns-repeated="2"/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27 12:42:39</text:p>
          </table:table-cell>
          <table:table-cell office:value-type="float" office:value="1461760959" calcext:value-type="float">
            <text:p>1461760959</text:p>
          </table:table-cell>
          <table:table-cell office:value-type="string" calcext:value-type="string">
            <text:p>8145.84</text:p>
          </table:table-cell>
          <table:table-cell office:value-type="string" calcext:value-type="string">
            <text:p>distrib brasil coml prod med hosp ltda</text:p>
          </table:table-cell>
          <table:table-cell office:value-type="float" office:value="7640617000110" calcext:value-type="float">
            <text:p>7640617000110</text:p>
          </table:table-cell>
          <table:table-cell office:value-type="string" calcext:value-type="string">
            <text:p>conjunto margarida procÃÂ³pio</text:p>
          </table:table-cell>
          <table:table-cell office:value-type="string" calcext:value-type="string">
            <text:p>senador canedo</text:p>
          </table:table-cell>
          <table:table-cell office:value-type="float" office:value="75250000" calcext:value-type="float">
            <text:p>75250000</text:p>
          </table:table-cell>
          <table:table-cell office:value-type="string" calcext:value-type="string">
            <text:p>-16.7013233</text:p>
          </table:table-cell>
          <table:table-cell office:value-type="string" calcext:value-type="string">
            <text:p>-49.0914921</text:p>
          </table:table-cell>
          <table:table-cell office:value-type="string" calcext:value-type="string">
            <text:p>*carvedilol 3,125mg c/6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15.6</text:p>
          </table:table-cell>
          <table:table-cell office:value-type="float" office:value="71630" calcext:value-type="float">
            <text:p>71630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1-14 09:34:00</text:p>
          </table:table-cell>
          <table:table-cell office:value-type="float" office:value="1479116040" calcext:value-type="float">
            <text:p>1479116040</text:p>
          </table:table-cell>
          <table:table-cell office:value-type="string" calcext:value-type="string">
            <text:p>1116.5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ÃÂ¡gua destilada 10ml cx/200 farmac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76.0</text:p>
          </table:table-cell>
          <table:table-cell office:value-type="float" office:value="64338" calcext:value-type="float">
            <text:p>6433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10-03 00:00:00</text:p>
          </table:table-cell>
          <table:table-cell office:value-type="float" office:value="1475452800" calcext:value-type="float">
            <text:p>1475452800</text:p>
          </table:table-cell>
          <table:table-cell office:value-type="string" calcext:value-type="string">
            <text:p>72723.0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amitriptilina 25mg 30cp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535.68</text:p>
          </table:table-cell>
          <table:table-cell office:value-type="float" office:value="43367" calcext:value-type="float">
            <text:p>433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40354.72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tropinal sol fr 1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3596.11</text:p>
          </table:table-cell>
          <table:table-cell office:value-type="float" office:value="40457" calcext:value-type="float">
            <text:p>40457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cacina 50mg/ml cx 50amp 2ml- generico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49.0</text:p>
          </table:table-cell>
          <table:table-cell office:value-type="float" office:value="71777" calcext:value-type="float">
            <text:p>71777</text:p>
          </table:table-cell>
          <table:table-cell table:number-columns-repeated="2"/>
        </table:table-row>
        <table:table-row table:style-name="ro1">
          <table:table-cell office:value-type="float" office:value="47958" calcext:value-type="float">
            <text:p>47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13 09:35:13</text:p>
          </table:table-cell>
          <table:table-cell office:value-type="float" office:value="1473759313" calcext:value-type="float">
            <text:p>1473759313</text:p>
          </table:table-cell>
          <table:table-cell office:value-type="string" calcext:value-type="string">
            <text:p>19965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3140.0</text:p>
          </table:table-cell>
          <table:table-cell office:value-type="float" office:value="71793" calcext:value-type="float">
            <text:p>7179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22725.5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fenitoina sodica 50mg sol inj 50 amp x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940.1</text:p>
          </table:table-cell>
          <table:table-cell office:value-type="float" office:value="74318" calcext:value-type="float">
            <text:p>74318</text:p>
          </table:table-cell>
          <table:table-cell table:number-columns-repeated="2"/>
        </table:table-row>
        <table:table-row table:style-name="ro1">
          <table:table-cell office:value-type="float" office:value="48981" calcext:value-type="float">
            <text:p>48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28 15:41:24</text:p>
          </table:table-cell>
          <table:table-cell office:value-type="float" office:value="1475077284" calcext:value-type="float">
            <text:p>1475077284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dexclorfeniramina 0,4mg/ml xpe 120ml- generico- fab.: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62.5</text:p>
          </table:table-cell>
          <table:table-cell office:value-type="float" office:value="71757" calcext:value-type="float">
            <text:p>71757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3 08:02:00</text:p>
          </table:table-cell>
          <table:table-cell office:value-type="float" office:value="1462262520" calcext:value-type="float">
            <text:p>1462262520</text:p>
          </table:table-cell>
          <table:table-cell office:value-type="string" calcext:value-type="string">
            <text:p>7998.95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ametasona 4mg cx/50 (hyp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3108.0</text:p>
          </table:table-cell>
          <table:table-cell office:value-type="float" office:value="64395" calcext:value-type="float">
            <text:p>64395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125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2.48</text:p>
          </table:table-cell>
          <table:table-cell office:value-type="float" office:value="46603" calcext:value-type="float">
            <text:p>466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2-24 00:00:00</text:p>
          </table:table-cell>
          <table:table-cell office:value-type="float" office:value="1456272000" calcext:value-type="float">
            <text:p>1456272000</text:p>
          </table:table-cell>
          <table:table-cell office:value-type="string" calcext:value-type="string">
            <text:p>3201.29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multigri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12.0</text:p>
          </table:table-cell>
          <table:table-cell office:value-type="float" office:value="74281" calcext:value-type="float">
            <text:p>74281</text:p>
          </table:table-cell>
          <table:table-cell table:number-columns-repeated="2"/>
        </table:table-row>
        <table:table-row table:style-name="ro1">
          <table:table-cell office:value-type="float" office:value="69964" calcext:value-type="float">
            <text:p>69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5 15:12:47</text:p>
          </table:table-cell>
          <table:table-cell office:value-type="float" office:value="1456413167" calcext:value-type="float">
            <text:p>1456413167</text:p>
          </table:table-cell>
          <table:table-cell office:value-type="string" calcext:value-type="string">
            <text:p>305.76</text:p>
          </table:table-cell>
          <table:table-cell office:value-type="string" calcext:value-type="string">
            <text:p>especifarma com. de medicamentos e prod. hospitalares ltda</text:p>
          </table:table-cell>
          <table:table-cell office:value-type="float" office:value="85822000112" calcext:value-type="float">
            <text:p>85822000112</text:p>
          </table:table-cell>
          <table:table-cell office:value-type="string" calcext:value-type="string">
            <text:p>guaratiba</text:p>
          </table:table-cell>
          <table:table-cell office:value-type="string" calcext:value-type="string">
            <text:p>rio de janeiro</text:p>
          </table:table-cell>
          <table:table-cell office:value-type="float" office:value="23030380" calcext:value-type="float">
            <text:p>2303038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suxametonio 100mg po sol inj ev/im succinil colin uniao quimic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fr/a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305.76</text:p>
          </table:table-cell>
          <table:table-cell office:value-type="float" office:value="46595" calcext:value-type="float">
            <text:p>46595</text:p>
          </table:table-cell>
          <table:table-cell table:number-columns-repeated="2"/>
        </table:table-row>
        <table:table-row table:style-name="ro1">
          <table:table-cell office:value-type="float" office:value="51228" calcext:value-type="float">
            <text:p>51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09:33:44</text:p>
          </table:table-cell>
          <table:table-cell office:value-type="float" office:value="1468488824" calcext:value-type="float">
            <text:p>1468488824</text:p>
          </table:table-cell>
          <table:table-cell office:value-type="string" calcext:value-type="string">
            <text:p>195247.23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0,125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44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997.76</text:p>
          </table:table-cell>
          <table:table-cell office:value-type="float" office:value="46596" calcext:value-type="float">
            <text:p>46596</text:p>
          </table:table-cell>
          <table:table-cell table:number-columns-repeated="2"/>
        </table:table-row>
        <table:table-row table:style-name="ro1">
          <table:table-cell office:value-type="float" office:value="175540" calcext:value-type="float">
            <text:p>175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8 00:00:00</text:p>
          </table:table-cell>
          <table:table-cell office:value-type="float" office:value="1459123200" calcext:value-type="float">
            <text:p>1459123200</text:p>
          </table:table-cell>
          <table:table-cell office:value-type="string" calcext:value-type="string">
            <text:p>1088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0880.0</text:p>
          </table:table-cell>
          <table:table-cell office:value-type="float" office:value="56974" calcext:value-type="float">
            <text:p>56974</text:p>
          </table:table-cell>
          <table:table-cell table:number-columns-repeated="2"/>
        </table:table-row>
        <table:table-row table:style-name="ro1">
          <table:table-cell office:value-type="float" office:value="43645" calcext:value-type="float">
            <text:p>43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3 09:31:00</text:p>
          </table:table-cell>
          <table:table-cell office:value-type="float" office:value="1456997460" calcext:value-type="float">
            <text:p>1456997460</text:p>
          </table:table-cell>
          <table:table-cell office:value-type="string" calcext:value-type="string">
            <text:p>32888.0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enil hfa 250mcg spray 10ml 200 doses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32888.0</text:p>
          </table:table-cell>
          <table:table-cell office:value-type="float" office:value="46309" calcext:value-type="float">
            <text:p>4630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x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80.91</text:p>
          </table:table-cell>
          <table:table-cell office:value-type="string" calcext:value-type="string">
            <text:p>361.82</text:p>
          </table:table-cell>
          <table:table-cell office:value-type="float" office:value="70835" calcext:value-type="float">
            <text:p>70835</text:p>
          </table:table-cell>
          <table:table-cell table:number-columns-repeated="2"/>
        </table:table-row>
        <table:table-row table:style-name="ro1">
          <table:table-cell office:value-type="float" office:value="368677" calcext:value-type="float">
            <text:p>368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8 22:08:45</text:p>
          </table:table-cell>
          <table:table-cell office:value-type="float" office:value="1475100525" calcext:value-type="float">
            <text:p>1475100525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sado 5% 250ml s.fechado <text:s/>l: 1612792 q: <text:s text:c="5"/>270,0000 f: 31/08/16 v: 31/08/18 l: 1612705 q: <text:s text:c="5"/>730,0000 f: 0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00.0</text:p>
          </table:table-cell>
          <table:table-cell office:value-type="float" office:value="47636" calcext:value-type="float">
            <text:p>47636</text:p>
          </table:table-cell>
          <table:table-cell table:number-columns-repeated="2"/>
        </table:table-row>
        <table:table-row table:style-name="ro1">
          <table:table-cell office:value-type="float" office:value="336953" calcext:value-type="float">
            <text:p>336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8 15:12:57</text:p>
          </table:table-cell>
          <table:table-cell office:value-type="float" office:value="1457449977" calcext:value-type="float">
            <text:p>1457449977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norepinefrina 8mg, hemitartarato <text:s/>l: 15111094 q: <text:s text:c="5"/>300,0000 f: 01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176.0</text:p>
          </table:table-cell>
          <table:table-cell office:value-type="float" office:value="47683" calcext:value-type="float">
            <text:p>4768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23 09:34:26</text:p>
          </table:table-cell>
          <table:table-cell office:value-type="float" office:value="1456220066" calcext:value-type="float">
            <text:p>1456220066</text:p>
          </table:table-cell>
          <table:table-cell office:value-type="string" calcext:value-type="string">
            <text:p>7305.32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3115.86</text:p>
          </table:table-cell>
          <table:table-cell office:value-type="float" office:value="56236" calcext:value-type="float">
            <text:p>56236</text:p>
          </table:table-cell>
          <table:table-cell table:number-columns-repeated="2"/>
        </table:table-row>
        <table:table-row table:style-name="ro1">
          <table:table-cell office:value-type="float" office:value="84224" calcext:value-type="float">
            <text:p>84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8:45:00</text:p>
          </table:table-cell>
          <table:table-cell office:value-type="float" office:value="1477939500" calcext:value-type="float">
            <text:p>1477939500</text:p>
          </table:table-cell>
          <table:table-cell office:value-type="string" calcext:value-type="string">
            <text:p>87580.5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946 val: 31/03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87580.5</text:p>
          </table:table-cell>
          <table:table-cell office:value-type="float" office:value="63280" calcext:value-type="float">
            <text:p>63280</text:p>
          </table:table-cell>
          <table:table-cell table:number-columns-repeated="2"/>
        </table:table-row>
        <table:table-row table:style-name="ro1">
          <table:table-cell office:value-type="float" office:value="84223" calcext:value-type="float">
            <text:p>84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18:45:00</text:p>
          </table:table-cell>
          <table:table-cell office:value-type="float" office:value="1477939500" calcext:value-type="float">
            <text:p>1477939500</text:p>
          </table:table-cell>
          <table:table-cell office:value-type="string" calcext:value-type="string">
            <text:p>87580.5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946 val: 31/03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87580.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</table:table-row>
        <table:table-row table:style-name="ro1">
          <table:table-cell office:value-type="float" office:value="52401" calcext:value-type="float">
            <text:p>52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0 16:30:26</text:p>
          </table:table-cell>
          <table:table-cell office:value-type="float" office:value="1482251426" calcext:value-type="float">
            <text:p>1482251426</text:p>
          </table:table-cell>
          <table:table-cell office:value-type="string" calcext:value-type="string">
            <text:p>11399.1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0.0</text:p>
          </table:table-cell>
          <table:table-cell office:value-type="float" office:value="71759" calcext:value-type="float">
            <text:p>7175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6-02-11 12:06:40</text:p>
          </table:table-cell>
          <table:table-cell office:value-type="float" office:value="1455192400" calcext:value-type="float">
            <text:p>1455192400</text:p>
          </table:table-cell>
          <table:table-cell office:value-type="string" calcext:value-type="string">
            <text:p>2656.5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eparema 1 flac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.55</text:p>
          </table:table-cell>
          <table:table-cell office:value-type="float" office:value="56056" calcext:value-type="float">
            <text:p>560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rivotril 0,5 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2.21</text:p>
          </table:table-cell>
          <table:table-cell office:value-type="float" office:value="65097" calcext:value-type="float">
            <text:p>65097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01 11:06:00</text:p>
          </table:table-cell>
          <table:table-cell office:value-type="float" office:value="1464779160" calcext:value-type="float">
            <text:p>1464779160</text:p>
          </table:table-cell>
          <table:table-cell office:value-type="string" calcext:value-type="string">
            <text:p>7627.1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clorfeniramina xp cx 100 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.8</text:p>
          </table:table-cell>
          <table:table-cell office:value-type="float" office:value="64277" calcext:value-type="float">
            <text:p>6427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2-22 18:29:00</text:p>
          </table:table-cell>
          <table:table-cell office:value-type="float" office:value="1482431340" calcext:value-type="float">
            <text:p>1482431340</text:p>
          </table:table-cell>
          <table:table-cell office:value-type="string" calcext:value-type="string">
            <text:p>3924.61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orazepan 2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19.96</text:p>
          </table:table-cell>
          <table:table-cell office:value-type="float" office:value="65122" calcext:value-type="float">
            <text:p>65122</text:p>
          </table:table-cell>
          <table:table-cell table:number-columns-repeated="2"/>
        </table:table-row>
        <table:table-row table:style-name="ro1">
          <table:table-cell office:value-type="float" office:value="443025" calcext:value-type="float">
            <text:p>443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7:27:21</text:p>
          </table:table-cell>
          <table:table-cell office:value-type="float" office:value="1472491641" calcext:value-type="float">
            <text:p>1472491641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336.0</text:p>
          </table:table-cell>
          <table:table-cell office:value-type="float" office:value="76300" calcext:value-type="float">
            <text:p>7630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06:06</text:p>
          </table:table-cell>
          <table:table-cell office:value-type="float" office:value="1460027166" calcext:value-type="float">
            <text:p>1460027166</text:p>
          </table:table-cell>
          <table:table-cell office:value-type="string" calcext:value-type="string">
            <text:p>9788.15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lexane 40mg c/10 s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5.63</text:p>
          </table:table-cell>
          <table:table-cell office:value-type="string" calcext:value-type="string">
            <text:p>3153.78</text:p>
          </table:table-cell>
          <table:table-cell office:value-type="float" office:value="56313" calcext:value-type="float">
            <text:p>56313</text:p>
          </table:table-cell>
          <table:table-cell table:number-columns-repeated="2"/>
        </table:table-row>
        <table:table-row table:style-name="ro1">
          <table:table-cell office:value-type="float" office:value="60810" calcext:value-type="float">
            <text:p>60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12 09:19:56</text:p>
          </table:table-cell>
          <table:table-cell office:value-type="float" office:value="1470993596" calcext:value-type="float">
            <text:p>1470993596</text:p>
          </table:table-cell>
          <table:table-cell office:value-type="string" calcext:value-type="string">
            <text:p>33082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85/16 q: <text:s text:c="2"/>17.300,0000 f: 30/06/16 v: 31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3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2697.0</text:p>
          </table:table-cell>
          <table:table-cell office:value-type="float" office:value="73248" calcext:value-type="float">
            <text:p>732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2-10 17:59:00</text:p>
          </table:table-cell>
          <table:table-cell office:value-type="float" office:value="1455127140" calcext:value-type="float">
            <text:p>1455127140</text:p>
          </table:table-cell>
          <table:table-cell office:value-type="string" calcext:value-type="string">
            <text:p>7873.55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enalapril 1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4775.4</text:p>
          </table:table-cell>
          <table:table-cell office:value-type="float" office:value="65533" calcext:value-type="float">
            <text:p>65533</text:p>
          </table:table-cell>
          <table:table-cell table:number-columns-repeated="2"/>
        </table:table-row>
        <table:table-row table:style-name="ro1">
          <table:table-cell office:value-type="float" office:value="48895" calcext:value-type="float">
            <text:p>4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27 11:15:11</text:p>
          </table:table-cell>
          <table:table-cell office:value-type="float" office:value="1474974911" calcext:value-type="float">
            <text:p>1474974911</text:p>
          </table:table-cell>
          <table:table-cell office:value-type="string" calcext:value-type="string">
            <text:p>1179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dexclorfeniramina 0,4mg/ml xpe 120ml- generico- fab.: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50.0</text:p>
          </table:table-cell>
          <table:table-cell office:value-type="float" office:value="71784" calcext:value-type="float">
            <text:p>7178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6-09-02 01:21:00</text:p>
          </table:table-cell>
          <table:table-cell office:value-type="float" office:value="1472779260" calcext:value-type="float">
            <text:p>1472779260</text:p>
          </table:table-cell>
          <table:table-cell office:value-type="string" calcext:value-type="string">
            <text:p>19994.23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ambrol 15mg/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50.0</text:p>
          </table:table-cell>
          <table:table-cell office:value-type="float" office:value="61288" calcext:value-type="float">
            <text:p>61288</text:p>
          </table:table-cell>
          <table:table-cell table:number-columns-repeated="2"/>
        </table:table-row>
        <table:table-row table:style-name="ro1">
          <table:table-cell office:value-type="float" office:value="85152" calcext:value-type="float">
            <text:p>85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1 17:05:00</text:p>
          </table:table-cell>
          <table:table-cell office:value-type="float" office:value="1479747900" calcext:value-type="float">
            <text:p>1479747900</text:p>
          </table:table-cell>
          <table:table-cell office:value-type="string" calcext:value-type="string">
            <text:p>1095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06z val: 30/04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10950.0</text:p>
          </table:table-cell>
          <table:table-cell office:value-type="float" office:value="63324" calcext:value-type="float">
            <text:p>6332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1 07:37:00</text:p>
          </table:table-cell>
          <table:table-cell office:value-type="float" office:value="1455176220" calcext:value-type="float">
            <text:p>1455176220</text:p>
          </table:table-cell>
          <table:table-cell office:value-type="string" calcext:value-type="string">
            <text:p>7946.23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oxilina 500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3946.5</text:p>
          </table:table-cell>
          <table:table-cell office:value-type="float" office:value="65634" calcext:value-type="float">
            <text:p>65634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morfina 30mg cpr c/50 (dimorf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.62</text:p>
          </table:table-cell>
          <table:table-cell office:value-type="float" office:value="70940" calcext:value-type="float">
            <text:p>7094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21672.68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annita 500mg cx 6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6.59</text:p>
          </table:table-cell>
          <table:table-cell office:value-type="string" calcext:value-type="string">
            <text:p>2297.7</text:p>
          </table:table-cell>
          <table:table-cell office:value-type="float" office:value="40466" calcext:value-type="float">
            <text:p>40466</text:p>
          </table:table-cell>
          <table:table-cell table:number-columns-repeated="2"/>
        </table:table-row>
        <table:table-row table:style-name="ro1">
          <table:table-cell office:value-type="float" office:value="89624" calcext:value-type="float">
            <text:p>89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14 14:45:14</text:p>
          </table:table-cell>
          <table:table-cell office:value-type="float" office:value="1457966714" calcext:value-type="float">
            <text:p>1457966714</text:p>
          </table:table-cell>
          <table:table-cell office:value-type="string" calcext:value-type="string">
            <text:p>46100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cloreto de sodio 0,9% 500ml sist.fechad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4200.0</text:p>
          </table:table-cell>
          <table:table-cell office:value-type="float" office:value="47075" calcext:value-type="float">
            <text:p>47075</text:p>
          </table:table-cell>
          <table:table-cell table:number-columns-repeated="2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30 15:16:56</text:p>
          </table:table-cell>
          <table:table-cell office:value-type="float" office:value="1469891816" calcext:value-type="float">
            <text:p>1469891816</text:p>
          </table:table-cell>
          <table:table-cell office:value-type="string" calcext:value-type="string">
            <text:p>2429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3.860,0000 f: 31/01/16 v: 30/01/18 l: 15111075 q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5960.0</text:p>
          </table:table-cell>
          <table:table-cell office:value-type="float" office:value="73371" calcext:value-type="float">
            <text:p>7337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en-clor.ambroxol adt 120ml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30.0</text:p>
          </table:table-cell>
          <table:table-cell office:value-type="float" office:value="49433" calcext:value-type="float">
            <text:p>49433</text:p>
          </table:table-cell>
          <table:table-cell table:number-columns-repeated="2"/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2 11:23:25</text:p>
          </table:table-cell>
          <table:table-cell office:value-type="float" office:value="1480677805" calcext:value-type="float">
            <text:p>1480677805</text:p>
          </table:table-cell>
          <table:table-cell office:value-type="string" calcext:value-type="string">
            <text:p>1896.8</text:p>
          </table:table-cell>
          <table:table-cell office:value-type="string" calcext:value-type="string">
            <text:p>superfio comercio de prod. med. e hosp. ltda</text:p>
          </table:table-cell>
          <table:table-cell office:value-type="float" office:value="5675713000179" calcext:value-type="float">
            <text:p>5675713000179</text:p>
          </table:table-cell>
          <table:table-cell office:value-type="string" calcext:value-type="string">
            <text:p>jardim america</text:p>
          </table:table-cell>
          <table:table-cell office:value-type="string" calcext:value-type="string">
            <text:p>fortaleza</text:p>
          </table:table-cell>
          <table:table-cell office:value-type="float" office:value="60410505" calcext:value-type="float">
            <text:p>60410505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dimeticona 4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600.0</text:p>
          </table:table-cell>
          <table:table-cell office:value-type="float" office:value="47297" calcext:value-type="float">
            <text:p>472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reconter 2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4.88</text:p>
          </table:table-cell>
          <table:table-cell office:value-type="string" calcext:value-type="string">
            <text:p>309.76</text:p>
          </table:table-cell>
          <table:table-cell office:value-type="float" office:value="57462" calcext:value-type="float">
            <text:p>57462</text:p>
          </table:table-cell>
          <table:table-cell table:number-columns-repeated="2"/>
        </table:table-row>
        <table:table-row table:style-name="ro1">
          <table:table-cell office:value-type="float" office:value="355709" calcext:value-type="float">
            <text:p>355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08 12:34:55</text:p>
          </table:table-cell>
          <table:table-cell office:value-type="float" office:value="1467981295" calcext:value-type="float">
            <text:p>1467981295</text:p>
          </table:table-cell>
          <table:table-cell office:value-type="string" calcext:value-type="string">
            <text:p>983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idazolam 50mg (item generico) l: ap-029/16 q: <text:s text:c="3"/>1.000,0000 f: 3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2230.0</text:p>
          </table:table-cell>
          <table:table-cell office:value-type="float" office:value="47669" calcext:value-type="float">
            <text:p>47669</text:p>
          </table:table-cell>
          <table:table-cell table:number-columns-repeated="2"/>
        </table:table-row>
        <table:table-row table:style-name="ro1">
          <table:table-cell office:value-type="float" office:value="247487" calcext:value-type="float">
            <text:p>247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9 13:10:10</text:p>
          </table:table-cell>
          <table:table-cell office:value-type="float" office:value="1483017010" calcext:value-type="float">
            <text:p>1483017010</text:p>
          </table:table-cell>
          <table:table-cell office:value-type="string" calcext:value-type="string">
            <text:p>1217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500 ml(1477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4428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21770.0</text:p>
          </table:table-cell>
          <table:table-cell office:value-type="float" office:value="72083" calcext:value-type="float">
            <text:p>7208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6 11:55:00</text:p>
          </table:table-cell>
          <table:table-cell office:value-type="float" office:value="1465214100" calcext:value-type="float">
            <text:p>1465214100</text:p>
          </table:table-cell>
          <table:table-cell office:value-type="string" calcext:value-type="string">
            <text:p>11468.06</text:p>
          </table:table-cell>
          <table:table-cell office:value-type="string" calcext:value-type="string">
            <text:p>leonardo justo gouveia me</text:p>
          </table:table-cell>
          <table:table-cell office:value-type="float" office:value="18739858000138" calcext:value-type="float">
            <text:p>18739858000138</text:p>
          </table:table-cell>
          <table:table-cell office:value-type="string" calcext:value-type="string">
            <text:p>pinto madeira</text:p>
          </table:table-cell>
          <table:table-cell office:value-type="string" calcext:value-type="string">
            <text:p>crato</text:p>
          </table:table-cell>
          <table:table-cell office:value-type="float" office:value="63101095" calcext:value-type="float">
            <text:p>6310109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ceftriaxona 1g (triaxon) sod f/a c/50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4500.0</text:p>
          </table:table-cell>
          <table:table-cell office:value-type="float" office:value="64755" calcext:value-type="float">
            <text:p>64755</text:p>
          </table:table-cell>
          <table:table-cell table:number-columns-repeated="2"/>
        </table:table-row>
        <table:table-row table:style-name="ro1">
          <table:table-cell office:value-type="float" office:value="1513412" calcext:value-type="float">
            <text:p>1513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1 14:36:31</text:p>
          </table:table-cell>
          <table:table-cell office:value-type="float" office:value="1466519791" calcext:value-type="float">
            <text:p>1466519791</text:p>
          </table:table-cell>
          <table:table-cell office:value-type="string" calcext:value-type="string">
            <text:p>50258.8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cabergolina 0,5mg com. 1fr. x 8 (bahia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50258.8</text:p>
          </table:table-cell>
          <table:table-cell office:value-type="float" office:value="74025" calcext:value-type="float">
            <text:p>740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5 06:39:39</text:p>
          </table:table-cell>
          <table:table-cell office:value-type="float" office:value="1475649579" calcext:value-type="float">
            <text:p>1475649579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estomazil c/1 env abacax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4.88</text:p>
          </table:table-cell>
          <table:table-cell office:value-type="float" office:value="56385" calcext:value-type="float">
            <text:p>563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3-16 17:39:00</text:p>
          </table:table-cell>
          <table:table-cell office:value-type="float" office:value="1458149940" calcext:value-type="float">
            <text:p>1458149940</text:p>
          </table:table-cell>
          <table:table-cell office:value-type="string" calcext:value-type="string">
            <text:p>6145.59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nimesulida 100mg c/12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.0</text:p>
          </table:table-cell>
          <table:table-cell office:value-type="float" office:value="65062" calcext:value-type="float">
            <text:p>6506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6 08:32:00</text:p>
          </table:table-cell>
          <table:table-cell office:value-type="float" office:value="1469521920" calcext:value-type="float">
            <text:p>1469521920</text:p>
          </table:table-cell>
          <table:table-cell office:value-type="string" calcext:value-type="string">
            <text:p>19588.6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158.84</text:p>
          </table:table-cell>
          <table:table-cell office:value-type="float" office:value="56380" calcext:value-type="float">
            <text:p>56380</text:p>
          </table:table-cell>
          <table:table-cell table:number-columns-repeated="2"/>
        </table:table-row>
        <table:table-row table:style-name="ro1">
          <table:table-cell office:value-type="float" office:value="50557" calcext:value-type="float">
            <text:p>50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2-16 09:51:52</text:p>
          </table:table-cell>
          <table:table-cell office:value-type="float" office:value="1455616312" calcext:value-type="float">
            <text:p>1455616312</text:p>
          </table:table-cell>
          <table:table-cell office:value-type="string" calcext:value-type="string">
            <text:p>393327.0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nevirapina 200mg fr c/60 cp m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237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5642.0</text:p>
          </table:table-cell>
          <table:table-cell office:value-type="float" office:value="46587" calcext:value-type="float">
            <text:p>4658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somalgin cardio 100mg c/3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621.72</text:p>
          </table:table-cell>
          <table:table-cell office:value-type="float" office:value="70881" calcext:value-type="float">
            <text:p>70881</text:p>
          </table:table-cell>
          <table:table-cell table:number-columns-repeated="2"/>
        </table:table-row>
        <table:table-row table:style-name="ro1">
          <table:table-cell office:value-type="float" office:value="63875" calcext:value-type="float">
            <text:p>6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9 12:32:56</text:p>
          </table:table-cell>
          <table:table-cell office:value-type="float" office:value="1474288376" calcext:value-type="float">
            <text:p>1474288376</text:p>
          </table:table-cell>
          <table:table-cell office:value-type="string" calcext:value-type="string">
            <text:p>192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530280 q: <text:s text:c="2"/>12.000,0000 f: 01/02/15 v: 28/0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920.0</text:p>
          </table:table-cell>
          <table:table-cell office:value-type="float" office:value="73282" calcext:value-type="float">
            <text:p>73282</text:p>
          </table:table-cell>
          <table:table-cell table:number-columns-repeated="2"/>
        </table:table-row>
        <table:table-row table:style-name="ro1">
          <table:table-cell office:value-type="float" office:value="47998" calcext:value-type="float">
            <text:p>47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27 07:39:47</text:p>
          </table:table-cell>
          <table:table-cell office:value-type="float" office:value="1453880387" calcext:value-type="float">
            <text:p>1453880387</text:p>
          </table:table-cell>
          <table:table-cell office:value-type="string" calcext:value-type="string">
            <text:p>94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137/15 q: <text:s text:c="3"/>5.000,0000 f: 01/09/15 v: 31/08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9450.0</text:p>
          </table:table-cell>
          <table:table-cell office:value-type="float" office:value="62208" calcext:value-type="float">
            <text:p>622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clenil composit hfa spray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4.18</text:p>
          </table:table-cell>
          <table:table-cell office:value-type="string" calcext:value-type="string">
            <text:p>88.36</text:p>
          </table:table-cell>
          <table:table-cell office:value-type="float" office:value="57457" calcext:value-type="float">
            <text:p>57457</text:p>
          </table:table-cell>
          <table:table-cell table:number-columns-repeated="2"/>
        </table:table-row>
        <table:table-row table:style-name="ro1">
          <table:table-cell office:value-type="float" office:value="18516" calcext:value-type="float">
            <text:p>185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12-27 11:52:00</text:p>
          </table:table-cell>
          <table:table-cell office:value-type="float" office:value="1482839520" calcext:value-type="float">
            <text:p>1482839520</text:p>
          </table:table-cell>
          <table:table-cell office:value-type="string" calcext:value-type="string">
            <text:p>182980.09</text:p>
          </table:table-cell>
          <table:table-cell office:value-type="string" calcext:value-type="string">
            <text:p>j laercio souza de vasconcelos e cia ltda</text:p>
          </table:table-cell>
          <table:table-cell office:value-type="float" office:value="41389750000184" calcext:value-type="float">
            <text:p>41389750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rato</text:p>
          </table:table-cell>
          <table:table-cell office:value-type="float" office:value="63100040" calcext:value-type="float">
            <text:p>63100040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clorid. ciprofloxacino 500mg cx/14 (geolab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7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1824.0</text:p>
          </table:table-cell>
          <table:table-cell office:value-type="float" office:value="64670" calcext:value-type="float">
            <text:p>64670</text:p>
          </table:table-cell>
          <table:table-cell table:number-columns-repeated="2"/>
        </table:table-row>
        <table:table-row table:style-name="ro1">
          <table:table-cell office:value-type="float" office:value="346591" calcext:value-type="float">
            <text:p>346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12 18:58:12</text:p>
          </table:table-cell>
          <table:table-cell office:value-type="float" office:value="1463079492" calcext:value-type="float">
            <text:p>1463079492</text:p>
          </table:table-cell>
          <table:table-cell office:value-type="string" calcext:value-type="string">
            <text:p>2143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fluconazol 2mg/ml s.fechado (item generico) l: 15110590 q: <text:s text:c="5"/>500,0000 f: 30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590.0</text:p>
          </table:table-cell>
          <table:table-cell office:value-type="float" office:value="47642" calcext:value-type="float">
            <text:p>47642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gabapentina 600mg cps c/27 (gener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3.46</text:p>
          </table:table-cell>
          <table:table-cell office:value-type="float" office:value="70934" calcext:value-type="float">
            <text:p>709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bucl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09.12</text:p>
          </table:table-cell>
          <table:table-cell office:value-type="float" office:value="74223" calcext:value-type="float">
            <text:p>742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bucli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09.12</text:p>
          </table:table-cell>
          <table:table-cell office:value-type="float" office:value="74254" calcext:value-type="float">
            <text:p>74254</text:p>
          </table:table-cell>
          <table:table-cell table:number-columns-repeated="2"/>
        </table:table-row>
        <table:table-row table:style-name="ro1">
          <table:table-cell office:value-type="float" office:value="177380" calcext:value-type="float">
            <text:p>1773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20 00:00:00</text:p>
          </table:table-cell>
          <table:table-cell office:value-type="float" office:value="1461110400" calcext:value-type="float">
            <text:p>1461110400</text:p>
          </table:table-cell>
          <table:table-cell office:value-type="string" calcext:value-type="string">
            <text:p>2979.91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clonazepam 2 mg comprimido (port. 344b1/98) (generico) (bl al plas opc c/ 15 comp.) (cartucho c/ 60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0.0</text:p>
          </table:table-cell>
          <table:table-cell office:value-type="float" office:value="56988" calcext:value-type="float">
            <text:p>56988</text:p>
          </table:table-cell>
          <table:table-cell table:number-columns-repeated="2"/>
        </table:table-row>
        <table:table-row table:style-name="ro1">
          <table:table-cell office:value-type="float" office:value="344291" calcext:value-type="float">
            <text:p>344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28 16:14:45</text:p>
          </table:table-cell>
          <table:table-cell office:value-type="float" office:value="1461860085" calcext:value-type="float">
            <text:p>1461860085</text:p>
          </table:table-cell>
          <table:table-cell office:value-type="string" calcext:value-type="string">
            <text:p>624.9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ratadina 10mg <text:s/>l: 1404172 q: <text:s text:c="6"/>24,0000 v: 31/10/16 l: 1503346 q: <text:s text:c="6"/>12,0000 f: 11/08/15 v: 30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8</text:p>
          </table:table-cell>
          <table:table-cell office:value-type="float" office:value="47621" calcext:value-type="float">
            <text:p>47621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6-01 10:59:00</text:p>
          </table:table-cell>
          <table:table-cell office:value-type="float" office:value="1464778740" calcext:value-type="float">
            <text:p>1464778740</text:p>
          </table:table-cell>
          <table:table-cell office:value-type="string" calcext:value-type="string">
            <text:p>7191.6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prometazina 25mg/ml cristal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2.0</text:p>
          </table:table-cell>
          <table:table-cell office:value-type="float" office:value="64355" calcext:value-type="float">
            <text:p>64355</text:p>
          </table:table-cell>
          <table:table-cell table:number-columns-repeated="2"/>
        </table:table-row>
        <table:table-row table:style-name="ro1">
          <table:table-cell office:value-type="float" office:value="48191" calcext:value-type="float">
            <text:p>48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19 10:40:00</text:p>
          </table:table-cell>
          <table:table-cell office:value-type="float" office:value="1471603200" calcext:value-type="float">
            <text:p>1471603200</text:p>
          </table:table-cell>
          <table:table-cell office:value-type="string" calcext:value-type="string">
            <text:p>9624.74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linezolida 2mg/ml iv bol.300ml cx c/10 bol (eurofarma / s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47.4</text:p>
          </table:table-cell>
          <table:table-cell office:value-type="string" calcext:value-type="string">
            <text:p>8737.0</text:p>
          </table:table-cell>
          <table:table-cell office:value-type="float" office:value="44511" calcext:value-type="float">
            <text:p>4451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6-21 08:41:00</text:p>
          </table:table-cell>
          <table:table-cell office:value-type="float" office:value="1466498460" calcext:value-type="float">
            <text:p>1466498460</text:p>
          </table:table-cell>
          <table:table-cell office:value-type="string" calcext:value-type="string">
            <text:p>21276.6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rtrolive 500/400mg cx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1158.84</text:p>
          </table:table-cell>
          <table:table-cell office:value-type="float" office:value="56591" calcext:value-type="float">
            <text:p>56591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01 10:17:00</text:p>
          </table:table-cell>
          <table:table-cell office:value-type="float" office:value="1467368220" calcext:value-type="float">
            <text:p>1467368220</text:p>
          </table:table-cell>
          <table:table-cell office:value-type="string" calcext:value-type="string">
            <text:p>7576.61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enalapril 10mg cx/30 comp (medoquÃÂ­m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5.6</text:p>
          </table:table-cell>
          <table:table-cell office:value-type="float" office:value="64301" calcext:value-type="float">
            <text:p>64301</text:p>
          </table:table-cell>
          <table:table-cell table:number-columns-repeated="2"/>
        </table:table-row>
        <table:table-row table:style-name="ro1">
          <table:table-cell office:value-type="float" office:value="98959" calcext:value-type="float">
            <text:p>98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7 09:51:49</text:p>
          </table:table-cell>
          <table:table-cell office:value-type="float" office:value="1477561909" calcext:value-type="float">
            <text:p>1477561909</text:p>
          </table:table-cell>
          <table:table-cell office:value-type="string" calcext:value-type="string">
            <text:p>68082.8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glicose 5% 500ml sol inj sist.fechad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4200.0</text:p>
          </table:table-cell>
          <table:table-cell office:value-type="float" office:value="47201" calcext:value-type="float">
            <text:p>47201</text:p>
          </table:table-cell>
          <table:table-cell table:number-columns-repeated="2"/>
        </table:table-row>
        <table:table-row table:style-name="ro1">
          <table:table-cell office:value-type="float" office:value="49291" calcext:value-type="float">
            <text:p>49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05 15:26:17</text:p>
          </table:table-cell>
          <table:table-cell office:value-type="float" office:value="1475681177" calcext:value-type="float">
            <text:p>1475681177</text:p>
          </table:table-cell>
          <table:table-cell office:value-type="string" calcext:value-type="string">
            <text:p>26555.5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0.0</text:p>
          </table:table-cell>
          <table:table-cell office:value-type="float" office:value="71795" calcext:value-type="float">
            <text:p>71795</text:p>
          </table:table-cell>
          <table:table-cell table:number-columns-repeated="2"/>
        </table:table-row>
        <table:table-row table:style-name="ro1">
          <table:table-cell office:value-type="float" office:value="89404" calcext:value-type="float">
            <text:p>89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3-08 08:27:08</text:p>
          </table:table-cell>
          <table:table-cell office:value-type="float" office:value="1457425628" calcext:value-type="float">
            <text:p>1457425628</text:p>
          </table:table-cell>
          <table:table-cell office:value-type="string" calcext:value-type="string">
            <text:p>19443.42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diosmina+hesperidina 450+50mg cx.c/60c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70.8</text:p>
          </table:table-cell>
          <table:table-cell office:value-type="float" office:value="46693" calcext:value-type="float">
            <text:p>4669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umigan rc 0,01% fr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05.12</text:p>
          </table:table-cell>
          <table:table-cell office:value-type="float" office:value="65108" calcext:value-type="float">
            <text:p>6510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8 17:41:54</text:p>
          </table:table-cell>
          <table:table-cell office:value-type="float" office:value="1482946914" calcext:value-type="float">
            <text:p>1482946914</text:p>
          </table:table-cell>
          <table:table-cell office:value-type="string" calcext:value-type="string">
            <text:p>4189.86</text:p>
          </table:table-cell>
          <table:table-cell office:value-type="string" calcext:value-type="string">
            <text:p>j f pereir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" calcext:value-type="float">
            <text:p>58753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63" calcext:value-type="float">
            <text:p>70863</text:p>
          </table:table-cell>
          <table:table-cell table:number-columns-repeated="2"/>
        </table:table-row>
        <table:table-row table:style-name="ro1">
          <table:table-cell office:value-type="float" office:value="61637" calcext:value-type="float">
            <text:p>61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4 08:43:13</text:p>
          </table:table-cell>
          <table:table-cell office:value-type="float" office:value="1472028193" calcext:value-type="float">
            <text:p>1472028193</text:p>
          </table:table-cell>
          <table:table-cell office:value-type="string" calcext:value-type="string">
            <text:p>3297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3.000,0000 f: 3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1970.0</text:p>
          </table:table-cell>
          <table:table-cell office:value-type="float" office:value="73184" calcext:value-type="float">
            <text:p>73184</text:p>
          </table:table-cell>
          <table:table-cell table:number-columns-repeated="2"/>
        </table:table-row>
        <table:table-row table:style-name="ro1">
          <table:table-cell office:value-type="float" office:value="282547" calcext:value-type="float">
            <text:p>2825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7-12 10:47:54</text:p>
          </table:table-cell>
          <table:table-cell office:value-type="float" office:value="1468320474" calcext:value-type="float">
            <text:p>1468320474</text:p>
          </table:table-cell>
          <table:table-cell office:value-type="string" calcext:value-type="string">
            <text:p>4702.2</text:p>
          </table:table-cell>
          <table:table-cell office:value-type="string" calcext:value-type="string">
            <text:p>stock comercial hospitalar ltda</text:p>
          </table:table-cell>
          <table:table-cell office:value-type="float" office:value="995371000150" calcext:value-type="float">
            <text:p>995371000150</text:p>
          </table:table-cell>
          <table:table-cell office:value-type="string" calcext:value-type="string">
            <text:p>jardim eldorado</text:p>
          </table:table-cell>
          <table:table-cell office:value-type="string" calcext:value-type="string">
            <text:p>aparecida de goiania</text:p>
          </table:table-cell>
          <table:table-cell office:value-type="float" office:value="74993100" calcext:value-type="float">
            <text:p>74993100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bezafibrato cpr 200mg c/20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678.4</text:p>
          </table:table-cell>
          <table:table-cell office:value-type="float" office:value="70952" calcext:value-type="float">
            <text:p>70952</text:p>
          </table:table-cell>
          <table:table-cell table:number-columns-repeated="2"/>
        </table:table-row>
        <table:table-row table:style-name="ro1">
          <table:table-cell office:value-type="float" office:value="58471" calcext:value-type="float">
            <text:p>58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07 14:54:04</text:p>
          </table:table-cell>
          <table:table-cell office:value-type="float" office:value="1467903244" calcext:value-type="float">
            <text:p>1467903244</text:p>
          </table:table-cell>
          <table:table-cell office:value-type="string" calcext:value-type="string">
            <text:p>39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5101019 q: <text:s text:c="3"/>1.000,0000 f: 22/10/15 v: 30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990.0</text:p>
          </table:table-cell>
          <table:table-cell office:value-type="float" office:value="73331" calcext:value-type="float">
            <text:p>73331</text:p>
          </table:table-cell>
          <table:table-cell table:number-columns-repeated="2"/>
        </table:table-row>
        <table:table-row table:style-name="ro1">
          <table:table-cell office:value-type="float" office:value="80681" calcext:value-type="float">
            <text:p>80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3 18:50:00</text:p>
          </table:table-cell>
          <table:table-cell office:value-type="float" office:value="1471978200" calcext:value-type="float">
            <text:p>1471978200</text:p>
          </table:table-cell>
          <table:table-cell office:value-type="string" calcext:value-type="string">
            <text:p>8295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820 val: 28/02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8.5</text:p>
          </table:table-cell>
          <table:table-cell office:value-type="string" calcext:value-type="string">
            <text:p>82950.0</text:p>
          </table:table-cell>
          <table:table-cell office:value-type="float" office:value="63290" calcext:value-type="float">
            <text:p>63290</text:p>
          </table:table-cell>
          <table:table-cell table:number-columns-repeated="2"/>
        </table:table-row>
        <table:table-row table:style-name="ro1">
          <table:table-cell office:value-type="float" office:value="58045" calcext:value-type="float">
            <text:p>58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30 22:03:45</text:p>
          </table:table-cell>
          <table:table-cell office:value-type="float" office:value="1467324225" calcext:value-type="float">
            <text:p>1467324225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loratadina 10mg <text:s/>l: 1601328 q: <text:s text:c="7"/>4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4</text:p>
          </table:table-cell>
          <table:table-cell office:value-type="float" office:value="73289" calcext:value-type="float">
            <text:p>732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flomicin 2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float" office:value="74348" calcext:value-type="float">
            <text:p>74348</text:p>
          </table:table-cell>
          <table:table-cell table:number-columns-repeated="2"/>
        </table:table-row>
        <table:table-row table:style-name="ro1">
          <table:table-cell office:value-type="float" office:value="99547" calcext:value-type="float">
            <text:p>99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1 12:26:29</text:p>
          </table:table-cell>
          <table:table-cell office:value-type="float" office:value="1478867189" calcext:value-type="float">
            <text:p>1478867189</text:p>
          </table:table-cell>
          <table:table-cell office:value-type="string" calcext:value-type="string">
            <text:p>14600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dexametasona 4mg/ml 2,5ml--marca: hypofarma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9167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991.91</text:p>
          </table:table-cell>
          <table:table-cell office:value-type="float" office:value="46827" calcext:value-type="float">
            <text:p>46827</text:p>
          </table:table-cell>
          <table:table-cell table:number-columns-repeated="2"/>
        </table:table-row>
        <table:table-row table:style-name="ro1">
          <table:table-cell office:value-type="float" office:value="50649" calcext:value-type="float">
            <text:p>50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1 08:49:45</text:p>
          </table:table-cell>
          <table:table-cell office:value-type="float" office:value="1458550185" calcext:value-type="float">
            <text:p>1458550185</text:p>
          </table:table-cell>
          <table:table-cell office:value-type="string" calcext:value-type="string">
            <text:p>401994.6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mesilato de imatinibe 100mg 6 blx1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26527.2</text:p>
          </table:table-cell>
          <table:table-cell office:value-type="float" office:value="46589" calcext:value-type="float">
            <text:p>46589</text:p>
          </table:table-cell>
          <table:table-cell table:number-columns-repeated="2"/>
        </table:table-row>
        <table:table-row table:style-name="ro1">
          <table:table-cell office:value-type="float" office:value="181260" calcext:value-type="float">
            <text:p>1812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6-22 00:00:00</text:p>
          </table:table-cell>
          <table:table-cell office:value-type="float" office:value="1466553600" calcext:value-type="float">
            <text:p>1466553600</text:p>
          </table:table-cell>
          <table:table-cell office:value-type="string" calcext:value-type="string">
            <text:p>27681.54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amoxicilina 250 mg/5 ml po para suspensao oral (fr. c/ po p/ 150 ml) (pack c/ 30 frs) - embalage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acote</text:p>
          </table:table-cell>
          <table:table-cell office:value-type="string" calcext:value-type="string">
            <text:p>175.56</text:p>
          </table:table-cell>
          <table:table-cell office:value-type="string" calcext:value-type="string">
            <text:p>3511.2</text:p>
          </table:table-cell>
          <table:table-cell office:value-type="float" office:value="56955" calcext:value-type="float">
            <text:p>56955</text:p>
          </table:table-cell>
          <table:table-cell table:number-columns-repeated="2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8-23 00:00:00</text:p>
          </table:table-cell>
          <table:table-cell office:value-type="float" office:value="1471910400" calcext:value-type="float">
            <text:p>1471910400</text:p>
          </table:table-cell>
          <table:table-cell office:value-type="string" calcext:value-type="string">
            <text:p>3840.2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el para eletrodo 1 l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.6</text:p>
          </table:table-cell>
          <table:table-cell office:value-type="float" office:value="72050" calcext:value-type="float">
            <text:p>72050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heparina sodica 5.000ui cx 25fa 5ml- hepamax- fab.:blau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55.0</text:p>
          </table:table-cell>
          <table:table-cell office:value-type="float" office:value="71775" calcext:value-type="float">
            <text:p>71775</text:p>
          </table:table-cell>
          <table:table-cell table:number-columns-repeated="2"/>
        </table:table-row>
        <table:table-row table:style-name="ro1">
          <table:table-cell office:value-type="float" office:value="77881" calcext:value-type="float">
            <text:p>77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13 15:30:00</text:p>
          </table:table-cell>
          <table:table-cell office:value-type="float" office:value="1465831800" calcext:value-type="float">
            <text:p>1465831800</text:p>
          </table:table-cell>
          <table:table-cell office:value-type="string" calcext:value-type="string">
            <text:p>31734.6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60mg 2 seringas lote: 5sl45 val: 31/07/17 marca:sanofi-aventis farm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4192.5</text:p>
          </table:table-cell>
          <table:table-cell office:value-type="float" office:value="63326" calcext:value-type="float">
            <text:p>63326</text:p>
          </table:table-cell>
          <table:table-cell table:number-columns-repeated="2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1 11:33:49</text:p>
          </table:table-cell>
          <table:table-cell office:value-type="float" office:value="1459510429" calcext:value-type="float">
            <text:p>1459510429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ranitidina 150mg lt. 1501609 v. 31-05-2017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80.0</text:p>
          </table:table-cell>
          <table:table-cell office:value-type="float" office:value="72041" calcext:value-type="float">
            <text:p>720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ibuprofeno 100mg gt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3.59</text:p>
          </table:table-cell>
          <table:table-cell office:value-type="float" office:value="65091" calcext:value-type="float">
            <text:p>65091</text:p>
          </table:table-cell>
          <table:table-cell table:number-columns-repeated="2"/>
        </table:table-row>
        <table:table-row table:style-name="ro1">
          <table:table-cell office:value-type="float" office:value="99036" calcext:value-type="float">
            <text:p>99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28 10:49:49</text:p>
          </table:table-cell>
          <table:table-cell office:value-type="float" office:value="1477651789" calcext:value-type="float">
            <text:p>1477651789</text:p>
          </table:table-cell>
          <table:table-cell office:value-type="string" calcext:value-type="string">
            <text:p>1593.54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escina+polis.escina+salic.diet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isnaga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81.4</text:p>
          </table:table-cell>
          <table:table-cell office:value-type="float" office:value="47413" calcext:value-type="float">
            <text:p>47413</text:p>
          </table:table-cell>
          <table:table-cell table:number-columns-repeated="2"/>
        </table:table-row>
        <table:table-row table:style-name="ro1">
          <table:table-cell office:value-type="float" office:value="99034" calcext:value-type="float">
            <text:p>990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10-28 10:41:39</text:p>
          </table:table-cell>
          <table:table-cell office:value-type="float" office:value="1477651299" calcext:value-type="float">
            <text:p>1477651299</text:p>
          </table:table-cell>
          <table:table-cell office:value-type="string" calcext:value-type="string">
            <text:p>1608.54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escina+polis.escina+salic.diet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isnaga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81.4</text:p>
          </table:table-cell>
          <table:table-cell office:value-type="float" office:value="47234" calcext:value-type="float">
            <text:p>47234</text:p>
          </table:table-cell>
          <table:table-cell table:number-columns-repeated="2"/>
        </table:table-row>
        <table:table-row table:style-name="ro1">
          <table:table-cell office:value-type="float" office:value="51593" calcext:value-type="float">
            <text:p>51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2 15:23:23</text:p>
          </table:table-cell>
          <table:table-cell office:value-type="float" office:value="1480692203" calcext:value-type="float">
            <text:p>1480692203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cido valproico/valproato de sodio 250mg/5ml xpe 100ml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80.0</text:p>
          </table:table-cell>
          <table:table-cell office:value-type="float" office:value="71753" calcext:value-type="float">
            <text:p>71753</text:p>
          </table:table-cell>
          <table:table-cell table:number-columns-repeated="2"/>
        </table:table-row>
        <table:table-row table:style-name="ro1">
          <table:table-cell office:value-type="float" office:value="98816" calcext:value-type="float">
            <text:p>98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25 10:17:16</text:p>
          </table:table-cell>
          <table:table-cell office:value-type="float" office:value="1477390636" calcext:value-type="float">
            <text:p>1477390636</text:p>
          </table:table-cell>
          <table:table-cell office:value-type="string" calcext:value-type="string">
            <text:p>1608.54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escina+polis.escina+salic.dietil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isnaga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81.4</text:p>
          </table:table-cell>
          <table:table-cell office:value-type="float" office:value="46990" calcext:value-type="float">
            <text:p>46990</text:p>
          </table:table-cell>
          <table:table-cell table:number-columns-repeated="2"/>
        </table:table-row>
        <table:table-row table:style-name="ro1">
          <table:table-cell office:value-type="float" office:value="49372" calcext:value-type="float">
            <text:p>49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30 18:33:00</text:p>
          </table:table-cell>
          <table:table-cell office:value-type="float" office:value="1475260380" calcext:value-type="float">
            <text:p>1475260380</text:p>
          </table:table-cell>
          <table:table-cell office:value-type="string" calcext:value-type="string">
            <text:p>9042.2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linezolida 2mg/ml iv bol.300ml cx c/10 bol (eurofarma / s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47.4</text:p>
          </table:table-cell>
          <table:table-cell office:value-type="string" calcext:value-type="string">
            <text:p>5242.2</text:p>
          </table:table-cell>
          <table:table-cell office:value-type="float" office:value="46201" calcext:value-type="float">
            <text:p>46201</text:p>
          </table:table-cell>
          <table:table-cell table:number-columns-repeated="2"/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02-03 15:02:48</text:p>
          </table:table-cell>
          <table:table-cell office:value-type="float" office:value="1454511768" calcext:value-type="float">
            <text:p>1454511768</text:p>
          </table:table-cell>
          <table:table-cell office:value-type="string" calcext:value-type="string">
            <text:p>45977.66</text:p>
          </table:table-cell>
          <table:table-cell office:value-type="string" calcext:value-type="string">
            <text:p>f. wilton c. monteiro</text:p>
          </table:table-cell>
          <table:table-cell office:value-type="float" office:value="7055280000184" calcext:value-type="float">
            <text:p>7055280000184</text:p>
          </table:table-cell>
          <table:table-cell office:value-type="string" calcext:value-type="string">
            <text:p>aeroporto ii</text:p>
          </table:table-cell>
          <table:table-cell office:value-type="string" calcext:value-type="string">
            <text:p>mossoro</text:p>
          </table:table-cell>
          <table:table-cell office:value-type="float" office:value="59607240" calcext:value-type="float">
            <text:p>5960724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betametasona 3mg/ml cx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39.5</text:p>
          </table:table-cell>
          <table:table-cell office:value-type="float" office:value="72813" calcext:value-type="float">
            <text:p>72813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midazolam 15mg 100x3ml 5mg/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272.96</text:p>
          </table:table-cell>
          <table:table-cell office:value-type="float" office:value="70938" calcext:value-type="float">
            <text:p>70938</text:p>
          </table:table-cell>
          <table:table-cell table:number-columns-repeated="2"/>
        </table:table-row>
        <table:table-row table:style-name="ro1">
          <table:table-cell office:value-type="float" office:value="67539" calcext:value-type="float">
            <text:p>67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1 15:08:25</text:p>
          </table:table-cell>
          <table:table-cell office:value-type="float" office:value="1478012905" calcext:value-type="float">
            <text:p>1478012905</text:p>
          </table:table-cell>
          <table:table-cell office:value-type="string" calcext:value-type="string">
            <text:p>369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250" calcext:value-type="float">
            <text:p>73250</text:p>
          </table:table-cell>
          <table:table-cell table:number-columns-repeated="2"/>
        </table:table-row>
        <table:table-row table:style-name="ro1">
          <table:table-cell office:value-type="float" office:value="67533" calcext:value-type="float">
            <text:p>67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1 13:09:09</text:p>
          </table:table-cell>
          <table:table-cell office:value-type="float" office:value="1478005749" calcext:value-type="float">
            <text:p>1478005749</text:p>
          </table:table-cell>
          <table:table-cell office:value-type="string" calcext:value-type="string">
            <text:p>47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219" calcext:value-type="float">
            <text:p>73219</text:p>
          </table:table-cell>
          <table:table-cell table:number-columns-repeated="2"/>
        </table:table-row>
        <table:table-row table:style-name="ro1">
          <table:table-cell office:value-type="float" office:value="67511" calcext:value-type="float">
            <text:p>67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31 20:46:29</text:p>
          </table:table-cell>
          <table:table-cell office:value-type="float" office:value="1477946789" calcext:value-type="float">
            <text:p>1477946789</text:p>
          </table:table-cell>
          <table:table-cell office:value-type="string" calcext:value-type="string">
            <text:p>47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lindamicina 600mg,fosfato <text:s/>l: 16070478 q: <text:s text:c="3"/>1.000,0000 f: 31/08/16 v: 31/07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90.0</text:p>
          </table:table-cell>
          <table:table-cell office:value-type="float" office:value="73176" calcext:value-type="float">
            <text:p>7317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10 08:02:31</text:p>
          </table:table-cell>
          <table:table-cell office:value-type="float" office:value="1473494551" calcext:value-type="float">
            <text:p>1473494551</text:p>
          </table:table-cell>
          <table:table-cell office:value-type="string" calcext:value-type="string">
            <text:p>5129.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12,5mg c/30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816.8</text:p>
          </table:table-cell>
          <table:table-cell office:value-type="float" office:value="56455" calcext:value-type="float">
            <text:p>56455</text:p>
          </table:table-cell>
          <table:table-cell table:number-columns-repeated="2"/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3 11:28:58</text:p>
          </table:table-cell>
          <table:table-cell office:value-type="float" office:value="1473766138" calcext:value-type="float">
            <text:p>1473766138</text:p>
          </table:table-cell>
          <table:table-cell office:value-type="string" calcext:value-type="string">
            <text:p>825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orepinefrina 8mg, hemitartarato (item generico) l: 16010196 q: <text:s text:c="3"/>1.500,0000 f: 31/01/16 v: 30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985.0</text:p>
          </table:table-cell>
          <table:table-cell office:value-type="float" office:value="73255" calcext:value-type="float">
            <text:p>73255</text:p>
          </table:table-cell>
          <table:table-cell table:number-columns-repeated="2"/>
        </table:table-row>
        <table:table-row table:style-name="ro1">
          <table:table-cell office:value-type="float" office:value="50687" calcext:value-type="float">
            <text:p>5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0 13:44:53</text:p>
          </table:table-cell>
          <table:table-cell office:value-type="float" office:value="1478785493" calcext:value-type="float">
            <text:p>1478785493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0.0</text:p>
          </table:table-cell>
          <table:table-cell office:value-type="float" office:value="71796" calcext:value-type="float">
            <text:p>717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benzetacil 1.2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393.9</text:p>
          </table:table-cell>
          <table:table-cell office:value-type="float" office:value="72290" calcext:value-type="float">
            <text:p>72290</text:p>
          </table:table-cell>
          <table:table-cell table:number-columns-repeated="2"/>
        </table:table-row>
        <table:table-row table:style-name="ro1">
          <table:table-cell office:value-type="float" office:value="52574" calcext:value-type="float">
            <text:p>52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6 16:15:53</text:p>
          </table:table-cell>
          <table:table-cell office:value-type="float" office:value="1482768953" calcext:value-type="float">
            <text:p>1482768953</text:p>
          </table:table-cell>
          <table:table-cell office:value-type="string" calcext:value-type="string">
            <text:p>9353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89.81</text:p>
          </table:table-cell>
          <table:table-cell office:value-type="float" office:value="71780" calcext:value-type="float">
            <text:p>71780</text:p>
          </table:table-cell>
          <table:table-cell table:number-columns-repeated="2"/>
        </table:table-row>
        <table:table-row table:style-name="ro1">
          <table:table-cell office:value-type="float" office:value="344290" calcext:value-type="float">
            <text:p>344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28 16:14:26</text:p>
          </table:table-cell>
          <table:table-cell office:value-type="float" office:value="1461860066" calcext:value-type="float">
            <text:p>1461860066</text:p>
          </table:table-cell>
          <table:table-cell office:value-type="string" calcext:value-type="string">
            <text:p>374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uxametonio 100mg, cloreto de <text:s/>l: 16020646 q: <text:s text:c="6"/>2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82.2</text:p>
          </table:table-cell>
          <table:table-cell office:value-type="float" office:value="47611" calcext:value-type="float">
            <text:p>47611</text:p>
          </table:table-cell>
          <table:table-cell table:number-columns-repeated="2"/>
        </table:table-row>
        <table:table-row table:style-name="ro1">
          <table:table-cell office:value-type="float" office:value="344276" calcext:value-type="float">
            <text:p>344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28 14:59:46</text:p>
          </table:table-cell>
          <table:table-cell office:value-type="float" office:value="1461855586" calcext:value-type="float">
            <text:p>1461855586</text:p>
          </table:table-cell>
          <table:table-cell office:value-type="string" calcext:value-type="string">
            <text:p>5200.3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uxametonio 100mg, cloreto de <text:s/>l: 16020646 q: <text:s text:c="6"/>2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82.2</text:p>
          </table:table-cell>
          <table:table-cell office:value-type="float" office:value="47586" calcext:value-type="float">
            <text:p>47586</text:p>
          </table:table-cell>
          <table:table-cell table:number-columns-repeated="2"/>
        </table:table-row>
        <table:table-row table:style-name="ro1">
          <table:table-cell office:value-type="float" office:value="340719" calcext:value-type="float">
            <text:p>3407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4 21:14:24</text:p>
          </table:table-cell>
          <table:table-cell office:value-type="float" office:value="1459804464" calcext:value-type="float">
            <text:p>1459804464</text:p>
          </table:table-cell>
          <table:table-cell office:value-type="string" calcext:value-type="string">
            <text:p>374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uxametonio 100mg, cloreto de <text:s/>l: 16020646 q: <text:s text:c="6"/>20,0000 f: 01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82.2</text:p>
          </table:table-cell>
          <table:table-cell office:value-type="float" office:value="47538" calcext:value-type="float">
            <text:p>475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decongex plus 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66.18</text:p>
          </table:table-cell>
          <table:table-cell office:value-type="float" office:value="74258" calcext:value-type="float">
            <text:p>742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decongex plus 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66.18</text:p>
          </table:table-cell>
          <table:table-cell office:value-type="float" office:value="74228" calcext:value-type="float">
            <text:p>7422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16-10-11 00:25:00</text:p>
          </table:table-cell>
          <table:table-cell office:value-type="float" office:value="1476145500" calcext:value-type="float">
            <text:p>1476145500</text:p>
          </table:table-cell>
          <table:table-cell office:value-type="string" calcext:value-type="string">
            <text:p>21045.1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geriaton 30cpr ach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1726.56</text:p>
          </table:table-cell>
          <table:table-cell office:value-type="float" office:value="61359" calcext:value-type="float">
            <text:p>61359</text:p>
          </table:table-cell>
          <table:table-cell table:number-columns-repeated="2"/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5-06 10:06:24</text:p>
          </table:table-cell>
          <table:table-cell office:value-type="float" office:value="1462529184" calcext:value-type="float">
            <text:p>1462529184</text:p>
          </table:table-cell>
          <table:table-cell office:value-type="string" calcext:value-type="string">
            <text:p>5648.3</text:p>
          </table:table-cell>
          <table:table-cell office:value-type="string" calcext:value-type="string">
            <text:p>maceio med distribuidora de produtos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ranitidina 150mg lt. 1501609 v. 31-05-2017 -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80.0</text:p>
          </table:table-cell>
          <table:table-cell office:value-type="float" office:value="72045" calcext:value-type="float">
            <text:p>7204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2-19 07:20:16</text:p>
          </table:table-cell>
          <table:table-cell office:value-type="float" office:value="1482132016" calcext:value-type="float">
            <text:p>1482132016</text:p>
          </table:table-cell>
          <table:table-cell office:value-type="string" calcext:value-type="string">
            <text:p>2969.86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depakene 250mg c/25 caps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321.0</text:p>
          </table:table-cell>
          <table:table-cell office:value-type="float" office:value="56266" calcext:value-type="float">
            <text:p>56266</text:p>
          </table:table-cell>
          <table:table-cell table:number-columns-repeated="2"/>
        </table:table-row>
        <table:table-row table:style-name="ro1">
          <table:table-cell office:value-type="float" office:value="224877" calcext:value-type="float">
            <text:p>224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4 10:22:29</text:p>
          </table:table-cell>
          <table:table-cell office:value-type="float" office:value="1458814949" calcext:value-type="float">
            <text:p>1458814949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46.0</text:p>
          </table:table-cell>
          <table:table-cell office:value-type="float" office:value="72091" calcext:value-type="float">
            <text:p>72091</text:p>
          </table:table-cell>
          <table:table-cell table:number-columns-repeated="2"/>
        </table:table-row>
        <table:table-row table:style-name="ro1">
          <table:table-cell office:value-type="float" office:value="186386" calcext:value-type="float">
            <text:p>186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21 11:29:32</text:p>
          </table:table-cell>
          <table:table-cell office:value-type="float" office:value="1469100572" calcext:value-type="float">
            <text:p>1469100572</text:p>
          </table:table-cell>
          <table:table-cell office:value-type="string" calcext:value-type="string">
            <text:p>30048.0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midazolam 5mg/ml amp 100x10ml (g) - b1 - pvc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4896.0</text:p>
          </table:table-cell>
          <table:table-cell office:value-type="float" office:value="72164" calcext:value-type="float">
            <text:p>721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06 08:31:18</text:p>
          </table:table-cell>
          <table:table-cell office:value-type="float" office:value="1475742678" calcext:value-type="float">
            <text:p>1475742678</text:p>
          </table:table-cell>
          <table:table-cell office:value-type="string" calcext:value-type="string">
            <text:p>28805.82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 mg gen.neo qu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49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2578.28</text:p>
          </table:table-cell>
          <table:table-cell office:value-type="float" office:value="49658" calcext:value-type="float">
            <text:p>4965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2-15 08:27:10</text:p>
          </table:table-cell>
          <table:table-cell office:value-type="float" office:value="1455524830" calcext:value-type="float">
            <text:p>1455524830</text:p>
          </table:table-cell>
          <table:table-cell office:value-type="string" calcext:value-type="string">
            <text:p>3298.0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nistatina susp 50ml g n.q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183.48</text:p>
          </table:table-cell>
          <table:table-cell office:value-type="float" office:value="56227" calcext:value-type="float">
            <text:p>56227</text:p>
          </table:table-cell>
          <table:table-cell table:number-columns-repeated="2"/>
        </table:table-row>
        <table:table-row table:style-name="ro1">
          <table:table-cell office:value-type="float" office:value="224877" calcext:value-type="float">
            <text:p>224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24 10:22:29</text:p>
          </table:table-cell>
          <table:table-cell office:value-type="float" office:value="1458814949" calcext:value-type="float">
            <text:p>1458814949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halex istar ind farmaceutica ltda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665833" calcext:value-type="float">
            <text:p>74665833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46.8</text:p>
          </table:table-cell>
          <table:table-cell office:value-type="float" office:value="72092" calcext:value-type="float">
            <text:p>7209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9 08:38:08</text:p>
          </table:table-cell>
          <table:table-cell office:value-type="float" office:value="1478680688" calcext:value-type="float">
            <text:p>1478680688</text:p>
          </table:table-cell>
          <table:table-cell office:value-type="string" calcext:value-type="string">
            <text:p>4422.3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76" calcext:value-type="float">
            <text:p>7087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2016-04-28 00:00:00</text:p>
          </table:table-cell>
          <table:table-cell office:value-type="float" office:value="1461801600" calcext:value-type="float">
            <text:p>1461801600</text:p>
          </table:table-cell>
          <table:table-cell office:value-type="string" calcext:value-type="string">
            <text:p>28935.04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lacto purga env 6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99.0</text:p>
          </table:table-cell>
          <table:table-cell office:value-type="float" office:value="43032" calcext:value-type="float">
            <text:p>43032</text:p>
          </table:table-cell>
          <table:table-cell table:number-columns-repeated="2"/>
        </table:table-row>
        <table:table-row table:style-name="ro1">
          <table:table-cell office:value-type="float" office:value="343617" calcext:value-type="float">
            <text:p>343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5 15:42:53</text:p>
          </table:table-cell>
          <table:table-cell office:value-type="float" office:value="1461598973" calcext:value-type="float">
            <text:p>1461598973</text:p>
          </table:table-cell>
          <table:table-cell office:value-type="string" calcext:value-type="string">
            <text:p>568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fisiologico 500ml s.fechado <text:s/>l: 16020174 q: <text:s text:c="5"/>781,0000 f: 01/01/16 v: 28/02/18 l: 16020225 q: <text:s text:c="5"/>239,00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5680.0</text:p>
          </table:table-cell>
          <table:table-cell office:value-type="float" office:value="47594" calcext:value-type="float">
            <text:p>475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aleni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7.02</text:p>
          </table:table-cell>
          <table:table-cell office:value-type="string" calcext:value-type="string">
            <text:p>535.1</text:p>
          </table:table-cell>
          <table:table-cell office:value-type="float" office:value="74308" calcext:value-type="float">
            <text:p>743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carbamazepina 20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96.88</text:p>
          </table:table-cell>
          <table:table-cell office:value-type="float" office:value="65074" calcext:value-type="float">
            <text:p>65074</text:p>
          </table:table-cell>
          <table:table-cell table:number-columns-repeated="2"/>
        </table:table-row>
        <table:table-row table:style-name="ro1">
          <table:table-cell office:value-type="float" office:value="65094" calcext:value-type="float">
            <text:p>65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3 12:19:01</text:p>
          </table:table-cell>
          <table:table-cell office:value-type="float" office:value="1475497141" calcext:value-type="float">
            <text:p>1475497141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statina 25000ui/gr 60gr (item generico) l: 07161984 q: <text:s text:c="6"/>30,0000 f: 3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29.3</text:p>
          </table:table-cell>
          <table:table-cell office:value-type="float" office:value="73204" calcext:value-type="float">
            <text:p>73204</text:p>
          </table:table-cell>
          <table:table-cell table:number-columns-repeated="2"/>
        </table:table-row>
        <table:table-row table:style-name="ro1">
          <table:table-cell office:value-type="float" office:value="66807" calcext:value-type="float">
            <text:p>66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4 17:37:03</text:p>
          </table:table-cell>
          <table:table-cell office:value-type="float" office:value="1477330623" calcext:value-type="float">
            <text:p>1477330623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statina 25000ui/gr 60gr (item generico) l: 07161984 q: <text:s text:c="6"/>30,0000 f: 3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29.3</text:p>
          </table:table-cell>
          <table:table-cell office:value-type="float" office:value="73267" calcext:value-type="float">
            <text:p>73267</text:p>
          </table:table-cell>
          <table:table-cell table:number-columns-repeated="2"/>
        </table:table-row>
        <table:table-row table:style-name="ro1">
          <table:table-cell office:value-type="float" office:value="66802" calcext:value-type="float">
            <text:p>66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4 16:52:29</text:p>
          </table:table-cell>
          <table:table-cell office:value-type="float" office:value="1477327949" calcext:value-type="float">
            <text:p>1477327949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statina 25000ui/gr 60gr (item generico) l: 07161984 q: <text:s text:c="6"/>30,0000 f: 3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29.3</text:p>
          </table:table-cell>
          <table:table-cell office:value-type="float" office:value="73206" calcext:value-type="float">
            <text:p>732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haldol 5mg c/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33.51</text:p>
          </table:table-cell>
          <table:table-cell office:value-type="float" office:value="65089" calcext:value-type="float">
            <text:p>6508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40354.72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proctyl pom bg 3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2630.07</text:p>
          </table:table-cell>
          <table:table-cell office:value-type="float" office:value="40458" calcext:value-type="float">
            <text:p>404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3-27 10:56:00</text:p>
          </table:table-cell>
          <table:table-cell office:value-type="float" office:value="1459076160" calcext:value-type="float">
            <text:p>1459076160</text:p>
          </table:table-cell>
          <table:table-cell office:value-type="string" calcext:value-type="string">
            <text:p>13094.66</text:p>
          </table:table-cell>
          <table:table-cell office:value-type="string" calcext:value-type="string">
            <text:p>w c lima de oliveira me</text:p>
          </table:table-cell>
          <table:table-cell office:value-type="float" office:value="3735897000190" calcext:value-type="float">
            <text:p>3735897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m sucesso</text:p>
          </table:table-cell>
          <table:table-cell office:value-type="float" office:value="58887000" calcext:value-type="float">
            <text:p>58887000</text:p>
          </table:table-cell>
          <table:table-cell office:value-type="string" calcext:value-type="string">
            <text:p>-21.0323516</text:p>
          </table:table-cell>
          <table:table-cell office:value-type="string" calcext:value-type="string">
            <text:p>-44.7598082</text:p>
          </table:table-cell>
          <table:table-cell office:value-type="string" calcext:value-type="string">
            <text:p>amoxicilina 250mg sup 60ml (g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74.5</text:p>
          </table:table-cell>
          <table:table-cell office:value-type="float" office:value="55101" calcext:value-type="float">
            <text:p>551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12 00:00:00</text:p>
          </table:table-cell>
          <table:table-cell office:value-type="float" office:value="1460419200" calcext:value-type="float">
            <text:p>1460419200</text:p>
          </table:table-cell>
          <table:table-cell office:value-type="string" calcext:value-type="string">
            <text:p>2138.79</text:p>
          </table:table-cell>
          <table:table-cell office:value-type="string" calcext:value-type="string">
            <text:p>edivania lopes dos santos - me</text:p>
          </table:table-cell>
          <table:table-cell office:value-type="float" office:value="1530452000148" calcext:value-type="float">
            <text:p>153045200014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diosmin sdu cx 30 saches abacaxi 900mg/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0.48</text:p>
          </table:table-cell>
          <table:table-cell office:value-type="string" calcext:value-type="string">
            <text:p>240.96</text:p>
          </table:table-cell>
          <table:table-cell office:value-type="float" office:value="65107" calcext:value-type="float">
            <text:p>65107</text:p>
          </table:table-cell>
          <table:table-cell table:number-columns-repeated="2"/>
        </table:table-row>
        <table:table-row table:style-name="ro1">
          <table:table-cell office:value-type="float" office:value="282547" calcext:value-type="float">
            <text:p>282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7-12 10:47:54</text:p>
          </table:table-cell>
          <table:table-cell office:value-type="float" office:value="1468320474" calcext:value-type="float">
            <text:p>1468320474</text:p>
          </table:table-cell>
          <table:table-cell office:value-type="string" calcext:value-type="string">
            <text:p>4702.2</text:p>
          </table:table-cell>
          <table:table-cell office:value-type="string" calcext:value-type="string">
            <text:p>stock comercial hospitalar ltda</text:p>
          </table:table-cell>
          <table:table-cell office:value-type="float" office:value="995371000150" calcext:value-type="float">
            <text:p>995371000150</text:p>
          </table:table-cell>
          <table:table-cell office:value-type="string" calcext:value-type="string">
            <text:p>jardim eldorado</text:p>
          </table:table-cell>
          <table:table-cell office:value-type="string" calcext:value-type="string">
            <text:p>aparecida de goiania</text:p>
          </table:table-cell>
          <table:table-cell office:value-type="float" office:value="74993100" calcext:value-type="float">
            <text:p>74993100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bezafibrato cpr 200mg c/20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460.8</text:p>
          </table:table-cell>
          <table:table-cell office:value-type="float" office:value="70951" calcext:value-type="float">
            <text:p>70951</text:p>
          </table:table-cell>
          <table:table-cell table:number-columns-repeated="2"/>
        </table:table-row>
        <table:table-row table:style-name="ro1">
          <table:table-cell office:value-type="float" office:value="49454" calcext:value-type="float">
            <text:p>49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0 11:25:54</text:p>
          </table:table-cell>
          <table:table-cell office:value-type="float" office:value="1476098754" calcext:value-type="float">
            <text:p>1476098754</text:p>
          </table:table-cell>
          <table:table-cell office:value-type="string" calcext:value-type="string">
            <text:p>43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0.0</text:p>
          </table:table-cell>
          <table:table-cell office:value-type="float" office:value="71799" calcext:value-type="float">
            <text:p>717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5976" calcext:value-type="float">
            <text:p>5597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9 14:59:00</text:p>
          </table:table-cell>
          <table:table-cell office:value-type="float" office:value="1483023540" calcext:value-type="float">
            <text:p>1483023540</text:p>
          </table:table-cell>
          <table:table-cell office:value-type="string" calcext:value-type="string">
            <text:p>15186.83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6035" calcext:value-type="float">
            <text:p>5603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3 11:01:45</text:p>
          </table:table-cell>
          <table:table-cell office:value-type="float" office:value="1481626905" calcext:value-type="float">
            <text:p>1481626905</text:p>
          </table:table-cell>
          <table:table-cell office:value-type="string" calcext:value-type="string">
            <text:p>3499.1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848" calcext:value-type="float">
            <text:p>70848</text:p>
          </table:table-cell>
          <table:table-cell table:number-columns-repeated="2"/>
        </table:table-row>
        <table:table-row table:style-name="ro1">
          <table:table-cell office:value-type="float" office:value="51479" calcext:value-type="float">
            <text:p>51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30 17:00:46</text:p>
          </table:table-cell>
          <table:table-cell office:value-type="float" office:value="1480525246" calcext:value-type="float">
            <text:p>1480525246</text:p>
          </table:table-cell>
          <table:table-cell office:value-type="string" calcext:value-type="string">
            <text:p>2780.14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89.09</text:p>
          </table:table-cell>
          <table:table-cell office:value-type="float" office:value="71798" calcext:value-type="float">
            <text:p>71798</text:p>
          </table:table-cell>
          <table:table-cell table:number-columns-repeated="2"/>
        </table:table-row>
        <table:table-row table:style-name="ro1">
          <table:table-cell office:value-type="float" office:value="59923" calcext:value-type="float">
            <text:p>59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8 00:00:00</text:p>
          </table:table-cell>
          <table:table-cell office:value-type="float" office:value="1482883200" calcext:value-type="float">
            <text:p>1482883200</text:p>
          </table:table-cell>
          <table:table-cell office:value-type="string" calcext:value-type="string">
            <text:p>85611.7</text:p>
          </table:table-cell>
          <table:table-cell office:value-type="string" calcext:value-type="string">
            <text:p>larmed distrib. de medic. e mat. med. hosp. ltda</text:p>
          </table:table-cell>
          <table:table-cell office:value-type="float" office:value="10831701000126" calcext:value-type="float">
            <text:p>10831701000126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campina grande</text:p>
          </table:table-cell>
          <table:table-cell office:value-type="float" office:value="58414500" calcext:value-type="float">
            <text:p>584145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acido folico 5mg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0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4000.0</text:p>
          </table:table-cell>
          <table:table-cell office:value-type="float" office:value="26280" calcext:value-type="float">
            <text:p>2628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02 17:11:40</text:p>
          </table:table-cell>
          <table:table-cell office:value-type="float" office:value="1454433100" calcext:value-type="float">
            <text:p>1454433100</text:p>
          </table:table-cell>
          <table:table-cell office:value-type="string" calcext:value-type="string">
            <text:p>4993.3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8.81</text:p>
          </table:table-cell>
          <table:table-cell office:value-type="float" office:value="70869" calcext:value-type="float">
            <text:p>7086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acetonida de triancinol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92.47</text:p>
          </table:table-cell>
          <table:table-cell office:value-type="float" office:value="74240" calcext:value-type="float">
            <text:p>74240</text:p>
          </table:table-cell>
          <table:table-cell table:number-columns-repeated="2"/>
        </table:table-row>
        <table:table-row table:style-name="ro1">
          <table:table-cell office:value-type="float" office:value="27923" calcext:value-type="float">
            <text:p>279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3-08 11:39:41</text:p>
          </table:table-cell>
          <table:table-cell office:value-type="float" office:value="1457437181" calcext:value-type="float">
            <text:p>1457437181</text:p>
          </table:table-cell>
          <table:table-cell office:value-type="string" calcext:value-type="string">
            <text:p>45977.66</text:p>
          </table:table-cell>
          <table:table-cell office:value-type="string" calcext:value-type="string">
            <text:p>f. wilton c. monteiro</text:p>
          </table:table-cell>
          <table:table-cell office:value-type="float" office:value="7055280000184" calcext:value-type="float">
            <text:p>7055280000184</text:p>
          </table:table-cell>
          <table:table-cell office:value-type="string" calcext:value-type="string">
            <text:p>aeroporto ii</text:p>
          </table:table-cell>
          <table:table-cell office:value-type="string" calcext:value-type="string">
            <text:p>mossoro</text:p>
          </table:table-cell>
          <table:table-cell office:value-type="float" office:value="59607240" calcext:value-type="float">
            <text:p>5960724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betametasona 3mg/ml cx c/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39.5</text:p>
          </table:table-cell>
          <table:table-cell office:value-type="float" office:value="72629" calcext:value-type="float">
            <text:p>72629</text:p>
          </table:table-cell>
          <table:table-cell table:number-columns-repeated="2"/>
        </table:table-row>
        <table:table-row table:style-name="ro1">
          <table:table-cell office:value-type="float" office:value="27934" calcext:value-type="float">
            <text:p>279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03-08 14:17:14</text:p>
          </table:table-cell>
          <table:table-cell office:value-type="float" office:value="1457446634" calcext:value-type="float">
            <text:p>1457446634</text:p>
          </table:table-cell>
          <table:table-cell office:value-type="string" calcext:value-type="string">
            <text:p>45977.66</text:p>
          </table:table-cell>
          <table:table-cell office:value-type="string" calcext:value-type="string">
            <text:p>f. wilton c. monteiro</text:p>
          </table:table-cell>
          <table:table-cell office:value-type="float" office:value="7055280000184" calcext:value-type="float">
            <text:p>7055280000184</text:p>
          </table:table-cell>
          <table:table-cell office:value-type="string" calcext:value-type="string">
            <text:p>aeroporto ii</text:p>
          </table:table-cell>
          <table:table-cell office:value-type="string" calcext:value-type="string">
            <text:p>mossoro</text:p>
          </table:table-cell>
          <table:table-cell office:value-type="float" office:value="59607240" calcext:value-type="float">
            <text:p>5960724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betametasona 3mg/ml cx c/25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39.5</text:p>
          </table:table-cell>
          <table:table-cell office:value-type="float" office:value="72588" calcext:value-type="float">
            <text:p>7258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12 05:23:00</text:p>
          </table:table-cell>
          <table:table-cell office:value-type="float" office:value="1463030580" calcext:value-type="float">
            <text:p>1463030580</text:p>
          </table:table-cell>
          <table:table-cell office:value-type="string" calcext:value-type="string">
            <text:p>9396.67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lumiderm creme 30g lotes 681768 102016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224.0</text:p>
          </table:table-cell>
          <table:table-cell office:value-type="float" office:value="61310" calcext:value-type="float">
            <text:p>61310</text:p>
          </table:table-cell>
          <table:table-cell table:number-columns-repeated="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0 12:48:02</text:p>
          </table:table-cell>
          <table:table-cell office:value-type="float" office:value="1476967682" calcext:value-type="float">
            <text:p>1476967682</text:p>
          </table:table-cell>
          <table:table-cell office:value-type="string" calcext:value-type="string">
            <text:p>823.5</text:p>
          </table:table-cell>
          <table:table-cell office:value-type="string" calcext:value-type="string">
            <text:p>distrib brasil coml prod med hosp ltda</text:p>
          </table:table-cell>
          <table:table-cell office:value-type="float" office:value="7640617000110" calcext:value-type="float">
            <text:p>7640617000110</text:p>
          </table:table-cell>
          <table:table-cell office:value-type="string" calcext:value-type="string">
            <text:p>conjunto margarida procÃÂ³pio</text:p>
          </table:table-cell>
          <table:table-cell office:value-type="string" calcext:value-type="string">
            <text:p>senador canedo</text:p>
          </table:table-cell>
          <table:table-cell office:value-type="float" office:value="75254872" calcext:value-type="float">
            <text:p>75254872</text:p>
          </table:table-cell>
          <table:table-cell office:value-type="string" calcext:value-type="string">
            <text:p>-16.7013233</text:p>
          </table:table-cell>
          <table:table-cell office:value-type="string" calcext:value-type="string">
            <text:p>-49.0914921</text:p>
          </table:table-cell>
          <table:table-cell office:value-type="string" calcext:value-type="string">
            <text:p>*levod+benser 200/50mg cpr c/30 (ekso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823.5</text:p>
          </table:table-cell>
          <table:table-cell office:value-type="float" office:value="71650" calcext:value-type="float">
            <text:p>71650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2-22 07:38:00</text:p>
          </table:table-cell>
          <table:table-cell office:value-type="float" office:value="1482392280" calcext:value-type="float">
            <text:p>1482392280</text:p>
          </table:table-cell>
          <table:table-cell office:value-type="string" calcext:value-type="string">
            <text:p>6963.45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imunoglobulina anti-rh <text:s/>grif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289.7</text:p>
          </table:table-cell>
          <table:table-cell office:value-type="float" office:value="64522" calcext:value-type="float">
            <text:p>6452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5-06 10:45:03</text:p>
          </table:table-cell>
          <table:table-cell office:value-type="float" office:value="1462531503" calcext:value-type="float">
            <text:p>1462531503</text:p>
          </table:table-cell>
          <table:table-cell office:value-type="string" calcext:value-type="string">
            <text:p>5016.7</text:p>
          </table:table-cell>
          <table:table-cell office:value-type="string" calcext:value-type="string">
            <text:p>paulo lemos da silva</text:p>
          </table:table-cell>
          <table:table-cell office:value-type="float" office:value="12447259000164" calcext:value-type="float">
            <text:p>1244725900016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fluconazol 150mg 2cps (medqui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130.9</text:p>
          </table:table-cell>
          <table:table-cell office:value-type="float" office:value="56669" calcext:value-type="float">
            <text:p>5666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5-06 14:10:54</text:p>
          </table:table-cell>
          <table:table-cell office:value-type="float" office:value="1462543854" calcext:value-type="float">
            <text:p>1462543854</text:p>
          </table:table-cell>
          <table:table-cell office:value-type="string" calcext:value-type="string">
            <text:p>5016.7</text:p>
          </table:table-cell>
          <table:table-cell office:value-type="string" calcext:value-type="string">
            <text:p>paulo lemos da silva</text:p>
          </table:table-cell>
          <table:table-cell office:value-type="float" office:value="12447259000164" calcext:value-type="float">
            <text:p>1244725900016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fluconazol 150mg 2cps (medqui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130.9</text:p>
          </table:table-cell>
          <table:table-cell office:value-type="float" office:value="55958" calcext:value-type="float">
            <text:p>55958</text:p>
          </table:table-cell>
          <table:table-cell table:number-columns-repeated="2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6-01-07 11:31:11</text:p>
          </table:table-cell>
          <table:table-cell office:value-type="float" office:value="1452166271" calcext:value-type="float">
            <text:p>1452166271</text:p>
          </table:table-cell>
          <table:table-cell office:value-type="string" calcext:value-type="string">
            <text:p>41575.25</text:p>
          </table:table-cell>
          <table:table-cell office:value-type="string" calcext:value-type="string">
            <text:p>nnmed dist imp e exp de med ltda</text:p>
          </table:table-cell>
          <table:table-cell office:value-type="float" office:value="15218561000139" calcext:value-type="float">
            <text:p>15218561000139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campina grande</text:p>
          </table:table-cell>
          <table:table-cell office:value-type="float" office:value="58400342" calcext:value-type="float">
            <text:p>58400342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victoza 6 mg/ml sol inj ct x 2 carp vd 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66.94</text:p>
          </table:table-cell>
          <table:table-cell office:value-type="string" calcext:value-type="string">
            <text:p>14677.6</text:p>
          </table:table-cell>
          <table:table-cell office:value-type="float" office:value="25385" calcext:value-type="float">
            <text:p>25385</text:p>
          </table:table-cell>
          <table:table-cell table:number-columns-repeated="2"/>
        </table:table-row>
        <table:table-row table:style-name="ro1">
          <table:table-cell office:value-type="float" office:value="227390" calcext:value-type="float">
            <text:p>227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8 09:18:58</text:p>
          </table:table-cell>
          <table:table-cell office:value-type="float" office:value="1461835138" calcext:value-type="float">
            <text:p>1461835138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46.0</text:p>
          </table:table-cell>
          <table:table-cell office:value-type="float" office:value="72135" calcext:value-type="float">
            <text:p>72135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1-24 11:51:00</text:p>
          </table:table-cell>
          <table:table-cell office:value-type="float" office:value="1479988260" calcext:value-type="float">
            <text:p>1479988260</text:p>
          </table:table-cell>
          <table:table-cell office:value-type="string" calcext:value-type="string">
            <text:p>7465.06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imunoglobulina anti-rh <text:s/>grif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89.7</text:p>
          </table:table-cell>
          <table:table-cell office:value-type="string" calcext:value-type="string">
            <text:p>1158.8</text:p>
          </table:table-cell>
          <table:table-cell office:value-type="float" office:value="64467" calcext:value-type="float">
            <text:p>64467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isoflurano 100% inalante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5.51</text:p>
          </table:table-cell>
          <table:table-cell office:value-type="float" office:value="70937" calcext:value-type="float">
            <text:p>70937</text:p>
          </table:table-cell>
          <table:table-cell table:number-columns-repeated="2"/>
        </table:table-row>
        <table:table-row table:style-name="ro1">
          <table:table-cell office:value-type="float" office:value="134115" calcext:value-type="float">
            <text:p>134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31 09:41:00</text:p>
          </table:table-cell>
          <table:table-cell office:value-type="float" office:value="1459417260" calcext:value-type="float">
            <text:p>1459417260</text:p>
          </table:table-cell>
          <table:table-cell office:value-type="string" calcext:value-type="string">
            <text:p>37272.24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226" calcext:value-type="float">
            <text:p>9053134000226</text:p>
          </table:table-cell>
          <table:table-cell office:value-type="string" calcext:value-type="string">
            <text:p>praia de jacare</text:p>
          </table:table-cell>
          <table:table-cell office:value-type="string" calcext:value-type="string">
            <text:p>cabedelo</text:p>
          </table:table-cell>
          <table:table-cell office:value-type="float" office:value="58100976" calcext:value-type="float">
            <text:p>58100976</text:p>
          </table:table-cell>
          <table:table-cell office:value-type="string" calcext:value-type="string">
            <text:p>-6.97324</text:p>
          </table:table-cell>
          <table:table-cell office:value-type="string" calcext:value-type="string">
            <text:p>-34.8351609</text:p>
          </table:table-cell>
          <table:table-cell office:value-type="string" calcext:value-type="string">
            <text:p>zytiga 250 mg cx c/120 cp - or lote: tfnt val: 30/03/17 marca:jansse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318.06</text:p>
          </table:table-cell>
          <table:table-cell office:value-type="string" calcext:value-type="string">
            <text:p>37272.24</text:p>
          </table:table-cell>
          <table:table-cell office:value-type="float" office:value="49265" calcext:value-type="float">
            <text:p>4926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16-03-04 16:47:12</text:p>
          </table:table-cell>
          <table:table-cell office:value-type="float" office:value="1457110032" calcext:value-type="float">
            <text:p>1457110032</text:p>
          </table:table-cell>
          <table:table-cell office:value-type="string" calcext:value-type="string">
            <text:p>12579.99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lipitor 40mg c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65.39</text:p>
          </table:table-cell>
          <table:table-cell office:value-type="string" calcext:value-type="string">
            <text:p>530.78</text:p>
          </table:table-cell>
          <table:table-cell office:value-type="float" office:value="67368" calcext:value-type="float">
            <text:p>67368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1-24 11:51:00</text:p>
          </table:table-cell>
          <table:table-cell office:value-type="float" office:value="1479988260" calcext:value-type="float">
            <text:p>1479988260</text:p>
          </table:table-cell>
          <table:table-cell office:value-type="string" calcext:value-type="string">
            <text:p>7465.06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imunoglobulina300mg/2ml cx/1 (csl b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89.7</text:p>
          </table:table-cell>
          <table:table-cell office:value-type="float" office:value="64466" calcext:value-type="float">
            <text:p>64466</text:p>
          </table:table-cell>
          <table:table-cell table:number-columns-repeated="2"/>
        </table:table-row>
        <table:table-row table:style-name="ro1">
          <table:table-cell office:value-type="float" office:value="227390" calcext:value-type="float">
            <text:p>227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28 09:18:58</text:p>
          </table:table-cell>
          <table:table-cell office:value-type="float" office:value="1461835138" calcext:value-type="float">
            <text:p>1461835138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glicose 5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46.8</text:p>
          </table:table-cell>
          <table:table-cell office:value-type="float" office:value="72136" calcext:value-type="float">
            <text:p>721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2-07 00:00:00</text:p>
          </table:table-cell>
          <table:table-cell office:value-type="float" office:value="1481068800" calcext:value-type="float">
            <text:p>1481068800</text:p>
          </table:table-cell>
          <table:table-cell office:value-type="string" calcext:value-type="string">
            <text:p>31928.94</text:p>
          </table:table-cell>
          <table:table-cell office:value-type="string" calcext:value-type="string">
            <text:p>maria auxiliadora ferreira veira</text:p>
          </table:table-cell>
          <table:table-cell office:value-type="float" office:value="19340911000196" calcext:value-type="float">
            <text:p>1934091100019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domingos</text:p>
          </table:table-cell>
          <table:table-cell office:value-type="float" office:value="58853000" calcext:value-type="float">
            <text:p>58853000</text:p>
          </table:table-cell>
          <table:table-cell office:value-type="string" calcext:value-type="string">
            <text:p>-11.4636112</text:p>
          </table:table-cell>
          <table:table-cell office:value-type="string" calcext:value-type="string">
            <text:p>-39.526527</text:p>
          </table:table-cell>
          <table:table-cell office:value-type="string" calcext:value-type="string">
            <text:p>dipir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7.15</text:p>
          </table:table-cell>
          <table:table-cell office:value-type="string" calcext:value-type="string">
            <text:p>5348.8</text:p>
          </table:table-cell>
          <table:table-cell office:value-type="float" office:value="74381" calcext:value-type="float">
            <text:p>74381</text:p>
          </table:table-cell>
          <table:table-cell table:number-columns-repeated="2"/>
        </table:table-row>
        <table:table-row table:style-name="ro1">
          <table:table-cell office:value-type="float" office:value="235474" calcext:value-type="float">
            <text:p>235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5 14:21:33</text:p>
          </table:table-cell>
          <table:table-cell office:value-type="float" office:value="1470406893" calcext:value-type="float">
            <text:p>147040689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4.5</text:p>
          </table:table-cell>
          <table:table-cell office:value-type="float" office:value="72108" calcext:value-type="float">
            <text:p>72108</text:p>
          </table:table-cell>
          <table:table-cell table:number-columns-repeated="2"/>
        </table:table-row>
        <table:table-row table:style-name="ro1">
          <table:table-cell office:value-type="float" office:value="52198" calcext:value-type="float">
            <text:p>52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5 16:05:18</text:p>
          </table:table-cell>
          <table:table-cell office:value-type="float" office:value="1481817918" calcext:value-type="float">
            <text:p>1481817918</text:p>
          </table:table-cell>
          <table:table-cell office:value-type="string" calcext:value-type="string">
            <text:p>225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epima 1gr cx 25f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250.0</text:p>
          </table:table-cell>
          <table:table-cell office:value-type="float" office:value="71758" calcext:value-type="float">
            <text:p>71758</text:p>
          </table:table-cell>
          <table:table-cell table:number-columns-repeated="2"/>
        </table:table-row>
        <table:table-row table:style-name="ro1">
          <table:table-cell office:value-type="float" office:value="358531" calcext:value-type="float">
            <text:p>358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7 13:25:26</text:p>
          </table:table-cell>
          <table:table-cell office:value-type="float" office:value="1469625926" calcext:value-type="float">
            <text:p>1469625926</text:p>
          </table:table-cell>
          <table:table-cell office:value-type="string" calcext:value-type="string">
            <text:p>1050.2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ratadina 10mg <text:s/>l: 1604550 q: <text:s text:c="7"/>4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</text:p>
          </table:table-cell>
          <table:table-cell office:value-type="float" office:value="47561" calcext:value-type="float">
            <text:p>47561</text:p>
          </table:table-cell>
          <table:table-cell table:number-columns-repeated="2"/>
        </table:table-row>
        <table:table-row table:style-name="ro1">
          <table:table-cell office:value-type="float" office:value="376319" calcext:value-type="float">
            <text:p>376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8 21:14:54</text:p>
          </table:table-cell>
          <table:table-cell office:value-type="float" office:value="1479503694" calcext:value-type="float">
            <text:p>1479503694</text:p>
          </table:table-cell>
          <table:table-cell office:value-type="string" calcext:value-type="string">
            <text:p>322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midazolam 50mg (item generico) l: ap-096/16 q: <text:s text:c="3"/>1.500,0000 f: 30/06/16 v: 31/05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3225.0</text:p>
          </table:table-cell>
          <table:table-cell office:value-type="float" office:value="47694" calcext:value-type="float">
            <text:p>47694</text:p>
          </table:table-cell>
          <table:table-cell table:number-columns-repeated="2"/>
        </table:table-row>
        <table:table-row table:style-name="ro1">
          <table:table-cell office:value-type="float" office:value="92693" calcext:value-type="float">
            <text:p>92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5 08:49:07</text:p>
          </table:table-cell>
          <table:table-cell office:value-type="float" office:value="1464166147" calcext:value-type="float">
            <text:p>1464166147</text:p>
          </table:table-cell>
          <table:table-cell office:value-type="string" calcext:value-type="string">
            <text:p>1817.08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halotano (c1) 100%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93.0</text:p>
          </table:table-cell>
          <table:table-cell office:value-type="float" office:value="46781" calcext:value-type="float">
            <text:p>46781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0-18 08:16:00</text:p>
          </table:table-cell>
          <table:table-cell office:value-type="float" office:value="1476778560" calcext:value-type="float">
            <text:p>1476778560</text:p>
          </table:table-cell>
          <table:table-cell office:value-type="string" calcext:value-type="string">
            <text:p>7096.2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imeticona gotas 10ml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38.1</text:p>
          </table:table-cell>
          <table:table-cell office:value-type="float" office:value="64460" calcext:value-type="float">
            <text:p>64460</text:p>
          </table:table-cell>
          <table:table-cell table:number-columns-repeated="2"/>
        </table:table-row>
        <table:table-row table:style-name="ro1">
          <table:table-cell office:value-type="float" office:value="244283" calcext:value-type="float">
            <text:p>244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5 12:59:19</text:p>
          </table:table-cell>
          <table:table-cell office:value-type="float" office:value="1480078759" calcext:value-type="float">
            <text:p>1480078759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46.0</text:p>
          </table:table-cell>
          <table:table-cell office:value-type="float" office:value="72151" calcext:value-type="float">
            <text:p>72151</text:p>
          </table:table-cell>
          <table:table-cell table:number-columns-repeated="2"/>
        </table:table-row>
        <table:table-row table:style-name="ro1">
          <table:table-cell office:value-type="float" office:value="50194" calcext:value-type="float">
            <text:p>5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25 15:31:45</text:p>
          </table:table-cell>
          <table:table-cell office:value-type="float" office:value="1477409505" calcext:value-type="float">
            <text:p>1477409505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90.0</text:p>
          </table:table-cell>
          <table:table-cell office:value-type="float" office:value="71785" calcext:value-type="float">
            <text:p>71785</text:p>
          </table:table-cell>
          <table:table-cell table:number-columns-repeated="2"/>
        </table:table-row>
        <table:table-row table:style-name="ro1">
          <table:table-cell office:value-type="float" office:value="443023" calcext:value-type="float">
            <text:p>443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9 17:26:54</text:p>
          </table:table-cell>
          <table:table-cell office:value-type="float" office:value="1472491614" calcext:value-type="float">
            <text:p>1472491614</text:p>
          </table:table-cell>
          <table:table-cell office:value-type="string" calcext:value-type="string">
            <text:p>1722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4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722.0</text:p>
          </table:table-cell>
          <table:table-cell office:value-type="float" office:value="76298" calcext:value-type="float">
            <text:p>76298</text:p>
          </table:table-cell>
          <table:table-cell table:number-columns-repeated="2"/>
        </table:table-row>
        <table:table-row table:style-name="ro1">
          <table:table-cell office:value-type="float" office:value="91460" calcext:value-type="float">
            <text:p>91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9 14:19:57</text:p>
          </table:table-cell>
          <table:table-cell office:value-type="float" office:value="1461939597" calcext:value-type="float">
            <text:p>1461939597</text:p>
          </table:table-cell>
          <table:table-cell office:value-type="string" calcext:value-type="string">
            <text:p>30210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soro fisiologico 0,9% 500ml sist.fechado k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6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0210.0</text:p>
          </table:table-cell>
          <table:table-cell office:value-type="float" office:value="47009" calcext:value-type="float">
            <text:p>47009</text:p>
          </table:table-cell>
          <table:table-cell table:number-columns-repeated="2"/>
        </table:table-row>
        <table:table-row table:style-name="ro1">
          <table:table-cell office:value-type="float" office:value="571162" calcext:value-type="float">
            <text:p>57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7 23:43:01</text:p>
          </table:table-cell>
          <table:table-cell office:value-type="float" office:value="1479426181" calcext:value-type="float">
            <text:p>147942618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9" calcext:value-type="float">
            <text:p>63839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5 08:27:10</text:p>
          </table:table-cell>
          <table:table-cell office:value-type="float" office:value="1455524830" calcext:value-type="float">
            <text:p>1455524830</text:p>
          </table:table-cell>
          <table:table-cell office:value-type="string" calcext:value-type="string">
            <text:p>3298.0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12,5mg c/30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809.28</text:p>
          </table:table-cell>
          <table:table-cell office:value-type="float" office:value="56225" calcext:value-type="float">
            <text:p>5622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1-22 15:50:00</text:p>
          </table:table-cell>
          <table:table-cell office:value-type="float" office:value="1479829800" calcext:value-type="float">
            <text:p>1479829800</text:p>
          </table:table-cell>
          <table:table-cell office:value-type="string" calcext:value-type="string">
            <text:p>15000.0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5970" calcext:value-type="float">
            <text:p>5597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62</text:p>
          </table:table-cell>
          <table:table-cell office:value-type="float" office:value="70813" calcext:value-type="float">
            <text:p>70813</text:p>
          </table:table-cell>
          <table:table-cell table:number-columns-repeated="2"/>
        </table:table-row>
        <table:table-row table:style-name="ro1">
          <table:table-cell office:value-type="float" office:value="1559260" calcext:value-type="float">
            <text:p>1559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5 11:22:53</text:p>
          </table:table-cell>
          <table:table-cell office:value-type="float" office:value="1472124173" calcext:value-type="float">
            <text:p>1472124173</text:p>
          </table:table-cell>
          <table:table-cell office:value-type="string" calcext:value-type="string">
            <text:p>87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mineroleo 100% liq. oral - 1 fr. x 10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0.0</text:p>
          </table:table-cell>
          <table:table-cell office:value-type="float" office:value="74101" calcext:value-type="float">
            <text:p>741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12-20 07:41:00</text:p>
          </table:table-cell>
          <table:table-cell office:value-type="float" office:value="1482219660" calcext:value-type="float">
            <text:p>1482219660</text:p>
          </table:table-cell>
          <table:table-cell office:value-type="string" calcext:value-type="string">
            <text:p>9351.36</text:p>
          </table:table-cell>
          <table:table-cell office:value-type="string" calcext:value-type="string">
            <text:p>leandro alves pereira - me</text:p>
          </table:table-cell>
          <table:table-cell office:value-type="float" office:value="13444642000202" calcext:value-type="float">
            <text:p>13444642000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francisco</text:p>
          </table:table-cell>
          <table:table-cell office:value-type="float" office:value="58818000" calcext:value-type="float">
            <text:p>58818000</text:p>
          </table:table-cell>
          <table:table-cell office:value-type="string" calcext:value-type="string">
            <text:p>-20.3604438</text:p>
          </table:table-cell>
          <table:table-cell office:value-type="string" calcext:value-type="string">
            <text:p>-50.696603</text:p>
          </table:table-cell>
          <table:table-cell office:value-type="string" calcext:value-type="string">
            <text:p>miocordil 3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1017.0</text:p>
          </table:table-cell>
          <table:table-cell office:value-type="float" office:value="74344" calcext:value-type="float">
            <text:p>7434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9-08 10:08:38</text:p>
          </table:table-cell>
          <table:table-cell office:value-type="float" office:value="1473329318" calcext:value-type="float">
            <text:p>1473329318</text:p>
          </table:table-cell>
          <table:table-cell office:value-type="string" calcext:value-type="string">
            <text:p>4351.84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53" calcext:value-type="float">
            <text:p>70853</text:p>
          </table:table-cell>
          <table:table-cell table:number-columns-repeated="2"/>
        </table:table-row>
        <table:table-row table:style-name="ro1">
          <table:table-cell office:value-type="float" office:value="185975" calcext:value-type="float">
            <text:p>185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7-14 14:52:59</text:p>
          </table:table-cell>
          <table:table-cell office:value-type="float" office:value="1468507979" calcext:value-type="float">
            <text:p>1468507979</text:p>
          </table:table-cell>
          <table:table-cell office:value-type="string" calcext:value-type="string">
            <text:p>20577.83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succitrat 100mg po inj 1fr-amp im/iv eh (suxametoni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396.63</text:p>
          </table:table-cell>
          <table:table-cell office:value-type="float" office:value="72196" calcext:value-type="float">
            <text:p>72196</text:p>
          </table:table-cell>
          <table:table-cell table:number-columns-repeated="2"/>
        </table:table-row>
        <table:table-row table:style-name="ro1">
          <table:table-cell office:value-type="float" office:value="229973" calcext:value-type="float">
            <text:p>229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31 08:47:25</text:p>
          </table:table-cell>
          <table:table-cell office:value-type="float" office:value="1464684445" calcext:value-type="float">
            <text:p>146468444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46.0</text:p>
          </table:table-cell>
          <table:table-cell office:value-type="float" office:value="72178" calcext:value-type="float">
            <text:p>721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27 10:55:47</text:p>
          </table:table-cell>
          <table:table-cell office:value-type="float" office:value="1482836147" calcext:value-type="float">
            <text:p>1482836147</text:p>
          </table:table-cell>
          <table:table-cell office:value-type="string" calcext:value-type="string">
            <text:p>13413.51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dipirona gts henfer+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3.0</text:p>
          </table:table-cell>
          <table:table-cell office:value-type="float" office:value="73960" calcext:value-type="float">
            <text:p>7396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053.1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bromazepam 6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726.5</text:p>
          </table:table-cell>
          <table:table-cell office:value-type="float" office:value="74324" calcext:value-type="float">
            <text:p>7432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11-05 00:00:00</text:p>
          </table:table-cell>
          <table:table-cell office:value-type="float" office:value="1478304000" calcext:value-type="float">
            <text:p>1478304000</text:p>
          </table:table-cell>
          <table:table-cell office:value-type="string" calcext:value-type="string">
            <text:p>9997.36</text:p>
          </table:table-cell>
          <table:table-cell office:value-type="string" calcext:value-type="string">
            <text:p>juvino fernandes neto - me</text:p>
          </table:table-cell>
          <table:table-cell office:value-type="float" office:value="13719718000184" calcext:value-type="float">
            <text:p>13719718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rem</text:p>
          </table:table-cell>
          <table:table-cell office:value-type="float" office:value="58928000" calcext:value-type="float">
            <text:p>58928000</text:p>
          </table:table-cell>
          <table:table-cell office:value-type="string" calcext:value-type="string">
            <text:p>-2.438489</text:p>
          </table:table-cell>
          <table:table-cell office:value-type="string" calcext:value-type="string">
            <text:p>-54.699611</text:p>
          </table:table-cell>
          <table:table-cell office:value-type="string" calcext:value-type="string">
            <text:p>bromazepam 6mg cx 2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726.5</text:p>
          </table:table-cell>
          <table:table-cell office:value-type="float" office:value="74328" calcext:value-type="float">
            <text:p>74328</text:p>
          </table:table-cell>
          <table:table-cell table:number-columns-repeated="2"/>
        </table:table-row>
        <table:table-row table:style-name="ro1">
          <table:table-cell office:value-type="float" office:value="181260" calcext:value-type="float">
            <text:p>1812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6-22 00:00:00</text:p>
          </table:table-cell>
          <table:table-cell office:value-type="float" office:value="1466553600" calcext:value-type="float">
            <text:p>1466553600</text:p>
          </table:table-cell>
          <table:table-cell office:value-type="string" calcext:value-type="string">
            <text:p>27681.54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gotas fr. 30 ml <text:s/>cx. c/ 50 frs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1.82</text:p>
          </table:table-cell>
          <table:table-cell office:value-type="string" calcext:value-type="string">
            <text:p>183.64</text:p>
          </table:table-cell>
          <table:table-cell office:value-type="float" office:value="56954" calcext:value-type="float">
            <text:p>5695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8-08 17:15:56</text:p>
          </table:table-cell>
          <table:table-cell office:value-type="float" office:value="1470676556" calcext:value-type="float">
            <text:p>1470676556</text:p>
          </table:table-cell>
          <table:table-cell office:value-type="string" calcext:value-type="string">
            <text:p>7386.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450.87</text:p>
          </table:table-cell>
          <table:table-cell office:value-type="float" office:value="70897" calcext:value-type="float">
            <text:p>70897</text:p>
          </table:table-cell>
          <table:table-cell table:number-columns-repeated="2"/>
        </table:table-row>
        <table:table-row table:style-name="ro1">
          <table:table-cell office:value-type="float" office:value="49142" calcext:value-type="float">
            <text:p>491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3 13:58:43</text:p>
          </table:table-cell>
          <table:table-cell office:value-type="float" office:value="1475503123" calcext:value-type="float">
            <text:p>1475503123</text:p>
          </table:table-cell>
          <table:table-cell office:value-type="string" calcext:value-type="string">
            <text:p>10907.1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90.0</text:p>
          </table:table-cell>
          <table:table-cell office:value-type="float" office:value="71763" calcext:value-type="float">
            <text:p>717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gamax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9.96</text:p>
          </table:table-cell>
          <table:table-cell office:value-type="float" office:value="65084" calcext:value-type="float">
            <text:p>650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03 17:33:18</text:p>
          </table:table-cell>
          <table:table-cell office:value-type="float" office:value="1462296798" calcext:value-type="float">
            <text:p>1462296798</text:p>
          </table:table-cell>
          <table:table-cell office:value-type="string" calcext:value-type="string">
            <text:p>4634.0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62</text:p>
          </table:table-cell>
          <table:table-cell office:value-type="float" office:value="70822" calcext:value-type="float">
            <text:p>70822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2 14:12:00</text:p>
          </table:table-cell>
          <table:table-cell office:value-type="float" office:value="1456927920" calcext:value-type="float">
            <text:p>1456927920</text:p>
          </table:table-cell>
          <table:table-cell office:value-type="string" calcext:value-type="string">
            <text:p>7375.98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soluÃÂ§ÃÂ£o ÃÂ¡lcoolica de clorexidina 5% (rio quÃÂ­m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292.14</text:p>
          </table:table-cell>
          <table:table-cell office:value-type="float" office:value="64407" calcext:value-type="float">
            <text:p>6440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postec pomada 20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2.94</text:p>
          </table:table-cell>
          <table:table-cell office:value-type="string" calcext:value-type="string">
            <text:p>411.76</text:p>
          </table:table-cell>
          <table:table-cell office:value-type="float" office:value="74298" calcext:value-type="float">
            <text:p>7429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mitriptilina 25 mg c/ 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4.5</text:p>
          </table:table-cell>
          <table:table-cell office:value-type="float" office:value="65094" calcext:value-type="float">
            <text:p>6509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6-02 09:21:47</text:p>
          </table:table-cell>
          <table:table-cell office:value-type="float" office:value="1464859307" calcext:value-type="float">
            <text:p>1464859307</text:p>
          </table:table-cell>
          <table:table-cell office:value-type="string" calcext:value-type="string">
            <text:p>3329.66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50.29</text:p>
          </table:table-cell>
          <table:table-cell office:value-type="float" office:value="70887" calcext:value-type="float">
            <text:p>70887</text:p>
          </table:table-cell>
          <table:table-cell table:number-columns-repeated="2"/>
        </table:table-row>
        <table:table-row table:style-name="ro1">
          <table:table-cell office:value-type="float" office:value="238806" calcext:value-type="float">
            <text:p>238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0 11:25:39</text:p>
          </table:table-cell>
          <table:table-cell office:value-type="float" office:value="1474370739" calcext:value-type="float">
            <text:p>1474370739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46.0</text:p>
          </table:table-cell>
          <table:table-cell office:value-type="float" office:value="72232" calcext:value-type="float">
            <text:p>72232</text:p>
          </table:table-cell>
          <table:table-cell table:number-columns-repeated="2"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09 00:00:00</text:p>
          </table:table-cell>
          <table:table-cell office:value-type="float" office:value="1481241600" calcext:value-type="float">
            <text:p>1481241600</text:p>
          </table:table-cell>
          <table:table-cell office:value-type="string" calcext:value-type="string">
            <text:p>9756.84</text:p>
          </table:table-cell>
          <table:table-cell office:value-type="string" calcext:value-type="string">
            <text:p>l.m.ladeira e cia ltda</text:p>
          </table:table-cell>
          <table:table-cell office:value-type="float" office:value="6926016000106" calcext:value-type="float">
            <text:p>6926016000106</text:p>
          </table:table-cell>
          <table:table-cell office:value-type="string" calcext:value-type="string">
            <text:p>vila recreio</text:p>
          </table:table-cell>
          <table:table-cell office:value-type="string" calcext:value-type="string">
            <text:p>londrina</text:p>
          </table:table-cell>
          <table:table-cell office:value-type="float" office:value="86025090" calcext:value-type="float">
            <text:p>86025090</text:p>
          </table:table-cell>
          <table:table-cell office:value-type="string" calcext:value-type="string">
            <text:p>-23.3112878</text:p>
          </table:table-cell>
          <table:table-cell office:value-type="string" calcext:value-type="string">
            <text:p>-51.1595023</text:p>
          </table:table-cell>
          <table:table-cell office:value-type="string" calcext:value-type="string">
            <text:p>anestesico topic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5.0</text:p>
          </table:table-cell>
          <table:table-cell office:value-type="float" office:value="73401" calcext:value-type="float">
            <text:p>734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annita fr 45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128.08</text:p>
          </table:table-cell>
          <table:table-cell office:value-type="float" office:value="57455" calcext:value-type="float">
            <text:p>5745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01-05 18:20:59</text:p>
          </table:table-cell>
          <table:table-cell office:value-type="float" office:value="1452018059" calcext:value-type="float">
            <text:p>1452018059</text:p>
          </table:table-cell>
          <table:table-cell office:value-type="string" calcext:value-type="string">
            <text:p>5468.01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soro fisiologico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45.0</text:p>
          </table:table-cell>
          <table:table-cell office:value-type="float" office:value="67247" calcext:value-type="float">
            <text:p>67247</text:p>
          </table:table-cell>
          <table:table-cell table:number-columns-repeated="2"/>
        </table:table-row>
        <table:table-row table:style-name="ro1">
          <table:table-cell office:value-type="float" office:value="54070" calcext:value-type="float">
            <text:p>54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1 16:12:50</text:p>
          </table:table-cell>
          <table:table-cell office:value-type="float" office:value="1468253570" calcext:value-type="float">
            <text:p>14682535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distrib brasil coml prod med hosp ltda</text:p>
          </table:table-cell>
          <table:table-cell office:value-type="float" office:value="7640617000110" calcext:value-type="float">
            <text:p>7640617000110</text:p>
          </table:table-cell>
          <table:table-cell office:value-type="string" calcext:value-type="string">
            <text:p>conjunto margarida procÃÂ³pio</text:p>
          </table:table-cell>
          <table:table-cell office:value-type="string" calcext:value-type="string">
            <text:p>senador canedo</text:p>
          </table:table-cell>
          <table:table-cell office:value-type="float" office:value="75250000" calcext:value-type="float">
            <text:p>75250000</text:p>
          </table:table-cell>
          <table:table-cell office:value-type="string" calcext:value-type="string">
            <text:p>-16.7013233</text:p>
          </table:table-cell>
          <table:table-cell office:value-type="string" calcext:value-type="string">
            <text:p>-49.0914921</text:p>
          </table:table-cell>
          <table:table-cell office:value-type="string" calcext:value-type="string">
            <text:p>sulfato ferroso 300mg cpr c/25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71646" calcext:value-type="float">
            <text:p>7164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41:02</text:p>
          </table:table-cell>
          <table:table-cell office:value-type="float" office:value="1459593662" calcext:value-type="float">
            <text:p>1459593662</text:p>
          </table:table-cell>
          <table:table-cell office:value-type="string" calcext:value-type="string">
            <text:p>3519.02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esomeprazol 40mg c/2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47.0</text:p>
          </table:table-cell>
          <table:table-cell office:value-type="float" office:value="70815" calcext:value-type="float">
            <text:p>70815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12-22 07:34:00</text:p>
          </table:table-cell>
          <table:table-cell office:value-type="float" office:value="1482392040" calcext:value-type="float">
            <text:p>1482392040</text:p>
          </table:table-cell>
          <table:table-cell office:value-type="string" calcext:value-type="string">
            <text:p>5364.06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ÃÂ¡gua destilada 10ml cx/200 farmac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80.0</text:p>
          </table:table-cell>
          <table:table-cell office:value-type="float" office:value="64365" calcext:value-type="float">
            <text:p>64365</text:p>
          </table:table-cell>
          <table:table-cell table:number-columns-repeated="2"/>
        </table:table-row>
        <table:table-row table:style-name="ro1">
          <table:table-cell office:value-type="float" office:value="50218" calcext:value-type="float">
            <text:p>50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3 16:03:00</text:p>
          </table:table-cell>
          <table:table-cell office:value-type="float" office:value="1478188980" calcext:value-type="float">
            <text:p>1478188980</text:p>
          </table:table-cell>
          <table:table-cell office:value-type="string" calcext:value-type="string">
            <text:p>7935.0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urosurf 240mg fa 3,0 ml cx c/01 l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0.0</text:p>
          </table:table-cell>
          <table:table-cell office:value-type="string" calcext:value-type="string">
            <text:p>3000.0</text:p>
          </table:table-cell>
          <table:table-cell office:value-type="float" office:value="44284" calcext:value-type="float">
            <text:p>44284</text:p>
          </table:table-cell>
          <table:table-cell table:number-columns-repeated="2"/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09 14:20:45</text:p>
          </table:table-cell>
          <table:table-cell office:value-type="float" office:value="1470752445" calcext:value-type="float">
            <text:p>1470752445</text:p>
          </table:table-cell>
          <table:table-cell office:value-type="string" calcext:value-type="string">
            <text:p>4756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190.0</text:p>
          </table:table-cell>
          <table:table-cell office:value-type="float" office:value="71767" calcext:value-type="float">
            <text:p>71767</text:p>
          </table:table-cell>
          <table:table-cell table:number-columns-repeated="2"/>
        </table:table-row>
        <table:table-row table:style-name="ro1">
          <table:table-cell office:value-type="float" office:value="282547" calcext:value-type="float">
            <text:p>282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12 10:47:54</text:p>
          </table:table-cell>
          <table:table-cell office:value-type="float" office:value="1468320474" calcext:value-type="float">
            <text:p>1468320474</text:p>
          </table:table-cell>
          <table:table-cell office:value-type="string" calcext:value-type="string">
            <text:p>4702.2</text:p>
          </table:table-cell>
          <table:table-cell office:value-type="string" calcext:value-type="string">
            <text:p>stock comercial hospitalar ltda</text:p>
          </table:table-cell>
          <table:table-cell office:value-type="float" office:value="995371000150" calcext:value-type="float">
            <text:p>995371000150</text:p>
          </table:table-cell>
          <table:table-cell office:value-type="string" calcext:value-type="string">
            <text:p>jardim eldorado</text:p>
          </table:table-cell>
          <table:table-cell office:value-type="string" calcext:value-type="string">
            <text:p>aparecida de goiania</text:p>
          </table:table-cell>
          <table:table-cell office:value-type="float" office:value="74993100" calcext:value-type="float">
            <text:p>74993100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bezafibrato cpr 200mg c/20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316.8</text:p>
          </table:table-cell>
          <table:table-cell office:value-type="float" office:value="70953" calcext:value-type="float">
            <text:p>7095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18 11:16:08</text:p>
          </table:table-cell>
          <table:table-cell office:value-type="float" office:value="1479467768" calcext:value-type="float">
            <text:p>147946776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soro glicos. 5% fechado 500ml (.) 789815365238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8000.0</text:p>
          </table:table-cell>
          <table:table-cell office:value-type="float" office:value="69387" calcext:value-type="float">
            <text:p>6938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7-28 00:00:00</text:p>
          </table:table-cell>
          <table:table-cell office:value-type="float" office:value="1469664000" calcext:value-type="float">
            <text:p>1469664000</text:p>
          </table:table-cell>
          <table:table-cell office:value-type="string" calcext:value-type="string">
            <text:p>21672.68</text:p>
          </table:table-cell>
          <table:table-cell office:value-type="string" calcext:value-type="string">
            <text:p>alcione ferreira dantas</text:p>
          </table:table-cell>
          <table:table-cell office:value-type="float" office:value="1446726000115" calcext:value-type="float">
            <text:p>144672600011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parecida</text:p>
          </table:table-cell>
          <table:table-cell office:value-type="float" office:value="58823000" calcext:value-type="float">
            <text:p>58823000</text:p>
          </table:table-cell>
          <table:table-cell office:value-type="string" calcext:value-type="string">
            <text:p>-22.851552</text:p>
          </table:table-cell>
          <table:table-cell office:value-type="string" calcext:value-type="string">
            <text:p>-45.2340924</text:p>
          </table:table-cell>
          <table:table-cell office:value-type="string" calcext:value-type="string">
            <text:p>decongex plus gt fr x 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654.5</text:p>
          </table:table-cell>
          <table:table-cell office:value-type="float" office:value="40463" calcext:value-type="float">
            <text:p>40463</text:p>
          </table:table-cell>
          <table:table-cell table:number-columns-repeated="2"/>
        </table:table-row>
        <table:table-row table:style-name="ro1">
          <table:table-cell office:value-type="float" office:value="51843" calcext:value-type="float">
            <text:p>51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2-08 16:28:31</text:p>
          </table:table-cell>
          <table:table-cell office:value-type="float" office:value="1481214511" calcext:value-type="float">
            <text:p>1481214511</text:p>
          </table:table-cell>
          <table:table-cell office:value-type="string" calcext:value-type="string">
            <text:p>5344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4.02</text:p>
          </table:table-cell>
          <table:table-cell office:value-type="float" office:value="71756" calcext:value-type="float">
            <text:p>71756</text:p>
          </table:table-cell>
          <table:table-cell table:number-columns-repeated="2"/>
        </table:table-row>
        <table:table-row table:style-name="ro1">
          <table:table-cell office:value-type="float" office:value="482216" calcext:value-type="float">
            <text:p>482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4:22:51</text:p>
          </table:table-cell>
          <table:table-cell office:value-type="float" office:value="1472098971" calcext:value-type="float">
            <text:p>1472098971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7400.0</text:p>
          </table:table-cell>
          <table:table-cell office:value-type="float" office:value="63833" calcext:value-type="float">
            <text:p>63833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6-01 11:06:00</text:p>
          </table:table-cell>
          <table:table-cell office:value-type="float" office:value="1464779160" calcext:value-type="float">
            <text:p>1464779160</text:p>
          </table:table-cell>
          <table:table-cell office:value-type="string" calcext:value-type="string">
            <text:p>7627.1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imunoglobulina300mg/2ml cx/1 (csl b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89.7</text:p>
          </table:table-cell>
          <table:table-cell office:value-type="string" calcext:value-type="string">
            <text:p>579.4</text:p>
          </table:table-cell>
          <table:table-cell office:value-type="float" office:value="64280" calcext:value-type="float">
            <text:p>6428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832" calcext:value-type="float">
            <text:p>708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16-11-26 11:11:32</text:p>
          </table:table-cell>
          <table:table-cell office:value-type="float" office:value="1480158692" calcext:value-type="float">
            <text:p>1480158692</text:p>
          </table:table-cell>
          <table:table-cell office:value-type="string" calcext:value-type="string">
            <text:p>10964.23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glionil (glibenclamida) 5mg 30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4</text:p>
          </table:table-cell>
          <table:table-cell office:value-type="float" office:value="73902" calcext:value-type="float">
            <text:p>73902</text:p>
          </table:table-cell>
          <table:table-cell table:number-columns-repeated="2"/>
        </table:table-row>
        <table:table-row table:style-name="ro1">
          <table:table-cell office:value-type="float" office:value="62097" calcext:value-type="float">
            <text:p>620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8-29 17:17:27</text:p>
          </table:table-cell>
          <table:table-cell office:value-type="float" office:value="1472491047" calcext:value-type="float">
            <text:p>1472491047</text:p>
          </table:table-cell>
          <table:table-cell office:value-type="string" calcext:value-type="string">
            <text:p>3787.2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(item generico) l: 16e64i q: <text:s text:c="3"/>7.172,0000 f: 31/05/16 v: 30/11/17 l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524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380.96</text:p>
          </table:table-cell>
          <table:table-cell office:value-type="float" office:value="73320" calcext:value-type="float">
            <text:p>733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reconter 1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1.65</text:p>
          </table:table-cell>
          <table:table-cell office:value-type="string" calcext:value-type="string">
            <text:p>183.3</text:p>
          </table:table-cell>
          <table:table-cell office:value-type="float" office:value="57461" calcext:value-type="float">
            <text:p>5746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17 09:42:03</text:p>
          </table:table-cell>
          <table:table-cell office:value-type="float" office:value="1458207723" calcext:value-type="float">
            <text:p>1458207723</text:p>
          </table:table-cell>
          <table:table-cell office:value-type="string" calcext:value-type="string">
            <text:p>6331.11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62</text:p>
          </table:table-cell>
          <table:table-cell office:value-type="string" calcext:value-type="string">
            <text:p>301.24</text:p>
          </table:table-cell>
          <table:table-cell office:value-type="float" office:value="70907" calcext:value-type="float">
            <text:p>70907</text:p>
          </table:table-cell>
          <table:table-cell table:number-columns-repeated="2"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9 11:02:59</text:p>
          </table:table-cell>
          <table:table-cell office:value-type="float" office:value="1482145379" calcext:value-type="float">
            <text:p>1482145379</text:p>
          </table:table-cell>
          <table:table-cell office:value-type="string" calcext:value-type="string">
            <text:p>4751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532.87</text:p>
          </table:table-cell>
          <table:table-cell office:value-type="float" office:value="71761" calcext:value-type="float">
            <text:p>71761</text:p>
          </table:table-cell>
          <table:table-cell table:number-columns-repeated="2"/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13 13:53:09</text:p>
          </table:table-cell>
          <table:table-cell office:value-type="float" office:value="1481637189" calcext:value-type="float">
            <text:p>1481637189</text:p>
          </table:table-cell>
          <table:table-cell office:value-type="string" calcext:value-type="string">
            <text:p>13700.0</text:p>
          </table:table-cell>
          <table:table-cell office:value-type="string" calcext:value-type="string">
            <text:p>vitale hospitalar ltda</text:p>
          </table:table-cell>
          <table:table-cell office:value-type="float" office:value="7160019000144" calcext:value-type="float">
            <text:p>7160019000144</text:p>
          </table:table-cell>
          <table:table-cell office:value-type="string" calcext:value-type="string">
            <text:p>iputinga</text:p>
          </table:table-cell>
          <table:table-cell office:value-type="string" calcext:value-type="string">
            <text:p>recife</text:p>
          </table:table-cell>
          <table:table-cell office:value-type="float" office:value="50800010" calcext:value-type="float">
            <text:p>5080001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lipovenos mct 20% 5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200.0</text:p>
          </table:table-cell>
          <table:table-cell office:value-type="float" office:value="43975" calcext:value-type="float">
            <text:p>43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motore 250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8.69</text:p>
          </table:table-cell>
          <table:table-cell office:value-type="string" calcext:value-type="string">
            <text:p>177.38</text:p>
          </table:table-cell>
          <table:table-cell office:value-type="float" office:value="57459" calcext:value-type="float">
            <text:p>57459</text:p>
          </table:table-cell>
          <table:table-cell table:number-columns-repeated="2"/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5 10:46:54</text:p>
          </table:table-cell>
          <table:table-cell office:value-type="float" office:value="1480070814" calcext:value-type="float">
            <text:p>1480070814</text:p>
          </table:table-cell>
          <table:table-cell office:value-type="string" calcext:value-type="string">
            <text:p>258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752.0</text:p>
          </table:table-cell>
          <table:table-cell office:value-type="float" office:value="71794" calcext:value-type="float">
            <text:p>71794</text:p>
          </table:table-cell>
          <table:table-cell table:number-columns-repeated="2"/>
        </table:table-row>
        <table:table-row table:style-name="ro1">
          <table:table-cell office:value-type="float" office:value="235179" calcext:value-type="float">
            <text:p>235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1:03:22</text:p>
          </table:table-cell>
          <table:table-cell office:value-type="float" office:value="1469876602" calcext:value-type="float">
            <text:p>1469876602</text:p>
          </table:table-cell>
          <table:table-cell office:value-type="string" calcext:value-type="string">
            <text:p>343970.0</text:p>
          </table:table-cell>
          <table:table-cell office:value-type="string" calcext:value-type="string">
            <text:p>halex istar ind farmaceutica s.a.</text:p>
          </table:table-cell>
          <table:table-cell office:value-type="float" office:value="1571702000198" calcext:value-type="float">
            <text:p>1571702000198</text:p>
          </table:table-cell>
          <table:table-cell office:value-type="string" calcext:value-type="string">
            <text:p>chacara retiro</text:p>
          </table:table-cell>
          <table:table-cell office:value-type="string" calcext:value-type="string">
            <text:p>goiania</text:p>
          </table:table-cell>
          <table:table-cell office:value-type="float" office:value="74775027" calcext:value-type="float">
            <text:p>74775027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cloreto de sodio 0,9% sf 250 ml(1000c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35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000.0</text:p>
          </table:table-cell>
          <table:table-cell office:value-type="float" office:value="72075" calcext:value-type="float">
            <text:p>720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9-21 18:21:00</text:p>
          </table:table-cell>
          <table:table-cell office:value-type="float" office:value="1474482060" calcext:value-type="float">
            <text:p>1474482060</text:p>
          </table:table-cell>
          <table:table-cell office:value-type="string" calcext:value-type="string">
            <text:p>14000.27</text:p>
          </table:table-cell>
          <table:table-cell office:value-type="string" calcext:value-type="string">
            <text:p>w c lima de oliveira me</text:p>
          </table:table-cell>
          <table:table-cell office:value-type="float" office:value="3735897000190" calcext:value-type="float">
            <text:p>3735897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m sucesso</text:p>
          </table:table-cell>
          <table:table-cell office:value-type="float" office:value="58887000" calcext:value-type="float">
            <text:p>58887000</text:p>
          </table:table-cell>
          <table:table-cell office:value-type="string" calcext:value-type="string">
            <text:p>-21.0323516</text:p>
          </table:table-cell>
          <table:table-cell office:value-type="string" calcext:value-type="string">
            <text:p>-44.7598082</text:p>
          </table:table-cell>
          <table:table-cell office:value-type="string" calcext:value-type="string">
            <text:p>amoxicilina 250mg sup 60ml (ge)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74.5</text:p>
          </table:table-cell>
          <table:table-cell office:value-type="float" office:value="55269" calcext:value-type="float">
            <text:p>552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2-12 10:08:00</text:p>
          </table:table-cell>
          <table:table-cell office:value-type="float" office:value="1481537280" calcext:value-type="float">
            <text:p>1481537280</text:p>
          </table:table-cell>
          <table:table-cell office:value-type="string" calcext:value-type="string">
            <text:p>7771.22</text:p>
          </table:table-cell>
          <table:table-cell office:value-type="string" calcext:value-type="string">
            <text:p>alves lima e cia ltda. me</text:p>
          </table:table-cell>
          <table:table-cell office:value-type="float" office:value="7314288000118" calcext:value-type="float">
            <text:p>73142880001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to grosso</text:p>
          </table:table-cell>
          <table:table-cell office:value-type="float" office:value="58832000" calcext:value-type="float">
            <text:p>58832000</text:p>
          </table:table-cell>
          <table:table-cell office:value-type="string" calcext:value-type="string">
            <text:p>-12.2115009</text:p>
          </table:table-cell>
          <table:table-cell office:value-type="string" calcext:value-type="string">
            <text:p>-55.5716547</text:p>
          </table:table-cell>
          <table:table-cell office:value-type="string" calcext:value-type="string">
            <text:p>artroliv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167.66</text:p>
          </table:table-cell>
          <table:table-cell office:value-type="float" office:value="57456" calcext:value-type="float">
            <text:p>57456</text:p>
          </table:table-cell>
          <table:table-cell table:number-columns-repeated="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5-30 17:29:00</text:p>
          </table:table-cell>
          <table:table-cell office:value-type="float" office:value="1464629340" calcext:value-type="float">
            <text:p>1464629340</text:p>
          </table:table-cell>
          <table:table-cell office:value-type="string" calcext:value-type="string">
            <text:p>2209.3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lorax 1mg cps c/30 lorazepam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7.68</text:p>
          </table:table-cell>
          <table:table-cell office:value-type="float" office:value="70958" calcext:value-type="float">
            <text:p>7095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15 08:27:10</text:p>
          </table:table-cell>
          <table:table-cell office:value-type="float" office:value="1455524830" calcext:value-type="float">
            <text:p>1455524830</text:p>
          </table:table-cell>
          <table:table-cell office:value-type="string" calcext:value-type="string">
            <text:p>3298.0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6,25mg c/30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698.64</text:p>
          </table:table-cell>
          <table:table-cell office:value-type="float" office:value="56223" calcext:value-type="float">
            <text:p>5622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8-30 15:22:00</text:p>
          </table:table-cell>
          <table:table-cell office:value-type="float" office:value="1472570520" calcext:value-type="float">
            <text:p>1472570520</text:p>
          </table:table-cell>
          <table:table-cell office:value-type="string" calcext:value-type="string">
            <text:p>25036.98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6297" calcext:value-type="float">
            <text:p>562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6 10:26:00</text:p>
          </table:table-cell>
          <table:table-cell office:value-type="float" office:value="1456482360" calcext:value-type="float">
            <text:p>1456482360</text:p>
          </table:table-cell>
          <table:table-cell office:value-type="string" calcext:value-type="string">
            <text:p>19143.0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prednisolona 20mg c/1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68.0</text:p>
          </table:table-cell>
          <table:table-cell office:value-type="float" office:value="62285" calcext:value-type="float">
            <text:p>622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prolive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5.91</text:p>
          </table:table-cell>
          <table:table-cell office:value-type="float" office:value="65075" calcext:value-type="float">
            <text:p>6507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6-21 08:41:00</text:p>
          </table:table-cell>
          <table:table-cell office:value-type="float" office:value="1466498460" calcext:value-type="float">
            <text:p>1466498460</text:p>
          </table:table-cell>
          <table:table-cell office:value-type="string" calcext:value-type="string">
            <text:p>21276.6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6588" calcext:value-type="float">
            <text:p>56588</text:p>
          </table:table-cell>
          <table:table-cell table:number-columns-repeated="2"/>
        </table:table-row>
        <table:table-row table:style-name="ro1">
          <table:table-cell office:value-type="float" office:value="67888" calcext:value-type="float">
            <text:p>67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5 10:43:23</text:p>
          </table:table-cell>
          <table:table-cell office:value-type="float" office:value="1478342603" calcext:value-type="float">
            <text:p>1478342603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1566 q: <text:s text:c="5"/>200,0000 f: 01/08/16 v: 31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6.0</text:p>
          </table:table-cell>
          <table:table-cell office:value-type="float" office:value="73145" calcext:value-type="float">
            <text:p>73145</text:p>
          </table:table-cell>
          <table:table-cell table:number-columns-repeated="2"/>
        </table:table-row>
        <table:table-row table:style-name="ro1">
          <table:table-cell office:value-type="float" office:value="67766" calcext:value-type="float">
            <text:p>67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04 12:47:01</text:p>
          </table:table-cell>
          <table:table-cell office:value-type="float" office:value="1478263621" calcext:value-type="float">
            <text:p>1478263621</text:p>
          </table:table-cell>
          <table:table-cell office:value-type="string" calcext:value-type="string">
            <text:p>415.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1566 q: <text:s text:c="5"/>200,0000 f: 01/08/16 v: 31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6.0</text:p>
          </table:table-cell>
          <table:table-cell office:value-type="float" office:value="73333" calcext:value-type="float">
            <text:p>73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18 11:16:08</text:p>
          </table:table-cell>
          <table:table-cell office:value-type="float" office:value="1479467768" calcext:value-type="float">
            <text:p>147946776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soro fisiol. 0.9% fechad.500ml (.) 7898153652336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500.0</text:p>
          </table:table-cell>
          <table:table-cell office:value-type="float" office:value="69386" calcext:value-type="float">
            <text:p>69386</text:p>
          </table:table-cell>
          <table:table-cell table:number-columns-repeated="2"/>
        </table:table-row>
        <table:table-row table:style-name="ro1">
          <table:table-cell office:value-type="float" office:value="708118" calcext:value-type="float">
            <text:p>708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17 10:07:25</text:p>
          </table:table-cell>
          <table:table-cell office:value-type="float" office:value="1481969245" calcext:value-type="float">
            <text:p>1481969245</text:p>
          </table:table-cell>
          <table:table-cell office:value-type="string" calcext:value-type="string">
            <text:p>794.94</text:p>
          </table:table-cell>
          <table:table-cell office:value-type="string" calcext:value-type="string">
            <text:p>novartis biociencias sa</text:p>
          </table:table-cell>
          <table:table-cell office:value-type="float" office:value="56994502001535" calcext:value-type="float">
            <text:p>56994502001535</text:p>
          </table:table-cell>
          <table:table-cell office:value-type="string" calcext:value-type="string">
            <text:p>jardim mutinga</text:p>
          </table:table-cell>
          <table:table-cell office:value-type="string" calcext:value-type="string">
            <text:p>barueri</text:p>
          </table:table-cell>
          <table:table-cell office:value-type="float" office:value="6460120" calcext:value-type="float">
            <text:p>646012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viscoat large 0.75ml (ms-80153480164 lote 15i23h val 08-2018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179.48</text:p>
          </table:table-cell>
          <table:table-cell office:value-type="float" office:value="63812" calcext:value-type="float">
            <text:p>63812</text:p>
          </table:table-cell>
          <table:table-cell table:number-columns-repeated="2"/>
        </table:table-row>
        <table:table-row table:style-name="ro1">
          <table:table-cell office:value-type="float" office:value="52504" calcext:value-type="float">
            <text:p>52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22 15:10:01</text:p>
          </table:table-cell>
          <table:table-cell office:value-type="float" office:value="1482419401" calcext:value-type="float">
            <text:p>1482419401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657.0</text:p>
          </table:table-cell>
          <table:table-cell office:value-type="float" office:value="71771" calcext:value-type="float">
            <text:p>7177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04 06:42:08</text:p>
          </table:table-cell>
          <table:table-cell office:value-type="float" office:value="1462344128" calcext:value-type="float">
            <text:p>1462344128</text:p>
          </table:table-cell>
          <table:table-cell office:value-type="string" calcext:value-type="string">
            <text:p>2483.93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6,25mg c/30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846.0</text:p>
          </table:table-cell>
          <table:table-cell office:value-type="float" office:value="56303" calcext:value-type="float">
            <text:p>5630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7-26 08:32:00</text:p>
          </table:table-cell>
          <table:table-cell office:value-type="float" office:value="1469521920" calcext:value-type="float">
            <text:p>1469521920</text:p>
          </table:table-cell>
          <table:table-cell office:value-type="string" calcext:value-type="string">
            <text:p>19588.6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436.4</text:p>
          </table:table-cell>
          <table:table-cell office:value-type="float" office:value="56377" calcext:value-type="float">
            <text:p>56377</text:p>
          </table:table-cell>
          <table:table-cell table:number-columns-repeated="2"/>
        </table:table-row>
        <table:table-row table:style-name="ro1">
          <table:table-cell office:value-type="float" office:value="1565120" calcext:value-type="float">
            <text:p>1565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9-02 13:29:50</text:p>
          </table:table-cell>
          <table:table-cell office:value-type="float" office:value="1472822990" calcext:value-type="float">
            <text:p>1472822990</text:p>
          </table:table-cell>
          <table:table-cell office:value-type="string" calcext:value-type="string">
            <text:p>17182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luconazol 2mg/ml 100 ml bolsa cx c/ 6 un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447.0</text:p>
          </table:table-cell>
          <table:table-cell office:value-type="float" office:value="74178" calcext:value-type="float">
            <text:p>7417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4-19 14:58:00</text:p>
          </table:table-cell>
          <table:table-cell office:value-type="float" office:value="1461077880" calcext:value-type="float">
            <text:p>1461077880</text:p>
          </table:table-cell>
          <table:table-cell office:value-type="string" calcext:value-type="string">
            <text:p>23235.1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333.8</text:p>
          </table:table-cell>
          <table:table-cell office:value-type="float" office:value="55965" calcext:value-type="float">
            <text:p>559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bup 15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97.18</text:p>
          </table:table-cell>
          <table:table-cell office:value-type="float" office:value="65098" calcext:value-type="float">
            <text:p>65098</text:p>
          </table:table-cell>
          <table:table-cell table:number-columns-repeated="2"/>
        </table:table-row>
        <table:table-row table:style-name="ro1">
          <table:table-cell office:value-type="float" office:value="91709" calcext:value-type="float">
            <text:p>91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05 09:10:00</text:p>
          </table:table-cell>
          <table:table-cell office:value-type="float" office:value="1462439400" calcext:value-type="float">
            <text:p>1462439400</text:p>
          </table:table-cell>
          <table:table-cell office:value-type="string" calcext:value-type="string">
            <text:p>40699.68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glicose 5% sol.inj. 500ml sist.fechad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8500.0</text:p>
          </table:table-cell>
          <table:table-cell office:value-type="float" office:value="47449" calcext:value-type="float">
            <text:p>4744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9-10 08:02:31</text:p>
          </table:table-cell>
          <table:table-cell office:value-type="float" office:value="1473494551" calcext:value-type="float">
            <text:p>1473494551</text:p>
          </table:table-cell>
          <table:table-cell office:value-type="string" calcext:value-type="string">
            <text:p>5129.4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3,125 c/30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606.4</text:p>
          </table:table-cell>
          <table:table-cell office:value-type="float" office:value="56454" calcext:value-type="float">
            <text:p>56454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pristiq 100mg cpr c/14 (desvenlafaxin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40.56</text:p>
          </table:table-cell>
          <table:table-cell office:value-type="float" office:value="70942" calcext:value-type="float">
            <text:p>7094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4-19 14:58:00</text:p>
          </table:table-cell>
          <table:table-cell office:value-type="float" office:value="1461077880" calcext:value-type="float">
            <text:p>1461077880</text:p>
          </table:table-cell>
          <table:table-cell office:value-type="string" calcext:value-type="string">
            <text:p>23235.1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olpist mt crem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75.0</text:p>
          </table:table-cell>
          <table:table-cell office:value-type="float" office:value="55966" calcext:value-type="float">
            <text:p>55966</text:p>
          </table:table-cell>
          <table:table-cell table:number-columns-repeated="2"/>
        </table:table-row>
        <table:table-row table:style-name="ro1">
          <table:table-cell office:value-type="float" office:value="363442" calcext:value-type="float">
            <text:p>363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6 14:59:54</text:p>
          </table:table-cell>
          <table:table-cell office:value-type="float" office:value="1472223594" calcext:value-type="float">
            <text:p>1472223594</text:p>
          </table:table-cell>
          <table:table-cell office:value-type="string" calcext:value-type="string">
            <text:p>1053.7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omeprazol 40mg f-a <text:s/>l: 16040256 q: <text:s text:c="5"/>200,0000 f: 01/03/16 v: 31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0.0</text:p>
          </table:table-cell>
          <table:table-cell office:value-type="float" office:value="47606" calcext:value-type="float">
            <text:p>47606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09 13:34:31</text:p>
          </table:table-cell>
          <table:table-cell office:value-type="float" office:value="1465479271" calcext:value-type="float">
            <text:p>14654792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dimedont distr. de medic. e equipamentos ltda</text:p>
          </table:table-cell>
          <table:table-cell office:value-type="float" office:value="4064641000160" calcext:value-type="float">
            <text:p>4064641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jazeiras</text:p>
          </table:table-cell>
          <table:table-cell office:value-type="float" office:value="58900000" calcext:value-type="float">
            <text:p>58900000</text:p>
          </table:table-cell>
          <table:table-cell office:value-type="string" calcext:value-type="string">
            <text:p>-6.8897849</text:p>
          </table:table-cell>
          <table:table-cell office:value-type="string" calcext:value-type="string">
            <text:p>-38.5570389</text:p>
          </table:table-cell>
          <table:table-cell office:value-type="string" calcext:value-type="string">
            <text:p>isoflurano 100 ml ct c/ 1 fr (lista c1)x (lote: 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1446577" calcext:value-type="float">
            <text:p>14465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3 13:02:50</text:p>
          </table:table-cell>
          <table:table-cell office:value-type="float" office:value="1457010170" calcext:value-type="float">
            <text:p>1457010170</text:p>
          </table:table-cell>
          <table:table-cell office:value-type="string" calcext:value-type="string">
            <text:p>2346.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ormire 5mg/ml sol. inj. - 10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5.0</text:p>
          </table:table-cell>
          <table:table-cell office:value-type="float" office:value="74014" calcext:value-type="float">
            <text:p>740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asix 40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6.17</text:p>
          </table:table-cell>
          <table:table-cell office:value-type="float" office:value="65102" calcext:value-type="float">
            <text:p>65102</text:p>
          </table:table-cell>
          <table:table-cell table:number-columns-repeated="2"/>
        </table:table-row>
        <table:table-row table:style-name="ro1">
          <table:table-cell office:value-type="float" office:value="1447484" calcext:value-type="float">
            <text:p>14474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4 09:34:20</text:p>
          </table:table-cell>
          <table:table-cell office:value-type="float" office:value="1457084060" calcext:value-type="float">
            <text:p>1457084060</text:p>
          </table:table-cell>
          <table:table-cell office:value-type="string" calcext:value-type="string">
            <text:p>2346.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ormire 5mg/ml sol. inj. - 10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5.0</text:p>
          </table:table-cell>
          <table:table-cell office:value-type="float" office:value="74035" calcext:value-type="float">
            <text:p>7403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04 06:42:08</text:p>
          </table:table-cell>
          <table:table-cell office:value-type="float" office:value="1462344128" calcext:value-type="float">
            <text:p>1462344128</text:p>
          </table:table-cell>
          <table:table-cell office:value-type="string" calcext:value-type="string">
            <text:p>2483.93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12,5mg c/30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809.28</text:p>
          </table:table-cell>
          <table:table-cell office:value-type="float" office:value="56302" calcext:value-type="float">
            <text:p>56302</text:p>
          </table:table-cell>
          <table:table-cell table:number-columns-repeated="2"/>
        </table:table-row>
        <table:table-row table:style-name="ro1">
          <table:table-cell office:value-type="float" office:value="1447907" calcext:value-type="float">
            <text:p>14479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4 15:31:22</text:p>
          </table:table-cell>
          <table:table-cell office:value-type="float" office:value="1457105482" calcext:value-type="float">
            <text:p>1457105482</text:p>
          </table:table-cell>
          <table:table-cell office:value-type="string" calcext:value-type="string">
            <text:p>2346.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ormire 5mg/ml sol. inj. - 10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5.0</text:p>
          </table:table-cell>
          <table:table-cell office:value-type="float" office:value="74058" calcext:value-type="float">
            <text:p>74058</text:p>
          </table:table-cell>
          <table:table-cell table:number-columns-repeated="2"/>
        </table:table-row>
        <table:table-row table:style-name="ro1">
          <table:table-cell office:value-type="float" office:value="1448024" calcext:value-type="float">
            <text:p>1448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4 15:47:42</text:p>
          </table:table-cell>
          <table:table-cell office:value-type="float" office:value="1457106462" calcext:value-type="float">
            <text:p>1457106462</text:p>
          </table:table-cell>
          <table:table-cell office:value-type="string" calcext:value-type="string">
            <text:p>2346.5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dormire 5mg/ml sol. inj. - 10amp. x 1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5.0</text:p>
          </table:table-cell>
          <table:table-cell office:value-type="float" office:value="74080" calcext:value-type="float">
            <text:p>74080</text:p>
          </table:table-cell>
          <table:table-cell table:number-columns-repeated="2"/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26 09:45:22</text:p>
          </table:table-cell>
          <table:table-cell office:value-type="float" office:value="1474883122" calcext:value-type="float">
            <text:p>1474883122</text:p>
          </table:table-cell>
          <table:table-cell office:value-type="string" calcext:value-type="string">
            <text:p>356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modipina 30mg <text:s/>l: 40510 q: <text:s text:c="5"/>2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6.0</text:p>
          </table:table-cell>
          <table:table-cell office:value-type="float" office:value="73277" calcext:value-type="float">
            <text:p>73277</text:p>
          </table:table-cell>
          <table:table-cell table:number-columns-repeated="2"/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1-08 12:49:34</text:p>
          </table:table-cell>
          <table:table-cell office:value-type="float" office:value="1452257374" calcext:value-type="float">
            <text:p>1452257374</text:p>
          </table:table-cell>
          <table:table-cell office:value-type="string" calcext:value-type="string">
            <text:p>39889.9</text:p>
          </table:table-cell>
          <table:table-cell office:value-type="string" calcext:value-type="string">
            <text:p>medical farma produtos farmaceuticos ltda</text:p>
          </table:table-cell>
          <table:table-cell office:value-type="float" office:value="5343026000156" calcext:value-type="float">
            <text:p>5343026000156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nova iguacu</text:p>
          </table:table-cell>
          <table:table-cell office:value-type="float" office:value="26010040" calcext:value-type="float">
            <text:p>26010040</text:p>
          </table:table-cell>
          <table:table-cell office:value-type="string" calcext:value-type="string">
            <text:p>-22.7592175</text:p>
          </table:table-cell>
          <table:table-cell office:value-type="string" calcext:value-type="string">
            <text:p>-43.4508728</text:p>
          </table:table-cell>
          <table:table-cell office:value-type="string" calcext:value-type="string">
            <text:p>midazolam 5mg/ml 10ml [b1] - cx/100-cloridrato de midazolam-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725.0</text:p>
          </table:table-cell>
          <table:table-cell office:value-type="float" office:value="76456" calcext:value-type="float">
            <text:p>76456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11-24 11:52:00</text:p>
          </table:table-cell>
          <table:table-cell office:value-type="float" office:value="1479988320" calcext:value-type="float">
            <text:p>1479988320</text:p>
          </table:table-cell>
          <table:table-cell office:value-type="string" calcext:value-type="string">
            <text:p>7482.22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imunoglobulina anti-rh <text:s/>grif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91.95</text:p>
          </table:table-cell>
          <table:table-cell office:value-type="string" calcext:value-type="string">
            <text:p>583.9</text:p>
          </table:table-cell>
          <table:table-cell office:value-type="float" office:value="64513" calcext:value-type="float">
            <text:p>6451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7-06 10:51:13</text:p>
          </table:table-cell>
          <table:table-cell office:value-type="float" office:value="1467802273" calcext:value-type="float">
            <text:p>1467802273</text:p>
          </table:table-cell>
          <table:table-cell office:value-type="string" calcext:value-type="string">
            <text:p>5411.27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artico c/30 sache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50.29</text:p>
          </table:table-cell>
          <table:table-cell office:value-type="string" calcext:value-type="string">
            <text:p>300.58</text:p>
          </table:table-cell>
          <table:table-cell office:value-type="float" office:value="70915" calcext:value-type="float">
            <text:p>709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16-07-27 15:59:24</text:p>
          </table:table-cell>
          <table:table-cell office:value-type="float" office:value="1469635164" calcext:value-type="float">
            <text:p>1469635164</text:p>
          </table:table-cell>
          <table:table-cell office:value-type="string" calcext:value-type="string">
            <text:p>17992.57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ponstan 500mg 1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1.2</text:p>
          </table:table-cell>
          <table:table-cell office:value-type="float" office:value="73936" calcext:value-type="float">
            <text:p>7393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7 13:43:00</text:p>
          </table:table-cell>
          <table:table-cell office:value-type="float" office:value="1464356580" calcext:value-type="float">
            <text:p>1464356580</text:p>
          </table:table-cell>
          <table:table-cell office:value-type="string" calcext:value-type="string">
            <text:p>19300.2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eftriacona 1g injeÃÂ§a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1333.8</text:p>
          </table:table-cell>
          <table:table-cell office:value-type="float" office:value="56677" calcext:value-type="float">
            <text:p>5667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16-04-27 16:45:42</text:p>
          </table:table-cell>
          <table:table-cell office:value-type="float" office:value="1461775542" calcext:value-type="float">
            <text:p>1461775542</text:p>
          </table:table-cell>
          <table:table-cell office:value-type="string" calcext:value-type="string">
            <text:p>16601.16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sab.glicerina gra 100 g+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4.0</text:p>
          </table:table-cell>
          <table:table-cell office:value-type="float" office:value="73798" calcext:value-type="float">
            <text:p>7379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8-31 06:14:23</text:p>
          </table:table-cell>
          <table:table-cell office:value-type="float" office:value="1472624063" calcext:value-type="float">
            <text:p>1472624063</text:p>
          </table:table-cell>
          <table:table-cell office:value-type="string" calcext:value-type="string">
            <text:p>17120.8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depakene xarope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218.66</text:p>
          </table:table-cell>
          <table:table-cell office:value-type="float" office:value="56270" calcext:value-type="float">
            <text:p>562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3-01 12:44:25</text:p>
          </table:table-cell>
          <table:table-cell office:value-type="float" office:value="1456836265" calcext:value-type="float">
            <text:p>1456836265</text:p>
          </table:table-cell>
          <table:table-cell office:value-type="string" calcext:value-type="string">
            <text:p>5847.17</text:p>
          </table:table-cell>
          <table:table-cell office:value-type="string" calcext:value-type="string">
            <text:p>maria do o dantas cardoso me</text:p>
          </table:table-cell>
          <table:table-cell office:value-type="float" office:value="22449446000130" calcext:value-type="float">
            <text:p>22449446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dipimed 500mg c/ 4 comp 7896862910013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6.0</text:p>
          </table:table-cell>
          <table:table-cell office:value-type="float" office:value="70343" calcext:value-type="float">
            <text:p>70343</text:p>
          </table:table-cell>
          <table:table-cell table:number-columns-repeated="2"/>
        </table:table-row>
        <table:table-row table:style-name="ro1">
          <table:table-cell office:value-type="float" office:value="91046" calcext:value-type="float">
            <text:p>91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19 11:15:51</text:p>
          </table:table-cell>
          <table:table-cell office:value-type="float" office:value="1461064551" calcext:value-type="float">
            <text:p>1461064551</text:p>
          </table:table-cell>
          <table:table-cell office:value-type="string" calcext:value-type="string">
            <text:p>27764.7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glicose 5% sol inj 500ml sist.fechad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9742.0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7764.7</text:p>
          </table:table-cell>
          <table:table-cell office:value-type="float" office:value="47257" calcext:value-type="float">
            <text:p>47257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6-01 17:53:42</text:p>
          </table:table-cell>
          <table:table-cell office:value-type="float" office:value="1464803622" calcext:value-type="float">
            <text:p>1464803622</text:p>
          </table:table-cell>
          <table:table-cell office:value-type="string" calcext:value-type="string">
            <text:p>16490.0</text:p>
          </table:table-cell>
          <table:table-cell office:value-type="string" calcext:value-type="string">
            <text:p>jb farma com. de medic. e rep. eireli - me</text:p>
          </table:table-cell>
          <table:table-cell office:value-type="float" office:value="20301535000100" calcext:value-type="float">
            <text:p>20301535000100</text:p>
          </table:table-cell>
          <table:table-cell office:value-type="string" calcext:value-type="string">
            <text:p>castelao</text:p>
          </table:table-cell>
          <table:table-cell office:value-type="string" calcext:value-type="string">
            <text:p>fortaleza</text:p>
          </table:table-cell>
          <table:table-cell office:value-type="float" office:value="60867540" calcext:value-type="float">
            <text:p>6086754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enoxaparina sodica 40mg/0,4ml (cutenox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000.0</text:p>
          </table:table-cell>
          <table:table-cell office:value-type="float" office:value="46944" calcext:value-type="float">
            <text:p>46944</text:p>
          </table:table-cell>
          <table:table-cell table:number-columns-repeated="2"/>
        </table:table-row>
        <table:table-row table:style-name="ro1">
          <table:table-cell office:value-type="float" office:value="49209" calcext:value-type="float">
            <text:p>49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04 15:06:16</text:p>
          </table:table-cell>
          <table:table-cell office:value-type="float" office:value="1475593576" calcext:value-type="float">
            <text:p>1475593576</text:p>
          </table:table-cell>
          <table:table-cell office:value-type="string" calcext:value-type="string">
            <text:p>6502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095.0</text:p>
          </table:table-cell>
          <table:table-cell office:value-type="float" office:value="71781" calcext:value-type="float">
            <text:p>71781</text:p>
          </table:table-cell>
          <table:table-cell table:number-columns-repeated="2"/>
        </table:table-row>
        <table:table-row table:style-name="ro1">
          <table:table-cell office:value-type="float" office:value="57533" calcext:value-type="float">
            <text:p>57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3:27:30</text:p>
          </table:table-cell>
          <table:table-cell office:value-type="float" office:value="1466774850" calcext:value-type="float">
            <text:p>1466774850</text:p>
          </table:table-cell>
          <table:table-cell office:value-type="string" calcext:value-type="string">
            <text:p>1371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midazolam 50mg (item generico) l: ap-041/16 q: <text:s text:c="3"/>7.000,0000 f: 01/03/16 v: 28/02/18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7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3230.0</text:p>
          </table:table-cell>
          <table:table-cell office:value-type="float" office:value="73139" calcext:value-type="float">
            <text:p>73139</text:p>
          </table:table-cell>
          <table:table-cell table:number-columns-repeated="2"/>
        </table:table-row>
        <table:table-row table:style-name="ro1">
          <table:table-cell office:value-type="float" office:value="90095" calcext:value-type="float">
            <text:p>9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4 09:03:28</text:p>
          </table:table-cell>
          <table:table-cell office:value-type="float" office:value="1458810208" calcext:value-type="float">
            <text:p>1458810208</text:p>
          </table:table-cell>
          <table:table-cell office:value-type="string" calcext:value-type="string">
            <text:p>23800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cloreto de sodio 0,9% sol inj 250ml sist.fechad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3800.0</text:p>
          </table:table-cell>
          <table:table-cell office:value-type="float" office:value="47256" calcext:value-type="float">
            <text:p>472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2-20 08:23:17</text:p>
          </table:table-cell>
          <table:table-cell office:value-type="float" office:value="1482222197" calcext:value-type="float">
            <text:p>1482222197</text:p>
          </table:table-cell>
          <table:table-cell office:value-type="string" calcext:value-type="string">
            <text:p>25981.5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celebra 200mg c/30 cap c1 lp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092.0</text:p>
          </table:table-cell>
          <table:table-cell office:value-type="float" office:value="49458" calcext:value-type="float">
            <text:p>49458</text:p>
          </table:table-cell>
          <table:table-cell table:number-columns-repeated="2"/>
        </table:table-row>
        <table:table-row table:style-name="ro1">
          <table:table-cell office:value-type="float" office:value="92643" calcext:value-type="float">
            <text:p>92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23 17:36:40</text:p>
          </table:table-cell>
          <table:table-cell office:value-type="float" office:value="1464025000" calcext:value-type="float">
            <text:p>1464025000</text:p>
          </table:table-cell>
          <table:table-cell office:value-type="string" calcext:value-type="string">
            <text:p>18850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saccharomyces cerevisiae adt.(florax)cx.c/100fla 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2900.0</text:p>
          </table:table-cell>
          <table:table-cell office:value-type="float" office:value="47487" calcext:value-type="float">
            <text:p>47487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790.94</text:p>
          </table:table-cell>
          <table:table-cell office:value-type="float" office:value="76451" calcext:value-type="float">
            <text:p>7645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06 10:45:03</text:p>
          </table:table-cell>
          <table:table-cell office:value-type="float" office:value="1462531503" calcext:value-type="float">
            <text:p>1462531503</text:p>
          </table:table-cell>
          <table:table-cell office:value-type="string" calcext:value-type="string">
            <text:p>5016.7</text:p>
          </table:table-cell>
          <table:table-cell office:value-type="string" calcext:value-type="string">
            <text:p>paulo lemos da silva</text:p>
          </table:table-cell>
          <table:table-cell office:value-type="float" office:value="12447259000164" calcext:value-type="float">
            <text:p>1244725900016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cebrofilina 10mg 120ml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494.2</text:p>
          </table:table-cell>
          <table:table-cell office:value-type="float" office:value="56664" calcext:value-type="float">
            <text:p>5666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5-06 14:10:54</text:p>
          </table:table-cell>
          <table:table-cell office:value-type="float" office:value="1462543854" calcext:value-type="float">
            <text:p>1462543854</text:p>
          </table:table-cell>
          <table:table-cell office:value-type="string" calcext:value-type="string">
            <text:p>5016.7</text:p>
          </table:table-cell>
          <table:table-cell office:value-type="string" calcext:value-type="string">
            <text:p>paulo lemos da silva</text:p>
          </table:table-cell>
          <table:table-cell office:value-type="float" office:value="12447259000164" calcext:value-type="float">
            <text:p>1244725900016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cebrofilina 10mg 120ml geolab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494.2</text:p>
          </table:table-cell>
          <table:table-cell office:value-type="float" office:value="55957" calcext:value-type="float">
            <text:p>55957</text:p>
          </table:table-cell>
          <table:table-cell table:number-columns-repeated="2"/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11 00:00:00</text:p>
          </table:table-cell>
          <table:table-cell office:value-type="float" office:value="1457654400" calcext:value-type="float">
            <text:p>1457654400</text:p>
          </table:table-cell>
          <table:table-cell office:value-type="string" calcext:value-type="string">
            <text:p>691.08</text:p>
          </table:table-cell>
          <table:table-cell office:value-type="string" calcext:value-type="string">
            <text:p>crm comercial ltda me</text:p>
          </table:table-cell>
          <table:table-cell office:value-type="float" office:value="4679119000193" calcext:value-type="float">
            <text:p>4679119000193</text:p>
          </table:table-cell>
          <table:table-cell office:value-type="string" calcext:value-type="string">
            <text:p>petropolis</text:p>
          </table:table-cell>
          <table:table-cell office:value-type="string" calcext:value-type="string">
            <text:p>natal</text:p>
          </table:table-cell>
          <table:table-cell office:value-type="float" office:value="59012570" calcext:value-type="float">
            <text:p>5901257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agua oxigenada 10 vol 10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6.08</text:p>
          </table:table-cell>
          <table:table-cell office:value-type="float" office:value="41875" calcext:value-type="float">
            <text:p>41875</text:p>
          </table:table-cell>
          <table:table-cell table:number-columns-repeated="2"/>
        </table:table-row>
        <table:table-row table:style-name="ro1">
          <table:table-cell office:value-type="float" office:value="50459" calcext:value-type="float">
            <text:p>5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28 15:42:40</text:p>
          </table:table-cell>
          <table:table-cell office:value-type="float" office:value="1477669360" calcext:value-type="float">
            <text:p>147766936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amicacina 50mg/ml cx 50amp 2ml- generico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294.0</text:p>
          </table:table-cell>
          <table:table-cell office:value-type="float" office:value="71783" calcext:value-type="float">
            <text:p>71783</text:p>
          </table:table-cell>
          <table:table-cell table:number-columns-repeated="2"/>
        </table:table-row>
        <table:table-row table:style-name="ro1">
          <table:table-cell office:value-type="float" office:value="772836" calcext:value-type="float">
            <text:p>772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03 19:13:48</text:p>
          </table:table-cell>
          <table:table-cell office:value-type="float" office:value="1464981228" calcext:value-type="float">
            <text:p>1464981228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vedilol 6,25mg (item generico) l: 853803 q: <text:s text:c="7"/>5,0000 f: 30/04/16 v: 30/04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45</text:p>
          </table:table-cell>
          <table:table-cell office:value-type="float" office:value="73304" calcext:value-type="float">
            <text:p>73304</text:p>
          </table:table-cell>
          <table:table-cell table:number-columns-repeated="2"/>
        </table:table-row>
        <table:table-row table:style-name="ro1">
          <table:table-cell office:value-type="float" office:value="93722" calcext:value-type="float">
            <text:p>937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1-14 16:06:06</text:p>
          </table:table-cell>
          <table:table-cell office:value-type="float" office:value="1479139566" calcext:value-type="float">
            <text:p>1479139566</text:p>
          </table:table-cell>
          <table:table-cell office:value-type="string" calcext:value-type="string">
            <text:p>11771.7</text:p>
          </table:table-cell>
          <table:table-cell office:value-type="string" calcext:value-type="string">
            <text:p>cirufarma comercial ltda</text:p>
          </table:table-cell>
          <table:table-cell office:value-type="float" office:value="40787152000109" calcext:value-type="float">
            <text:p>40787152000109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31150" calcext:value-type="float">
            <text:p>5903115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hidrocortisona 500mg c/50fr s/dil(cortisonal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69.8</text:p>
          </table:table-cell>
          <table:table-cell office:value-type="string" calcext:value-type="string">
            <text:p>3698.0</text:p>
          </table:table-cell>
          <table:table-cell office:value-type="float" office:value="41532" calcext:value-type="float">
            <text:p>415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sorin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2.8</text:p>
          </table:table-cell>
          <table:table-cell office:value-type="float" office:value="74293" calcext:value-type="float">
            <text:p>74293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3-31 14:40:00</text:p>
          </table:table-cell>
          <table:table-cell office:value-type="float" office:value="1459435200" calcext:value-type="float">
            <text:p>1459435200</text:p>
          </table:table-cell>
          <table:table-cell office:value-type="string" calcext:value-type="string">
            <text:p>7994.55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nistantina susp. 50ml (natulab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2.57</text:p>
          </table:table-cell>
          <table:table-cell office:value-type="float" office:value="64436" calcext:value-type="float">
            <text:p>64436</text:p>
          </table:table-cell>
          <table:table-cell table:number-columns-repeated="2"/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5 00:00:00</text:p>
          </table:table-cell>
          <table:table-cell office:value-type="float" office:value="1472083200" calcext:value-type="float">
            <text:p>1472083200</text:p>
          </table:table-cell>
          <table:table-cell office:value-type="string" calcext:value-type="string">
            <text:p>691.5</text:p>
          </table:table-cell>
          <table:table-cell office:value-type="string" calcext:value-type="string">
            <text:p>maceio med dist de prod hospitalar ltda epp</text:p>
          </table:table-cell>
          <table:table-cell office:value-type="float" office:value="7485803000122" calcext:value-type="float">
            <text:p>7485803000122</text:p>
          </table:table-cell>
          <table:table-cell office:value-type="string" calcext:value-type="string">
            <text:p>jatiuca</text:p>
          </table:table-cell>
          <table:table-cell office:value-type="string" calcext:value-type="string">
            <text:p>maceio</text:p>
          </table:table-cell>
          <table:table-cell office:value-type="float" office:value="57035700" calcext:value-type="float">
            <text:p>57035700</text:p>
          </table:table-cell>
          <table:table-cell office:value-type="string" calcext:value-type="string">
            <text:p>-9.6476843</text:p>
          </table:table-cell>
          <table:table-cell office:value-type="string" calcext:value-type="string">
            <text:p>-35.7339264</text:p>
          </table:table-cell>
          <table:table-cell office:value-type="string" calcext:value-type="string">
            <text:p>glibenclamida 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30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91.5</text:p>
          </table:table-cell>
          <table:table-cell office:value-type="float" office:value="72061" calcext:value-type="float">
            <text:p>720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10-25 10:21:00</text:p>
          </table:table-cell>
          <table:table-cell office:value-type="float" office:value="1477390860" calcext:value-type="float">
            <text:p>1477390860</text:p>
          </table:table-cell>
          <table:table-cell office:value-type="string" calcext:value-type="string">
            <text:p>861.21</text:p>
          </table:table-cell>
          <table:table-cell office:value-type="string" calcext:value-type="string">
            <text:p>vila nova medicamentos genericos ltda me</text:p>
          </table:table-cell>
          <table:table-cell office:value-type="float" office:value="12899965000147" calcext:value-type="float">
            <text:p>12899965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o miguel</text:p>
          </table:table-cell>
          <table:table-cell office:value-type="float" office:value="58483000" calcext:value-type="float">
            <text:p>58483000</text:p>
          </table:table-cell>
          <table:table-cell office:value-type="string" calcext:value-type="string">
            <text:p>-9.8261357</text:p>
          </table:table-cell>
          <table:table-cell office:value-type="string" calcext:value-type="string">
            <text:p>-35.8837777</text:p>
          </table:table-cell>
          <table:table-cell office:value-type="string" calcext:value-type="string">
            <text:p>sonridor caf env c/2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4.3</text:p>
          </table:table-cell>
          <table:table-cell office:value-type="float" office:value="72547" calcext:value-type="float">
            <text:p>7254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02-11 12:06:40</text:p>
          </table:table-cell>
          <table:table-cell office:value-type="float" office:value="1455192400" calcext:value-type="float">
            <text:p>1455192400</text:p>
          </table:table-cell>
          <table:table-cell office:value-type="string" calcext:value-type="string">
            <text:p>2656.5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benalet bolso menta c/4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.55</text:p>
          </table:table-cell>
          <table:table-cell office:value-type="float" office:value="56051" calcext:value-type="float">
            <text:p>56051</text:p>
          </table:table-cell>
          <table:table-cell table:number-columns-repeated="2"/>
        </table:table-row>
        <table:table-row table:style-name="ro1">
          <table:table-cell office:value-type="float" office:value="1619323" calcext:value-type="float">
            <text:p>1619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29 09:59:42</text:p>
          </table:table-cell>
          <table:table-cell office:value-type="float" office:value="1480413582" calcext:value-type="float">
            <text:p>1480413582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luconazol 2mg/ml 100 ml bolsa cx c/ 6 un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501.92</text:p>
          </table:table-cell>
          <table:table-cell office:value-type="float" office:value="74006" calcext:value-type="float">
            <text:p>74006</text:p>
          </table:table-cell>
          <table:table-cell table:number-columns-repeated="2"/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6-29 08:43:00</text:p>
          </table:table-cell>
          <table:table-cell office:value-type="float" office:value="1467189780" calcext:value-type="float">
            <text:p>1467189780</text:p>
          </table:table-cell>
          <table:table-cell office:value-type="string" calcext:value-type="string">
            <text:p>3744.55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carbonato litio 300mg cpr c/500 (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95.8</text:p>
          </table:table-cell>
          <table:table-cell office:value-type="float" office:value="70966" calcext:value-type="float">
            <text:p>70966</text:p>
          </table:table-cell>
          <table:table-cell table:number-columns-repeated="2"/>
        </table:table-row>
        <table:table-row table:style-name="ro1">
          <table:table-cell office:value-type="float" office:value="31798" calcext:value-type="float">
            <text:p>3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2 17:54:00</text:p>
          </table:table-cell>
          <table:table-cell office:value-type="float" office:value="1455299640" calcext:value-type="float">
            <text:p>1455299640</text:p>
          </table:table-cell>
          <table:table-cell office:value-type="string" calcext:value-type="string">
            <text:p>10266.5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albumina humana 20% sol. inj. frs 50ml (grifol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5100.0</text:p>
          </table:table-cell>
          <table:table-cell office:value-type="float" office:value="64641" calcext:value-type="float">
            <text:p>64641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amitriptilina 25mg cpr c/30 (gen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8.5</text:p>
          </table:table-cell>
          <table:table-cell office:value-type="float" office:value="70933" calcext:value-type="float">
            <text:p>70933</text:p>
          </table:table-cell>
          <table:table-cell table:number-columns-repeated="2"/>
        </table:table-row>
        <table:table-row table:style-name="ro1">
          <table:table-cell office:value-type="float" office:value="57570" calcext:value-type="float">
            <text:p>57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4 16:57:01</text:p>
          </table:table-cell>
          <table:table-cell office:value-type="float" office:value="1466787421" calcext:value-type="float">
            <text:p>146678742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 text:c="5"/>2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6.0</text:p>
          </table:table-cell>
          <table:table-cell office:value-type="float" office:value="73327" calcext:value-type="float">
            <text:p>73327</text:p>
          </table:table-cell>
          <table:table-cell table:number-columns-repeated="2"/>
        </table:table-row>
        <table:table-row table:style-name="ro1">
          <table:table-cell office:value-type="float" office:value="57609" calcext:value-type="float">
            <text:p>57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25 09:42:43</text:p>
          </table:table-cell>
          <table:table-cell office:value-type="float" office:value="1466847763" calcext:value-type="float">
            <text:p>146684776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carbonato de litio 300mg (item generico) l: 0174/16 q: <text:s text:c="5"/>200,0000 f: 01/03/16 v: 28/02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6.0</text:p>
          </table:table-cell>
          <table:table-cell office:value-type="float" office:value="73345" calcext:value-type="float">
            <text:p>7334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9 16:38:36</text:p>
          </table:table-cell>
          <table:table-cell office:value-type="float" office:value="1461947916" calcext:value-type="float">
            <text:p>1461947916</text:p>
          </table:table-cell>
          <table:table-cell office:value-type="string" calcext:value-type="string">
            <text:p>11886.4</text:p>
          </table:table-cell>
          <table:table-cell office:value-type="string" calcext:value-type="string">
            <text:p>fund b. de pes cient e des tec, for e dist de med-bahiafarma</text:p>
          </table:table-cell>
          <table:table-cell office:value-type="float" office:value="13078518000190" calcext:value-type="float">
            <text:p>13078518000190</text:p>
          </table:table-cell>
          <table:table-cell office:value-type="string" calcext:value-type="string">
            <text:p>centro indust. aratu</text:p>
          </table:table-cell>
          <table:table-cell office:value-type="string" calcext:value-type="string">
            <text:p>simoes filho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-12.7867839</text:p>
          </table:table-cell>
          <table:table-cell office:value-type="string" calcext:value-type="string">
            <text:p>-38.4030365</text:p>
          </table:table-cell>
          <table:table-cell office:value-type="string" calcext:value-type="string">
            <text:p>cabergolina 0,5 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1472.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11886.4</text:p>
          </table:table-cell>
          <table:table-cell office:value-type="float" office:value="72558" calcext:value-type="float">
            <text:p>7255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risperidona 2mg c/30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2.0</text:p>
          </table:table-cell>
          <table:table-cell office:value-type="float" office:value="65073" calcext:value-type="float">
            <text:p>65073</text:p>
          </table:table-cell>
          <table:table-cell table:number-columns-repeated="2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0-11 10:14:56</text:p>
          </table:table-cell>
          <table:table-cell office:value-type="float" office:value="1476180896" calcext:value-type="float">
            <text:p>1476180896</text:p>
          </table:table-cell>
          <table:table-cell office:value-type="string" calcext:value-type="string">
            <text:p>1362.34</text:p>
          </table:table-cell>
          <table:table-cell office:value-type="string" calcext:value-type="string">
            <text:p>superfio comercio de prod. med. e hosp. ltda</text:p>
          </table:table-cell>
          <table:table-cell office:value-type="float" office:value="5675713000179" calcext:value-type="float">
            <text:p>5675713000179</text:p>
          </table:table-cell>
          <table:table-cell office:value-type="string" calcext:value-type="string">
            <text:p>jardim america</text:p>
          </table:table-cell>
          <table:table-cell office:value-type="string" calcext:value-type="string">
            <text:p>fortaleza</text:p>
          </table:table-cell>
          <table:table-cell office:value-type="float" office:value="60410505" calcext:value-type="float">
            <text:p>60410505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supositorio de glicerina ad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float" office:value="47239" calcext:value-type="float">
            <text:p>472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16-12-27 10:55:47</text:p>
          </table:table-cell>
          <table:table-cell office:value-type="float" office:value="1482836147" calcext:value-type="float">
            <text:p>1482836147</text:p>
          </table:table-cell>
          <table:table-cell office:value-type="string" calcext:value-type="string">
            <text:p>13413.51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tandrilax 1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70.0</text:p>
          </table:table-cell>
          <table:table-cell office:value-type="float" office:value="73987" calcext:value-type="float">
            <text:p>73987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16-10-05 06:49:23</text:p>
          </table:table-cell>
          <table:table-cell office:value-type="float" office:value="1475650163" calcext:value-type="float">
            <text:p>1475650163</text:p>
          </table:table-cell>
          <table:table-cell office:value-type="string" calcext:value-type="string">
            <text:p>16797.2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bolitium 50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77.1</text:p>
          </table:table-cell>
          <table:table-cell office:value-type="float" office:value="56369" calcext:value-type="float">
            <text:p>56369</text:p>
          </table:table-cell>
          <table:table-cell table:number-columns-repeated="2"/>
        </table:table-row>
        <table:table-row table:style-name="ro1">
          <table:table-cell office:value-type="float" office:value="51830" calcext:value-type="float">
            <text:p>51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8 16:03:12</text:p>
          </table:table-cell>
          <table:table-cell office:value-type="float" office:value="1481212992" calcext:value-type="float">
            <text:p>1481212992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 <text:s text:c="2"/>triax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.0</text:p>
          </table:table-cell>
          <table:table-cell office:value-type="float" office:value="71760" calcext:value-type="float">
            <text:p>71760</text:p>
          </table:table-cell>
          <table:table-cell table:number-columns-repeated="2"/>
        </table:table-row>
        <table:table-row table:style-name="ro1">
          <table:table-cell office:value-type="float" office:value="31838" calcext:value-type="float">
            <text:p>31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7 09:22:00</text:p>
          </table:table-cell>
          <table:table-cell office:value-type="float" office:value="1455700920" calcext:value-type="float">
            <text:p>1455700920</text:p>
          </table:table-cell>
          <table:table-cell office:value-type="string" calcext:value-type="string">
            <text:p>10266.5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albumina humana 20% fr/50ml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5100.0</text:p>
          </table:table-cell>
          <table:table-cell office:value-type="float" office:value="64929" calcext:value-type="float">
            <text:p>64929</text:p>
          </table:table-cell>
          <table:table-cell table:number-columns-repeated="2"/>
        </table:table-row>
        <table:table-row table:style-name="ro1">
          <table:table-cell office:value-type="float" office:value="90882" calcext:value-type="float">
            <text:p>90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14 08:13:18</text:p>
          </table:table-cell>
          <table:table-cell office:value-type="float" office:value="1460621598" calcext:value-type="float">
            <text:p>1460621598</text:p>
          </table:table-cell>
          <table:table-cell office:value-type="string" calcext:value-type="string">
            <text:p>44448.6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amicacina 100mg/2ml cx.c/50a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60.0</text:p>
          </table:table-cell>
          <table:table-cell office:value-type="float" office:value="47150" calcext:value-type="float">
            <text:p>47150</text:p>
          </table:table-cell>
          <table:table-cell table:number-columns-repeated="2"/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31 17:13:00</text:p>
          </table:table-cell>
          <table:table-cell office:value-type="float" office:value="1459444380" calcext:value-type="float">
            <text:p>1459444380</text:p>
          </table:table-cell>
          <table:table-cell office:value-type="string" calcext:value-type="string">
            <text:p>34892.4</text:p>
          </table:table-cell>
          <table:table-cell office:value-type="string" calcext:value-type="string">
            <text:p>j laercio souza de vasconcelos e cia ltda</text:p>
          </table:table-cell>
          <table:table-cell office:value-type="float" office:value="41389750000184" calcext:value-type="float">
            <text:p>4138975000018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rato</text:p>
          </table:table-cell>
          <table:table-cell office:value-type="float" office:value="63100040" calcext:value-type="float">
            <text:p>63100040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metronidazol susp. 40mg c/80ml (generico) (neo quimica gener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62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7360.0</text:p>
          </table:table-cell>
          <table:table-cell office:value-type="float" office:value="64683" calcext:value-type="float">
            <text:p>6468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10-11 09:41:33</text:p>
          </table:table-cell>
          <table:table-cell office:value-type="float" office:value="1476178893" calcext:value-type="float">
            <text:p>1476178893</text:p>
          </table:table-cell>
          <table:table-cell office:value-type="string" calcext:value-type="string">
            <text:p>3177.73</text:p>
          </table:table-cell>
          <table:table-cell office:value-type="string" calcext:value-type="string">
            <text:p>luiz alberto tolentino</text:p>
          </table:table-cell>
          <table:table-cell office:value-type="float" office:value="35435007000110" calcext:value-type="float">
            <text:p>3543500700011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depakene 250mg c/25 caps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385.2</text:p>
          </table:table-cell>
          <table:table-cell office:value-type="float" office:value="56413" calcext:value-type="float">
            <text:p>56413</text:p>
          </table:table-cell>
          <table:table-cell table:number-columns-repeated="2"/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16 16:49:00</text:p>
          </table:table-cell>
          <table:table-cell office:value-type="float" office:value="1463417340" calcext:value-type="float">
            <text:p>1463417340</text:p>
          </table:table-cell>
          <table:table-cell office:value-type="string" calcext:value-type="string">
            <text:p>727.92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gabapentina 600mg cps c/27 (generic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31.28</text:p>
          </table:table-cell>
          <table:table-cell office:value-type="float" office:value="70946" calcext:value-type="float">
            <text:p>70946</text:p>
          </table:table-cell>
          <table:table-cell table:number-columns-repeated="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5-30 17:29:00</text:p>
          </table:table-cell>
          <table:table-cell office:value-type="float" office:value="1464629340" calcext:value-type="float">
            <text:p>1464629340</text:p>
          </table:table-cell>
          <table:table-cell office:value-type="string" calcext:value-type="string">
            <text:p>2209.3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risperidona 3mg cpr c/ 30 (viverd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67.51</text:p>
          </table:table-cell>
          <table:table-cell office:value-type="float" office:value="70962" calcext:value-type="float">
            <text:p>70962</text:p>
          </table:table-cell>
          <table:table-cell table:number-columns-repeated="2"/>
        </table:table-row>
        <table:table-row table:style-name="ro1">
          <table:table-cell office:value-type="float" office:value="56618" calcext:value-type="float">
            <text:p>56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4 12:23:31</text:p>
          </table:table-cell>
          <table:table-cell office:value-type="float" office:value="1465907011" calcext:value-type="float">
            <text:p>1465907011</text:p>
          </table:table-cell>
          <table:table-cell office:value-type="string" calcext:value-type="string">
            <text:p>4400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33 q: <text:s text:c="3"/>9.200,0000 f: 01/02/16 v: 23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92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472.0</text:p>
          </table:table-cell>
          <table:table-cell office:value-type="float" office:value="73336" calcext:value-type="float">
            <text:p>7333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7-22 14:00:00</text:p>
          </table:table-cell>
          <table:table-cell office:value-type="float" office:value="1469196000" calcext:value-type="float">
            <text:p>1469196000</text:p>
          </table:table-cell>
          <table:table-cell office:value-type="string" calcext:value-type="string">
            <text:p>11282.41</text:p>
          </table:table-cell>
          <table:table-cell office:value-type="string" calcext:value-type="string">
            <text:p>farma fonseca ltda epp</text:p>
          </table:table-cell>
          <table:table-cell office:value-type="float" office:value="4500455000127" calcext:value-type="float">
            <text:p>45004550001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bent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-2.6999089</text:p>
          </table:table-cell>
          <table:table-cell office:value-type="string" calcext:value-type="string">
            <text:p>-44.8331254</text:p>
          </table:table-cell>
          <table:table-cell office:value-type="string" calcext:value-type="string">
            <text:p>gerovital c/6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60.0</text:p>
          </table:table-cell>
          <table:table-cell office:value-type="float" office:value="69673" calcext:value-type="float">
            <text:p>6967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11-18 00:00:00</text:p>
          </table:table-cell>
          <table:table-cell office:value-type="float" office:value="1479427200" calcext:value-type="float">
            <text:p>1479427200</text:p>
          </table:table-cell>
          <table:table-cell office:value-type="string" calcext:value-type="string">
            <text:p>57499.96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sedalex 10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69.9</text:p>
          </table:table-cell>
          <table:table-cell office:value-type="float" office:value="42852" calcext:value-type="float">
            <text:p>428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pondera 20mg c/30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7.54</text:p>
          </table:table-cell>
          <table:table-cell office:value-type="string" calcext:value-type="string">
            <text:p>352.62</text:p>
          </table:table-cell>
          <table:table-cell office:value-type="float" office:value="65077" calcext:value-type="float">
            <text:p>65077</text:p>
          </table:table-cell>
          <table:table-cell table:number-columns-repeated="2"/>
        </table:table-row>
        <table:table-row table:style-name="ro1">
          <table:table-cell office:value-type="float" office:value="282547" calcext:value-type="float">
            <text:p>28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2 10:47:54</text:p>
          </table:table-cell>
          <table:table-cell office:value-type="float" office:value="1468320474" calcext:value-type="float">
            <text:p>1468320474</text:p>
          </table:table-cell>
          <table:table-cell office:value-type="string" calcext:value-type="string">
            <text:p>4702.2</text:p>
          </table:table-cell>
          <table:table-cell office:value-type="string" calcext:value-type="string">
            <text:p>stock comercial hospitalar ltda</text:p>
          </table:table-cell>
          <table:table-cell office:value-type="float" office:value="995371000150" calcext:value-type="float">
            <text:p>995371000150</text:p>
          </table:table-cell>
          <table:table-cell office:value-type="string" calcext:value-type="string">
            <text:p>jardim eldorado</text:p>
          </table:table-cell>
          <table:table-cell office:value-type="string" calcext:value-type="string">
            <text:p>aparecida de goiania</text:p>
          </table:table-cell>
          <table:table-cell office:value-type="float" office:value="74993100" calcext:value-type="float">
            <text:p>74993100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bezafibrato cpr 200mg c/20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576.0</text:p>
          </table:table-cell>
          <table:table-cell office:value-type="float" office:value="70947" calcext:value-type="float">
            <text:p>7094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2-15 12:09:04</text:p>
          </table:table-cell>
          <table:table-cell office:value-type="float" office:value="1455538144" calcext:value-type="float">
            <text:p>1455538144</text:p>
          </table:table-cell>
          <table:table-cell office:value-type="string" calcext:value-type="string">
            <text:p>12668.97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levodopa+carbidopa 100/25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313.5</text:p>
          </table:table-cell>
          <table:table-cell office:value-type="float" office:value="49436" calcext:value-type="float">
            <text:p>494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11-30 08:39:53</text:p>
          </table:table-cell>
          <table:table-cell office:value-type="float" office:value="1480495193" calcext:value-type="float">
            <text:p>1480495193</text:p>
          </table:table-cell>
          <table:table-cell office:value-type="string" calcext:value-type="string">
            <text:p>21861.0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celebra 200mg c/30 cap c1 lp: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092.0</text:p>
          </table:table-cell>
          <table:table-cell office:value-type="float" office:value="49407" calcext:value-type="float">
            <text:p>49407</text:p>
          </table:table-cell>
          <table:table-cell table:number-columns-repeated="2"/>
        </table:table-row>
        <table:table-row table:style-name="ro1">
          <table:table-cell office:value-type="float" office:value="66803" calcext:value-type="float">
            <text:p>66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4 16:59:54</text:p>
          </table:table-cell>
          <table:table-cell office:value-type="float" office:value="1477328394" calcext:value-type="float">
            <text:p>1477328394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statina 25000ui/gr 60gr (item generico) l: 07162001 q: <text:s text:c="6"/>2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86.2</text:p>
          </table:table-cell>
          <table:table-cell office:value-type="float" office:value="73239" calcext:value-type="float">
            <text:p>73239</text:p>
          </table:table-cell>
          <table:table-cell table:number-columns-repeated="2"/>
        </table:table-row>
        <table:table-row table:style-name="ro1">
          <table:table-cell office:value-type="float" office:value="66801" calcext:value-type="float">
            <text:p>66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24 16:43:15</text:p>
          </table:table-cell>
          <table:table-cell office:value-type="float" office:value="1477327395" calcext:value-type="float">
            <text:p>1477327395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statina 25000ui/gr 60gr (item generico) l: 07162001 q: <text:s text:c="6"/>2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86.2</text:p>
          </table:table-cell>
          <table:table-cell office:value-type="float" office:value="73165" calcext:value-type="float">
            <text:p>73165</text:p>
          </table:table-cell>
          <table:table-cell table:number-columns-repeated="2"/>
        </table:table-row>
        <table:table-row table:style-name="ro1">
          <table:table-cell office:value-type="float" office:value="65715" calcext:value-type="float">
            <text:p>65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0 15:14:40</text:p>
          </table:table-cell>
          <table:table-cell office:value-type="float" office:value="1476112480" calcext:value-type="float">
            <text:p>1476112480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nistatina 25000ui/gr 60gr (item generico) l: 07162001 q: <text:s text:c="6"/>20,0000 f: 01/05/16 v: 30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86.2</text:p>
          </table:table-cell>
          <table:table-cell office:value-type="float" office:value="73342" calcext:value-type="float">
            <text:p>73342</text:p>
          </table:table-cell>
          <table:table-cell table:number-columns-repeated="2"/>
        </table:table-row>
        <table:table-row table:style-name="ro1">
          <table:table-cell office:value-type="float" office:value="1602851" calcext:value-type="float">
            <text:p>1602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31 18:46:28</text:p>
          </table:table-cell>
          <table:table-cell office:value-type="float" office:value="1477939588" calcext:value-type="float">
            <text:p>1477939588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mineroleo 100% liq. oral - 1 fr. x 10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70.0</text:p>
          </table:table-cell>
          <table:table-cell office:value-type="float" office:value="74132" calcext:value-type="float">
            <text:p>7413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16-10-03 00:00:00</text:p>
          </table:table-cell>
          <table:table-cell office:value-type="float" office:value="1475452800" calcext:value-type="float">
            <text:p>1475452800</text:p>
          </table:table-cell>
          <table:table-cell office:value-type="string" calcext:value-type="string">
            <text:p>72723.0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nasoclean 9mg/ml fr 1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928.32</text:p>
          </table:table-cell>
          <table:table-cell office:value-type="float" office:value="43413" calcext:value-type="float">
            <text:p>4341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10-19 00:00:00</text:p>
          </table:table-cell>
          <table:table-cell office:value-type="float" office:value="1476835200" calcext:value-type="float">
            <text:p>1476835200</text:p>
          </table:table-cell>
          <table:table-cell office:value-type="string" calcext:value-type="string">
            <text:p>5671.1</text:p>
          </table:table-cell>
          <table:table-cell office:value-type="string" calcext:value-type="string">
            <text:p>jailson alves de almeida farmacia me</text:p>
          </table:table-cell>
          <table:table-cell office:value-type="float" office:value="17573383000190" calcext:value-type="float">
            <text:p>17573383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co dantas</text:p>
          </table:table-cell>
          <table:table-cell office:value-type="float" office:value="58915000" calcext:value-type="float">
            <text:p>58915000</text:p>
          </table:table-cell>
          <table:table-cell office:value-type="string" calcext:value-type="string">
            <text:p>-6.4050165</text:p>
          </table:table-cell>
          <table:table-cell office:value-type="string" calcext:value-type="string">
            <text:p>-38.4964786</text:p>
          </table:table-cell>
          <table:table-cell office:value-type="string" calcext:value-type="string">
            <text:p>dipimed 500mg c/20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30.0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</table:table-row>
        <table:table-row table:style-name="ro1">
          <table:table-cell office:value-type="float" office:value="53394" calcext:value-type="float">
            <text:p>53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27 20:49:05</text:p>
          </table:table-cell>
          <table:table-cell office:value-type="float" office:value="1461790145" calcext:value-type="float">
            <text:p>1461790145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oratadina 10mg <text:s/>l: 1601328 q: <text:s text:c="7"/>4,0000 f: 19/02/16 v: 28/02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4</text:p>
          </table:table-cell>
          <table:table-cell office:value-type="float" office:value="62164" calcext:value-type="float">
            <text:p>62164</text:p>
          </table:table-cell>
          <table:table-cell table:number-columns-repeated="2"/>
        </table:table-row>
        <table:table-row table:style-name="ro1">
          <table:table-cell office:value-type="float" office:value="410406" calcext:value-type="float">
            <text:p>410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08 06:59:16</text:p>
          </table:table-cell>
          <table:table-cell office:value-type="float" office:value="1465369156" calcext:value-type="float">
            <text:p>1465369156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19" calcext:value-type="float">
            <text:p>638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6-02-03 20:04:00</text:p>
          </table:table-cell>
          <table:table-cell office:value-type="float" office:value="1454529840" calcext:value-type="float">
            <text:p>1454529840</text:p>
          </table:table-cell>
          <table:table-cell office:value-type="string" calcext:value-type="string">
            <text:p>5240.05</text:p>
          </table:table-cell>
          <table:table-cell office:value-type="string" calcext:value-type="string">
            <text:p>maria aparecida barreto e silva - epp</text:p>
          </table:table-cell>
          <table:table-cell office:value-type="float" office:value="8317711000104" calcext:value-type="float">
            <text:p>831771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ra de santa rosa</text:p>
          </table:table-cell>
          <table:table-cell office:value-type="float" office:value="58170000" calcext:value-type="float">
            <text:p>58170000</text:p>
          </table:table-cell>
          <table:table-cell office:value-type="string" calcext:value-type="string">
            <text:p>-6.7218007</text:p>
          </table:table-cell>
          <table:table-cell office:value-type="string" calcext:value-type="string">
            <text:p>-36.0564638</text:p>
          </table:table-cell>
          <table:table-cell office:value-type="string" calcext:value-type="string">
            <text:p>clexane safety lock 40mg 10ser san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525.61</text:p>
          </table:table-cell>
          <table:table-cell office:value-type="float" office:value="49078" calcext:value-type="float">
            <text:p>49078</text:p>
          </table:table-cell>
          <table:table-cell table:number-columns-repeated="2"/>
        </table:table-row>
        <table:table-row table:style-name="ro1">
          <table:table-cell office:value-type="float" office:value="448681" calcext:value-type="float">
            <text:p>448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31 15:59:00</text:p>
          </table:table-cell>
          <table:table-cell office:value-type="float" office:value="1459439940" calcext:value-type="float">
            <text:p>1459439940</text:p>
          </table:table-cell>
          <table:table-cell office:value-type="string" calcext:value-type="string">
            <text:p>7124.0</text:p>
          </table:table-cell>
          <table:table-cell office:value-type="string" calcext:value-type="string">
            <text:p>a b s produtos hospitalares ltda</text:p>
          </table:table-cell>
          <table:table-cell office:value-type="float" office:value="2356205000130" calcext:value-type="float">
            <text:p>2356205000130</text:p>
          </table:table-cell>
          <table:table-cell office:value-type="string" calcext:value-type="string">
            <text:p>sao cristovao</text:p>
          </table:table-cell>
          <table:table-cell office:value-type="string" calcext:value-type="string">
            <text:p>serra talhada</text:p>
          </table:table-cell>
          <table:table-cell office:value-type="float" office:value="56909000" calcext:value-type="float">
            <text:p>56909000</text:p>
          </table:table-cell>
          <table:table-cell office:value-type="string" calcext:value-type="string">
            <text:p>-7.9867805</text:p>
          </table:table-cell>
          <table:table-cell office:value-type="string" calcext:value-type="string">
            <text:p>-38.2920294</text:p>
          </table:table-cell>
          <table:table-cell office:value-type="string" calcext:value-type="string">
            <text:p>soro ringer c/lactato 500ml 30am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740.0</text:p>
          </table:table-cell>
          <table:table-cell office:value-type="float" office:value="70704" calcext:value-type="float">
            <text:p>70704</text:p>
          </table:table-cell>
          <table:table-cell table:number-columns-repeated="2"/>
        </table:table-row>
        <table:table-row table:style-name="ro1">
          <table:table-cell office:value-type="float" office:value="448681" calcext:value-type="float">
            <text:p>448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31 15:59:00</text:p>
          </table:table-cell>
          <table:table-cell office:value-type="float" office:value="1459439940" calcext:value-type="float">
            <text:p>1459439940</text:p>
          </table:table-cell>
          <table:table-cell office:value-type="string" calcext:value-type="string">
            <text:p>7124.0</text:p>
          </table:table-cell>
          <table:table-cell office:value-type="string" calcext:value-type="string">
            <text:p>a b s produtos hospitalares ltda</text:p>
          </table:table-cell>
          <table:table-cell office:value-type="float" office:value="2356205000130" calcext:value-type="float">
            <text:p>2356205000130</text:p>
          </table:table-cell>
          <table:table-cell office:value-type="string" calcext:value-type="string">
            <text:p>sao cristovao</text:p>
          </table:table-cell>
          <table:table-cell office:value-type="string" calcext:value-type="string">
            <text:p>serra talhada</text:p>
          </table:table-cell>
          <table:table-cell office:value-type="float" office:value="56909000" calcext:value-type="float">
            <text:p>56909000</text:p>
          </table:table-cell>
          <table:table-cell office:value-type="string" calcext:value-type="string">
            <text:p>-7.9867805</text:p>
          </table:table-cell>
          <table:table-cell office:value-type="string" calcext:value-type="string">
            <text:p>-38.2920294</text:p>
          </table:table-cell>
          <table:table-cell office:value-type="string" calcext:value-type="string">
            <text:p>soro fisiologico 0,9% 500ml 30amp. sist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740.0</text:p>
          </table:table-cell>
          <table:table-cell office:value-type="float" office:value="70703" calcext:value-type="float">
            <text:p>70703</text:p>
          </table:table-cell>
          <table:table-cell table:number-columns-repeated="2"/>
        </table:table-row>
        <table:table-row table:style-name="ro1">
          <table:table-cell office:value-type="float" office:value="361445" calcext:value-type="float">
            <text:p>361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12 21:45:05</text:p>
          </table:table-cell>
          <table:table-cell office:value-type="float" office:value="1471038305" calcext:value-type="float">
            <text:p>1471038305</text:p>
          </table:table-cell>
          <table:table-cell office:value-type="string" calcext:value-type="string">
            <text:p>4777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brometo de n-butilesc 20mg,dipir sod 2,5 (item generico) l: h-061/15 q: <text:s text:c="3"/>1.000,0000 f: 10/11/15 v: 31/07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370.0</text:p>
          </table:table-cell>
          <table:table-cell office:value-type="float" office:value="47543" calcext:value-type="float">
            <text:p>47543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4-28 08:43:03</text:p>
          </table:table-cell>
          <table:table-cell office:value-type="float" office:value="1461832983" calcext:value-type="float">
            <text:p>1461832983</text:p>
          </table:table-cell>
          <table:table-cell office:value-type="string" calcext:value-type="string">
            <text:p>13775.06</text:p>
          </table:table-cell>
          <table:table-cell office:value-type="string" calcext:value-type="string">
            <text:p>nnmed dist imp e exp de med ltda</text:p>
          </table:table-cell>
          <table:table-cell office:value-type="float" office:value="15218561000139" calcext:value-type="float">
            <text:p>15218561000139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campina grande</text:p>
          </table:table-cell>
          <table:table-cell office:value-type="float" office:value="58400342" calcext:value-type="float">
            <text:p>58400342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nifedipino 20mg (geolab) nioxil - c/4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p</text:p>
          </table:table-cell>
          <table:table-cell table:number-columns-repeated="2" office:value-type="string" calcext:value-type="string">
            <text:p>0.08</text:p>
          </table:table-cell>
          <table:table-cell office:value-type="float" office:value="8432" calcext:value-type="float">
            <text:p>8432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4-28 08:43:03</text:p>
          </table:table-cell>
          <table:table-cell office:value-type="float" office:value="1461832983" calcext:value-type="float">
            <text:p>1461832983</text:p>
          </table:table-cell>
          <table:table-cell office:value-type="string" calcext:value-type="string">
            <text:p>13775.06</text:p>
          </table:table-cell>
          <table:table-cell office:value-type="string" calcext:value-type="string">
            <text:p>nnmed dist imp e exp de med ltda</text:p>
          </table:table-cell>
          <table:table-cell office:value-type="float" office:value="15218561000139" calcext:value-type="float">
            <text:p>15218561000139</text:p>
          </table:table-cell>
          <table:table-cell office:value-type="string" calcext:value-type="string">
            <text:p>sao jose</text:p>
          </table:table-cell>
          <table:table-cell office:value-type="string" calcext:value-type="string">
            <text:p>campina grande</text:p>
          </table:table-cell>
          <table:table-cell office:value-type="float" office:value="58400342" calcext:value-type="float">
            <text:p>58400342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nifedipino 10mg (geolab) nioxil - c/4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p</text:p>
          </table:table-cell>
          <table:table-cell table:number-columns-repeated="2" office:value-type="string" calcext:value-type="string">
            <text:p>0.08</text:p>
          </table:table-cell>
          <table:table-cell office:value-type="float" office:value="8431" calcext:value-type="float">
            <text:p>843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1-12 08:46:05</text:p>
          </table:table-cell>
          <table:table-cell office:value-type="float" office:value="1452588365" calcext:value-type="float">
            <text:p>1452588365</text:p>
          </table:table-cell>
          <table:table-cell office:value-type="string" calcext:value-type="string">
            <text:p>1600.23</text:p>
          </table:table-cell>
          <table:table-cell office:value-type="string" calcext:value-type="string">
            <text:p>pedro guedes de araujo</text:p>
          </table:table-cell>
          <table:table-cell office:value-type="float" office:value="1555730000111" calcext:value-type="float">
            <text:p>155573000011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rejo dos santos</text:p>
          </table:table-cell>
          <table:table-cell office:value-type="float" office:value="58800000" calcext:value-type="float">
            <text:p>58800000</text:p>
          </table:table-cell>
          <table:table-cell office:value-type="string" calcext:value-type="string">
            <text:p>-6.3769367</text:p>
          </table:table-cell>
          <table:table-cell office:value-type="string" calcext:value-type="string">
            <text:p>-37.8243125</text:p>
          </table:table-cell>
          <table:table-cell office:value-type="string" calcext:value-type="string">
            <text:p>tylemax 15ml gotas tutti-frutti 789813313041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28</text:p>
          </table:table-cell>
          <table:table-cell office:value-type="float" office:value="55719" calcext:value-type="float">
            <text:p>55719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9-15 07:17:00</text:p>
          </table:table-cell>
          <table:table-cell office:value-type="float" office:value="1473923820" calcext:value-type="float">
            <text:p>1473923820</text:p>
          </table:table-cell>
          <table:table-cell office:value-type="string" calcext:value-type="string">
            <text:p>5818.9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lidocaina 2%cx 25 amp 20ml s/ vaso hipolabo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92.5</text:p>
          </table:table-cell>
          <table:table-cell office:value-type="float" office:value="64502" calcext:value-type="float">
            <text:p>64502</text:p>
          </table:table-cell>
          <table:table-cell table:number-columns-repeated="2"/>
        </table:table-row>
        <table:table-row table:style-name="ro1">
          <table:table-cell office:value-type="float" office:value="181260" calcext:value-type="float">
            <text:p>1812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6-22 00:00:00</text:p>
          </table:table-cell>
          <table:table-cell office:value-type="float" office:value="1466553600" calcext:value-type="float">
            <text:p>1466553600</text:p>
          </table:table-cell>
          <table:table-cell office:value-type="string" calcext:value-type="string">
            <text:p>27681.54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ais p/reidratacao oral env. cx. c/ 100 env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90.09</text:p>
          </table:table-cell>
          <table:table-cell office:value-type="string" calcext:value-type="string">
            <text:p>900.9</text:p>
          </table:table-cell>
          <table:table-cell office:value-type="float" office:value="56953" calcext:value-type="float">
            <text:p>569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6-05-27 10:26:36</text:p>
          </table:table-cell>
          <table:table-cell office:value-type="float" office:value="1464344796" calcext:value-type="float">
            <text:p>1464344796</text:p>
          </table:table-cell>
          <table:table-cell office:value-type="string" calcext:value-type="string">
            <text:p>10692.9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paracet gotas 15ml+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t</text:p>
          </table:table-cell>
          <table:table-cell table:number-columns-repeated="2" office:value-type="string" calcext:value-type="string">
            <text:p>4.0</text:p>
          </table:table-cell>
          <table:table-cell office:value-type="float" office:value="73853" calcext:value-type="float">
            <text:p>7385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4-27 16:45:42</text:p>
          </table:table-cell>
          <table:table-cell office:value-type="float" office:value="1461775542" calcext:value-type="float">
            <text:p>1461775542</text:p>
          </table:table-cell>
          <table:table-cell office:value-type="string" calcext:value-type="string">
            <text:p>16601.16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florax sm ped 5flac h+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456.0</text:p>
          </table:table-cell>
          <table:table-cell office:value-type="float" office:value="73774" calcext:value-type="float">
            <text:p>737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16-11-12 00:00:00</text:p>
          </table:table-cell>
          <table:table-cell office:value-type="float" office:value="1478908800" calcext:value-type="float">
            <text:p>1478908800</text:p>
          </table:table-cell>
          <table:table-cell office:value-type="string" calcext:value-type="string">
            <text:p>10289.31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lanzopep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3.88</text:p>
          </table:table-cell>
          <table:table-cell office:value-type="string" calcext:value-type="string">
            <text:p>187.76</text:p>
          </table:table-cell>
          <table:table-cell office:value-type="float" office:value="74246" calcext:value-type="float">
            <text:p>74246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15 15:58:07</text:p>
          </table:table-cell>
          <table:table-cell office:value-type="float" office:value="1455551887" calcext:value-type="float">
            <text:p>1455551887</text:p>
          </table:table-cell>
          <table:table-cell office:value-type="string" calcext:value-type="string">
            <text:p>608.64</text:p>
          </table:table-cell>
          <table:table-cell office:value-type="string" calcext:value-type="string">
            <text:p>nelfarma comercio de produtos quimicos ltda</text:p>
          </table:table-cell>
          <table:table-cell office:value-type="float" office:value="70097530000770" calcext:value-type="float">
            <text:p>700975300007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004" calcext:value-type="float">
            <text:p>58700004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sedalive infantil env c 10 vitap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97</text:p>
          </table:table-cell>
          <table:table-cell office:value-type="float" office:value="54675" calcext:value-type="float">
            <text:p>54675</text:p>
          </table:table-cell>
          <table:table-cell table:number-columns-repeated="2"/>
        </table:table-row>
        <table:table-row table:style-name="ro1">
          <table:table-cell office:value-type="float" office:value="72828" calcext:value-type="float">
            <text:p>72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5 11:30:00</text:p>
          </table:table-cell>
          <table:table-cell office:value-type="float" office:value="1456399800" calcext:value-type="float">
            <text:p>1456399800</text:p>
          </table:table-cell>
          <table:table-cell office:value-type="string" calcext:value-type="string">
            <text:p>9278.0</text:p>
          </table:table-cell>
          <table:table-cell office:value-type="string" calcext:value-type="string">
            <text:p>laboratorio far pe gov miguel arraes sa</text:p>
          </table:table-cell>
          <table:table-cell office:value-type="float" office:value="10877926000113" calcext:value-type="float">
            <text:p>10877926000113</text:p>
          </table:table-cell>
          <table:table-cell office:value-type="string" calcext:value-type="string">
            <text:p>dois irmaos</text:p>
          </table:table-cell>
          <table:table-cell office:value-type="string" calcext:value-type="string">
            <text:p>recife</text:p>
          </table:table-cell>
          <table:table-cell office:value-type="float" office:value="52171010" calcext:value-type="float">
            <text:p>5217101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oridrato de metiformina 850mg cx c/ 400 com lote: 15l55h val.: 2017-12-31vlr aprox.tributos: r$ 1481.95 (26.75%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540.0</text:p>
          </table:table-cell>
          <table:table-cell office:value-type="float" office:value="44441" calcext:value-type="float">
            <text:p>44441</text:p>
          </table:table-cell>
          <table:table-cell table:number-columns-repeated="2"/>
        </table:table-row>
        <table:table-row table:style-name="ro1">
          <table:table-cell office:value-type="float" office:value="72829" calcext:value-type="float">
            <text:p>72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5 11:30:00</text:p>
          </table:table-cell>
          <table:table-cell office:value-type="float" office:value="1456399800" calcext:value-type="float">
            <text:p>1456399800</text:p>
          </table:table-cell>
          <table:table-cell office:value-type="string" calcext:value-type="string">
            <text:p>9278.0</text:p>
          </table:table-cell>
          <table:table-cell office:value-type="string" calcext:value-type="string">
            <text:p>laboratorio far pe gov miguel arraes sa</text:p>
          </table:table-cell>
          <table:table-cell office:value-type="float" office:value="10877926000113" calcext:value-type="float">
            <text:p>10877926000113</text:p>
          </table:table-cell>
          <table:table-cell office:value-type="string" calcext:value-type="string">
            <text:p>dois irmaos</text:p>
          </table:table-cell>
          <table:table-cell office:value-type="string" calcext:value-type="string">
            <text:p>recife</text:p>
          </table:table-cell>
          <table:table-cell office:value-type="float" office:value="52171010" calcext:value-type="float">
            <text:p>5217101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oridrato de metiformina 850mg cx c/ 400 com lote: 15l55h val.: 2017-12-31vlr aprox.tributos: r$ 1481.95 (26.75%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540.0</text:p>
          </table:table-cell>
          <table:table-cell office:value-type="float" office:value="44699" calcext:value-type="float">
            <text:p>44699</text:p>
          </table:table-cell>
          <table:table-cell table:number-columns-repeated="2"/>
        </table:table-row>
        <table:table-row table:style-name="ro1">
          <table:table-cell office:value-type="float" office:value="32036" calcext:value-type="float">
            <text:p>32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3-02 11:47:00</text:p>
          </table:table-cell>
          <table:table-cell office:value-type="float" office:value="1456919220" calcext:value-type="float">
            <text:p>1456919220</text:p>
          </table:table-cell>
          <table:table-cell office:value-type="string" calcext:value-type="string">
            <text:p>11493.5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albumina humana 20% sol. inj. frs 50ml (grifols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5100.0</text:p>
          </table:table-cell>
          <table:table-cell office:value-type="float" office:value="64700" calcext:value-type="float">
            <text:p>647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08-06 15:22:55</text:p>
          </table:table-cell>
          <table:table-cell office:value-type="float" office:value="1470496975" calcext:value-type="float">
            <text:p>1470496975</text:p>
          </table:table-cell>
          <table:table-cell office:value-type="string" calcext:value-type="string">
            <text:p>26250.0</text:p>
          </table:table-cell>
          <table:table-cell office:value-type="string" calcext:value-type="string">
            <text:p>joao florentno de lima</text:p>
          </table:table-cell>
          <table:table-cell office:value-type="float" office:value="41121328000143" calcext:value-type="float">
            <text:p>4112132800014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glibenclamida 5mg (g) legra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00.0</text:p>
          </table:table-cell>
          <table:table-cell office:value-type="float" office:value="49509" calcext:value-type="float">
            <text:p>49509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26.84</text:p>
          </table:table-cell>
          <table:table-cell office:value-type="float" office:value="76453" calcext:value-type="float">
            <text:p>76453</text:p>
          </table:table-cell>
          <table:table-cell table:number-columns-repeated="2"/>
        </table:table-row>
        <table:table-row table:style-name="ro1">
          <table:table-cell office:value-type="float" office:value="40643" calcext:value-type="float">
            <text:p>406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11-04 08:53:26</text:p>
          </table:table-cell>
          <table:table-cell office:value-type="float" office:value="1478249606" calcext:value-type="float">
            <text:p>1478249606</text:p>
          </table:table-cell>
          <table:table-cell office:value-type="string" calcext:value-type="string">
            <text:p>12270.12</text:p>
          </table:table-cell>
          <table:table-cell office:value-type="string" calcext:value-type="string">
            <text:p>delta med com. de prod hospitalares ltda</text:p>
          </table:table-cell>
          <table:table-cell office:value-type="float" office:value="8835955000170" calcext:value-type="float">
            <text:p>8835955000170</text:p>
          </table:table-cell>
          <table:table-cell office:value-type="string" calcext:value-type="string">
            <text:p>residencial petropolis</text:p>
          </table:table-cell>
          <table:table-cell office:value-type="string" calcext:value-type="string">
            <text:p>goiania</text:p>
          </table:table-cell>
          <table:table-cell office:value-type="float" office:value="44607210" calcext:value-type="float">
            <text:p>4460721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dimeticona gts. 10ml (simeticona) (ge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0</text:p>
          </table:table-cell>
          <table:table-cell office:value-type="float" office:value="72208" calcext:value-type="float">
            <text:p>7220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8 07:53:36</text:p>
          </table:table-cell>
          <table:table-cell office:value-type="float" office:value="1480319616" calcext:value-type="float">
            <text:p>1480319616</text:p>
          </table:table-cell>
          <table:table-cell office:value-type="string" calcext:value-type="string">
            <text:p>1951.41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metformina 850mg c/30cpr <text:s/>n.q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153.12</text:p>
          </table:table-cell>
          <table:table-cell office:value-type="float" office:value="56682" calcext:value-type="float">
            <text:p>56682</text:p>
          </table:table-cell>
          <table:table-cell table:number-columns-repeated="2"/>
        </table:table-row>
        <table:table-row table:style-name="ro1">
          <table:table-cell office:value-type="float" office:value="178582" calcext:value-type="float">
            <text:p>178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5 12:19:25</text:p>
          </table:table-cell>
          <table:table-cell office:value-type="float" office:value="1459858765" calcext:value-type="float">
            <text:p>1459858765</text:p>
          </table:table-cell>
          <table:table-cell office:value-type="string" calcext:value-type="string">
            <text:p>4163.0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bicarbonato sod amp 8,4% 10ml x200 - pvc - eh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14.0</text:p>
          </table:table-cell>
          <table:table-cell office:value-type="float" office:value="72069" calcext:value-type="float">
            <text:p>7206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16-04-27 16:45:42</text:p>
          </table:table-cell>
          <table:table-cell office:value-type="float" office:value="1461775542" calcext:value-type="float">
            <text:p>1461775542</text:p>
          </table:table-cell>
          <table:table-cell office:value-type="string" calcext:value-type="string">
            <text:p>16601.16</text:p>
          </table:table-cell>
          <table:table-cell office:value-type="string" calcext:value-type="string">
            <text:p>aldinez araujo de azevedo pereira</text:p>
          </table:table-cell>
          <table:table-cell office:value-type="float" office:value="8922871000174" calcext:value-type="float">
            <text:p>892287100017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branca</text:p>
          </table:table-cell>
          <table:table-cell office:value-type="float" office:value="58790000" calcext:value-type="float">
            <text:p>58790000</text:p>
          </table:table-cell>
          <table:table-cell office:value-type="string" calcext:value-type="string">
            <text:p>-5.455674</text:p>
          </table:table-cell>
          <table:table-cell office:value-type="string" calcext:value-type="string">
            <text:p>-39.7166286</text:p>
          </table:table-cell>
          <table:table-cell office:value-type="string" calcext:value-type="string">
            <text:p>dipirona gts henfer+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float" office:value="73808" calcext:value-type="float">
            <text:p>73808</text:p>
          </table:table-cell>
          <table:table-cell table:number-columns-repeated="2"/>
        </table:table-row>
        <table:table-row table:style-name="ro1">
          <table:table-cell office:value-type="float" office:value="48079" calcext:value-type="float">
            <text:p>48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9-14 13:40:19</text:p>
          </table:table-cell>
          <table:table-cell office:value-type="float" office:value="1473860419" calcext:value-type="float">
            <text:p>1473860419</text:p>
          </table:table-cell>
          <table:table-cell office:value-type="string" calcext:value-type="string">
            <text:p>1008.0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jardim andere</text:p>
          </table:table-cell>
          <table:table-cell office:value-type="string" calcext:value-type="string">
            <text:p>varginha</text:p>
          </table:table-cell>
          <table:table-cell office:value-type="float" office:value="37062180" calcext:value-type="float">
            <text:p>3706218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ceftriaxona 1gr iv cx 50fa- triaxo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438.0</text:p>
          </table:table-cell>
          <table:table-cell office:value-type="float" office:value="71765" calcext:value-type="float">
            <text:p>71765</text:p>
          </table:table-cell>
          <table:table-cell table:number-columns-repeated="2"/>
        </table:table-row>
        <table:table-row table:style-name="ro1">
          <table:table-cell office:value-type="float" office:value="455532" calcext:value-type="float">
            <text:p>455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02 22:53:35</text:p>
          </table:table-cell>
          <table:table-cell office:value-type="float" office:value="1470178415" calcext:value-type="float">
            <text:p>1470178415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fresenius kabi brasil ltda</text:p>
          </table:table-cell>
          <table:table-cell office:value-type="float" office:value="49324221000104" calcext:value-type="float">
            <text:p>49324221000104</text:p>
          </table:table-cell>
          <table:table-cell office:value-type="string" calcext:value-type="string">
            <text:p>sitio tambore</text:p>
          </table:table-cell>
          <table:table-cell office:value-type="string" calcext:value-type="string">
            <text:p>barueri</text:p>
          </table:table-cell>
          <table:table-cell office:value-type="float" office:value="6460200" calcext:value-type="float">
            <text:p>6460200</text:p>
          </table:table-cell>
          <table:table-cell office:value-type="string" calcext:value-type="string">
            <text:p>-23.5112184</text:p>
          </table:table-cell>
          <table:table-cell office:value-type="string" calcext:value-type="string">
            <text:p>-46.8764612</text:p>
          </table:table-cell>
          <table:table-cell office:value-type="string" calcext:value-type="string">
            <text:p>kabiven central 1900 kcal 2053ml(cx c/4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5920.0</text:p>
          </table:table-cell>
          <table:table-cell office:value-type="float" office:value="63824" calcext:value-type="float">
            <text:p>63824</text:p>
          </table:table-cell>
          <table:table-cell table:number-columns-repeated="2"/>
        </table:table-row>
        <table:table-row table:style-name="ro1">
          <table:table-cell office:value-type="float" office:value="77382" calcext:value-type="float">
            <text:p>77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3 15:52:00</text:p>
          </table:table-cell>
          <table:table-cell office:value-type="float" office:value="1464018720" calcext:value-type="float">
            <text:p>1464018720</text:p>
          </table:table-cell>
          <table:table-cell office:value-type="string" calcext:value-type="string">
            <text:p>5925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v35 val: 30/09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8.5</text:p>
          </table:table-cell>
          <table:table-cell office:value-type="string" calcext:value-type="string">
            <text:p>59250.0</text:p>
          </table:table-cell>
          <table:table-cell office:value-type="float" office:value="63312" calcext:value-type="float">
            <text:p>63312</text:p>
          </table:table-cell>
          <table:table-cell table:number-columns-repeated="2"/>
        </table:table-row>
        <table:table-row table:style-name="ro1">
          <table:table-cell office:value-type="float" office:value="59997" calcext:value-type="float">
            <text:p>59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7-30 15:16:56</text:p>
          </table:table-cell>
          <table:table-cell office:value-type="float" office:value="1469891816" calcext:value-type="float">
            <text:p>1469891816</text:p>
          </table:table-cell>
          <table:table-cell office:value-type="string" calcext:value-type="string">
            <text:p>2429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486 q: <text:s text:c="2"/>50.000,0000 f: 31/03/16 v: 31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8000.0</text:p>
          </table:table-cell>
          <table:table-cell office:value-type="float" office:value="73372" calcext:value-type="float">
            <text:p>73372</text:p>
          </table:table-cell>
          <table:table-cell table:number-columns-repeated="2"/>
        </table:table-row>
        <table:table-row table:style-name="ro1">
          <table:table-cell office:value-type="float" office:value="725476" calcext:value-type="float">
            <text:p>725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4:23:00</text:p>
          </table:table-cell>
          <table:table-cell office:value-type="float" office:value="1457533380" calcext:value-type="float">
            <text:p>1457533380</text:p>
          </table:table-cell>
          <table:table-cell office:value-type="string" calcext:value-type="string">
            <text:p>2665.04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actilyse 20mg po inj cx/1fa+dilx20ml+c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666.26</text:p>
          </table:table-cell>
          <table:table-cell office:value-type="string" calcext:value-type="string">
            <text:p>2665.04</text:p>
          </table:table-cell>
          <table:table-cell office:value-type="float" office:value="72106" calcext:value-type="float">
            <text:p>72106</text:p>
          </table:table-cell>
          <table:table-cell table:number-columns-repeated="2"/>
        </table:table-row>
        <table:table-row table:style-name="ro1">
          <table:table-cell office:value-type="float" office:value="725490" calcext:value-type="float">
            <text:p>725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9 15:50:00</text:p>
          </table:table-cell>
          <table:table-cell office:value-type="float" office:value="1457538600" calcext:value-type="float">
            <text:p>1457538600</text:p>
          </table:table-cell>
          <table:table-cell office:value-type="string" calcext:value-type="string">
            <text:p>2665.04</text:p>
          </table:table-cell>
          <table:table-cell office:value-type="string" calcext:value-type="string">
            <text:p>hospfar ind e com de prod hosp ltda</text:p>
          </table:table-cell>
          <table:table-cell office:value-type="float" office:value="26921908000121" calcext:value-type="float">
            <text:p>26921908000121</text:p>
          </table:table-cell>
          <table:table-cell office:value-type="string" calcext:value-type="string">
            <text:p>setor moraes</text:p>
          </table:table-cell>
          <table:table-cell office:value-type="string" calcext:value-type="string">
            <text:p>goiania</text:p>
          </table:table-cell>
          <table:table-cell office:value-type="float" office:value="74620385" calcext:value-type="float">
            <text:p>74620385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+ actilyse 20mg po inj cx/1fa+dilx20m - (alteplase) - boehringe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666.26</text:p>
          </table:table-cell>
          <table:table-cell office:value-type="string" calcext:value-type="string">
            <text:p>2665.04</text:p>
          </table:table-cell>
          <table:table-cell office:value-type="float" office:value="72245" calcext:value-type="float">
            <text:p>722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lanz 30 mg c/28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85.86</text:p>
          </table:table-cell>
          <table:table-cell office:value-type="float" office:value="65090" calcext:value-type="float">
            <text:p>6509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divalproato de sodio er50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2871.0</text:p>
          </table:table-cell>
          <table:table-cell office:value-type="float" office:value="62313" calcext:value-type="float">
            <text:p>62313</text:p>
          </table:table-cell>
          <table:table-cell table:number-columns-repeated="2"/>
        </table:table-row>
        <table:table-row table:style-name="ro1">
          <table:table-cell office:value-type="float" office:value="1610469" calcext:value-type="float">
            <text:p>161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14 14:52:24</text:p>
          </table:table-cell>
          <table:table-cell office:value-type="float" office:value="1479135144" calcext:value-type="float">
            <text:p>1479135144</text:p>
          </table:table-cell>
          <table:table-cell office:value-type="string" calcext:value-type="string">
            <text:p>3516.1</text:p>
          </table:table-cell>
          <table:table-cell office:value-type="string" calcext:value-type="string">
            <text:p>cristalia prod. quim. farmaceuticos ltda</text:p>
          </table:table-cell>
          <table:table-cell office:value-type="float" office:value="44734671000151" calcext:value-type="float">
            <text:p>44734671000151</text:p>
          </table:table-cell>
          <table:table-cell office:value-type="string" calcext:value-type="string">
            <text:p>faz e cristalia</text:p>
          </table:table-cell>
          <table:table-cell office:value-type="string" calcext:value-type="string">
            <text:p>itapira</text:p>
          </table:table-cell>
          <table:table-cell office:value-type="float" office:value="13974900" calcext:value-type="float">
            <text:p>13974900</text:p>
          </table:table-cell>
          <table:table-cell office:value-type="string" calcext:value-type="string">
            <text:p>-22.436111</text:p>
          </table:table-cell>
          <table:table-cell office:value-type="string" calcext:value-type="string">
            <text:p>-46.821667</text:p>
          </table:table-cell>
          <table:table-cell office:value-type="string" calcext:value-type="string">
            <text:p>fluconazol 2mg/ml 100 ml bolsa cx c/ 6 un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303.96</text:p>
          </table:table-cell>
          <table:table-cell office:value-type="float" office:value="74187" calcext:value-type="float">
            <text:p>74187</text:p>
          </table:table-cell>
          <table:table-cell table:number-columns-repeated="2"/>
        </table:table-row>
        <table:table-row table:style-name="ro1">
          <table:table-cell office:value-type="float" office:value="88835" calcext:value-type="float">
            <text:p>88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18 15:29:03</text:p>
          </table:table-cell>
          <table:table-cell office:value-type="float" office:value="1455809343" calcext:value-type="float">
            <text:p>1455809343</text:p>
          </table:table-cell>
          <table:table-cell office:value-type="string" calcext:value-type="string">
            <text:p>1880.5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beclometasona diprop.400mcg/ml(clenil a)cx.c/10flac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06.0</text:p>
          </table:table-cell>
          <table:table-cell office:value-type="float" office:value="46615" calcext:value-type="float">
            <text:p>46615</text:p>
          </table:table-cell>
          <table:table-cell table:number-columns-repeated="2"/>
        </table:table-row>
        <table:table-row table:style-name="ro1">
          <table:table-cell office:value-type="float" office:value="335703" calcext:value-type="float">
            <text:p>335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2-26 16:01:22</text:p>
          </table:table-cell>
          <table:table-cell office:value-type="float" office:value="1456502482" calcext:value-type="float">
            <text:p>1456502482</text:p>
          </table:table-cell>
          <table:table-cell office:value-type="string" calcext:value-type="string">
            <text:p>4400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sado 5% 250ml s.fechado <text:s/>l: 16010345 q: <text:s text:c="3"/>2.000,0000 f: 01/01/16 v: 31/01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400.0</text:p>
          </table:table-cell>
          <table:table-cell office:value-type="float" office:value="47678" calcext:value-type="float">
            <text:p>4767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11-28 07:53:36</text:p>
          </table:table-cell>
          <table:table-cell office:value-type="float" office:value="1480319616" calcext:value-type="float">
            <text:p>1480319616</text:p>
          </table:table-cell>
          <table:table-cell office:value-type="string" calcext:value-type="string">
            <text:p>1951.41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vedilol 12,5mg c/30 germe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490.08</text:p>
          </table:table-cell>
          <table:table-cell office:value-type="float" office:value="56683" calcext:value-type="float">
            <text:p>5668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21 00:00:00</text:p>
          </table:table-cell>
          <table:table-cell office:value-type="float" office:value="1479686400" calcext:value-type="float">
            <text:p>1479686400</text:p>
          </table:table-cell>
          <table:table-cell office:value-type="string" calcext:value-type="string">
            <text:p>621.79</text:p>
          </table:table-cell>
          <table:table-cell office:value-type="string" calcext:value-type="string">
            <text:p>arionaldo albuquerque gomes de araujo me</text:p>
          </table:table-cell>
          <table:table-cell office:value-type="float" office:value="12673232000190" calcext:value-type="float">
            <text:p>12673232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a vista</text:p>
          </table:table-cell>
          <table:table-cell office:value-type="float" office:value="58123000" calcext:value-type="float">
            <text:p>58123000</text:p>
          </table:table-cell>
          <table:table-cell office:value-type="string" calcext:value-type="string">
            <text:p>2.8208478</text:p>
          </table:table-cell>
          <table:table-cell office:value-type="string" calcext:value-type="string">
            <text:p>-60.6719582</text:p>
          </table:table-cell>
          <table:table-cell office:value-type="string" calcext:value-type="string">
            <text:p>flomici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30.0</text:p>
          </table:table-cell>
          <table:table-cell office:value-type="float" office:value="72012" calcext:value-type="float">
            <text:p>72012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03 08:02:00</text:p>
          </table:table-cell>
          <table:table-cell office:value-type="float" office:value="1462262520" calcext:value-type="float">
            <text:p>1462262520</text:p>
          </table:table-cell>
          <table:table-cell office:value-type="string" calcext:value-type="string">
            <text:p>7805.7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ametasona 4mg cx/50 (hypofarm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331.0</text:p>
          </table:table-cell>
          <table:table-cell office:value-type="float" office:value="64408" calcext:value-type="float">
            <text:p>64408</text:p>
          </table:table-cell>
          <table:table-cell table:number-columns-repeated="2"/>
        </table:table-row>
        <table:table-row table:style-name="ro1">
          <table:table-cell office:value-type="float" office:value="77135" calcext:value-type="float">
            <text:p>77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13 16:50:00</text:p>
          </table:table-cell>
          <table:table-cell office:value-type="float" office:value="1463158200" calcext:value-type="float">
            <text:p>1463158200</text:p>
          </table:table-cell>
          <table:table-cell office:value-type="string" calcext:value-type="string">
            <text:p>41589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f35 val: 28/02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26340.0</text:p>
          </table:table-cell>
          <table:table-cell office:value-type="float" office:value="63258" calcext:value-type="float">
            <text:p>6325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3-04 16:47:12</text:p>
          </table:table-cell>
          <table:table-cell office:value-type="float" office:value="1457110032" calcext:value-type="float">
            <text:p>1457110032</text:p>
          </table:table-cell>
          <table:table-cell office:value-type="string" calcext:value-type="string">
            <text:p>12579.99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amitriptilina 25 mg 20 cpr gen*c1 ne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162.24</text:p>
          </table:table-cell>
          <table:table-cell office:value-type="float" office:value="67347" calcext:value-type="float">
            <text:p>67347</text:p>
          </table:table-cell>
          <table:table-cell table:number-columns-repeated="2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8-24 15:17:55</text:p>
          </table:table-cell>
          <table:table-cell office:value-type="float" office:value="1472051875" calcext:value-type="float">
            <text:p>14720518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armaguedes</text:p>
          </table:table-cell>
          <table:table-cell office:value-type="float" office:value="8160290000142" calcext:value-type="float">
            <text:p>8160290000142</text:p>
          </table:table-cell>
          <table:table-cell office:value-type="string" calcext:value-type="string">
            <text:p>catole</text:p>
          </table:table-cell>
          <table:table-cell office:value-type="string" calcext:value-type="string">
            <text:p>campina grande</text:p>
          </table:table-cell>
          <table:table-cell office:value-type="float" office:value="58105600" calcext:value-type="float">
            <text:p>58105600</text:p>
          </table:table-cell>
          <table:table-cell office:value-type="string" calcext:value-type="string">
            <text:p>-7.2246743</text:p>
          </table:table-cell>
          <table:table-cell office:value-type="string" calcext:value-type="string">
            <text:p>-35.8771292</text:p>
          </table:table-cell>
          <table:table-cell office:value-type="string" calcext:value-type="string">
            <text:p>dimeticona caps 40mg - s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8142" calcext:value-type="float">
            <text:p>8142</text:p>
          </table:table-cell>
          <table:table-cell table:number-columns-repeated="2"/>
        </table:table-row>
        <table:table-row table:style-name="ro1">
          <table:table-cell office:value-type="float" office:value="185979" calcext:value-type="float">
            <text:p>185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14 14:58:03</text:p>
          </table:table-cell>
          <table:table-cell office:value-type="float" office:value="1468508283" calcext:value-type="float">
            <text:p>1468508283</text:p>
          </table:table-cell>
          <table:table-cell office:value-type="string" calcext:value-type="string">
            <text:p>5864.5</text:p>
          </table:table-cell>
          <table:table-cell office:value-type="string" calcext:value-type="string">
            <text:p>recmed com. de mat. hosp - eireli - me</text:p>
          </table:table-cell>
          <table:table-cell office:value-type="float" office:value="6696359000121" calcext:value-type="float">
            <text:p>6696359000121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goiania</text:p>
          </table:table-cell>
          <table:table-cell office:value-type="float" office:value="74325060" calcext:value-type="float">
            <text:p>7432506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succitrat 100mg po inj 1fr-amp im/iv eh (suxametoni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305.1</text:p>
          </table:table-cell>
          <table:table-cell office:value-type="float" office:value="72257" calcext:value-type="float">
            <text:p>72257</text:p>
          </table:table-cell>
          <table:table-cell table:number-columns-repeated="2"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5-13 10:40:00</text:p>
          </table:table-cell>
          <table:table-cell office:value-type="float" office:value="1463136000" calcext:value-type="float">
            <text:p>1463136000</text:p>
          </table:table-cell>
          <table:table-cell office:value-type="string" calcext:value-type="string">
            <text:p>2087.09</text:p>
          </table:table-cell>
          <table:table-cell office:value-type="string" calcext:value-type="string">
            <text:p>ms hospitalar ltda-me</text:p>
          </table:table-cell>
          <table:table-cell office:value-type="float" office:value="15224444000188" calcext:value-type="float">
            <text:p>15224444000188</text:p>
          </table:table-cell>
          <table:table-cell office:value-type="string" calcext:value-type="string">
            <text:p>parque trindade</text:p>
          </table:table-cell>
          <table:table-cell office:value-type="string" calcext:value-type="string">
            <text:p>aparecida de goiania</text:p>
          </table:table-cell>
          <table:table-cell office:value-type="float" office:value="74921206" calcext:value-type="float">
            <text:p>74921206</text:p>
          </table:table-cell>
          <table:table-cell office:value-type="string" calcext:value-type="string">
            <text:p>-16.8226769</text:p>
          </table:table-cell>
          <table:table-cell office:value-type="string" calcext:value-type="string">
            <text:p>-49.2452546</text:p>
          </table:table-cell>
          <table:table-cell office:value-type="string" calcext:value-type="string">
            <text:p>*pregabalina 75mg cps c/28 (lyrica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float" office:value="70941" calcext:value-type="float">
            <text:p>7094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5-19 00:00:00</text:p>
          </table:table-cell>
          <table:table-cell office:value-type="float" office:value="1463616000" calcext:value-type="float">
            <text:p>1463616000</text:p>
          </table:table-cell>
          <table:table-cell office:value-type="string" calcext:value-type="string">
            <text:p>29650.32</text:p>
          </table:table-cell>
          <table:table-cell office:value-type="string" calcext:value-type="string">
            <text:p>r r comercio de medicamentos ltda</text:p>
          </table:table-cell>
          <table:table-cell office:value-type="float" office:value="6007901000191" calcext:value-type="float">
            <text:p>60079010001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eimadas</text:p>
          </table:table-cell>
          <table:table-cell office:value-type="float" office:value="58475000" calcext:value-type="float">
            <text:p>58475000</text:p>
          </table:table-cell>
          <table:table-cell office:value-type="string" calcext:value-type="string">
            <text:p>-10.9807081</text:p>
          </table:table-cell>
          <table:table-cell office:value-type="string" calcext:value-type="string">
            <text:p>-39.6249588</text:p>
          </table:table-cell>
          <table:table-cell office:value-type="string" calcext:value-type="string">
            <text:p>avodart 0,5mg cx 30 ca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32.24</text:p>
          </table:table-cell>
          <table:table-cell office:value-type="string" calcext:value-type="string">
            <text:p>2090.16</text:p>
          </table:table-cell>
          <table:table-cell office:value-type="float" office:value="42820" calcext:value-type="float">
            <text:p>42820</text:p>
          </table:table-cell>
          <table:table-cell table:number-columns-repeated="2"/>
        </table:table-row>
        <table:table-row table:style-name="ro1">
          <table:table-cell office:value-type="float" office:value="148886" calcext:value-type="float">
            <text:p>14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22 11:37:00</text:p>
          </table:table-cell>
          <table:table-cell office:value-type="float" office:value="1482406620" calcext:value-type="float">
            <text:p>1482406620</text:p>
          </table:table-cell>
          <table:table-cell office:value-type="string" calcext:value-type="string">
            <text:p>116940.0</text:p>
          </table:table-cell>
          <table:table-cell office:value-type="string" calcext:value-type="string">
            <text:p>farmace - industria quimico farmaceutica cearense ltda</text:p>
          </table:table-cell>
          <table:table-cell office:value-type="float" office:value="6628333000146" calcext:value-type="float">
            <text:p>6628333000146</text:p>
          </table:table-cell>
          <table:table-cell office:value-type="string" calcext:value-type="string">
            <text:p>sitio barreiras</text:p>
          </table:table-cell>
          <table:table-cell office:value-type="string" calcext:value-type="string">
            <text:p>barbalha</text:p>
          </table:table-cell>
          <table:table-cell office:value-type="float" office:value="63180000" calcext:value-type="float">
            <text:p>63180000</text:p>
          </table:table-cell>
          <table:table-cell office:value-type="string" calcext:value-type="string">
            <text:p>-7.3121067</text:p>
          </table:table-cell>
          <table:table-cell office:value-type="string" calcext:value-type="string">
            <text:p>-39.3036427</text:p>
          </table:table-cell>
          <table:table-cell office:value-type="string" calcext:value-type="string">
            <text:p>cphd - fracao basica 5.0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66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68640.0</text:p>
          </table:table-cell>
          <table:table-cell office:value-type="float" office:value="71922" calcext:value-type="float">
            <text:p>7192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8-31 06:14:23</text:p>
          </table:table-cell>
          <table:table-cell office:value-type="float" office:value="1472624063" calcext:value-type="float">
            <text:p>1472624063</text:p>
          </table:table-cell>
          <table:table-cell office:value-type="string" calcext:value-type="string">
            <text:p>17120.88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sertralina 50mg c/30cpr eurof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3.28</text:p>
          </table:table-cell>
          <table:table-cell office:value-type="string" calcext:value-type="string">
            <text:p>1082.64</text:p>
          </table:table-cell>
          <table:table-cell office:value-type="float" office:value="56268" calcext:value-type="float">
            <text:p>56268</text:p>
          </table:table-cell>
          <table:table-cell table:number-columns-repeated="2"/>
        </table:table-row>
        <table:table-row table:style-name="ro1">
          <table:table-cell office:value-type="float" office:value="77367" calcext:value-type="float">
            <text:p>77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5-23 11:21:00</text:p>
          </table:table-cell>
          <table:table-cell office:value-type="float" office:value="1464002460" calcext:value-type="float">
            <text:p>1464002460</text:p>
          </table:table-cell>
          <table:table-cell office:value-type="string" calcext:value-type="string">
            <text:p>4674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5sn60 val: 31/08/17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26340.0</text:p>
          </table:table-cell>
          <table:table-cell office:value-type="float" office:value="63270" calcext:value-type="float">
            <text:p>6327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02 00:00:00</text:p>
          </table:table-cell>
          <table:table-cell office:value-type="float" office:value="1456876800" calcext:value-type="float">
            <text:p>1456876800</text:p>
          </table:table-cell>
          <table:table-cell office:value-type="string" calcext:value-type="string">
            <text:p>3462.0</text:p>
          </table:table-cell>
          <table:table-cell office:value-type="string" calcext:value-type="string">
            <text:p>t r q lima cia ltda me</text:p>
          </table:table-cell>
          <table:table-cell office:value-type="float" office:value="8307548000190" calcext:value-type="float">
            <text:p>830754800019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peroa</text:p>
          </table:table-cell>
          <table:table-cell office:value-type="float" office:value="58680000" calcext:value-type="float">
            <text:p>58680000</text:p>
          </table:table-cell>
          <table:table-cell office:value-type="string" calcext:value-type="string">
            <text:p>-13.537364</text:p>
          </table:table-cell>
          <table:table-cell office:value-type="string" calcext:value-type="string">
            <text:p>-39.0986529</text:p>
          </table:table-cell>
          <table:table-cell office:value-type="string" calcext:value-type="string">
            <text:p>frd biocare geri m 10 un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8.0</text:p>
          </table:table-cell>
          <table:table-cell office:value-type="float" office:value="50877" calcext:value-type="float">
            <text:p>50877</text:p>
          </table:table-cell>
          <table:table-cell table:number-columns-repeated="2"/>
        </table:table-row>
        <table:table-row table:style-name="ro1">
          <table:table-cell office:value-type="float" office:value="334863" calcext:value-type="float">
            <text:p>3348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2 13:15:42</text:p>
          </table:table-cell>
          <table:table-cell office:value-type="float" office:value="1456146942" calcext:value-type="float">
            <text:p>1456146942</text:p>
          </table:table-cell>
          <table:table-cell office:value-type="string" calcext:value-type="string">
            <text:p>21820.2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sartana potassica 50mg <text:s/>l: 2792408 q: <text:s text:c="6"/>60,0000 f: 01/01/15 v: 30/0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.54</text:p>
          </table:table-cell>
          <table:table-cell office:value-type="float" office:value="47536" calcext:value-type="float">
            <text:p>47536</text:p>
          </table:table-cell>
          <table:table-cell table:number-columns-repeated="2"/>
        </table:table-row>
        <table:table-row table:style-name="ro1">
          <table:table-cell office:value-type="float" office:value="79214" calcext:value-type="float">
            <text:p>79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1 10:35:00</text:p>
          </table:table-cell>
          <table:table-cell office:value-type="float" office:value="1469097300" calcext:value-type="float">
            <text:p>1469097300</text:p>
          </table:table-cell>
          <table:table-cell office:value-type="string" calcext:value-type="string">
            <text:p>59250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317 val: 31/01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8.5</text:p>
          </table:table-cell>
          <table:table-cell office:value-type="string" calcext:value-type="string">
            <text:p>59250.0</text:p>
          </table:table-cell>
          <table:table-cell office:value-type="float" office:value="63282" calcext:value-type="float">
            <text:p>63282</text:p>
          </table:table-cell>
          <table:table-cell table:number-columns-repeated="2"/>
        </table:table-row>
        <table:table-row table:style-name="ro1">
          <table:table-cell office:value-type="float" office:value="90872" calcext:value-type="float">
            <text:p>90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13 15:33:42</text:p>
          </table:table-cell>
          <table:table-cell office:value-type="float" office:value="1460561622" calcext:value-type="float">
            <text:p>1460561622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nitazoxanida 20mg/ml(annita)susp.oral c/45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77.0</text:p>
          </table:table-cell>
          <table:table-cell office:value-type="float" office:value="46706" calcext:value-type="float">
            <text:p>46706</text:p>
          </table:table-cell>
          <table:table-cell table:number-columns-repeated="2"/>
        </table:table-row>
        <table:table-row table:style-name="ro1">
          <table:table-cell office:value-type="float" office:value="334925" calcext:value-type="float">
            <text:p>334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22 17:31:57</text:p>
          </table:table-cell>
          <table:table-cell office:value-type="float" office:value="1456162317" calcext:value-type="float">
            <text:p>1456162317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sartana potassica 50mg <text:s/>l: 2792408 q: <text:s text:c="6"/>60,0000 f: 01/01/15 v: 30/0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.54</text:p>
          </table:table-cell>
          <table:table-cell office:value-type="float" office:value="47579" calcext:value-type="float">
            <text:p>47579</text:p>
          </table:table-cell>
          <table:table-cell table:number-columns-repeated="2"/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7-29 15:05:00</text:p>
          </table:table-cell>
          <table:table-cell office:value-type="float" office:value="1469804700" calcext:value-type="float">
            <text:p>1469804700</text:p>
          </table:table-cell>
          <table:table-cell office:value-type="string" calcext:value-type="string">
            <text:p>72218.0</text:p>
          </table:table-cell>
          <table:table-cell office:value-type="string" calcext:value-type="string">
            <text:p>elfa medicamentos ltda</text:p>
          </table:table-cell>
          <table:table-cell office:value-type="float" office:value="9053134000145" calcext:value-type="float">
            <text:p>9053134000145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brasilia</text:p>
          </table:table-cell>
          <table:table-cell office:value-type="float" office:value="71991360" calcext:value-type="float">
            <text:p>71991360</text:p>
          </table:table-cell>
          <table:table-cell office:value-type="string" calcext:value-type="string">
            <text:p>-10.3333333</text:p>
          </table:table-cell>
          <table:table-cell office:value-type="string" calcext:value-type="string">
            <text:p>-53.2</text:p>
          </table:table-cell>
          <table:table-cell office:value-type="string" calcext:value-type="string">
            <text:p>clexane safety lock 40mg 10 seringas lote: 6s385 val: 31/01/18 marca:sanofi-aventi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8.5</text:p>
          </table:table-cell>
          <table:table-cell office:value-type="string" calcext:value-type="string">
            <text:p>59250.0</text:p>
          </table:table-cell>
          <table:table-cell office:value-type="float" office:value="63319" calcext:value-type="float">
            <text:p>6331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06 10:45:03</text:p>
          </table:table-cell>
          <table:table-cell office:value-type="float" office:value="1462531503" calcext:value-type="float">
            <text:p>1462531503</text:p>
          </table:table-cell>
          <table:table-cell office:value-type="string" calcext:value-type="string">
            <text:p>5016.7</text:p>
          </table:table-cell>
          <table:table-cell office:value-type="string" calcext:value-type="string">
            <text:p>paulo lemos da silva</text:p>
          </table:table-cell>
          <table:table-cell office:value-type="float" office:value="12447259000164" calcext:value-type="float">
            <text:p>1244725900016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ciclovir 200mg 10 gnr ratioph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20.0</text:p>
          </table:table-cell>
          <table:table-cell office:value-type="float" office:value="56665" calcext:value-type="float">
            <text:p>5666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06 14:10:54</text:p>
          </table:table-cell>
          <table:table-cell office:value-type="float" office:value="1462543854" calcext:value-type="float">
            <text:p>1462543854</text:p>
          </table:table-cell>
          <table:table-cell office:value-type="string" calcext:value-type="string">
            <text:p>5016.7</text:p>
          </table:table-cell>
          <table:table-cell office:value-type="string" calcext:value-type="string">
            <text:p>paulo lemos da silva</text:p>
          </table:table-cell>
          <table:table-cell office:value-type="float" office:value="12447259000164" calcext:value-type="float">
            <text:p>1244725900016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aciclovir 200mg 10 gnr ratioph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20.0</text:p>
          </table:table-cell>
          <table:table-cell office:value-type="float" office:value="55955" calcext:value-type="float">
            <text:p>55955</text:p>
          </table:table-cell>
          <table:table-cell table:number-columns-repeated="2"/>
        </table:table-row>
        <table:table-row table:style-name="ro1">
          <table:table-cell office:value-type="float" office:value="48403" calcext:value-type="float">
            <text:p>48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4 11:40:38</text:p>
          </table:table-cell>
          <table:table-cell office:value-type="float" office:value="1454586038" calcext:value-type="float">
            <text:p>1454586038</text:p>
          </table:table-cell>
          <table:table-cell office:value-type="string" calcext:value-type="string">
            <text:p>2016.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evodopa 200mg,cloridrato de benserazina <text:s/>l: 1503017 q: <text:s text:c="5"/>600,0000 f: 01/02/15 v: 28/0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930.0</text:p>
          </table:table-cell>
          <table:table-cell office:value-type="float" office:value="62213" calcext:value-type="float">
            <text:p>62213</text:p>
          </table:table-cell>
          <table:table-cell table:number-columns-repeated="2"/>
        </table:table-row>
        <table:table-row table:style-name="ro1">
          <table:table-cell office:value-type="float" office:value="48465" calcext:value-type="float">
            <text:p>48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4 15:38:26</text:p>
          </table:table-cell>
          <table:table-cell office:value-type="float" office:value="1454600306" calcext:value-type="float">
            <text:p>1454600306</text:p>
          </table:table-cell>
          <table:table-cell office:value-type="string" calcext:value-type="string">
            <text:p>2016.4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levodopa 200mg,cloridrato de benserazina <text:s/>l: 1503017 q: <text:s text:c="5"/>600,0000 f: 01/02/15 v: 28/02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930.0</text:p>
          </table:table-cell>
          <table:table-cell office:value-type="float" office:value="62232" calcext:value-type="float">
            <text:p>622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11 15:20:00</text:p>
          </table:table-cell>
          <table:table-cell office:value-type="float" office:value="1465658400" calcext:value-type="float">
            <text:p>1465658400</text:p>
          </table:table-cell>
          <table:table-cell office:value-type="string" calcext:value-type="string">
            <text:p>6491.75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venlaxin 150ng c/28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07.55</text:p>
          </table:table-cell>
          <table:table-cell office:value-type="string" calcext:value-type="string">
            <text:p>215.1</text:p>
          </table:table-cell>
          <table:table-cell office:value-type="float" office:value="65071" calcext:value-type="float">
            <text:p>65071</text:p>
          </table:table-cell>
          <table:table-cell table:number-columns-repeated="2"/>
        </table:table-row>
        <table:table-row table:style-name="ro1">
          <table:table-cell office:value-type="float" office:value="46946" calcext:value-type="float">
            <text:p>46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2 16:32:55</text:p>
          </table:table-cell>
          <table:table-cell office:value-type="float" office:value="1471883575" calcext:value-type="float">
            <text:p>1471883575</text:p>
          </table:table-cell>
          <table:table-cell office:value-type="string" calcext:value-type="string">
            <text:p>13751.98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simeticona 75mg/ml gts 15ml- generico- fab.:prati, donaduzz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40.0</text:p>
          </table:table-cell>
          <table:table-cell office:value-type="float" office:value="71786" calcext:value-type="float">
            <text:p>71786</text:p>
          </table:table-cell>
          <table:table-cell table:number-columns-repeated="2"/>
        </table:table-row>
        <table:table-row table:style-name="ro1">
          <table:table-cell office:value-type="float" office:value="73072" calcext:value-type="float">
            <text:p>73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08 12:18:00</text:p>
          </table:table-cell>
          <table:table-cell office:value-type="float" office:value="1457439480" calcext:value-type="float">
            <text:p>1457439480</text:p>
          </table:table-cell>
          <table:table-cell office:value-type="string" calcext:value-type="string">
            <text:p>5074.45</text:p>
          </table:table-cell>
          <table:table-cell office:value-type="string" calcext:value-type="string">
            <text:p>laboratorio far pe gov miguel arraes sa</text:p>
          </table:table-cell>
          <table:table-cell office:value-type="float" office:value="10877926000113" calcext:value-type="float">
            <text:p>10877926000113</text:p>
          </table:table-cell>
          <table:table-cell office:value-type="string" calcext:value-type="string">
            <text:p>dois irmaos</text:p>
          </table:table-cell>
          <table:table-cell office:value-type="string" calcext:value-type="string">
            <text:p>recife</text:p>
          </table:table-cell>
          <table:table-cell office:value-type="float" office:value="52171010" calcext:value-type="float">
            <text:p>5217101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gel hidroxido de aluminio fr.150ml <text:s/>cx c/50 lote: 15090105 val.: 2017-09-30vlr aprox.tributos: r$ 171.87 (13.45%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5.19</text:p>
          </table:table-cell>
          <table:table-cell office:value-type="string" calcext:value-type="string">
            <text:p>1277.85</text:p>
          </table:table-cell>
          <table:table-cell office:value-type="float" office:value="45820" calcext:value-type="float">
            <text:p>458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proferg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7.0</text:p>
          </table:table-cell>
          <table:table-cell office:value-type="float" office:value="72298" calcext:value-type="float">
            <text:p>7229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1-30 14:07:00</text:p>
          </table:table-cell>
          <table:table-cell office:value-type="float" office:value="1480514820" calcext:value-type="float">
            <text:p>148051482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trileptal 600mg c/6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90.05</text:p>
          </table:table-cell>
          <table:table-cell office:value-type="float" office:value="49715" calcext:value-type="float">
            <text:p>49715</text:p>
          </table:table-cell>
          <table:table-cell table:number-columns-repeated="2"/>
        </table:table-row>
        <table:table-row table:style-name="ro1">
          <table:table-cell office:value-type="float" office:value="177380" calcext:value-type="float">
            <text:p>177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20 00:00:00</text:p>
          </table:table-cell>
          <table:table-cell office:value-type="float" office:value="1461110400" calcext:value-type="float">
            <text:p>1461110400</text:p>
          </table:table-cell>
          <table:table-cell office:value-type="string" calcext:value-type="string">
            <text:p>2979.91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metildopa 250 mg comp. revestido <text:s/>cx. c/ 500 comp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226.9</text:p>
          </table:table-cell>
          <table:table-cell office:value-type="float" office:value="56987" calcext:value-type="float">
            <text:p>56987</text:p>
          </table:table-cell>
          <table:table-cell table:number-columns-repeated="2"/>
        </table:table-row>
        <table:table-row table:style-name="ro1">
          <table:table-cell office:value-type="float" office:value="47830" calcext:value-type="float">
            <text:p>47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2 07:16:31</text:p>
          </table:table-cell>
          <table:table-cell office:value-type="float" office:value="1453446991" calcext:value-type="float">
            <text:p>1453446991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04 q: <text:s text:c="6"/>28,0000 f: 01/05/15 v: 31/05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2</text:p>
          </table:table-cell>
          <table:table-cell office:value-type="float" office:value="62168" calcext:value-type="float">
            <text:p>6216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01 09:38:00</text:p>
          </table:table-cell>
          <table:table-cell office:value-type="float" office:value="1459503480" calcext:value-type="float">
            <text:p>1459503480</text:p>
          </table:table-cell>
          <table:table-cell office:value-type="string" calcext:value-type="string">
            <text:p>8299.08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lumiderm creme 30g lotes 681768 102016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020.0</text:p>
          </table:table-cell>
          <table:table-cell office:value-type="float" office:value="61420" calcext:value-type="float">
            <text:p>61420</text:p>
          </table:table-cell>
          <table:table-cell table:number-columns-repeated="2"/>
        </table:table-row>
        <table:table-row table:style-name="ro1">
          <table:table-cell office:value-type="float" office:value="443067" calcext:value-type="float">
            <text:p>443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8-29 18:13:48</text:p>
          </table:table-cell>
          <table:table-cell office:value-type="float" office:value="1472494428" calcext:value-type="float">
            <text:p>147249442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ati,donaduzzi e cia ltda</text:p>
          </table:table-cell>
          <table:table-cell office:value-type="float" office:value="73856593000166" calcext:value-type="float">
            <text:p>73856593000166</text:p>
          </table:table-cell>
          <table:table-cell office:value-type="string" calcext:value-type="string">
            <text:p>c ind nilton arruda</text:p>
          </table:table-cell>
          <table:table-cell office:value-type="string" calcext:value-type="string">
            <text:p>toledo</text:p>
          </table:table-cell>
          <table:table-cell office:value-type="float" office:value="85903630" calcext:value-type="float">
            <text:p>85903630</text:p>
          </table:table-cell>
          <table:table-cell office:value-type="string" calcext:value-type="string">
            <text:p>-22.7433969</text:p>
          </table:table-cell>
          <table:table-cell office:value-type="string" calcext:value-type="string">
            <text:p>-46.3735044</text:p>
          </table:table-cell>
          <table:table-cell office:value-type="string" calcext:value-type="string">
            <text:p>- simeticona 40mg 30x20 cps-vp / gen dimeticon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2.0</text:p>
          </table:table-cell>
          <table:table-cell office:value-type="float" office:value="76294" calcext:value-type="float">
            <text:p>76294</text:p>
          </table:table-cell>
          <table:table-cell table:number-columns-repeated="2"/>
        </table:table-row>
        <table:table-row table:style-name="ro1">
          <table:table-cell office:value-type="float" office:value="363442" calcext:value-type="float">
            <text:p>363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8-26 14:59:54</text:p>
          </table:table-cell>
          <table:table-cell office:value-type="float" office:value="1472223594" calcext:value-type="float">
            <text:p>1472223594</text:p>
          </table:table-cell>
          <table:table-cell office:value-type="string" calcext:value-type="string">
            <text:p>1053.7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loratadina 5mg/5ml (item generico) l: 160506a q: <text:s text:c="6"/>30,0000 f: 01/06/16 v: 30/06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3.7</text:p>
          </table:table-cell>
          <table:table-cell office:value-type="float" office:value="47605" calcext:value-type="float">
            <text:p>47605</text:p>
          </table:table-cell>
          <table:table-cell table:number-columns-repeated="2"/>
        </table:table-row>
        <table:table-row table:style-name="ro1">
          <table:table-cell office:value-type="float" office:value="362995" calcext:value-type="float">
            <text:p>3629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8-24 14:18:38</text:p>
          </table:table-cell>
          <table:table-cell office:value-type="float" office:value="1472048318" calcext:value-type="float">
            <text:p>1472048318</text:p>
          </table:table-cell>
          <table:table-cell office:value-type="string" calcext:value-type="string">
            <text:p>66948.48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agua para injecao 1000ml s.fechado <text:s/>l: 16080043 q: <text:s text:c="5"/>204,0000 f: 01/08/16 v: 30/08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840.48</text:p>
          </table:table-cell>
          <table:table-cell office:value-type="float" office:value="47691" calcext:value-type="float">
            <text:p>47691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10-20 09:58:11</text:p>
          </table:table-cell>
          <table:table-cell office:value-type="float" office:value="1476957491" calcext:value-type="float">
            <text:p>1476957491</text:p>
          </table:table-cell>
          <table:table-cell office:value-type="string" calcext:value-type="string">
            <text:p>14205.59</text:p>
          </table:table-cell>
          <table:table-cell office:value-type="string" calcext:value-type="string">
            <text:p>roberto porpino lopes</text:p>
          </table:table-cell>
          <table:table-cell office:value-type="float" office:value="41205303000128" calcext:value-type="float">
            <text:p>412053030001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" calcext:value-type="float">
            <text:p>58255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pristiq 100mg 28cpr c1 wyet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6.53</text:p>
          </table:table-cell>
          <table:table-cell office:value-type="string" calcext:value-type="string">
            <text:p>932.65</text:p>
          </table:table-cell>
          <table:table-cell office:value-type="float" office:value="49499" calcext:value-type="float">
            <text:p>49499</text:p>
          </table:table-cell>
          <table:table-cell table:number-columns-repeated="2"/>
        </table:table-row>
        <table:table-row table:style-name="ro1">
          <table:table-cell office:value-type="float" office:value="210731" calcext:value-type="float">
            <text:p>2107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11-08 17:54:00</text:p>
          </table:table-cell>
          <table:table-cell office:value-type="float" office:value="1478627640" calcext:value-type="float">
            <text:p>1478627640</text:p>
          </table:table-cell>
          <table:table-cell office:value-type="string" calcext:value-type="string">
            <text:p>51392.8</text:p>
          </table:table-cell>
          <table:table-cell office:value-type="string" calcext:value-type="string">
            <text:p>drogafonte ltda</text:p>
          </table:table-cell>
          <table:table-cell office:value-type="float" office:value="8778201000126" calcext:value-type="float">
            <text:p>8778201000126</text:p>
          </table:table-cell>
          <table:table-cell office:value-type="string" calcext:value-type="string">
            <text:p>varzea</text:p>
          </table:table-cell>
          <table:table-cell office:value-type="string" calcext:value-type="string">
            <text:p>recife</text:p>
          </table:table-cell>
          <table:table-cell office:value-type="float" office:value="50740080" calcext:value-type="float">
            <text:p>5074008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sulfato ferroso 40mg cpr (prati donaduzzi-pr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0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0000.0</text:p>
          </table:table-cell>
          <table:table-cell office:value-type="float" office:value="45907" calcext:value-type="float">
            <text:p>4590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16-09-02 01:21:00</text:p>
          </table:table-cell>
          <table:table-cell office:value-type="float" office:value="1472779260" calcext:value-type="float">
            <text:p>1472779260</text:p>
          </table:table-cell>
          <table:table-cell office:value-type="string" calcext:value-type="string">
            <text:p>19994.23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expec xaro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716.5</text:p>
          </table:table-cell>
          <table:table-cell office:value-type="float" office:value="61298" calcext:value-type="float">
            <text:p>61298</text:p>
          </table:table-cell>
          <table:table-cell table:number-columns-repeated="2"/>
        </table:table-row>
        <table:table-row table:style-name="ro1">
          <table:table-cell office:value-type="float" office:value="54959" calcext:value-type="float">
            <text:p>54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3 09:57:49</text:p>
          </table:table-cell>
          <table:table-cell office:value-type="float" office:value="1463997469" calcext:value-type="float">
            <text:p>1463997469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omeprazol 20mg <text:s/>l: 218166 q: <text:s text:c="6"/>28,0000 f: 30/09/15 v: 31/10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2</text:p>
          </table:table-cell>
          <table:table-cell office:value-type="float" office:value="62144" calcext:value-type="float">
            <text:p>62144</text:p>
          </table:table-cell>
          <table:table-cell table:number-columns-repeated="2"/>
        </table:table-row>
        <table:table-row table:style-name="ro1">
          <table:table-cell office:value-type="float" office:value="337396" calcext:value-type="float">
            <text:p>337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3-10 20:44:03</text:p>
          </table:table-cell>
          <table:table-cell office:value-type="float" office:value="1457642643" calcext:value-type="float">
            <text:p>1457642643</text:p>
          </table:table-cell>
          <table:table-cell office:value-type="string" calcext:value-type="string">
            <text:p>5988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etamina 50mg/ml, dextro <text:s/>l: 15075248 q: <text:s text:c="6"/>20,0000 f: 01/07/15 v: 31/07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548.0</text:p>
          </table:table-cell>
          <table:table-cell office:value-type="float" office:value="47608" calcext:value-type="float">
            <text:p>47608</text:p>
          </table:table-cell>
          <table:table-cell table:number-columns-repeated="2"/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7-14 19:31:33</text:p>
          </table:table-cell>
          <table:table-cell office:value-type="float" office:value="1468524693" calcext:value-type="float">
            <text:p>1468524693</text:p>
          </table:table-cell>
          <table:table-cell office:value-type="string" calcext:value-type="string">
            <text:p>40482.7</text:p>
          </table:table-cell>
          <table:table-cell office:value-type="string" calcext:value-type="string">
            <text:p>acacia comercio de medicamentos ltda</text:p>
          </table:table-cell>
          <table:table-cell office:value-type="float" office:value="3945035000191" calcext:value-type="float">
            <text:p>3945035000191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varginha</text:p>
          </table:table-cell>
          <table:table-cell office:value-type="float" office:value="37026100" calcext:value-type="float">
            <text:p>37026100</text:p>
          </table:table-cell>
          <table:table-cell office:value-type="string" calcext:value-type="string">
            <text:p>-21.5565914</text:p>
          </table:table-cell>
          <table:table-cell office:value-type="string" calcext:value-type="string">
            <text:p>-45.4340674</text:p>
          </table:table-cell>
          <table:table-cell office:value-type="string" calcext:value-type="string">
            <text:p>escopolamina <text:s text:c="2"/>dipirona 4/500mg/ml cx 100amp 5ml- hiospan- fab.:teu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650.0</text:p>
          </table:table-cell>
          <table:table-cell office:value-type="float" office:value="71773" calcext:value-type="float">
            <text:p>71773</text:p>
          </table:table-cell>
          <table:table-cell table:number-columns-repeated="2"/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09:42:00</text:p>
          </table:table-cell>
          <table:table-cell office:value-type="float" office:value="1480930920" calcext:value-type="float">
            <text:p>1480930920</text:p>
          </table:table-cell>
          <table:table-cell office:value-type="string" calcext:value-type="string">
            <text:p>7470.0</text:p>
          </table:table-cell>
          <table:table-cell office:value-type="string" calcext:value-type="string">
            <text:p>exomed representaÃÂ§ÃÂ£o de medicamentos ltda</text:p>
          </table:table-cell>
          <table:table-cell office:value-type="float" office:value="12882932000194" calcext:value-type="float">
            <text:p>12882932000194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ecife</text:p>
          </table:table-cell>
          <table:table-cell office:value-type="float" office:value="52120320" calcext:value-type="float">
            <text:p>5212032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exane safety lock 60mg sp 0,6ml cx0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7470.0</text:p>
          </table:table-cell>
          <table:table-cell office:value-type="float" office:value="43995" calcext:value-type="float">
            <text:p>43995</text:p>
          </table:table-cell>
          <table:table-cell table:number-columns-repeated="2"/>
        </table:table-row>
        <table:table-row table:style-name="ro1">
          <table:table-cell office:value-type="float" office:value="105470" calcext:value-type="float">
            <text:p>105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2-05 09:34:00</text:p>
          </table:table-cell>
          <table:table-cell office:value-type="float" office:value="1480930440" calcext:value-type="float">
            <text:p>1480930440</text:p>
          </table:table-cell>
          <table:table-cell office:value-type="string" calcext:value-type="string">
            <text:p>7470.0</text:p>
          </table:table-cell>
          <table:table-cell office:value-type="string" calcext:value-type="string">
            <text:p>exomed representaÃÂ§ÃÂ£o de medicamentos ltda</text:p>
          </table:table-cell>
          <table:table-cell office:value-type="float" office:value="12882932000194" calcext:value-type="float">
            <text:p>12882932000194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recife</text:p>
          </table:table-cell>
          <table:table-cell office:value-type="float" office:value="52120320" calcext:value-type="float">
            <text:p>5212032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exane safety lock 60mg sp 0,6ml cx0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7470.0</text:p>
          </table:table-cell>
          <table:table-cell office:value-type="float" office:value="46528" calcext:value-type="float">
            <text:p>46528</text:p>
          </table:table-cell>
          <table:table-cell table:number-columns-repeated="2"/>
        </table:table-row>
        <table:table-row table:style-name="ro1">
          <table:table-cell office:value-type="float" office:value="99408" calcext:value-type="float">
            <text:p>99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09 10:15:36</text:p>
          </table:table-cell>
          <table:table-cell office:value-type="float" office:value="1478686536" calcext:value-type="float">
            <text:p>1478686536</text:p>
          </table:table-cell>
          <table:table-cell office:value-type="string" calcext:value-type="string">
            <text:p>762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nitroglicerina 50mg/10ml cx.c/10a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762.0</text:p>
          </table:table-cell>
          <table:table-cell office:value-type="float" office:value="46841" calcext:value-type="float">
            <text:p>468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10-05 15:53:29</text:p>
          </table:table-cell>
          <table:table-cell office:value-type="float" office:value="1475682809" calcext:value-type="float">
            <text:p>1475682809</text:p>
          </table:table-cell>
          <table:table-cell office:value-type="string" calcext:value-type="string">
            <text:p>5497.75</text:p>
          </table:table-cell>
          <table:table-cell office:value-type="string" calcext:value-type="string">
            <text:p>j f pereira e cia ltda</text:p>
          </table:table-cell>
          <table:table-cell office:value-type="float" office:value="12933529000147" calcext:value-type="float">
            <text:p>12933529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vares</text:p>
          </table:table-cell>
          <table:table-cell office:value-type="float" office:value="58753000" calcext:value-type="float">
            <text:p>58753000</text:p>
          </table:table-cell>
          <table:table-cell office:value-type="string" calcext:value-type="string">
            <text:p>-31.287471</text:p>
          </table:table-cell>
          <table:table-cell office:value-type="string" calcext:value-type="string">
            <text:p>-51.0897986</text:p>
          </table:table-cell>
          <table:table-cell office:value-type="string" calcext:value-type="string">
            <text:p>lacrifilm col 10 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29.78</text:p>
          </table:table-cell>
          <table:table-cell office:value-type="float" office:value="70838" calcext:value-type="float">
            <text:p>70838</text:p>
          </table:table-cell>
          <table:table-cell table:number-columns-repeated="2"/>
        </table:table-row>
        <table:table-row table:style-name="ro1">
          <table:table-cell office:value-type="float" office:value="89871" calcext:value-type="float">
            <text:p>89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3-21 10:42:38</text:p>
          </table:table-cell>
          <table:table-cell office:value-type="float" office:value="1458556958" calcext:value-type="float">
            <text:p>1458556958</text:p>
          </table:table-cell>
          <table:table-cell office:value-type="string" calcext:value-type="string">
            <text:p>2163.0</text:p>
          </table:table-cell>
          <table:table-cell office:value-type="string" calcext:value-type="string">
            <text:p>panorama com. de produtos medicos e farmaceutico ltda</text:p>
          </table:table-cell>
          <table:table-cell office:value-type="float" office:value="1722296000117" calcext:value-type="float">
            <text:p>1722296000117</text:p>
          </table:table-cell>
          <table:table-cell office:value-type="string" calcext:value-type="string">
            <text:p>bom futuro</text:p>
          </table:table-cell>
          <table:table-cell office:value-type="string" calcext:value-type="string">
            <text:p>fortaleza</text:p>
          </table:table-cell>
          <table:table-cell office:value-type="float" office:value="60410330" calcext:value-type="float">
            <text:p>60410330</text:p>
          </table:table-cell>
          <table:table-cell office:value-type="string" calcext:value-type="string">
            <text:p>-3.7304512</text:p>
          </table:table-cell>
          <table:table-cell office:value-type="string" calcext:value-type="string">
            <text:p>-38.5217989</text:p>
          </table:table-cell>
          <table:table-cell office:value-type="string" calcext:value-type="string">
            <text:p>morfina (a1) 0,2mg/1ml cx.c/50a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07.5</text:p>
          </table:table-cell>
          <table:table-cell office:value-type="string" calcext:value-type="string">
            <text:p>415.0</text:p>
          </table:table-cell>
          <table:table-cell office:value-type="float" office:value="47026" calcext:value-type="float">
            <text:p>47026</text:p>
          </table:table-cell>
          <table:table-cell table:number-columns-repeated="2"/>
        </table:table-row>
        <table:table-row table:style-name="ro1">
          <table:table-cell office:value-type="float" office:value="47249" calcext:value-type="float">
            <text:p>47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4 07:01:17</text:p>
          </table:table-cell>
          <table:table-cell office:value-type="float" office:value="1452754877" calcext:value-type="float">
            <text:p>1452754877</text:p>
          </table:table-cell>
          <table:table-cell office:value-type="string" calcext:value-type="string">
            <text:p>4725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sao joao batist</text:p>
          </table:table-cell>
          <table:table-cell office:value-type="string" calcext:value-type="string">
            <text:p>santa luzia</text:p>
          </table:table-cell>
          <table:table-cell office:value-type="float" office:value="33030020" calcext:value-type="float">
            <text:p>33030020</text:p>
          </table:table-cell>
          <table:table-cell office:value-type="string" calcext:value-type="string">
            <text:p>-19.7702097</text:p>
          </table:table-cell>
          <table:table-cell office:value-type="string" calcext:value-type="string">
            <text:p>-43.8505291</text:p>
          </table:table-cell>
          <table:table-cell office:value-type="string" calcext:value-type="string">
            <text:p>midazolam 50mg <text:s/>l: ap-121/15 q: <text:s text:c="3"/>2.500,0000 f: 01/08/15 v: 31/07/17 *** portaria 344/98 b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4725.0</text:p>
          </table:table-cell>
          <table:table-cell office:value-type="float" office:value="62221" calcext:value-type="float">
            <text:p>62221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2-19 00:00:00</text:p>
          </table:table-cell>
          <table:table-cell office:value-type="float" office:value="1455840000" calcext:value-type="float">
            <text:p>1455840000</text:p>
          </table:table-cell>
          <table:table-cell office:value-type="string" calcext:value-type="string">
            <text:p>16537.9</text:p>
          </table:table-cell>
          <table:table-cell office:value-type="string" calcext:value-type="string">
            <text:p>jj distribuidora prod. hosp ltda</text:p>
          </table:table-cell>
          <table:table-cell office:value-type="float" office:value="7187827000103" calcext:value-type="float">
            <text:p>7187827000103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serra talhada</text:p>
          </table:table-cell>
          <table:table-cell office:value-type="float" office:value="56912260" calcext:value-type="float">
            <text:p>56912260</text:p>
          </table:table-cell>
          <table:table-cell office:value-type="string" calcext:value-type="string">
            <text:p>-7.9867805</text:p>
          </table:table-cell>
          <table:table-cell office:value-type="string" calcext:value-type="string">
            <text:p>-38.2920294</text:p>
          </table:table-cell>
          <table:table-cell office:value-type="string" calcext:value-type="string">
            <text:p>soro glicofisiolog 500 ml s/f amp (equip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2102.4</text:p>
          </table:table-cell>
          <table:table-cell office:value-type="float" office:value="70809" calcext:value-type="float">
            <text:p>70809</text:p>
          </table:table-cell>
          <table:table-cell table:number-columns-repeated="2"/>
        </table:table-row>
        <table:table-row table:style-name="ro1">
          <table:table-cell office:value-type="float" office:value="27282" calcext:value-type="float">
            <text:p>272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2-03 15:50:04</text:p>
          </table:table-cell>
          <table:table-cell office:value-type="float" office:value="1454514604" calcext:value-type="float">
            <text:p>1454514604</text:p>
          </table:table-cell>
          <table:table-cell office:value-type="string" calcext:value-type="string">
            <text:p>9621.67</text:p>
          </table:table-cell>
          <table:table-cell office:value-type="string" calcext:value-type="string">
            <text:p>f. wilton c. monteiro</text:p>
          </table:table-cell>
          <table:table-cell office:value-type="float" office:value="7055280000184" calcext:value-type="float">
            <text:p>7055280000184</text:p>
          </table:table-cell>
          <table:table-cell office:value-type="string" calcext:value-type="string">
            <text:p>aeroporto ii</text:p>
          </table:table-cell>
          <table:table-cell office:value-type="string" calcext:value-type="string">
            <text:p>mossoro</text:p>
          </table:table-cell>
          <table:table-cell office:value-type="float" office:value="59607240" calcext:value-type="float">
            <text:p>5960724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brometo de ipatropio 0,25mg/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3.95</text:p>
          </table:table-cell>
          <table:table-cell office:value-type="float" office:value="72603" calcext:value-type="float">
            <text:p>72603</text:p>
          </table:table-cell>
          <table:table-cell table:number-columns-repeated="2"/>
        </table:table-row>
        <table:table-row table:style-name="ro1">
          <table:table-cell office:value-type="float" office:value="723889" calcext:value-type="float">
            <text:p>72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08 18:34:05</text:p>
          </table:table-cell>
          <table:table-cell office:value-type="float" office:value="1452278045" calcext:value-type="float">
            <text:p>145227804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491" calcext:value-type="float">
            <text:p>67729178000491</text:p>
          </table:table-cell>
          <table:table-cell office:value-type="string" calcext:value-type="string">
            <text:p>campo mogiana</text:p>
          </table:table-cell>
          <table:table-cell office:value-type="string" calcext:value-type="string">
            <text:p>pocos de caldas</text:p>
          </table:table-cell>
          <table:table-cell office:value-type="float" office:value="37701331" calcext:value-type="float">
            <text:p>37701331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meprazol 20mg omeprazol 20mg mcgran cap gel dura l: 15j09h q: <text:s text:c="7"/>8,0000 f: 01/10/15 v: 30/04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</text:p>
          </table:table-cell>
          <table:table-cell office:value-type="float" office:value="73135" calcext:value-type="float">
            <text:p>7313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09 06:56:16</text:p>
          </table:table-cell>
          <table:table-cell office:value-type="float" office:value="1470725776" calcext:value-type="float">
            <text:p>1470725776</text:p>
          </table:table-cell>
          <table:table-cell office:value-type="string" calcext:value-type="string">
            <text:p>3800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baclon 10mg c/2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298.08</text:p>
          </table:table-cell>
          <table:table-cell office:value-type="float" office:value="56061" calcext:value-type="float">
            <text:p>56061</text:p>
          </table:table-cell>
          <table:table-cell table:number-columns-repeated="2"/>
        </table:table-row>
        <table:table-row table:style-name="ro1">
          <table:table-cell office:value-type="float" office:value="64293" calcext:value-type="float">
            <text:p>64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9-23 17:05:04</text:p>
          </table:table-cell>
          <table:table-cell office:value-type="float" office:value="1474650304" calcext:value-type="float">
            <text:p>1474650304</text:p>
          </table:table-cell>
          <table:table-cell office:value-type="string" calcext:value-type="string">
            <text:p>3979.5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ciclovir 50mg <text:s/>l: 036090 q: <text:s text:c="6"/>50,0000 f: 01/03/16 v: 30/03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129.5</text:p>
          </table:table-cell>
          <table:table-cell office:value-type="float" office:value="73216" calcext:value-type="float">
            <text:p>7321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8-02 03:33:00</text:p>
          </table:table-cell>
          <table:table-cell office:value-type="float" office:value="1470108780" calcext:value-type="float">
            <text:p>1470108780</text:p>
          </table:table-cell>
          <table:table-cell office:value-type="string" calcext:value-type="string">
            <text:p>14097.34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lumiderm creme 30g lotes 681768 102016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020.0</text:p>
          </table:table-cell>
          <table:table-cell office:value-type="float" office:value="61376" calcext:value-type="float">
            <text:p>613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5-17 14:01:00</text:p>
          </table:table-cell>
          <table:table-cell office:value-type="float" office:value="1463493660" calcext:value-type="float">
            <text:p>1463493660</text:p>
          </table:table-cell>
          <table:table-cell office:value-type="string" calcext:value-type="string">
            <text:p>49954.35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saccharomyces bouladil adulto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0950.0</text:p>
          </table:table-cell>
          <table:table-cell office:value-type="float" office:value="62316" calcext:value-type="float">
            <text:p>62316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0-07 16:32:54</text:p>
          </table:table-cell>
          <table:table-cell office:value-type="float" office:value="1475857974" calcext:value-type="float">
            <text:p>1475857974</text:p>
          </table:table-cell>
          <table:table-cell office:value-type="string" calcext:value-type="string">
            <text:p>218.25</text:p>
          </table:table-cell>
          <table:table-cell office:value-type="string" calcext:value-type="string">
            <text:p>nelfarma comercio de produtos quimicos ltda</text:p>
          </table:table-cell>
          <table:table-cell office:value-type="float" office:value="70097530000770" calcext:value-type="float">
            <text:p>700975300007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004" calcext:value-type="float">
            <text:p>58700004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sedalive infantil env c 10 vitap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0.85</text:p>
          </table:table-cell>
          <table:table-cell office:value-type="float" office:value="53100" calcext:value-type="float">
            <text:p>531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1-08 00:00:00</text:p>
          </table:table-cell>
          <table:table-cell office:value-type="float" office:value="1478563200" calcext:value-type="float">
            <text:p>1478563200</text:p>
          </table:table-cell>
          <table:table-cell office:value-type="string" calcext:value-type="string">
            <text:p>15342.61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gua oxigenada 10% 100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0.3</text:p>
          </table:table-cell>
          <table:table-cell office:value-type="float" office:value="65480" calcext:value-type="float">
            <text:p>6548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8-30 15:22:00</text:p>
          </table:table-cell>
          <table:table-cell office:value-type="float" office:value="1472570520" calcext:value-type="float">
            <text:p>1472570520</text:p>
          </table:table-cell>
          <table:table-cell office:value-type="string" calcext:value-type="string">
            <text:p>25036.98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olpist mt crem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00.0</text:p>
          </table:table-cell>
          <table:table-cell office:value-type="float" office:value="56298" calcext:value-type="float">
            <text:p>56298</text:p>
          </table:table-cell>
          <table:table-cell table:number-columns-repeated="2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09-06 09:29:00</text:p>
          </table:table-cell>
          <table:table-cell office:value-type="float" office:value="1473154140" calcext:value-type="float">
            <text:p>1473154140</text:p>
          </table:table-cell>
          <table:table-cell office:value-type="string" calcext:value-type="string">
            <text:p>171212.4</text:p>
          </table:table-cell>
          <table:table-cell office:value-type="string" calcext:value-type="string">
            <text:p>viamed ltda me</text:p>
          </table:table-cell>
          <table:table-cell office:value-type="float" office:value="10445253000122" calcext:value-type="float">
            <text:p>10445253000122</text:p>
          </table:table-cell>
          <table:table-cell office:value-type="string" calcext:value-type="string">
            <text:p>jardim oasis</text:p>
          </table:table-cell>
          <table:table-cell office:value-type="string" calcext:value-type="string">
            <text:p>cajazeiras</text:p>
          </table:table-cell>
          <table:table-cell office:value-type="float" office:value="58900000" calcext:value-type="float">
            <text:p>58900000</text:p>
          </table:table-cell>
          <table:table-cell office:value-type="string" calcext:value-type="string">
            <text:p>-6.8897849</text:p>
          </table:table-cell>
          <table:table-cell office:value-type="string" calcext:value-type="string">
            <text:p>-38.5570389</text:p>
          </table:table-cell>
          <table:table-cell office:value-type="string" calcext:value-type="string">
            <text:p>soro ringer c/ lactato 500ml sistema fechado- kab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5050.0</text:p>
          </table:table-cell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6-30 21:05:33</text:p>
          </table:table-cell>
          <table:table-cell office:value-type="float" office:value="1467320733" calcext:value-type="float">
            <text:p>1467320733</text:p>
          </table:table-cell>
          <table:table-cell office:value-type="string" calcext:value-type="string">
            <text:p>1870.96</text:p>
          </table:table-cell>
          <table:table-cell office:value-type="string" calcext:value-type="string">
            <text:p>fcia santa maria madalena ltda</text:p>
          </table:table-cell>
          <table:table-cell office:value-type="float" office:value="9565996000157" calcext:value-type="float">
            <text:p>956599600015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exeira</text:p>
          </table:table-cell>
          <table:table-cell office:value-type="float" office:value="58735000" calcext:value-type="float">
            <text:p>58735000</text:p>
          </table:table-cell>
          <table:table-cell office:value-type="string" calcext:value-type="string">
            <text:p>-1.56187</text:p>
          </table:table-cell>
          <table:table-cell office:value-type="string" calcext:value-type="string">
            <text:p>-45.8797917</text:p>
          </table:table-cell>
          <table:table-cell office:value-type="string" calcext:value-type="string">
            <text:p>versa sol 40mg/04ml+6ser eu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336.5</text:p>
          </table:table-cell>
          <table:table-cell office:value-type="float" office:value="74558" calcext:value-type="float">
            <text:p>7455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6-30 08:50:00</text:p>
          </table:table-cell>
          <table:table-cell office:value-type="float" office:value="1467276600" calcext:value-type="float">
            <text:p>1467276600</text:p>
          </table:table-cell>
          <table:table-cell office:value-type="string" calcext:value-type="string">
            <text:p>565.34</text:p>
          </table:table-cell>
          <table:table-cell office:value-type="string" calcext:value-type="string">
            <text:p>eneide alvarenga terto vieira ramalho - me</text:p>
          </table:table-cell>
          <table:table-cell office:value-type="float" office:value="1131601000104" calcext:value-type="float">
            <text:p>1131601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cao</text:p>
          </table:table-cell>
          <table:table-cell office:value-type="float" office:value="58970000" calcext:value-type="float">
            <text:p>58970000</text:p>
          </table:table-cell>
          <table:table-cell office:value-type="string" calcext:value-type="string">
            <text:p>-27.0325032</text:p>
          </table:table-cell>
          <table:table-cell office:value-type="string" calcext:value-type="string">
            <text:p>-53.7189078</text:p>
          </table:table-cell>
          <table:table-cell office:value-type="string" calcext:value-type="string">
            <text:p>ambroxol xpe 12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8.76</text:p>
          </table:table-cell>
          <table:table-cell office:value-type="float" office:value="65092" calcext:value-type="float">
            <text:p>650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6-21 08:41:00</text:p>
          </table:table-cell>
          <table:table-cell office:value-type="float" office:value="1466498460" calcext:value-type="float">
            <text:p>1466498460</text:p>
          </table:table-cell>
          <table:table-cell office:value-type="string" calcext:value-type="string">
            <text:p>21276.6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olpist mt crem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00.0</text:p>
          </table:table-cell>
          <table:table-cell office:value-type="float" office:value="56589" calcext:value-type="float">
            <text:p>56589</text:p>
          </table:table-cell>
          <table:table-cell table:number-columns-repeated="2"/>
        </table:table-row>
        <table:table-row table:style-name="ro1">
          <table:table-cell office:value-type="float" office:value="340725" calcext:value-type="float">
            <text:p>340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4 21:28:20</text:p>
          </table:table-cell>
          <table:table-cell office:value-type="float" office:value="1459805300" calcext:value-type="float">
            <text:p>145980530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aptopril 25mg <text:s/>l: 2074224 q: <text:s text:c="5"/>10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</text:p>
          </table:table-cell>
          <table:table-cell office:value-type="float" office:value="47547" calcext:value-type="float">
            <text:p>4754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clotrimazo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32.25</text:p>
          </table:table-cell>
          <table:table-cell office:value-type="float" office:value="74303" calcext:value-type="float">
            <text:p>74303</text:p>
          </table:table-cell>
          <table:table-cell table:number-columns-repeated="2"/>
        </table:table-row>
        <table:table-row table:style-name="ro1">
          <table:table-cell office:value-type="float" office:value="31588" calcext:value-type="float">
            <text:p>315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9-01 17:04:34</text:p>
          </table:table-cell>
          <table:table-cell office:value-type="float" office:value="1472749474" calcext:value-type="float">
            <text:p>1472749474</text:p>
          </table:table-cell>
          <table:table-cell office:value-type="string" calcext:value-type="string">
            <text:p>16416.63</text:p>
          </table:table-cell>
          <table:table-cell office:value-type="string" calcext:value-type="string">
            <text:p>f. wilton c. monteiro</text:p>
          </table:table-cell>
          <table:table-cell office:value-type="float" office:value="7055280000184" calcext:value-type="float">
            <text:p>7055280000184</text:p>
          </table:table-cell>
          <table:table-cell office:value-type="string" calcext:value-type="string">
            <text:p>aeroporto ii</text:p>
          </table:table-cell>
          <table:table-cell office:value-type="string" calcext:value-type="string">
            <text:p>mossoro</text:p>
          </table:table-cell>
          <table:table-cell office:value-type="float" office:value="59607240" calcext:value-type="float">
            <text:p>5960724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repoflor 200mg adulto c/6 cap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7" calcext:value-type="float">
            <text:p>69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25.0</text:p>
          </table:table-cell>
          <table:table-cell office:value-type="float" office:value="72615" calcext:value-type="float">
            <text:p>7261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11-24 11:52:00</text:p>
          </table:table-cell>
          <table:table-cell office:value-type="float" office:value="1479988320" calcext:value-type="float">
            <text:p>1479988320</text:p>
          </table:table-cell>
          <table:table-cell office:value-type="string" calcext:value-type="string">
            <text:p>7482.22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enoxaparina 60mg/ml cx/10 serg. 0,6ml blaus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98.0</text:p>
          </table:table-cell>
          <table:table-cell office:value-type="float" office:value="64511" calcext:value-type="float">
            <text:p>6451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7 13:43:00</text:p>
          </table:table-cell>
          <table:table-cell office:value-type="float" office:value="1464356580" calcext:value-type="float">
            <text:p>1464356580</text:p>
          </table:table-cell>
          <table:table-cell office:value-type="string" calcext:value-type="string">
            <text:p>19300.2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olpist mt crem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950.0</text:p>
          </table:table-cell>
          <table:table-cell office:value-type="float" office:value="56678" calcext:value-type="float">
            <text:p>5667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3-15 00:00:00</text:p>
          </table:table-cell>
          <table:table-cell office:value-type="float" office:value="1458000000" calcext:value-type="float">
            <text:p>1458000000</text:p>
          </table:table-cell>
          <table:table-cell office:value-type="string" calcext:value-type="string">
            <text:p>2892.5</text:p>
          </table:table-cell>
          <table:table-cell office:value-type="string" calcext:value-type="string">
            <text:p>amanda maria alves de sousa</text:p>
          </table:table-cell>
          <table:table-cell office:value-type="float" office:value="10906080000283" calcext:value-type="float">
            <text:p>1090608000028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o jose de piranhas</text:p>
          </table:table-cell>
          <table:table-cell office:value-type="float" office:value="58940000" calcext:value-type="float">
            <text:p>58940000</text:p>
          </table:table-cell>
          <table:table-cell office:value-type="string" calcext:value-type="string">
            <text:p>-7.1198508</text:p>
          </table:table-cell>
          <table:table-cell office:value-type="string" calcext:value-type="string">
            <text:p>-38.4991347</text:p>
          </table:table-cell>
          <table:table-cell office:value-type="string" calcext:value-type="string">
            <text:p>keftro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1375.0</text:p>
          </table:table-cell>
          <table:table-cell office:value-type="float" office:value="55904" calcext:value-type="float">
            <text:p>55904</text:p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12-07 17:49:12</text:p>
          </table:table-cell>
          <table:table-cell office:value-type="float" office:value="1481132952" calcext:value-type="float">
            <text:p>1481132952</text:p>
          </table:table-cell>
          <table:table-cell office:value-type="string" calcext:value-type="string">
            <text:p>1975.65</text:p>
          </table:table-cell>
          <table:table-cell office:value-type="string" calcext:value-type="string">
            <text:p>nelfarma comercio de produtos quimicos ltda</text:p>
          </table:table-cell>
          <table:table-cell office:value-type="float" office:value="70097530000509" calcext:value-type="float">
            <text:p>7009753000050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tos</text:p>
          </table:table-cell>
          <table:table-cell office:value-type="float" office:value="58700070" calcext:value-type="float">
            <text:p>58700070</text:p>
          </table:table-cell>
          <table:table-cell office:value-type="string" calcext:value-type="string">
            <text:p>-7.0258285</text:p>
          </table:table-cell>
          <table:table-cell office:value-type="string" calcext:value-type="string">
            <text:p>-37.2766817</text:p>
          </table:table-cell>
          <table:table-cell office:value-type="string" calcext:value-type="string">
            <text:p>sedalive infantil env c 10 vitapan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36</text:p>
          </table:table-cell>
          <table:table-cell office:value-type="float" office:value="53571" calcext:value-type="float">
            <text:p>53571</text:p>
          </table:table-cell>
          <table:table-cell table:number-columns-repeated="2"/>
        </table:table-row>
        <table:table-row table:style-name="ro1">
          <table:table-cell office:value-type="float" office:value="57970" calcext:value-type="float">
            <text:p>57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30 09:09:24</text:p>
          </table:table-cell>
          <table:table-cell office:value-type="float" office:value="1467277764" calcext:value-type="float">
            <text:p>1467277764</text:p>
          </table:table-cell>
          <table:table-cell office:value-type="string" calcext:value-type="string">
            <text:p>7413.0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agua para injecao 10ml <text:s/>l: 1630302 q: <text:s text:c="2"/>12.000,0000 f: 01/02/16 v: 28/02/18 l: 1630539 q: <text:s text:c="3"/>8.000,0000 f: 01/03/16 v: 2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200.0</text:p>
          </table:table-cell>
          <table:table-cell office:value-type="float" office:value="73347" calcext:value-type="float">
            <text:p>73347</text:p>
          </table:table-cell>
          <table:table-cell table:number-columns-repeated="2"/>
        </table:table-row>
        <table:table-row table:style-name="ro1">
          <table:table-cell office:value-type="float" office:value="342704" calcext:value-type="float">
            <text:p>3427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4-18 14:46:02</text:p>
          </table:table-cell>
          <table:table-cell office:value-type="float" office:value="1460990762" calcext:value-type="float">
            <text:p>1460990762</text:p>
          </table:table-cell>
          <table:table-cell office:value-type="string" calcext:value-type="string">
            <text:p>53147.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etamina 50mg/ml, dextro <text:s/>l: 15075248 q: <text:s text:c="6"/>20,0000 f: 01/07/15 v: 31/07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548.0</text:p>
          </table:table-cell>
          <table:table-cell office:value-type="float" office:value="47552" calcext:value-type="float">
            <text:p>47552</text:p>
          </table:table-cell>
          <table:table-cell table:number-columns-repeated="2"/>
        </table:table-row>
        <table:table-row table:style-name="ro1">
          <table:table-cell office:value-type="float" office:value="342734" calcext:value-type="float">
            <text:p>342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18 15:52:29</text:p>
          </table:table-cell>
          <table:table-cell office:value-type="float" office:value="1460994749" calcext:value-type="float">
            <text:p>1460994749</text:p>
          </table:table-cell>
          <table:table-cell office:value-type="string" calcext:value-type="string">
            <text:p>5988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etamina 50mg/ml, dextro <text:s/>l: 15075248 q: <text:s text:c="6"/>20,0000 f: 01/07/15 v: 31/07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548.0</text:p>
          </table:table-cell>
          <table:table-cell office:value-type="float" office:value="47582" calcext:value-type="float">
            <text:p>475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4-08 14:55:00</text:p>
          </table:table-cell>
          <table:table-cell office:value-type="float" office:value="1460127300" calcext:value-type="float">
            <text:p>1460127300</text:p>
          </table:table-cell>
          <table:table-cell office:value-type="string" calcext:value-type="string">
            <text:p>12118.57</text:p>
          </table:table-cell>
          <table:table-cell office:value-type="string" calcext:value-type="string">
            <text:p>leandro alves pereira -me</text:p>
          </table:table-cell>
          <table:table-cell office:value-type="float" office:value="13444642000121" calcext:value-type="float">
            <text:p>1344464200012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-29.7141869</text:p>
          </table:table-cell>
          <table:table-cell office:value-type="string" calcext:value-type="string">
            <text:p>-52.4285914</text:p>
          </table:table-cell>
          <table:table-cell office:value-type="string" calcext:value-type="string">
            <text:p>lepicol 100mg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32.79</text:p>
          </table:table-cell>
          <table:table-cell office:value-type="string" calcext:value-type="string">
            <text:p>265.58</text:p>
          </table:table-cell>
          <table:table-cell office:value-type="float" office:value="72294" calcext:value-type="float">
            <text:p>7229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3-23 16:39:00</text:p>
          </table:table-cell>
          <table:table-cell office:value-type="float" office:value="1458751140" calcext:value-type="float">
            <text:p>1458751140</text:p>
          </table:table-cell>
          <table:table-cell office:value-type="string" calcext:value-type="string">
            <text:p>7998.93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dexclorfeniramina xpe 100ml (farmac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0.9</text:p>
          </table:table-cell>
          <table:table-cell office:value-type="float" office:value="64482" calcext:value-type="float">
            <text:p>64482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5-25 09:55:45</text:p>
          </table:table-cell>
          <table:table-cell office:value-type="float" office:value="1464170145" calcext:value-type="float">
            <text:p>1464170145</text:p>
          </table:table-cell>
          <table:table-cell office:value-type="string" calcext:value-type="string">
            <text:p>10516.5</text:p>
          </table:table-cell>
          <table:table-cell office:value-type="string" calcext:value-type="string">
            <text:p>farmanguinhos - fundacao oswaldo cr</text:p>
          </table:table-cell>
          <table:table-cell office:value-type="float" office:value="33781055004980" calcext:value-type="float">
            <text:p>33781055004980</text:p>
          </table:table-cell>
          <table:table-cell office:value-type="string" calcext:value-type="string">
            <text:p>jacarepagua</text:p>
          </table:table-cell>
          <table:table-cell office:value-type="string" calcext:value-type="string">
            <text:p>rio de janeiro</text:p>
          </table:table-cell>
          <table:table-cell office:value-type="float" office:value="22775610" calcext:value-type="float">
            <text:p>22775610</text:p>
          </table:table-cell>
          <table:table-cell office:value-type="string" calcext:value-type="string">
            <text:p>-22.9110137</text:p>
          </table:table-cell>
          <table:table-cell office:value-type="string" calcext:value-type="string">
            <text:p>-43.2093727</text:p>
          </table:table-cell>
          <table:table-cell office:value-type="string" calcext:value-type="string">
            <text:p>pramipexol 1,000mg cx c/30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49" calcext:value-type="float">
            <text:p>6949</text:p>
          </table:table-cell>
          <table:table-cell office:value-type="string" calcext:value-type="string">
            <text:p>342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7212.78</text:p>
          </table:table-cell>
          <table:table-cell office:value-type="float" office:value="46605" calcext:value-type="float">
            <text:p>46605</text:p>
          </table:table-cell>
          <table:table-cell table:number-columns-repeated="2"/>
        </table:table-row>
        <table:table-row table:style-name="ro1">
          <table:table-cell office:value-type="float" office:value="66034" calcext:value-type="float">
            <text:p>66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0-14 18:11:07</text:p>
          </table:table-cell>
          <table:table-cell office:value-type="float" office:value="1476468667" calcext:value-type="float">
            <text:p>1476468667</text:p>
          </table:table-cell>
          <table:table-cell office:value-type="string" calcext:value-type="string">
            <text:p>7264.6</text:p>
          </table:table-cell>
          <table:table-cell office:value-type="string" calcext:value-type="string">
            <text:p>solumed distr. med prod saude ltda</text:p>
          </table:table-cell>
          <table:table-cell office:value-type="float" office:value="11896538000142" calcext:value-type="float">
            <text:p>11896538000142</text:p>
          </table:table-cell>
          <table:table-cell office:value-type="string" calcext:value-type="string">
            <text:p>bortolan</text:p>
          </table:table-cell>
          <table:table-cell office:value-type="string" calcext:value-type="string">
            <text:p>pocos de caldas</text:p>
          </table:table-cell>
          <table:table-cell office:value-type="float" office:value="37704720" calcext:value-type="float">
            <text:p>37704720</text:p>
          </table:table-cell>
          <table:table-cell office:value-type="string" calcext:value-type="string">
            <text:p>-21.7900318</text:p>
          </table:table-cell>
          <table:table-cell office:value-type="string" calcext:value-type="string">
            <text:p>-46.5647928</text:p>
          </table:table-cell>
          <table:table-cell office:value-type="string" calcext:value-type="string">
            <text:p>ondansetrona 8mg,cloridrato (item generico) l: 16070469 q: <text:s text:c="5"/>750,0000 f: 07/07/16 v: 30/07/18 l: 16070481 q: <text:s text:c="3"/>7.25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6240.0</text:p>
          </table:table-cell>
          <table:table-cell office:value-type="float" office:value="73242" calcext:value-type="float">
            <text:p>732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6 00:00:00</text:p>
          </table:table-cell>
          <table:table-cell office:value-type="float" office:value="1481846400" calcext:value-type="float">
            <text:p>1481846400</text:p>
          </table:table-cell>
          <table:table-cell office:value-type="string" calcext:value-type="string">
            <text:p>5910.12</text:p>
          </table:table-cell>
          <table:table-cell office:value-type="string" calcext:value-type="string">
            <text:p>marconilde simoa oliveira - me</text:p>
          </table:table-cell>
          <table:table-cell office:value-type="float" office:value="11176210000151" calcext:value-type="float">
            <text:p>1117621000015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uru</text:p>
          </table:table-cell>
          <table:table-cell office:value-type="float" office:value="58750000" calcext:value-type="float">
            <text:p>58750000</text:p>
          </table:table-cell>
          <table:table-cell office:value-type="string" calcext:value-type="string">
            <text:p>-7.5375089</text:p>
          </table:table-cell>
          <table:table-cell office:value-type="string" calcext:value-type="string">
            <text:p>-37.8192275</text:p>
          </table:table-cell>
          <table:table-cell office:value-type="string" calcext:value-type="string">
            <text:p>concardio 5mg c/30 cpr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768.24</text:p>
          </table:table-cell>
          <table:table-cell office:value-type="float" office:value="68359" calcext:value-type="float">
            <text:p>6835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7-26 08:32:00</text:p>
          </table:table-cell>
          <table:table-cell office:value-type="float" office:value="1469521920" calcext:value-type="float">
            <text:p>1469521920</text:p>
          </table:table-cell>
          <table:table-cell office:value-type="string" calcext:value-type="string">
            <text:p>19588.65</text:p>
          </table:table-cell>
          <table:table-cell office:value-type="string" calcext:value-type="string">
            <text:p>ivanise araujo mangueira</text:p>
          </table:table-cell>
          <table:table-cell office:value-type="float" office:value="8602104000188" calcext:value-type="float">
            <text:p>86021040001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olpist mt creme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00.0</text:p>
          </table:table-cell>
          <table:table-cell office:value-type="float" office:value="56378" calcext:value-type="float">
            <text:p>56378</text:p>
          </table:table-cell>
          <table:table-cell table:number-columns-repeated="2"/>
        </table:table-row>
        <table:table-row table:style-name="ro1">
          <table:table-cell office:value-type="float" office:value="353562" calcext:value-type="float">
            <text:p>353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6-25 12:01:30</text:p>
          </table:table-cell>
          <table:table-cell office:value-type="float" office:value="1466856090" calcext:value-type="float">
            <text:p>1466856090</text:p>
          </table:table-cell>
          <table:table-cell office:value-type="string" calcext:value-type="string">
            <text:p>3625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oro glicosado 5% 250ml s.fechado <text:s/>l: 16050356 q: <text:s text:c="5"/>500,0000 f: 31/05/16 v: 31/05/18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100.0</text:p>
          </table:table-cell>
          <table:table-cell office:value-type="float" office:value="47562" calcext:value-type="float">
            <text:p>47562</text:p>
          </table:table-cell>
          <table:table-cell table:number-columns-repeated="2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09-06 09:29:00</text:p>
          </table:table-cell>
          <table:table-cell office:value-type="float" office:value="1473154140" calcext:value-type="float">
            <text:p>1473154140</text:p>
          </table:table-cell>
          <table:table-cell office:value-type="string" calcext:value-type="string">
            <text:p>171212.4</text:p>
          </table:table-cell>
          <table:table-cell office:value-type="string" calcext:value-type="string">
            <text:p>viamed ltda me</text:p>
          </table:table-cell>
          <table:table-cell office:value-type="float" office:value="10445253000122" calcext:value-type="float">
            <text:p>10445253000122</text:p>
          </table:table-cell>
          <table:table-cell office:value-type="string" calcext:value-type="string">
            <text:p>jardim oasis</text:p>
          </table:table-cell>
          <table:table-cell office:value-type="string" calcext:value-type="string">
            <text:p>cajazeiras</text:p>
          </table:table-cell>
          <table:table-cell office:value-type="float" office:value="58900000" calcext:value-type="float">
            <text:p>58900000</text:p>
          </table:table-cell>
          <table:table-cell office:value-type="string" calcext:value-type="string">
            <text:p>-6.8897849</text:p>
          </table:table-cell>
          <table:table-cell office:value-type="string" calcext:value-type="string">
            <text:p>-38.5570389</text:p>
          </table:table-cell>
          <table:table-cell office:value-type="string" calcext:value-type="string">
            <text:p>soro fisiologico 0,9p 500ml sistema fechado - kabi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3640.0</text:p>
          </table:table-cell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12-12 00:00:00</text:p>
          </table:table-cell>
          <table:table-cell office:value-type="float" office:value="1481500800" calcext:value-type="float">
            <text:p>1481500800</text:p>
          </table:table-cell>
          <table:table-cell office:value-type="string" calcext:value-type="string">
            <text:p>8783.28</text:p>
          </table:table-cell>
          <table:table-cell office:value-type="string" calcext:value-type="string">
            <text:p>antonio orlando lopes de lacerda</text:p>
          </table:table-cell>
          <table:table-cell office:value-type="float" office:value="7758231000108" calcext:value-type="float">
            <text:p>775823100010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ines</text:p>
          </table:table-cell>
          <table:table-cell office:value-type="float" office:value="58978000" calcext:value-type="float">
            <text:p>58978000</text:p>
          </table:table-cell>
          <table:table-cell office:value-type="string" calcext:value-type="string">
            <text:p>-13.2897697</text:p>
          </table:table-cell>
          <table:table-cell office:value-type="string" calcext:value-type="string">
            <text:p>-39.8179701</text:p>
          </table:table-cell>
          <table:table-cell office:value-type="string" calcext:value-type="string">
            <text:p>livgas 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67.8</text:p>
          </table:table-cell>
          <table:table-cell office:value-type="float" office:value="74291" calcext:value-type="float">
            <text:p>74291</text:p>
          </table:table-cell>
          <table:table-cell table:number-columns-repeated="2"/>
        </table:table-row>
        <table:table-row table:style-name="ro1">
          <table:table-cell office:value-type="float" office:value="111268" calcext:value-type="float">
            <text:p>11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12-05 14:46:00</text:p>
          </table:table-cell>
          <table:table-cell office:value-type="float" office:value="1480949160" calcext:value-type="float">
            <text:p>1480949160</text:p>
          </table:table-cell>
          <table:table-cell office:value-type="string" calcext:value-type="string">
            <text:p>8723.0</text:p>
          </table:table-cell>
          <table:table-cell office:value-type="string" calcext:value-type="string">
            <text:p>industria farmaceutica rioquimica ltda</text:p>
          </table:table-cell>
          <table:table-cell office:value-type="float" office:value="55643555000305" calcext:value-type="float">
            <text:p>55643555000305</text:p>
          </table:table-cell>
          <table:table-cell office:value-type="string" calcext:value-type="string">
            <text:p>vila maceno</text:p>
          </table:table-cell>
          <table:table-cell office:value-type="string" calcext:value-type="string">
            <text:p>s.j. rio preto</text:p>
          </table:table-cell>
          <table:table-cell office:value-type="float" office:value="15060035" calcext:value-type="float">
            <text:p>15060035</text:p>
          </table:table-cell>
          <table:table-cell office:value-type="string" calcext:value-type="string">
            <text:p>-20.7721899</text:p>
          </table:table-cell>
          <table:table-cell office:value-type="string" calcext:value-type="string">
            <text:p>-49.3607544</text:p>
          </table:table-cell>
          <table:table-cell office:value-type="string" calcext:value-type="string">
            <text:p>riogel ant. 740g refil/ cartucho cx c/ 06 unid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58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3905.22</text:p>
          </table:table-cell>
          <table:table-cell office:value-type="float" office:value="76452" calcext:value-type="float">
            <text:p>76452</text:p>
          </table:table-cell>
          <table:table-cell table:number-columns-repeated="2"/>
        </table:table-row>
        <table:table-row table:style-name="ro1">
          <table:table-cell office:value-type="float" office:value="27029" calcext:value-type="float">
            <text:p>270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1-18 10:57:31</text:p>
          </table:table-cell>
          <table:table-cell office:value-type="float" office:value="1453114651" calcext:value-type="float">
            <text:p>1453114651</text:p>
          </table:table-cell>
          <table:table-cell office:value-type="string" calcext:value-type="string">
            <text:p>12427.27</text:p>
          </table:table-cell>
          <table:table-cell office:value-type="string" calcext:value-type="string">
            <text:p>f. wilton c. monteiro</text:p>
          </table:table-cell>
          <table:table-cell office:value-type="float" office:value="7055280000184" calcext:value-type="float">
            <text:p>7055280000184</text:p>
          </table:table-cell>
          <table:table-cell office:value-type="string" calcext:value-type="string">
            <text:p>aeroporto ii</text:p>
          </table:table-cell>
          <table:table-cell office:value-type="string" calcext:value-type="string">
            <text:p>mossoro</text:p>
          </table:table-cell>
          <table:table-cell office:value-type="float" office:value="59607240" calcext:value-type="float">
            <text:p>59607240</text:p>
          </table:table-cell>
          <table:table-cell office:value-type="string" calcext:value-type="string">
            <text:p>-5.1904332</text:p>
          </table:table-cell>
          <table:table-cell office:value-type="string" calcext:value-type="string">
            <text:p>-37.3443872</text:p>
          </table:table-cell>
          <table:table-cell office:value-type="string" calcext:value-type="string">
            <text:p>brometo de ipatropio 0,25mg/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.67</text:p>
          </table:table-cell>
          <table:table-cell office:value-type="float" office:value="73114" calcext:value-type="float">
            <text:p>73114</text:p>
          </table:table-cell>
          <table:table-cell table:number-columns-repeated="2"/>
        </table:table-row>
        <table:table-row table:style-name="ro1">
          <table:table-cell office:value-type="float" office:value="181260" calcext:value-type="float">
            <text:p>181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6-22 00:00:00</text:p>
          </table:table-cell>
          <table:table-cell office:value-type="float" office:value="1466553600" calcext:value-type="float">
            <text:p>1466553600</text:p>
          </table:table-cell>
          <table:table-cell office:value-type="string" calcext:value-type="string">
            <text:p>27681.54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paracetamol 200 mg/ml gotas fr. 15 ml <text:s/>cx. c/ 50 frs.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acote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1111.4</text:p>
          </table:table-cell>
          <table:table-cell office:value-type="float" office:value="56952" calcext:value-type="float">
            <text:p>5695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6-07-15 09:30:30</text:p>
          </table:table-cell>
          <table:table-cell office:value-type="float" office:value="1468575030" calcext:value-type="float">
            <text:p>1468575030</text:p>
          </table:table-cell>
          <table:table-cell office:value-type="string" calcext:value-type="string">
            <text:p>15678.66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bolitium 50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40.4</text:p>
          </table:table-cell>
          <table:table-cell office:value-type="float" office:value="56216" calcext:value-type="float">
            <text:p>56216</text:p>
          </table:table-cell>
          <table:table-cell table:number-columns-repeated="2"/>
        </table:table-row>
        <table:table-row table:style-name="ro1">
          <table:table-cell office:value-type="float" office:value="344276" calcext:value-type="float">
            <text:p>344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28 14:59:46</text:p>
          </table:table-cell>
          <table:table-cell office:value-type="float" office:value="1461855586" calcext:value-type="float">
            <text:p>1461855586</text:p>
          </table:table-cell>
          <table:table-cell office:value-type="string" calcext:value-type="string">
            <text:p>5200.3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aptopril 25mg (item generico) l: 2074224 q: <text:s text:c="5"/>10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</text:p>
          </table:table-cell>
          <table:table-cell office:value-type="float" office:value="47583" calcext:value-type="float">
            <text:p>47583</text:p>
          </table:table-cell>
          <table:table-cell table:number-columns-repeated="2"/>
        </table:table-row>
        <table:table-row table:style-name="ro1">
          <table:table-cell office:value-type="float" office:value="344289" calcext:value-type="float">
            <text:p>344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28 16:14:15</text:p>
          </table:table-cell>
          <table:table-cell office:value-type="float" office:value="1461860055" calcext:value-type="float">
            <text:p>1461860055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aptopril 25mg (item generico) l: 2074224 q: <text:s text:c="5"/>100,0000 f: 01/08/15 v: 31/08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5</text:p>
          </table:table-cell>
          <table:table-cell office:value-type="float" office:value="47601" calcext:value-type="float">
            <text:p>47601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2-04 13:47:00</text:p>
          </table:table-cell>
          <table:table-cell office:value-type="float" office:value="1454593620" calcext:value-type="float">
            <text:p>1454593620</text:p>
          </table:table-cell>
          <table:table-cell office:value-type="string" calcext:value-type="string">
            <text:p>11550.0</text:p>
          </table:table-cell>
          <table:table-cell office:value-type="string" calcext:value-type="string">
            <text:p>laboratorio far pe gov miguel arraes sa</text:p>
          </table:table-cell>
          <table:table-cell office:value-type="float" office:value="10877926000113" calcext:value-type="float">
            <text:p>10877926000113</text:p>
          </table:table-cell>
          <table:table-cell office:value-type="string" calcext:value-type="string">
            <text:p>dois irmaos</text:p>
          </table:table-cell>
          <table:table-cell office:value-type="string" calcext:value-type="string">
            <text:p>recife</text:p>
          </table:table-cell>
          <table:table-cell office:value-type="float" office:value="52171010" calcext:value-type="float">
            <text:p>5217101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oridrato de metiformina 850mg cx c/ 400 comprimido lote: 15h620 <text:s text:c="4"/>val.: 2017-07-3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8310.0</text:p>
          </table:table-cell>
          <table:table-cell office:value-type="float" office:value="45363" calcext:value-type="float">
            <text:p>45363</text:p>
          </table:table-cell>
          <table:table-cell table:number-columns-repeated="2"/>
        </table:table-row>
        <table:table-row table:style-name="ro1">
          <table:table-cell office:value-type="float" office:value="340719" calcext:value-type="float">
            <text:p>340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21:14:24</text:p>
          </table:table-cell>
          <table:table-cell office:value-type="float" office:value="1459804464" calcext:value-type="float">
            <text:p>1459804464</text:p>
          </table:table-cell>
          <table:table-cell office:value-type="string" calcext:value-type="string">
            <text:p>374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evoflurano 100ml <text:s/>l: 16010253 q: <text:s text:c="6"/>20,0000 f: 01/01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5.85</text:p>
          </table:table-cell>
          <table:table-cell office:value-type="string" calcext:value-type="string">
            <text:p>3317.0</text:p>
          </table:table-cell>
          <table:table-cell office:value-type="float" office:value="47537" calcext:value-type="float">
            <text:p>475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19 09:38:00</text:p>
          </table:table-cell>
          <table:table-cell office:value-type="float" office:value="1461058680" calcext:value-type="float">
            <text:p>1461058680</text:p>
          </table:table-cell>
          <table:table-cell office:value-type="string" calcext:value-type="string">
            <text:p>3921.11</text:p>
          </table:table-cell>
          <table:table-cell office:value-type="string" calcext:value-type="string">
            <text:p>audinete franco de santana</text:p>
          </table:table-cell>
          <table:table-cell office:value-type="float" office:value="2663467000147" calcext:value-type="float">
            <text:p>266346700014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iamante</text:p>
          </table:table-cell>
          <table:table-cell office:value-type="float" office:value="58994000" calcext:value-type="float">
            <text:p>58994000</text:p>
          </table:table-cell>
          <table:table-cell office:value-type="string" calcext:value-type="string">
            <text:p>-7.4261827</text:p>
          </table:table-cell>
          <table:table-cell office:value-type="string" calcext:value-type="string">
            <text:p>-38.2646879</text:p>
          </table:table-cell>
          <table:table-cell office:value-type="string" calcext:value-type="string">
            <text:p>hidroless 25/30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float" office:value="54962" calcext:value-type="float">
            <text:p>5496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11-09 00:00:00</text:p>
          </table:table-cell>
          <table:table-cell office:value-type="float" office:value="1478649600" calcext:value-type="float">
            <text:p>1478649600</text:p>
          </table:table-cell>
          <table:table-cell office:value-type="string" calcext:value-type="string">
            <text:p>23708.2</text:p>
          </table:table-cell>
          <table:table-cell office:value-type="string" calcext:value-type="string">
            <text:p>edmael rodrigues de melo</text:p>
          </table:table-cell>
          <table:table-cell office:value-type="float" office:value="9020529000141" calcext:value-type="float">
            <text:p>9020529000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nga</text:p>
          </table:table-cell>
          <table:table-cell office:value-type="float" office:value="58380000" calcext:value-type="float">
            <text:p>58380000</text:p>
          </table:table-cell>
          <table:table-cell office:value-type="string" calcext:value-type="string">
            <text:p>-8.0333167</text:p>
          </table:table-cell>
          <table:table-cell office:value-type="string" calcext:value-type="string">
            <text:p>-63.8520611</text:p>
          </table:table-cell>
          <table:table-cell office:value-type="string" calcext:value-type="string">
            <text:p>ampicilina 250mg susp. fr. 6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6.9</text:p>
          </table:table-cell>
          <table:table-cell office:value-type="float" office:value="65571" calcext:value-type="float">
            <text:p>6557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3-07 10:12:02</text:p>
          </table:table-cell>
          <table:table-cell office:value-type="float" office:value="1457345522" calcext:value-type="float">
            <text:p>1457345522</text:p>
          </table:table-cell>
          <table:table-cell office:value-type="string" calcext:value-type="string">
            <text:p>9615.43</text:p>
          </table:table-cell>
          <table:table-cell office:value-type="string" calcext:value-type="string">
            <text:p>janicleia gabriel s. do nascimento</text:p>
          </table:table-cell>
          <table:table-cell office:value-type="float" office:value="7322508000236" calcext:value-type="float">
            <text:p>73225080002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aozinho</text:p>
          </table:table-cell>
          <table:table-cell office:value-type="float" office:value="5856800" calcext:value-type="float">
            <text:p>5856800</text:p>
          </table:table-cell>
          <table:table-cell office:value-type="string" calcext:value-type="string">
            <text:p>-21.1375782</text:p>
          </table:table-cell>
          <table:table-cell office:value-type="string" calcext:value-type="string">
            <text:p>-47.9913741</text:p>
          </table:table-cell>
          <table:table-cell office:value-type="string" calcext:value-type="string">
            <text:p>buprovil gts 50mg/ml fr 30ml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25.84</text:p>
          </table:table-cell>
          <table:table-cell office:value-type="float" office:value="67408" calcext:value-type="float">
            <text:p>674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8-02 03:33:00</text:p>
          </table:table-cell>
          <table:table-cell office:value-type="float" office:value="1470108780" calcext:value-type="float">
            <text:p>1470108780</text:p>
          </table:table-cell>
          <table:table-cell office:value-type="string" calcext:value-type="string">
            <text:p>14097.34</text:p>
          </table:table-cell>
          <table:table-cell office:value-type="string" calcext:value-type="string">
            <text:p>farmacia popular ltda</text:p>
          </table:table-cell>
          <table:table-cell office:value-type="float" office:value="11869254000167" calcext:value-type="float">
            <text:p>118692540001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achao</text:p>
          </table:table-cell>
          <table:table-cell office:value-type="float" office:value="58235000" calcext:value-type="float">
            <text:p>58235000</text:p>
          </table:table-cell>
          <table:table-cell office:value-type="string" calcext:value-type="string">
            <text:p>-7.3642557</text:p>
          </table:table-cell>
          <table:table-cell office:value-type="string" calcext:value-type="string">
            <text:p>-46.6226095</text:p>
          </table:table-cell>
          <table:table-cell office:value-type="string" calcext:value-type="string">
            <text:p>mesalazina 800mg 30 comp gen neo quimic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1108.8</text:p>
          </table:table-cell>
          <table:table-cell office:value-type="float" office:value="61375" calcext:value-type="float">
            <text:p>613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11-30 14:07:00</text:p>
          </table:table-cell>
          <table:table-cell office:value-type="float" office:value="1480514820" calcext:value-type="float">
            <text:p>148051482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vanessa tais de sousa silva - me</text:p>
          </table:table-cell>
          <table:table-cell office:value-type="float" office:value="15033837000104" calcext:value-type="float">
            <text:p>1503383700010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elem</text:p>
          </table:table-cell>
          <table:table-cell office:value-type="float" office:value="58255000" calcext:value-type="float">
            <text:p>58255000</text:p>
          </table:table-cell>
          <table:table-cell office:value-type="string" calcext:value-type="string">
            <text:p>-1.45056</text:p>
          </table:table-cell>
          <table:table-cell office:value-type="string" calcext:value-type="string">
            <text:p>-48.4682453</text:p>
          </table:table-cell>
          <table:table-cell office:value-type="string" calcext:value-type="string">
            <text:p>pradaxa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280.05</text:p>
          </table:table-cell>
          <table:table-cell office:value-type="float" office:value="49714" calcext:value-type="float">
            <text:p>49714</text:p>
          </table:table-cell>
          <table:table-cell table:number-columns-repeated="2"/>
        </table:table-row>
        <table:table-row table:style-name="ro1">
          <table:table-cell office:value-type="float" office:value="40643" calcext:value-type="float">
            <text:p>406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11-04 08:53:26</text:p>
          </table:table-cell>
          <table:table-cell office:value-type="float" office:value="1478249606" calcext:value-type="float">
            <text:p>1478249606</text:p>
          </table:table-cell>
          <table:table-cell office:value-type="string" calcext:value-type="string">
            <text:p>12270.12</text:p>
          </table:table-cell>
          <table:table-cell office:value-type="string" calcext:value-type="string">
            <text:p>delta med com. de prod hospitalares ltda</text:p>
          </table:table-cell>
          <table:table-cell office:value-type="float" office:value="8835955000170" calcext:value-type="float">
            <text:p>8835955000170</text:p>
          </table:table-cell>
          <table:table-cell office:value-type="string" calcext:value-type="string">
            <text:p>residencial petropolis</text:p>
          </table:table-cell>
          <table:table-cell office:value-type="string" calcext:value-type="string">
            <text:p>goiania</text:p>
          </table:table-cell>
          <table:table-cell office:value-type="float" office:value="44607210" calcext:value-type="float">
            <text:p>44607210</text:p>
          </table:table-cell>
          <table:table-cell office:value-type="string" calcext:value-type="string">
            <text:p>-16.680882</text:p>
          </table:table-cell>
          <table:table-cell office:value-type="string" calcext:value-type="string">
            <text:p>-49.2532691</text:p>
          </table:table-cell>
          <table:table-cell office:value-type="string" calcext:value-type="string">
            <text:p>transamin inj. 50mg/ml 100x5ml (gen) iv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172.26</text:p>
          </table:table-cell>
          <table:table-cell office:value-type="float" office:value="72214" calcext:value-type="float">
            <text:p>72214</text:p>
          </table:table-cell>
          <table:table-cell table:number-columns-repeated="2"/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7 18:11:00</text:p>
          </table:table-cell>
          <table:table-cell office:value-type="float" office:value="1466187060" calcext:value-type="float">
            <text:p>1466187060</text:p>
          </table:table-cell>
          <table:table-cell office:value-type="string" calcext:value-type="string">
            <text:p>12333.0</text:p>
          </table:table-cell>
          <table:table-cell office:value-type="string" calcext:value-type="string">
            <text:p>uni hospitalar ltda</text:p>
          </table:table-cell>
          <table:table-cell office:value-type="float" office:value="7484373000124" calcext:value-type="float">
            <text:p>7484373000124</text:p>
          </table:table-cell>
          <table:table-cell office:value-type="string" calcext:value-type="string">
            <text:p>ipsep</text:p>
          </table:table-cell>
          <table:table-cell office:value-type="string" calcext:value-type="string">
            <text:p>recife</text:p>
          </table:table-cell>
          <table:table-cell office:value-type="float" office:value="51350560" calcext:value-type="float">
            <text:p>51350560</text:p>
          </table:table-cell>
          <table:table-cell office:value-type="string" calcext:value-type="string">
            <text:p>-8.0584933</text:p>
          </table:table-cell>
          <table:table-cell office:value-type="string" calcext:value-type="string">
            <text:p>-34.8848193</text:p>
          </table:table-cell>
          <table:table-cell office:value-type="string" calcext:value-type="string">
            <text:p>clenil hfa 250mcg spray 10ml l 200 doses (chiesi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12333.0</text:p>
          </table:table-cell>
          <table:table-cell office:value-type="float" office:value="43777" calcext:value-type="float">
            <text:p>43777</text:p>
          </table:table-cell>
          <table:table-cell table:number-columns-repeated="2"/>
        </table:table-row>
        <table:table-row table:style-name="ro1">
          <table:table-cell office:value-type="float" office:value="175622" calcext:value-type="float">
            <text:p>175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3-29 00:00:00</text:p>
          </table:table-cell>
          <table:table-cell office:value-type="float" office:value="1459209600" calcext:value-type="float">
            <text:p>1459209600</text:p>
          </table:table-cell>
          <table:table-cell office:value-type="string" calcext:value-type="string">
            <text:p>40800.0</text:p>
          </table:table-cell>
          <table:table-cell office:value-type="string" calcext:value-type="string">
            <text:p>fundacao para o remedio popular - furp</text:p>
          </table:table-cell>
          <table:table-cell office:value-type="float" office:value="43640754000119" calcext:value-type="float">
            <text:p>43640754000119</text:p>
          </table:table-cell>
          <table:table-cell table:number-columns-repeated="2" office:value-type="string" calcext:value-type="string">
            <text:p>guarulhos</text:p>
          </table:table-cell>
          <table:table-cell office:value-type="float" office:value="7043902" calcext:value-type="float">
            <text:p>7043902</text:p>
          </table:table-cell>
          <table:table-cell office:value-type="string" calcext:value-type="string">
            <text:p>-23.4675941</text:p>
          </table:table-cell>
          <table:table-cell office:value-type="string" calcext:value-type="string">
            <text:p>-46.5277704</text:p>
          </table:table-cell>
          <table:table-cell office:value-type="string" calcext:value-type="string">
            <text:p>furp-sulfato ferroso 25 mg fe++/ml <text:s/>gotas <text:s/>(m. saude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40800.0</text:p>
          </table:table-cell>
          <table:table-cell office:value-type="float" office:value="56993" calcext:value-type="float">
            <text:p>56993</text:p>
          </table:table-cell>
          <table:table-cell table:number-columns-repeated="2"/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5-09 16:21:00</text:p>
          </table:table-cell>
          <table:table-cell office:value-type="float" office:value="1462810860" calcext:value-type="float">
            <text:p>1462810860</text:p>
          </table:table-cell>
          <table:table-cell office:value-type="string" calcext:value-type="string">
            <text:p>1984.5</text:p>
          </table:table-cell>
          <table:table-cell office:value-type="string" calcext:value-type="string">
            <text:p>jose nergino sobreira</text:p>
          </table:table-cell>
          <table:table-cell office:value-type="float" office:value="63478895000194" calcext:value-type="float">
            <text:p>63478895000194</text:p>
          </table:table-cell>
          <table:table-cell office:value-type="string" calcext:value-type="string">
            <text:p>muriti</text:p>
          </table:table-cell>
          <table:table-cell office:value-type="string" calcext:value-type="string">
            <text:p>crato</text:p>
          </table:table-cell>
          <table:table-cell office:value-type="float" office:value="63132015" calcext:value-type="float">
            <text:p>63132015</text:p>
          </table:table-cell>
          <table:table-cell office:value-type="string" calcext:value-type="string">
            <text:p>-7.2369112</text:p>
          </table:table-cell>
          <table:table-cell office:value-type="string" calcext:value-type="string">
            <text:p>-39.4149236</text:p>
          </table:table-cell>
          <table:table-cell office:value-type="string" calcext:value-type="string">
            <text:p>hidroclorotiazida 25mg comprimido (teuto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200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800.0</text:p>
          </table:table-cell>
          <table:table-cell office:value-type="float" office:value="64988" calcext:value-type="float">
            <text:p>64988</text:p>
          </table:table-cell>
          <table:table-cell table:number-columns-repeated="2"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9 15:51:40</text:p>
          </table:table-cell>
          <table:table-cell office:value-type="float" office:value="1461945100" calcext:value-type="float">
            <text:p>1461945100</text:p>
          </table:table-cell>
          <table:table-cell office:value-type="string" calcext:value-type="string">
            <text:p>911.56</text:p>
          </table:table-cell>
          <table:table-cell office:value-type="string" calcext:value-type="string">
            <text:p>artmed comercial eireli</text:p>
          </table:table-cell>
          <table:table-cell office:value-type="float" office:value="4361467000118" calcext:value-type="float">
            <text:p>4361467000118</text:p>
          </table:table-cell>
          <table:table-cell office:value-type="string" calcext:value-type="string">
            <text:p>alecrim</text:p>
          </table:table-cell>
          <table:table-cell office:value-type="string" calcext:value-type="string">
            <text:p>natal</text:p>
          </table:table-cell>
          <table:table-cell office:value-type="float" office:value="59040340" calcext:value-type="float">
            <text:p>59040340</text:p>
          </table:table-cell>
          <table:table-cell office:value-type="string" calcext:value-type="string">
            <text:p>-5.805398</text:p>
          </table:table-cell>
          <table:table-cell office:value-type="string" calcext:value-type="string">
            <text:p>-35.2080905</text:p>
          </table:table-cell>
          <table:table-cell office:value-type="string" calcext:value-type="string">
            <text:p>denosumabe injetavel 60mg [prolia] [glaxosmithkline]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930.16</text:p>
          </table:table-cell>
          <table:table-cell office:value-type="float" office:value="41101" calcext:value-type="float">
            <text:p>41101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01 08:16:00</text:p>
          </table:table-cell>
          <table:table-cell office:value-type="float" office:value="1459498560" calcext:value-type="float">
            <text:p>1459498560</text:p>
          </table:table-cell>
          <table:table-cell office:value-type="string" calcext:value-type="string">
            <text:p>7989.95</text:p>
          </table:table-cell>
          <table:table-cell office:value-type="string" calcext:value-type="string">
            <text:p>brasmed produtos hospitalares ltda-me</text:p>
          </table:table-cell>
          <table:table-cell office:value-type="float" office:value="9156055000160" calcext:value-type="float">
            <text:p>9156055000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mbe</text:p>
          </table:table-cell>
          <table:table-cell office:value-type="float" office:value="55920000" calcext:value-type="float">
            <text:p>55920000</text:p>
          </table:table-cell>
          <table:table-cell office:value-type="string" calcext:value-type="string">
            <text:p>-15.2435245</text:p>
          </table:table-cell>
          <table:table-cell office:value-type="string" calcext:value-type="string">
            <text:p>-40.6269506</text:p>
          </table:table-cell>
          <table:table-cell office:value-type="string" calcext:value-type="string">
            <text:p>mÃÂ¡scara p/nebulizaÃÂ§ÃÂ£o infantil (hudson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143.0</text:p>
          </table:table-cell>
          <table:table-cell office:value-type="float" office:value="64483" calcext:value-type="float">
            <text:p>64483</text:p>
          </table:table-cell>
          <table:table-cell table:number-columns-repeated="2"/>
        </table:table-row>
        <table:table-row table:style-name="ro1">
          <table:table-cell office:value-type="float" office:value="351755" calcext:value-type="float">
            <text:p>351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6-15 16:16:51</text:p>
          </table:table-cell>
          <table:table-cell office:value-type="float" office:value="1466007411" calcext:value-type="float">
            <text:p>146600741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carvedilol 3,125mg (item generico) l: 808154 q: <text:s text:c="7"/>5,0000 f: 01/11/15 v: 30/11/17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45</text:p>
          </table:table-cell>
          <table:table-cell office:value-type="float" office:value="47643" calcext:value-type="float">
            <text:p>476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0-19 07:35:00</text:p>
          </table:table-cell>
          <table:table-cell office:value-type="float" office:value="1476862500" calcext:value-type="float">
            <text:p>1476862500</text:p>
          </table:table-cell>
          <table:table-cell office:value-type="string" calcext:value-type="string">
            <text:p>20891.6</text:p>
          </table:table-cell>
          <table:table-cell office:value-type="string" calcext:value-type="string">
            <text:p>gisalma gabriel inocencio</text:p>
          </table:table-cell>
          <table:table-cell office:value-type="float" office:value="11566679000105" calcext:value-type="float">
            <text:p>115666790001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ledade</text:p>
          </table:table-cell>
          <table:table-cell office:value-type="float" office:value="58155000" calcext:value-type="float">
            <text:p>58155000</text:p>
          </table:table-cell>
          <table:table-cell office:value-type="string" calcext:value-type="string">
            <text:p>-28.8272467</text:p>
          </table:table-cell>
          <table:table-cell office:value-type="string" calcext:value-type="string">
            <text:p>-52.5109157</text:p>
          </table:table-cell>
          <table:table-cell office:value-type="string" calcext:value-type="string">
            <text:p>memantina 10mg c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231.0</text:p>
          </table:table-cell>
          <table:table-cell office:value-type="float" office:value="62314" calcext:value-type="float">
            <text:p>62314</text:p>
          </table:table-cell>
          <table:table-cell table:number-columns-repeated="2"/>
        </table:table-row>
        <table:table-row table:style-name="ro1">
          <table:table-cell office:value-type="float" office:value="52717" calcext:value-type="float">
            <text:p>52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12-14 01:00:00</text:p>
          </table:table-cell>
          <table:table-cell office:value-type="float" office:value="1481677200" calcext:value-type="float">
            <text:p>1481677200</text:p>
          </table:table-cell>
          <table:table-cell office:value-type="string" calcext:value-type="string">
            <text:p>47640.0</text:p>
          </table:table-cell>
          <table:table-cell office:value-type="string" calcext:value-type="string">
            <text:p>aglon comercio e representacoes ltda</text:p>
          </table:table-cell>
          <table:table-cell office:value-type="float" office:value="65817900000171" calcext:value-type="float">
            <text:p>65817900000171</text:p>
          </table:table-cell>
          <table:table-cell office:value-type="string" calcext:value-type="string">
            <text:p>grossklauss</text:p>
          </table:table-cell>
          <table:table-cell office:value-type="string" calcext:value-type="string">
            <text:p>leme</text:p>
          </table:table-cell>
          <table:table-cell office:value-type="float" office:value="13617400" calcext:value-type="float">
            <text:p>13617400</text:p>
          </table:table-cell>
          <table:table-cell office:value-type="string" calcext:value-type="string">
            <text:p>-22.1859721</text:p>
          </table:table-cell>
          <table:table-cell office:value-type="string" calcext:value-type="string">
            <text:p>-47.389764</text:p>
          </table:table-cell>
          <table:table-cell office:value-type="string" calcext:value-type="string">
            <text:p>acido valproico 500 mg (c1)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10750.0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557.5</text:p>
          </table:table-cell>
          <table:table-cell office:value-type="float" office:value="76446" calcext:value-type="float">
            <text:p>76446</text:p>
          </table:table-cell>
          <table:table-cell table:number-columns-repeated="2"/>
        </table:table-row>
        <table:table-row table:style-name="ro1">
          <table:table-cell office:value-type="float" office:value="344276" calcext:value-type="float">
            <text:p>344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28 14:59:46</text:p>
          </table:table-cell>
          <table:table-cell office:value-type="float" office:value="1461855586" calcext:value-type="float">
            <text:p>1461855586</text:p>
          </table:table-cell>
          <table:table-cell office:value-type="string" calcext:value-type="string">
            <text:p>5200.35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evoflurano 100ml <text:s/>l: 16010253 q: <text:s text:c="6"/>20,0000 f: 01/01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5.85</text:p>
          </table:table-cell>
          <table:table-cell office:value-type="string" calcext:value-type="string">
            <text:p>3317.0</text:p>
          </table:table-cell>
          <table:table-cell office:value-type="float" office:value="47585" calcext:value-type="float">
            <text:p>47585</text:p>
          </table:table-cell>
          <table:table-cell table:number-columns-repeated="2"/>
        </table:table-row>
        <table:table-row table:style-name="ro1">
          <table:table-cell office:value-type="float" office:value="344290" calcext:value-type="float">
            <text:p>344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28 16:14:26</text:p>
          </table:table-cell>
          <table:table-cell office:value-type="float" office:value="1461860066" calcext:value-type="float">
            <text:p>1461860066</text:p>
          </table:table-cell>
          <table:table-cell office:value-type="string" calcext:value-type="string">
            <text:p>3746.4</text:p>
          </table:table-cell>
          <table:table-cell office:value-type="string" calcext:value-type="string">
            <text:p>comercial cirurgica rioclarense ltda</text:p>
          </table:table-cell>
          <table:table-cell office:value-type="float" office:value="67729178000220" calcext:value-type="float">
            <text:p>67729178000220</text:p>
          </table:table-cell>
          <table:table-cell office:value-type="string" calcext:value-type="string">
            <text:p>jardim piemont</text:p>
          </table:table-cell>
          <table:table-cell office:value-type="string" calcext:value-type="string">
            <text:p>betim</text:p>
          </table:table-cell>
          <table:table-cell office:value-type="float" office:value="32669712" calcext:value-type="float">
            <text:p>32669712</text:p>
          </table:table-cell>
          <table:table-cell office:value-type="string" calcext:value-type="string">
            <text:p>-19.968056</text:p>
          </table:table-cell>
          <table:table-cell office:value-type="string" calcext:value-type="string">
            <text:p>-44.198333</text:p>
          </table:table-cell>
          <table:table-cell office:value-type="string" calcext:value-type="string">
            <text:p>sevoflurano 100ml <text:s/>l: 16010253 q: <text:s text:c="6"/>20,0000 f: 01/01/16 v: 31/01/18 *** portaria 344/98 c1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65.85</text:p>
          </table:table-cell>
          <table:table-cell office:value-type="string" calcext:value-type="string">
            <text:p>3317.0</text:p>
          </table:table-cell>
          <table:table-cell office:value-type="float" office:value="47609" calcext:value-type="float">
            <text:p>47609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16-05-18 16:05:21</text:p>
          </table:table-cell>
          <table:table-cell office:value-type="float" office:value="1463587521" calcext:value-type="float">
            <text:p>1463587521</text:p>
          </table:table-cell>
          <table:table-cell office:value-type="string" calcext:value-type="string">
            <text:p>14319.0</text:p>
          </table:table-cell>
          <table:table-cell office:value-type="string" calcext:value-type="string">
            <text:p>itaporanga prod. farma. ltda</text:p>
          </table:table-cell>
          <table:table-cell office:value-type="float" office:value="41197559000130" calcext:value-type="float">
            <text:p>4119755900013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poranga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-23.7066252</text:p>
          </table:table-cell>
          <table:table-cell office:value-type="string" calcext:value-type="string">
            <text:p>-49.4895934</text:p>
          </table:table-cell>
          <table:table-cell office:value-type="string" calcext:value-type="string">
            <text:p>carbolitium 50comp</text:p>
          </table:table-cell>
          <table:table-cell office:value-type="float" office:value="30049099" calcext:value-type="float">
            <text:p>30049099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40.4</text:p>
          </table:table-cell>
          <table:table-cell office:value-type="float" office:value="56025" calcext:value-type="float">
            <text:p>560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22:50:43.616000000</dc:date>
    <meta:editing-duration>PT15M28S</meta:editing-duration>
    <meta:editing-cycles>1</meta:editing-cycles>
    <meta:document-statistic meta:table-count="1" meta:cell-count="15349" meta:object-count="0"/>
    <meta:generator>LibreOffice/7.5.1.2$Windows_X86_64 LibreOffice_project/fcbaee479e84c6cd81291587d2ee68cba099e129</meta:generator>
  </office:meta>
</office:document-meta>
</file>